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mbria" svg:font-family="Cambria" style:font-family-generic="roman" style:font-pitch="variable" svg:panose-1="2 4 5 3 5 4 6 3 2 4"/>
  </office:font-face-decl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prefix="("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_1">
      <text:list-level-style-bullet text:level="1" text:style-name="WW_CharLFO4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o">
        <style:list-level-properties text:space-before="0.25in" text:min-label-width="0.25in"/>
        <style:text-properties style:font-name="Courier New"/>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o">
        <style:list-level-properties text:space-before="0.25in" text:min-label-width="0.25in"/>
        <style:text-properties style:font-name="Courier New"/>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in" text:min-label-width="0.118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o">
        <style:list-level-properties text:space-before="0.25in" text:min-label-width="0.25in"/>
        <style:text-properties style:font-name="Courier New"/>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o">
        <style:list-level-properties text:space-before="0.25in" text:min-label-width="0.25in"/>
        <style:text-properties style:font-name="Courier New"/>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prefix="("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text:space-before="0.25in" text:min-label-width="0.25in"/>
        <style:text-properties style:font-name="Aria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left="-0.625in">
        <style:tab-stops/>
      </style:paragraph-properties>
      <style:text-properties fo:font-weight="bold" style:font-weight-asian="bold" fo:font-size="14pt" style:font-size-asian="14pt" style:font-size-complex="14pt"/>
    </style:style>
    <style:style style:name="P2" style:parent-style-name="Normal" style:family="paragraph">
      <style:paragraph-properties fo:margin-left="-0.625in">
        <style:tab-stops/>
      </style:paragraph-properties>
      <style:text-properties fo:font-weight="bold" style:font-weight-asian="bold" fo:font-size="14pt" style:font-size-asian="14pt" style:font-size-complex="14pt"/>
    </style:style>
    <style:style style:name="P3" style:parent-style-name="Normal" style:family="paragraph">
      <style:paragraph-properties fo:margin-left="-0.625in">
        <style:tab-stops/>
      </style:paragraph-properties>
      <style:text-properties fo:font-weight="bold" style:font-weight-asian="bold" fo:font-size="14pt" style:font-size-asian="14pt" style:font-size-complex="14pt"/>
    </style:style>
    <style:style style:name="P4" style:parent-style-name="Normal" style:family="paragraph">
      <style:paragraph-properties fo:margin-left="-0.625in" fo:margin-right="-0.1229in">
        <style:tab-stops/>
      </style:paragraph-properties>
      <style:text-properties fo:font-weight="bold" style:font-weight-asian="bold"/>
    </style:style>
    <style:style style:name="P5" style:parent-style-name="Heading2" style:family="paragraph">
      <style:paragraph-properties fo:margin-left="-0.625in">
        <style:tab-stops/>
      </style:paragraph-properties>
    </style:style>
    <style:style style:name="T6" style:parent-style-name="DefaultParagraphFont" style:family="text">
      <style:text-properties fo:font-style="normal" style:font-style-asian="normal" fo:font-size="12pt" style:font-size-asian="12pt" style:font-size-complex="12pt"/>
    </style:style>
    <style:style style:name="T7" style:parent-style-name="DefaultParagraphFont" style:family="text">
      <style:text-properties fo:font-size="16pt" style:font-size-asian="16pt" style:font-size-complex="16pt"/>
    </style:style>
    <style:style style:name="TableColumn9" style:family="table-column">
      <style:table-column-properties style:column-width="7.125in"/>
    </style:style>
    <style:style style:name="Table8" style:family="table">
      <style:table-properties style:width="7.125in" fo:margin-left="-0.675in" table:align="left"/>
    </style:style>
    <style:style style:name="TableRow10" style:family="table-row">
      <style:table-row-properties/>
    </style:style>
    <style:style style:name="TableCell11" style:family="table-cell">
      <style:table-cell-properties fo:border="0.0069in solid #000000" fo:background-color="#C0C0C0" fo:padding-top="0in" fo:padding-left="0.075in" fo:padding-bottom="0in" fo:padding-right="0.075in"/>
    </style:style>
    <style:style style:name="P12" style:parent-style-name="Heading2" style:family="paragraph">
      <style:text-properties fo:font-style="normal" style:font-style-asian="normal" fo:font-size="12pt" style:font-size-asian="12pt" style:font-size-complex="12pt"/>
    </style:style>
    <style:style style:name="TableRow13" style:family="table-row">
      <style:table-row-properties/>
    </style:style>
    <style:style style:name="TableCell14" style:family="table-cell">
      <style:table-cell-properties fo:border="0.0069in solid #000000" fo:padding-top="0in" fo:padding-left="0.075in" fo:padding-bottom="0in" fo:padding-right="0.075in"/>
    </style:style>
    <style:style style:name="TableColumn16" style:family="table-column">
      <style:table-column-properties style:column-width="7.125in"/>
    </style:style>
    <style:style style:name="Table15" style:family="table">
      <style:table-properties style:width="7.125in" fo:margin-left="-0.675in" table:align="left"/>
    </style:style>
    <style:style style:name="TableRow17" style:family="table-row">
      <style:table-row-properties/>
    </style:style>
    <style:style style:name="TableCell18" style:family="table-cell">
      <style:table-cell-properties fo:border="0.0069in solid #000000" fo:background-color="#C0C0C0" fo:padding-top="0in" fo:padding-left="0.075in" fo:padding-bottom="0in" fo:padding-right="0.075in"/>
    </style:style>
    <style:style style:name="P19" style:parent-style-name="Heading2" style:family="paragraph">
      <style:text-properties fo:font-style="normal" style:font-style-asian="normal" fo:font-size="12pt" style:font-size-asian="12pt" style:font-size-complex="12pt"/>
    </style:style>
    <style:style style:name="TableRow20" style:family="table-row">
      <style:table-row-properties/>
    </style:style>
    <style:style style:name="TableCell21" style:family="table-cell">
      <style:table-cell-properties fo:border="0.0069in solid #000000" fo:padding-top="0in" fo:padding-left="0.075in" fo:padding-bottom="0in" fo:padding-right="0.075in"/>
    </style:style>
    <style:style style:name="P22" style:parent-style-name="Normal" style:family="paragraph">
      <style:text-properties fo:font-size="11pt" style:font-size-asian="11pt" style:font-size-complex="11pt"/>
    </style:style>
    <style:style style:name="P23" style:parent-style-name="Normal" style:family="paragraph">
      <style:text-properties fo:font-weight="bold" style:font-weight-asian="bold" fo:font-style="italic" style:font-style-asian="italic"/>
    </style:style>
    <style:style style:name="P24" style:parent-style-name="Normal" style:family="paragraph">
      <style:text-properties fo:font-size="11pt" style:font-size-asian="11pt" style:font-size-complex="11pt"/>
    </style:style>
    <style:style style:name="T25" style:parent-style-name="DefaultParagraphFont" style:family="text">
      <style:text-properties fo:color="#000000" style:language-asian="en" style:country-asian="GB"/>
    </style:style>
    <style:style style:name="T26" style:parent-style-name="DefaultParagraphFont" style:family="text">
      <style:text-properties fo:color="#000000" style:language-asian="en" style:country-asian="GB"/>
    </style:style>
    <style:style style:name="T27" style:parent-style-name="FootnoteReference" style:family="text">
      <style:text-properties fo:color="#000000" style:language-asian="en" style:country-asian="GB"/>
    </style:style>
    <style:style style:name="T28" style:parent-style-name="DefaultParagraphFont" style:family="text">
      <style:text-properties style:font-name="Arial" style:font-name-complex="Arial" fo:font-size="8pt" style:font-size-asian="8pt"/>
    </style:style>
    <style:style style:name="T29" style:parent-style-name="DefaultParagraphFont" style:family="text">
      <style:text-properties fo:color="#000000" style:language-asian="en" style:country-asian="GB"/>
    </style:style>
    <style:style style:name="T30" style:parent-style-name="DefaultParagraphFont" style:family="text">
      <style:text-properties fo:color="#000000" style:language-asian="en" style:country-asian="GB"/>
    </style:style>
    <style:style style:name="T31" style:parent-style-name="DefaultParagraphFont" style:family="text">
      <style:text-properties fo:color="#000000" style:language-asian="en" style:country-asian="GB"/>
    </style:style>
    <style:style style:name="P32" style:parent-style-name="Normal" style:family="paragraph">
      <style:paragraph-properties style:text-autospace="none"/>
    </style:style>
    <style:style style:name="P33" style:parent-style-name="Normal" style:family="paragraph">
      <style:paragraph-properties style:text-autospace="none"/>
    </style:style>
    <style:style style:name="P34" style:parent-style-name="Normal" style:family="paragraph">
      <style:paragraph-properties style:text-autospace="none"/>
    </style:style>
    <style:style style:name="P35" style:parent-style-name="Normal" style:family="paragraph">
      <style:paragraph-properties style:text-autospace="none"/>
    </style:style>
    <style:style style:name="P36" style:parent-style-name="Normal" style:family="paragraph">
      <style:paragraph-properties style:text-autospace="none"/>
    </style:style>
    <style:style style:name="P37" style:parent-style-name="Normal" style:family="paragraph">
      <style:paragraph-properties style:text-autospace="none"/>
    </style:style>
    <style:style style:name="P38" style:parent-style-name="Normal" style:family="paragraph">
      <style:paragraph-properties style:text-autospace="none"/>
    </style:style>
    <style:style style:name="P39" style:parent-style-name="Normal" style:family="paragraph">
      <style:paragraph-properties style:text-autospace="none"/>
      <style:text-properties fo:font-weight="bold" style:font-weight-asian="bold" fo:font-style="italic" style:font-style-asian="italic"/>
    </style:style>
    <style:style style:name="P40" style:parent-style-name="Normal" style:family="paragraph">
      <style:paragraph-properties style:text-autospace="none"/>
    </style:style>
    <style:style style:name="P41" style:parent-style-name="Normal" style:family="paragraph">
      <style:paragraph-properties style:text-autospace="none"/>
      <style:text-properties fo:color="#000000" style:language-asian="en" style:country-asian="GB"/>
    </style:style>
    <style:style style:name="P42" style:parent-style-name="Normal" style:family="paragraph">
      <style:paragraph-properties style:text-autospace="none"/>
      <style:text-properties fo:color="#000000" style:language-asian="en" style:country-asian="GB"/>
    </style:style>
    <style:style style:name="P43" style:parent-style-name="Normal" style:family="paragraph">
      <style:paragraph-properties style:text-autospace="none"/>
      <style:text-properties fo:color="#000000" style:language-asian="en" style:country-asian="GB"/>
    </style:style>
    <style:style style:name="P44" style:parent-style-name="Normal" style:family="paragraph">
      <style:paragraph-properties style:text-autospace="none"/>
      <style:text-properties fo:color="#000000" style:language-asian="en" style:country-asian="GB"/>
    </style:style>
    <style:style style:name="P45" style:parent-style-name="Normal" style:family="paragraph">
      <style:paragraph-properties style:text-autospace="none"/>
    </style:style>
    <style:style style:name="T46" style:parent-style-name="DefaultParagraphFont" style:family="text">
      <style:text-properties fo:color="#000000" style:language-asian="en" style:country-asian="GB"/>
    </style:style>
    <style:style style:name="T47" style:parent-style-name="DefaultParagraphFont" style:family="text">
      <style:text-properties fo:color="#000000" style:language-asian="en" style:country-asian="GB"/>
    </style:style>
    <style:style style:name="T48" style:parent-style-name="FootnoteReference" style:family="text">
      <style:text-properties fo:color="#000000" style:language-asian="en" style:country-asian="GB"/>
    </style:style>
    <style:style style:name="T49" style:parent-style-name="DefaultParagraphFont" style:family="text">
      <style:text-properties style:font-name="Arial" style:font-name-complex="Arial" fo:color="#000000" fo:font-size="8pt" style:font-size-asian="8pt" style:font-size-complex="8pt" style:language-asian="en" style:country-asian="GB"/>
    </style:style>
    <style:style style:name="T50" style:parent-style-name="DefaultParagraphFont" style:family="text">
      <style:text-properties style:font-name="Arial" style:font-name-complex="Arial" fo:color="#000000" fo:font-size="8pt" style:font-size-asian="8pt" style:font-size-complex="8pt" style:language-asian="en" style:country-asian="GB"/>
    </style:style>
    <style:style style:name="T51" style:parent-style-name="DefaultParagraphFont" style:family="text">
      <style:text-properties fo:color="#000000" style:language-asian="en" style:country-asian="GB"/>
    </style:style>
    <style:style style:name="P52" style:parent-style-name="Normal" style:family="paragraph">
      <style:paragraph-properties style:text-autospace="none"/>
    </style:style>
    <style:style style:name="P53" style:parent-style-name="Normal" style:family="paragraph">
      <style:paragraph-properties style:text-autospace="none"/>
    </style:style>
    <style:style style:name="P54" style:parent-style-name="Normal" style:family="paragraph">
      <style:paragraph-properties style:text-autospace="none"/>
    </style:style>
    <style:style style:name="P55" style:parent-style-name="Normal" style:family="paragraph">
      <style:paragraph-properties style:text-autospace="none"/>
    </style:style>
    <style:style style:name="P56" style:parent-style-name="Normal" style:family="paragraph">
      <style:paragraph-properties style:text-autospace="none"/>
    </style:style>
    <style:style style:name="P57" style:parent-style-name="Normal" style:family="paragraph">
      <style:paragraph-properties style:text-autospace="none"/>
    </style:style>
    <style:style style:name="P58" style:parent-style-name="Normal" style:family="paragraph">
      <style:paragraph-properties style:text-autospace="none"/>
    </style:style>
    <style:style style:name="P59" style:parent-style-name="Normal" style:family="paragraph">
      <style:paragraph-properties style:text-autospace="none"/>
    </style:style>
    <style:style style:name="P60" style:parent-style-name="Normal" style:family="paragraph">
      <style:paragraph-properties style:text-autospace="none"/>
      <style:text-properties fo:font-weight="bold" style:font-weight-asian="bold" fo:font-style="italic" style:font-style-asian="italic"/>
    </style:style>
    <style:style style:name="P61" style:parent-style-name="Normal" style:family="paragraph">
      <style:paragraph-properties style:text-autospace="none"/>
    </style:style>
    <style:style style:name="P62" style:parent-style-name="Normal" style:family="paragraph">
      <style:paragraph-properties style:text-autospace="none"/>
    </style:style>
    <style:style style:name="P63" style:parent-style-name="Normal" style:family="paragraph">
      <style:paragraph-properties style:text-autospace="none"/>
    </style:style>
    <style:style style:name="P64" style:parent-style-name="Normal" style:family="paragraph">
      <style:paragraph-properties style:text-autospace="none"/>
    </style:style>
    <style:style style:name="T65" style:parent-style-name="DefaultParagraphFont" style:family="text">
      <style:text-properties style:text-position="super 66.6%"/>
    </style:style>
    <style:style style:name="P66" style:parent-style-name="Normal" style:family="paragraph">
      <style:paragraph-properties style:text-autospace="none"/>
    </style:style>
    <style:style style:name="P67" style:parent-style-name="Normal" style:family="paragraph">
      <style:paragraph-properties style:text-autospace="none"/>
    </style:style>
    <style:style style:name="P68" style:parent-style-name="Normal" style:family="paragraph">
      <style:paragraph-properties style:text-autospace="none"/>
    </style:style>
    <style:style style:name="P69" style:parent-style-name="Normal" style:family="paragraph">
      <style:paragraph-properties style:text-autospace="none"/>
    </style:style>
    <style:style style:name="P70" style:parent-style-name="Normal" style:family="paragraph">
      <style:paragraph-properties style:text-autospace="none"/>
      <style:text-properties style:font-name="Times New Roman" fo:color="#000000" style:language-asian="en" style:country-asian="GB"/>
    </style:style>
    <style:style style:name="TableColumn72" style:family="table-column">
      <style:table-column-properties style:column-width="7.125in"/>
    </style:style>
    <style:style style:name="Table71" style:family="table">
      <style:table-properties style:width="7.125in" fo:margin-left="-0.675in" table:align="left"/>
    </style:style>
    <style:style style:name="TableRow73" style:family="table-row">
      <style:table-row-properties/>
    </style:style>
    <style:style style:name="TableCell74" style:family="table-cell">
      <style:table-cell-properties fo:border="0.0069in solid #000000" fo:background-color="#C0C0C0" fo:padding-top="0in" fo:padding-left="0.075in" fo:padding-bottom="0in" fo:padding-right="0.075in"/>
    </style:style>
    <style:style style:name="P75" style:parent-style-name="Heading2" style:family="paragraph">
      <style:text-properties fo:font-style="normal" style:font-style-asian="normal" fo:font-size="12pt" style:font-size-asian="12pt" style:font-size-complex="12pt"/>
    </style:style>
    <style:style style:name="TableRow76" style:family="table-row">
      <style:table-row-properties/>
    </style:style>
    <style:style style:name="TableCell77" style:family="table-cell">
      <style:table-cell-properties fo:border="0.0069in solid #000000" fo:padding-top="0in" fo:padding-left="0.075in" fo:padding-bottom="0in" fo:padding-right="0.075in"/>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style:style style:name="P80" style:parent-style-name="Normal" style:family="paragraph"/>
    <style:style style:name="P81" style:parent-style-name="Normal" style:family="paragraph"/>
    <style:style style:name="P82" style:parent-style-name="Normal" style:family="paragraph"/>
    <style:style style:name="P83" style:parent-style-name="Normal" style:family="paragraph"/>
    <style:style style:name="P84" style:parent-style-name="Normal" style:family="paragraph"/>
    <style:style style:name="P85" style:parent-style-name="Normal" style:family="paragraph"/>
    <style:style style:name="P86" style:parent-style-name="Normal" style:family="paragraph"/>
    <style:style style:name="P87" style:parent-style-name="Normal" style:family="paragraph"/>
    <style:style style:name="P88" style:parent-style-name="Normal" style:family="paragraph">
      <style:paragraph-properties fo:margin-left="-0.625in">
        <style:tab-stops/>
      </style:paragraph-properties>
      <style:text-properties fo:font-weight="bold" style:font-weight-asian="bold" fo:font-size="14pt" style:font-size-asian="14pt" style:font-size-complex="14pt"/>
    </style:style>
    <style:style style:name="P89" style:parent-style-name="Normal" style:family="paragraph">
      <style:text-properties fo:font-weight="bold" style:font-weight-asian="bold"/>
    </style:style>
    <style:style style:name="P90" style:parent-style-name="Normal" style:family="paragraph">
      <style:text-properties fo:font-weight="bold" style:font-weight-asian="bold"/>
    </style:style>
    <style:style style:name="P91" style:parent-style-name="Normal" style:family="paragraph">
      <style:paragraph-properties fo:margin-left="-0.625in">
        <style:tab-stops/>
      </style:paragraph-properties>
      <style:text-properties fo:font-weight="bold" style:font-weight-asian="bold"/>
    </style:style>
    <style:style style:name="P92" style:parent-style-name="Normal" style:family="paragraph">
      <style:paragraph-properties fo:margin-left="-0.625in">
        <style:tab-stops/>
      </style:paragraph-properties>
      <style:text-properties fo:font-size="11pt" style:font-size-asian="11pt" style:font-size-complex="11pt"/>
    </style:style>
    <style:style style:name="TableColumn94" style:family="table-column">
      <style:table-column-properties style:column-width="7in"/>
    </style:style>
    <style:style style:name="Table93" style:family="table">
      <style:table-properties style:width="7in" fo:margin-left="-0.55in" table:align="left"/>
    </style:style>
    <style:style style:name="TableRow95" style:family="table-row">
      <style:table-row-properties/>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text-properties fo:font-weight="bold" style:font-weight-asian="bold"/>
    </style:style>
    <style:style style:name="P98" style:parent-style-name="Normal" style:family="paragraph">
      <style:text-properties fo:font-weight="bold" style:font-weight-asian="bold" fo:font-style="italic" style:font-style-asian="italic"/>
    </style:style>
    <style:style style:name="P99" style:parent-style-name="Normal" style:family="paragraph">
      <style:text-properties fo:font-weight="bold" style:font-weight-asian="bold" fo:font-style="italic" style:font-style-asian="italic"/>
    </style:style>
    <style:style style:name="T100" style:parent-style-name="DefaultParagraphFont" style:family="text">
      <style:text-properties fo:font-size="8pt" style:font-size-asian="8pt" style:font-size-complex="8pt"/>
    </style:style>
    <style:style style:name="T101" style:parent-style-name="DefaultParagraphFont" style:family="text">
      <style:text-properties fo:font-size="8pt" style:font-size-asian="8pt" style:font-size-complex="8pt"/>
    </style:style>
    <style:style style:name="T102" style:parent-style-name="DefaultParagraphFont" style:family="text">
      <style:text-properties style:language-asian="en" style:country-asian="GB"/>
    </style:style>
    <style:style style:name="T103" style:parent-style-name="FootnoteReference" style:family="text">
      <style:text-properties style:language-asian="en" style:country-asian="GB"/>
    </style:style>
    <style:style style:name="T104" style:parent-style-name="DefaultParagraphFont" style:family="text">
      <style:text-properties fo:font-size="8pt" style:font-size-asian="8pt" style:font-size-complex="8pt"/>
    </style:style>
    <style:style style:name="T105" style:parent-style-name="DefaultParagraphFont" style:family="text">
      <style:text-properties style:language-asian="en" style:country-asian="GB"/>
    </style:style>
    <style:style style:name="T106" style:parent-style-name="DefaultParagraphFont" style:family="text">
      <style:text-properties style:language-asian="en" style:country-asian="GB"/>
    </style:style>
    <style:style style:name="T107" style:parent-style-name="DefaultParagraphFont" style:family="text">
      <style:text-properties fo:font-style="italic" style:font-style-asian="italic" style:language-asian="en" style:country-asian="GB"/>
    </style:style>
    <style:style style:name="T108" style:parent-style-name="DefaultParagraphFont" style:family="text">
      <style:text-properties fo:font-size="8pt" style:font-size-asian="8pt" style:font-size-complex="8pt"/>
    </style:style>
    <style:style style:name="P109" style:parent-style-name="Normal" style:family="paragraph">
      <style:paragraph-properties fo:text-align="justify"/>
    </style:style>
    <style:style style:name="P110" style:parent-style-name="ListParagraph" style:family="paragraph">
      <style:paragraph-properties>
        <style:tab-stops>
          <style:tab-stop style:type="left" style:position="-0.1944in"/>
        </style:tab-stops>
      </style:paragraph-properties>
      <style:text-properties style:font-name-complex="Calibri" fo:font-size="7pt" style:font-size-asian="7pt"/>
    </style:style>
    <style:style style:name="P111" style:parent-style-name="ListParagraph" style:family="paragraph">
      <style:paragraph-properties fo:margin-right="0.2562in"/>
    </style:style>
    <style:style style:name="T112" style:parent-style-name="DefaultParagraphFont" style:family="text">
      <style:text-properties fo:font-style="italic" style:font-style-asian="italic" style:font-style-complex="italic" fo:font-size="10pt" style:font-size-asian="10pt"/>
    </style:style>
    <style:style style:name="T113" style:parent-style-name="DefaultParagraphFont" style:family="text">
      <style:text-properties fo:font-style="italic" style:font-style-asian="italic" style:font-style-complex="italic" fo:font-size="10pt" style:font-size-asian="10pt"/>
    </style:style>
    <style:style style:name="T114" style:parent-style-name="FootnoteReference" style:family="text">
      <style:text-properties fo:font-style="italic" style:font-style-asian="italic" style:font-style-complex="italic" fo:font-size="10pt" style:font-size-asian="10pt"/>
    </style:style>
    <style:style style:name="T115" style:parent-style-name="DefaultParagraphFont" style:family="text">
      <style:text-properties fo:font-style="italic" style:font-style-asian="italic" style:font-style-complex="italic" fo:font-size="10pt" style:font-size-asian="10pt"/>
    </style:style>
    <style:style style:name="P116" style:parent-style-name="Normal" style:family="paragraph">
      <style:text-properties style:font-name-complex="Calibri"/>
    </style:style>
    <style:style style:name="P117" style:parent-style-name="Normal" style:family="paragraph">
      <style:text-properties fo:font-weight="bold" style:font-weight-asian="bold" fo:font-size="8pt" style:font-size-asian="8pt"/>
    </style:style>
    <style:style style:name="P118" style:parent-style-name="Normal" style:family="paragraph">
      <style:paragraph-properties style:text-autospace="none" fo:margin-left="0.5in" fo:margin-right="0.2562in">
        <style:tab-stops/>
      </style:paragraph-properties>
      <style:text-properties fo:font-style="italic" style:font-style-asian="italic" style:font-style-complex="italic" fo:font-size="10pt" style:font-size-asian="10pt"/>
    </style:style>
    <style:style style:name="T119" style:parent-style-name="DefaultParagraphFont" style:family="text">
      <style:text-properties fo:font-weight="bold" style:font-weight-asian="bold"/>
    </style:style>
    <style:style style:name="P120" style:parent-style-name="Normal" style:family="paragraph">
      <style:paragraph-properties fo:text-align="justify"/>
    </style:style>
    <style:style style:name="T121" style:parent-style-name="DefaultParagraphFont" style:family="text">
      <style:text-properties style:text-underline-type="single" style:text-underline-style="solid" style:text-underline-width="auto" style:text-underline-mode="continuous"/>
    </style:style>
    <style:style style:name="T122" style:parent-style-name="DefaultParagraphFont" style:family="text">
      <style:text-properties fo:font-weight="bold" style:font-weight-asian="bold"/>
    </style:style>
    <style:style style:name="P123" style:parent-style-name="Normal" style:family="paragraph">
      <style:text-properties fo:font-weight="bold" style:font-weight-asian="bold" fo:font-style="italic" style:font-style-asian="italic"/>
    </style:style>
    <style:style style:name="T124" style:parent-style-name="DefaultParagraphFont" style:family="text">
      <style:text-properties fo:color="#000000" style:language-asian="en" style:country-asian="GB"/>
    </style:style>
    <style:style style:name="T125" style:parent-style-name="FootnoteReference" style:family="text">
      <style:text-properties fo:color="#000000" style:language-asian="en" style:country-asian="GB"/>
    </style:style>
    <style:style style:name="T126" style:parent-style-name="DefaultParagraphFont" style:family="text">
      <style:text-properties style:font-name="Arial" style:font-name-complex="Arial" fo:font-size="8pt" style:font-size-asian="8pt"/>
    </style:style>
    <style:style style:name="T127" style:parent-style-name="DefaultParagraphFont" style:family="text">
      <style:text-properties fo:color="#000000" style:language-asian="en" style:country-asian="GB"/>
    </style:style>
    <style:style style:name="T128" style:parent-style-name="DefaultParagraphFont" style:family="text">
      <style:text-properties fo:color="#000000" style:language-asian="en" style:country-asian="GB"/>
    </style:style>
    <style:style style:name="T129" style:parent-style-name="DefaultParagraphFont" style:family="text">
      <style:text-properties fo:color="#000000" style:language-asian="en" style:country-asian="GB"/>
    </style:style>
    <style:style style:name="P130" style:parent-style-name="Normal" style:family="paragraph">
      <style:paragraph-properties style:text-autospace="none"/>
    </style:style>
    <style:style style:name="P131" style:parent-style-name="Normal" style:family="paragraph">
      <style:paragraph-properties style:text-autospace="none"/>
    </style:style>
    <style:style style:name="P132" style:parent-style-name="Normal" style:family="paragraph">
      <style:paragraph-properties style:text-autospace="none"/>
    </style:style>
    <style:style style:name="P133" style:parent-style-name="Normal" style:family="paragraph">
      <style:paragraph-properties style:text-autospace="none"/>
    </style:style>
    <style:style style:name="P134" style:parent-style-name="Normal" style:family="paragraph">
      <style:paragraph-properties style:text-autospace="none"/>
    </style:style>
    <style:style style:name="P135" style:parent-style-name="Normal" style:family="paragraph">
      <style:paragraph-properties style:text-autospace="none"/>
    </style:style>
    <style:style style:name="P136" style:parent-style-name="Normal" style:family="paragraph">
      <style:paragraph-properties style:text-autospace="none"/>
    </style:style>
    <style:style style:name="P137" style:parent-style-name="Normal" style:family="paragraph">
      <style:paragraph-properties style:text-autospace="none"/>
    </style:style>
    <style:style style:name="P138" style:parent-style-name="Normal" style:family="paragraph">
      <style:paragraph-properties style:text-autospace="none"/>
    </style:style>
    <style:style style:name="P139" style:parent-style-name="Normal" style:family="paragraph">
      <style:paragraph-properties style:text-autospace="none"/>
      <style:text-properties fo:font-weight="bold" style:font-weight-asian="bold" fo:font-style="italic" style:font-style-asian="italic"/>
    </style:style>
    <style:style style:name="P140" style:parent-style-name="Normal" style:family="paragraph">
      <style:paragraph-properties style:text-autospace="none"/>
    </style:style>
    <style:style style:name="P141" style:parent-style-name="Normal" style:family="paragraph">
      <style:text-properties fo:font-weight="bold" style:font-weight-asian="bold" fo:font-style="italic" style:font-style-asian="italic"/>
    </style:style>
    <style:style style:name="T142" style:parent-style-name="DefaultParagraphFont" style:family="text">
      <style:text-properties fo:font-weight="bold" style:font-weight-asian="bold" fo:font-style="italic" style:font-style-asian="italic"/>
    </style:style>
    <style:style style:name="T143" style:parent-style-name="DefaultParagraphFont" style:family="text">
      <style:text-properties fo:font-weight="bold" style:font-weight-asian="bold" fo:font-style="italic" style:font-style-asian="italic"/>
    </style:style>
    <style:style style:name="P144" style:parent-style-name="Normal" style:family="paragraph">
      <style:paragraph-properties style:text-autospace="none"/>
    </style:style>
    <style:style style:name="P145" style:parent-style-name="Normal" style:family="paragraph">
      <style:paragraph-properties style:text-autospace="none"/>
      <style:text-properties fo:font-weight="bold" style:font-weight-asian="bold" fo:font-style="italic" style:font-style-asian="italic"/>
    </style:style>
    <style:style style:name="P146" style:parent-style-name="Normal" style:family="paragraph">
      <style:paragraph-properties style:text-autospace="none"/>
    </style:style>
    <style:style style:name="P147" style:parent-style-name="Normal" style:family="paragraph">
      <style:text-properties style:language-asian="en" style:country-asian="GB"/>
    </style:style>
    <style:style style:name="P148" style:parent-style-name="Normal" style:family="paragraph">
      <style:text-properties style:language-asian="en" style:country-asian="GB"/>
    </style:style>
    <style:style style:name="T149" style:parent-style-name="DefaultParagraphFont" style:family="text">
      <style:text-properties style:language-asian="en" style:country-asian="GB"/>
    </style:style>
    <style:style style:name="P150" style:parent-style-name="Normal" style:family="paragraph">
      <style:paragraph-properties style:text-autospace="none"/>
      <style:text-properties fo:font-weight="bold" style:font-weight-asian="bold" fo:font-style="italic" style:font-style-asian="italic"/>
    </style:style>
    <style:style style:name="P151" style:parent-style-name="Normal" style:family="paragraph">
      <style:paragraph-properties style:text-autospace="none"/>
      <style:text-properties fo:font-weight="bold" style:font-weight-asian="bold" fo:font-style="italic" style:font-style-asian="italic"/>
    </style:style>
    <style:style style:name="P152" style:parent-style-name="Normal" style:family="paragraph">
      <style:paragraph-properties style:text-autospace="none"/>
    </style:style>
    <style:style style:name="P153" style:parent-style-name="Normal" style:family="paragraph">
      <style:paragraph-properties style:text-autospace="none"/>
    </style:style>
    <style:style style:name="T154" style:parent-style-name="DefaultParagraphFont" style:family="text">
      <style:text-properties style:text-position="super 66.6%"/>
    </style:style>
    <style:style style:name="P155" style:parent-style-name="Normal" style:family="paragraph">
      <style:paragraph-properties style:text-autospace="none"/>
    </style:style>
    <style:style style:name="P156" style:parent-style-name="Normal" style:family="paragraph">
      <style:paragraph-properties style:text-autospace="none"/>
      <style:text-properties fo:font-weight="bold" style:font-weight-asian="bold" fo:font-style="italic" style:font-style-asian="italic"/>
    </style:style>
    <style:style style:name="P157" style:parent-style-name="Normal" style:family="paragraph">
      <style:paragraph-properties style:text-autospace="none"/>
    </style:style>
    <style:style style:name="P158" style:parent-style-name="Normal" style:family="paragraph">
      <style:paragraph-properties style:text-autospace="none" fo:text-align="justify"/>
      <style:text-properties fo:color="#000000"/>
    </style:style>
    <style:style style:name="P159" style:parent-style-name="Normal" style:family="paragraph">
      <style:text-properties fo:color="#000000"/>
    </style:style>
    <style:style style:name="P160" style:parent-style-name="Normal" style:family="paragraph">
      <style:text-properties fo:color="#000000"/>
    </style:style>
    <style:style style:name="P161" style:parent-style-name="Normal" style:family="paragraph">
      <style:text-properties fo:color="#000000"/>
    </style:style>
    <style:style style:name="P162" style:parent-style-name="Normal" style:family="paragraph">
      <style:text-properties fo:color="#000000"/>
    </style:style>
    <style:style style:name="P163" style:parent-style-name="ListParagraph" style:family="paragraph">
      <style:paragraph-properties fo:text-align="start"/>
      <style:text-properties style:font-name="Arial" style:font-name-complex="Arial" fo:font-style="italic" style:font-style-asian="italic"/>
    </style:style>
    <style:style style:name="P164" style:parent-style-name="ListParagraph" style:family="paragraph">
      <style:paragraph-properties fo:text-align="start"/>
      <style:text-properties style:font-name="Arial" style:font-name-complex="Arial" fo:font-style="italic" style:font-style-asian="italic"/>
    </style:style>
    <style:style style:name="P165" style:parent-style-name="ListParagraph" style:family="paragraph">
      <style:paragraph-properties fo:text-align="start"/>
      <style:text-properties style:font-name="Arial" style:font-name-complex="Arial" fo:font-style="italic" style:font-style-asian="italic"/>
    </style:style>
    <style:style style:name="P166" style:parent-style-name="ListParagraph" style:family="paragraph">
      <style:paragraph-properties fo:text-align="start"/>
      <style:text-properties style:font-name="Arial" style:font-name-complex="Arial" fo:font-style="italic" style:font-style-asian="italic"/>
    </style:style>
    <style:style style:name="T167" style:parent-style-name="DefaultParagraphFont" style:family="text">
      <style:text-properties fo:font-weight="bold" style:font-weight-asian="bold" fo:font-style="italic" style:font-style-asian="italic"/>
    </style:style>
    <style:style style:name="T168" style:parent-style-name="DefaultParagraphFont" style:family="text">
      <style:text-properties fo:font-weight="bold" style:font-weight-asian="bold" fo:font-style="italic" style:font-style-asian="italic"/>
    </style:style>
    <style:style style:name="T169" style:parent-style-name="DefaultParagraphFont" style:family="text">
      <style:text-properties fo:font-weight="bold" style:font-weight-asian="bold" fo:font-style="italic" style:font-style-asian="italic"/>
    </style:style>
    <style:style style:name="T170" style:parent-style-name="DefaultParagraphFont" style:family="text">
      <style:text-properties fo:font-weight="bold" style:font-weight-asian="bold" fo:font-style="italic" style:font-style-asian="italic"/>
    </style:style>
    <style:style style:name="P171" style:parent-style-name="Normal" style:family="paragraph">
      <style:text-properties fo:font-weight="bold" style:font-weight-asian="bold" fo:font-style="italic" style:font-style-asian="italic"/>
    </style:style>
    <style:style style:name="P172" style:parent-style-name="Normal" style:family="paragraph">
      <style:text-properties fo:font-weight="bold" style:font-weight-asian="bold"/>
    </style:style>
    <style:style style:name="P173" style:parent-style-name="Normal" style:family="paragraph">
      <style:text-properties fo:font-weight="bold" style:font-weight-asian="bold"/>
    </style:style>
    <style:style style:name="P174" style:parent-style-name="Normal" style:family="paragraph">
      <style:text-properties fo:font-weight="bold" style:font-weight-asian="bold"/>
    </style:style>
    <style:style style:name="P175" style:parent-style-name="Normal" style:family="paragraph">
      <style:text-properties fo:font-weight="bold" style:font-weight-asian="bold"/>
    </style:style>
    <style:style style:name="P176" style:parent-style-name="Normal" style:family="paragraph">
      <style:text-properties fo:font-weight="bold" style:font-weight-asian="bold"/>
    </style:style>
    <style:style style:name="P177" style:parent-style-name="Normal" style:family="paragraph">
      <style:text-properties fo:font-weight="bold" style:font-weight-asian="bold"/>
    </style:style>
    <style:style style:name="P178" style:parent-style-name="Normal" style:family="paragraph">
      <style:text-properties fo:font-weight="bold" style:font-weight-asian="bold"/>
    </style:style>
    <style:style style:name="P179" style:parent-style-name="Normal" style:family="paragraph">
      <style:text-properties fo:font-weight="bold" style:font-weight-asian="bold"/>
    </style:style>
    <style:style style:name="P180" style:parent-style-name="Normal" style:family="paragraph">
      <style:text-properties fo:font-weight="bold" style:font-weight-asian="bold"/>
    </style:style>
    <style:style style:name="P181" style:parent-style-name="Normal" style:family="paragraph">
      <style:text-properties fo:font-weight="bold" style:font-weight-asian="bold"/>
    </style:style>
    <style:style style:name="P182" style:parent-style-name="Normal" style:family="paragraph">
      <style:text-properties fo:font-weight="bold" style:font-weight-asian="bold"/>
    </style:style>
    <style:style style:name="P183" style:parent-style-name="Normal" style:family="paragraph">
      <style:text-properties fo:font-weight="bold" style:font-weight-asian="bold"/>
    </style:style>
    <style:style style:name="P184" style:parent-style-name="Normal" style:family="paragraph">
      <style:text-properties fo:font-weight="bold" style:font-weight-asian="bold"/>
    </style:style>
    <style:style style:name="P185" style:parent-style-name="Normal" style:family="paragraph">
      <style:text-properties fo:font-weight="bold" style:font-weight-asian="bold"/>
    </style:style>
    <style:style style:name="P186" style:parent-style-name="Normal" style:family="paragraph">
      <style:paragraph-properties style:text-autospace="none"/>
    </style:style>
    <style:style style:name="TableRow187" style:family="table-row">
      <style:table-row-properties/>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text-properties fo:font-weight="bold" style:font-weight-asian="bold"/>
    </style:style>
    <style:style style:name="T190" style:parent-style-name="DefaultParagraphFont" style:family="text">
      <style:text-properties fo:font-weight="bold" style:font-weight-asian="bold"/>
    </style:style>
    <style:style style:name="T191" style:parent-style-name="DefaultParagraphFont" style:family="text">
      <style:text-properties fo:font-weight="bold" style:font-weight-asian="bold"/>
    </style:style>
    <style:style style:name="P192" style:parent-style-name="Normal" style:family="paragraph"/>
    <style:style style:name="T193" style:parent-style-name="DefaultParagraphFont" style:family="text">
      <style:text-properties fo:font-weight="bold" style:font-weight-asian="bold" fo:font-style="italic" style:font-style-asian="italic"/>
    </style:style>
    <style:style style:name="P194" style:parent-style-name="Normal" style:family="paragraph"/>
    <style:style style:name="T195" style:parent-style-name="DefaultParagraphFont" style:family="text">
      <style:text-properties fo:font-weight="bold" style:font-weight-asian="bold" fo:font-style="italic" style:font-style-asian="italic"/>
    </style:style>
    <style:style style:name="T196" style:parent-style-name="DefaultParagraphFont" style:family="text">
      <style:text-properties fo:font-weight="bold" style:font-weight-asian="bold" fo:font-style="italic" style:font-style-asian="italic"/>
    </style:style>
    <style:style style:name="P197" style:parent-style-name="Normal" style:family="paragraph"/>
    <style:style style:name="P198" style:parent-style-name="Normal" style:family="paragraph"/>
    <style:style style:name="P199" style:parent-style-name="Normal" style:family="paragraph"/>
    <style:style style:name="P200" style:parent-style-name="Normal" style:family="paragraph">
      <style:paragraph-properties fo:break-before="page" fo:text-align="justify" fo:margin-left="-0.625in">
        <style:tab-stops/>
      </style:paragraph-properties>
    </style:style>
    <style:style style:name="T201" style:parent-style-name="DefaultParagraphFont" style:family="text">
      <style:text-properties fo:font-weight="bold" style:font-weight-asian="bold"/>
    </style:style>
    <style:style style:name="P202" style:parent-style-name="Normal" style:family="paragraph">
      <style:paragraph-properties fo:text-align="justify"/>
      <style:text-properties fo:font-weight="bold" style:font-weight-asian="bold"/>
    </style:style>
    <style:style style:name="TableColumn204" style:family="table-column">
      <style:table-column-properties style:column-width="7.3284in"/>
    </style:style>
    <style:style style:name="Table203" style:family="table">
      <style:table-properties style:width="7in" fo:margin-left="-0.55in" table:align="left"/>
    </style:style>
    <style:style style:name="TableRow205" style:family="table-row">
      <style:table-row-properties/>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text-properties fo:font-weight="bold" style:font-weight-asian="bold"/>
    </style:style>
    <style:style style:name="P208" style:parent-style-name="Normal" style:family="paragraph">
      <style:text-properties fo:font-weight="bold" style:font-weight-asian="bold"/>
    </style:style>
    <style:style style:name="T209" style:parent-style-name="DefaultParagraphFont" style:family="text">
      <style:text-properties fo:font-weight="bold" style:font-weight-asian="bold" fo:font-style="italic" style:font-style-asian="italic"/>
    </style:style>
    <style:style style:name="P210" style:parent-style-name="Normal" style:family="paragraph"/>
    <style:style style:name="T211" style:parent-style-name="DefaultParagraphFont" style:family="text">
      <style:text-properties fo:font-weight="bold" style:font-weight-asian="bold" fo:font-style="italic" style:font-style-asian="italic"/>
    </style:style>
    <style:style style:name="P212" style:parent-style-name="Normal" style:family="paragraph"/>
    <style:style style:name="T213" style:parent-style-name="DefaultParagraphFont" style:family="text">
      <style:text-properties fo:font-weight="bold" style:font-weight-asian="bold" fo:font-style="italic" style:font-style-asian="italic"/>
    </style:style>
    <style:style style:name="P214" style:parent-style-name="Normal" style:family="paragraph"/>
    <style:style style:name="T215" style:parent-style-name="DefaultParagraphFont" style:family="text">
      <style:text-properties fo:font-weight="bold" style:font-weight-asian="bold" fo:font-style="italic" style:font-style-asian="italic"/>
    </style:style>
    <style:style style:name="P216" style:parent-style-name="Normal" style:family="paragraph"/>
    <style:style style:name="T217" style:parent-style-name="DefaultParagraphFont" style:family="text">
      <style:text-properties fo:font-weight="bold" style:font-weight-asian="bold" fo:font-style="italic" style:font-style-asian="italic"/>
    </style:style>
    <style:style style:name="P218" style:parent-style-name="Normal" style:family="paragraph">
      <style:text-properties fo:font-weight="bold" style:font-weight-asian="bold"/>
    </style:style>
    <style:style style:name="P219" style:parent-style-name="Normal" style:family="paragraph">
      <style:text-properties fo:font-weight="bold" style:font-weight-asian="bold"/>
    </style:style>
    <style:style style:name="P220" style:parent-style-name="Normal" style:family="paragraph">
      <style:text-properties fo:font-weight="bold" style:font-weight-asian="bold"/>
    </style:style>
    <style:style style:name="P221" style:parent-style-name="Normal" style:family="paragraph">
      <style:text-properties fo:font-weight="bold" style:font-weight-asian="bold"/>
    </style:style>
    <style:style style:name="P222" style:parent-style-name="Normal" style:family="paragraph">
      <style:text-properties fo:font-weight="bold" style:font-weight-asian="bold"/>
    </style:style>
    <style:style style:name="TableColumn224" style:family="table-column">
      <style:table-column-properties style:column-width="1.4791in"/>
    </style:style>
    <style:style style:name="TableColumn225" style:family="table-column">
      <style:table-column-properties style:column-width="1.4791in"/>
    </style:style>
    <style:style style:name="TableColumn226" style:family="table-column">
      <style:table-column-properties style:column-width="1.4798in"/>
    </style:style>
    <style:style style:name="TableColumn227" style:family="table-column">
      <style:table-column-properties style:column-width="1.4798in"/>
    </style:style>
    <style:style style:name="Table223" style:family="table">
      <style:table-properties style:width="5.918in" fo:margin-left="0in" table:align="left"/>
    </style:style>
    <style:style style:name="TableRow228" style:family="table-row">
      <style:table-row-properties/>
    </style:style>
    <style:style style:name="TableCell229" style:family="table-cell">
      <style:table-cell-properties fo:border="0.0069in solid #000000" fo:padding-top="0in" fo:padding-left="0.075in" fo:padding-bottom="0in" fo:padding-right="0.075in"/>
    </style:style>
    <style:style style:name="P230" style:parent-style-name="Normal" style:family="paragraph">
      <style:text-properties fo:font-weight="bold" style:font-weight-asian="bold"/>
    </style:style>
    <style:style style:name="P231" style:parent-style-name="Normal" style:family="paragraph">
      <style:text-properties fo:font-weight="bold" style:font-weight-asian="bold"/>
    </style:style>
    <style:style style:name="TableCell232" style:family="table-cell">
      <style:table-cell-properties fo:border="0.0069in solid #000000" fo:padding-top="0in" fo:padding-left="0.075in" fo:padding-bottom="0in" fo:padding-right="0.075in"/>
    </style:style>
    <style:style style:name="P233" style:parent-style-name="Normal" style:family="paragraph">
      <style:text-properties fo:font-weight="bold" style:font-weight-asian="bold"/>
    </style:style>
    <style:style style:name="P234" style:parent-style-name="Normal" style:family="paragraph">
      <style:text-properties fo:font-weight="bold" style:font-weight-asian="bold"/>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text-properties fo:font-weight="bold" style:font-weight-asian="bold"/>
    </style:style>
    <style:style style:name="P237" style:parent-style-name="Normal" style:family="paragraph">
      <style:text-properties fo:font-weight="bold" style:font-weight-asian="bold"/>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text-properties fo:font-weight="bold" style:font-weight-asian="bold"/>
    </style:style>
    <style:style style:name="P240" style:parent-style-name="Normal" style:family="paragraph">
      <style:text-properties fo:font-weight="bold" style:font-weight-asian="bold"/>
    </style:style>
    <style:style style:name="TableRow241" style:family="table-row">
      <style:table-row-properties/>
    </style:style>
    <style:style style:name="TableCell242" style:family="table-cell">
      <style:table-cell-properties fo:border="0.0069in solid #000000" fo:padding-top="0in" fo:padding-left="0.075in" fo:padding-bottom="0in" fo:padding-right="0.075in"/>
    </style:style>
    <style:style style:name="TableCell243" style:family="table-cell">
      <style:table-cell-properties fo:border="0.0069in solid #000000" fo:padding-top="0in" fo:padding-left="0.075in" fo:padding-bottom="0in" fo:padding-right="0.075in"/>
    </style:style>
    <style:style style:name="TableCell244" style:family="table-cell">
      <style:table-cell-properties fo:border="0.0069in solid #000000" fo:padding-top="0in" fo:padding-left="0.075in" fo:padding-bottom="0in" fo:padding-right="0.075in"/>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text-properties fo:font-weight="bold" style:font-weight-asian="bold"/>
    </style:style>
    <style:style style:name="P247" style:parent-style-name="Normal" style:family="paragraph">
      <style:text-properties fo:font-weight="bold" style:font-weight-asian="bold"/>
    </style:style>
    <style:style style:name="TableColumn249" style:family="table-column">
      <style:table-column-properties style:column-width="1.2965in"/>
    </style:style>
    <style:style style:name="TableColumn250" style:family="table-column">
      <style:table-column-properties style:column-width="1.0701in"/>
    </style:style>
    <style:style style:name="TableColumn251" style:family="table-column">
      <style:table-column-properties style:column-width="1.1833in"/>
    </style:style>
    <style:style style:name="TableColumn252" style:family="table-column">
      <style:table-column-properties style:column-width="1.184in"/>
    </style:style>
    <style:style style:name="TableColumn253" style:family="table-column">
      <style:table-column-properties style:column-width="1.184in"/>
    </style:style>
    <style:style style:name="Table248" style:family="table">
      <style:table-properties style:width="5.918in" fo:margin-left="0in" table:align="left"/>
    </style:style>
    <style:style style:name="TableRow254" style:family="table-row">
      <style:table-row-properties/>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text-properties fo:font-weight="bold" style:font-weight-asian="bold"/>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text-properties fo:font-weight="bold" style:font-weight-asian="bold"/>
    </style:style>
    <style:style style:name="P259" style:parent-style-name="Normal" style:family="paragraph">
      <style:text-properties fo:font-weight="bold" style:font-weight-asian="bold"/>
    </style:style>
    <style:style style:name="TableCell260" style:family="table-cell">
      <style:table-cell-properties fo:border="0.0069in solid #000000" fo:padding-top="0in" fo:padding-left="0.075in" fo:padding-bottom="0in" fo:padding-right="0.075in"/>
    </style:style>
    <style:style style:name="P261" style:parent-style-name="Normal" style:family="paragraph">
      <style:text-properties fo:font-weight="bold" style:font-weight-asian="bold"/>
    </style:style>
    <style:style style:name="P262" style:parent-style-name="Normal" style:family="paragraph">
      <style:text-properties fo:font-weight="bold" style:font-weight-asian="bold"/>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text-properties fo:font-weight="bold" style:font-weight-asian="bold"/>
    </style:style>
    <style:style style:name="P265" style:parent-style-name="Normal" style:family="paragraph">
      <style:text-properties fo:font-weight="bold" style:font-weight-asian="bold"/>
    </style:style>
    <style:style style:name="TableCell266" style:family="table-cell">
      <style:table-cell-properties fo:border="0.0069in solid #000000" fo:padding-top="0in" fo:padding-left="0.075in" fo:padding-bottom="0in" fo:padding-right="0.075in"/>
    </style:style>
    <style:style style:name="P267" style:parent-style-name="Normal" style:family="paragraph">
      <style:text-properties fo:font-weight="bold" style:font-weight-asian="bold"/>
    </style:style>
    <style:style style:name="P268" style:parent-style-name="Normal" style:family="paragraph">
      <style:text-properties fo:font-weight="bold" style:font-weight-asian="bold"/>
    </style:style>
    <style:style style:name="TableRow269" style:family="table-row">
      <style:table-row-properties/>
    </style:style>
    <style:style style:name="TableCell270" style:family="table-cell">
      <style:table-cell-properties fo:border="0.0069in solid #000000" fo:padding-top="0in" fo:padding-left="0.075in" fo:padding-bottom="0in" fo:padding-right="0.075in"/>
    </style:style>
    <style:style style:name="P271" style:parent-style-name="Normal" style:family="paragraph">
      <style:text-properties fo:font-weight="bold" style:font-weight-asian="bold"/>
    </style:style>
    <style:style style:name="TableCell272" style:family="table-cell">
      <style:table-cell-properties fo:border="0.0069in solid #000000" fo:padding-top="0in" fo:padding-left="0.075in" fo:padding-bottom="0in" fo:padding-right="0.075in"/>
    </style:style>
    <style:style style:name="TableCell273" style:family="table-cell">
      <style:table-cell-properties fo:border="0.0069in solid #000000" fo:padding-top="0in" fo:padding-left="0.075in" fo:padding-bottom="0in" fo:padding-right="0.075in"/>
    </style:style>
    <style:style style:name="TableCell274" style:family="table-cell">
      <style:table-cell-properties fo:border="0.0069in solid #000000" fo:padding-top="0in" fo:padding-left="0.075in" fo:padding-bottom="0in" fo:padding-right="0.075in"/>
    </style:style>
    <style:style style:name="TableCell275" style:family="table-cell">
      <style:table-cell-properties fo:border="0.0069in solid #000000" fo:padding-top="0in" fo:padding-left="0.075in" fo:padding-bottom="0in" fo:padding-right="0.075in"/>
    </style:style>
    <style:style style:name="TableRow276" style:family="table-row">
      <style:table-row-properties/>
    </style:style>
    <style:style style:name="TableCell277" style:family="table-cell">
      <style:table-cell-properties fo:border="0.0069in solid #000000" fo:padding-top="0in" fo:padding-left="0.075in" fo:padding-bottom="0in" fo:padding-right="0.075in"/>
    </style:style>
    <style:style style:name="P278" style:parent-style-name="Normal" style:family="paragraph">
      <style:text-properties fo:font-weight="bold" style:font-weight-asian="bold"/>
    </style:style>
    <style:style style:name="TableCell279" style:family="table-cell">
      <style:table-cell-properties fo:border="0.0069in solid #000000" fo:padding-top="0in" fo:padding-left="0.075in" fo:padding-bottom="0in" fo:padding-right="0.075in"/>
    </style:style>
    <style:style style:name="TableCell280" style:family="table-cell">
      <style:table-cell-properties fo:border="0.0069in solid #000000" fo:padding-top="0in" fo:padding-left="0.075in" fo:padding-bottom="0in" fo:padding-right="0.075in"/>
    </style:style>
    <style:style style:name="TableCell281" style:family="table-cell">
      <style:table-cell-properties fo:border="0.0069in solid #000000" fo:padding-top="0in" fo:padding-left="0.075in" fo:padding-bottom="0in" fo:padding-right="0.075in"/>
    </style:style>
    <style:style style:name="TableCell282" style:family="table-cell">
      <style:table-cell-properties fo:border="0.0069in solid #000000" fo:padding-top="0in" fo:padding-left="0.075in" fo:padding-bottom="0in" fo:padding-right="0.075in"/>
    </style:style>
    <style:style style:name="TableRow283" style:family="table-row">
      <style:table-row-properties/>
    </style:style>
    <style:style style:name="TableCell284" style:family="table-cell">
      <style:table-cell-properties fo:border="0.0069in solid #000000" fo:padding-top="0in" fo:padding-left="0.075in" fo:padding-bottom="0in" fo:padding-right="0.075in"/>
    </style:style>
    <style:style style:name="P285" style:parent-style-name="Normal" style:family="paragraph">
      <style:text-properties fo:font-weight="bold" style:font-weight-asian="bold"/>
    </style:style>
    <style:style style:name="TableCell286" style:family="table-cell">
      <style:table-cell-properties fo:border="0.0069in solid #000000" fo:padding-top="0in" fo:padding-left="0.075in" fo:padding-bottom="0in" fo:padding-right="0.075in"/>
    </style:style>
    <style:style style:name="TableCell287" style:family="table-cell">
      <style:table-cell-properties fo:border="0.0069in solid #000000" fo:padding-top="0in" fo:padding-left="0.075in" fo:padding-bottom="0in" fo:padding-right="0.075in"/>
    </style:style>
    <style:style style:name="TableCell288" style:family="table-cell">
      <style:table-cell-properties fo:border="0.0069in solid #000000" fo:padding-top="0in" fo:padding-left="0.075in" fo:padding-bottom="0in" fo:padding-right="0.075in"/>
    </style:style>
    <style:style style:name="TableCell289" style:family="table-cell">
      <style:table-cell-properties fo:border="0.0069in solid #000000" fo:padding-top="0in" fo:padding-left="0.075in" fo:padding-bottom="0in" fo:padding-right="0.075in"/>
    </style:style>
    <style:style style:name="TableRow290" style:family="table-row">
      <style:table-row-properties/>
    </style:style>
    <style:style style:name="TableCell291" style:family="table-cell">
      <style:table-cell-properties fo:border="0.0069in solid #000000" fo:padding-top="0in" fo:padding-left="0.075in" fo:padding-bottom="0in" fo:padding-right="0.075in"/>
    </style:style>
    <style:style style:name="P292" style:parent-style-name="Normal" style:family="paragraph">
      <style:text-properties fo:font-weight="bold" style:font-weight-asian="bold"/>
    </style:style>
    <style:style style:name="TableCell293" style:family="table-cell">
      <style:table-cell-properties fo:border="0.0069in solid #000000" fo:padding-top="0in" fo:padding-left="0.075in" fo:padding-bottom="0in" fo:padding-right="0.075in"/>
    </style:style>
    <style:style style:name="TableCell294" style:family="table-cell">
      <style:table-cell-properties fo:border="0.0069in solid #000000" fo:padding-top="0in" fo:padding-left="0.075in" fo:padding-bottom="0in" fo:padding-right="0.075in"/>
    </style:style>
    <style:style style:name="TableCell295" style:family="table-cell">
      <style:table-cell-properties fo:border="0.0069in solid #000000" fo:padding-top="0in" fo:padding-left="0.075in" fo:padding-bottom="0in" fo:padding-right="0.075in"/>
    </style:style>
    <style:style style:name="TableCell296" style:family="table-cell">
      <style:table-cell-properties fo:border="0.0069in solid #000000" fo:padding-top="0in" fo:padding-left="0.075in" fo:padding-bottom="0in" fo:padding-right="0.075in"/>
    </style:style>
    <style:style style:name="TableRow297" style:family="table-row">
      <style:table-row-properties/>
    </style:style>
    <style:style style:name="TableCell298" style:family="table-cell">
      <style:table-cell-properties fo:border="0.0069in solid #000000" fo:padding-top="0in" fo:padding-left="0.075in" fo:padding-bottom="0in" fo:padding-right="0.075in"/>
    </style:style>
    <style:style style:name="P299" style:parent-style-name="Normal" style:family="paragraph">
      <style:text-properties fo:font-weight="bold" style:font-weight-asian="bold"/>
    </style:style>
    <style:style style:name="TableCell300" style:family="table-cell">
      <style:table-cell-properties fo:border="0.0069in solid #000000" fo:padding-top="0in" fo:padding-left="0.075in" fo:padding-bottom="0in" fo:padding-right="0.075in"/>
    </style:style>
    <style:style style:name="TableCell301" style:family="table-cell">
      <style:table-cell-properties fo:border="0.0069in solid #000000" fo:padding-top="0in" fo:padding-left="0.075in" fo:padding-bottom="0in" fo:padding-right="0.075in"/>
    </style:style>
    <style:style style:name="TableCell302" style:family="table-cell">
      <style:table-cell-properties fo:border="0.0069in solid #000000" fo:padding-top="0in" fo:padding-left="0.075in" fo:padding-bottom="0in" fo:padding-right="0.075in"/>
    </style:style>
    <style:style style:name="TableCell303" style:family="table-cell">
      <style:table-cell-properties fo:border="0.0069in solid #000000" fo:padding-top="0in" fo:padding-left="0.075in" fo:padding-bottom="0in" fo:padding-right="0.075in"/>
    </style:style>
    <style:style style:name="TableRow304" style:family="table-row">
      <style:table-row-properties/>
    </style:style>
    <style:style style:name="TableCell305" style:family="table-cell">
      <style:table-cell-properties fo:border="0.0069in solid #000000" fo:padding-top="0in" fo:padding-left="0.075in" fo:padding-bottom="0in" fo:padding-right="0.075in"/>
    </style:style>
    <style:style style:name="P306" style:parent-style-name="Normal" style:family="paragraph">
      <style:text-properties fo:font-weight="bold" style:font-weight-asian="bold"/>
    </style:style>
    <style:style style:name="TableCell307" style:family="table-cell">
      <style:table-cell-properties fo:border="0.0069in solid #000000" fo:padding-top="0in" fo:padding-left="0.075in" fo:padding-bottom="0in" fo:padding-right="0.075in"/>
    </style:style>
    <style:style style:name="TableCell308" style:family="table-cell">
      <style:table-cell-properties fo:border="0.0069in solid #000000" fo:padding-top="0in" fo:padding-left="0.075in" fo:padding-bottom="0in" fo:padding-right="0.075in"/>
    </style:style>
    <style:style style:name="TableCell309" style:family="table-cell">
      <style:table-cell-properties fo:border="0.0069in solid #000000" fo:padding-top="0in" fo:padding-left="0.075in" fo:padding-bottom="0in" fo:padding-right="0.075in"/>
    </style:style>
    <style:style style:name="TableCell310" style:family="table-cell">
      <style:table-cell-properties fo:border="0.0069in solid #000000" fo:padding-top="0in" fo:padding-left="0.075in" fo:padding-bottom="0in" fo:padding-right="0.075in"/>
    </style:style>
    <style:style style:name="TableRow311" style:family="table-row">
      <style:table-row-properties/>
    </style:style>
    <style:style style:name="TableCell312" style:family="table-cell">
      <style:table-cell-properties fo:border="0.0069in solid #000000" fo:padding-top="0in" fo:padding-left="0.075in" fo:padding-bottom="0in" fo:padding-right="0.075in"/>
    </style:style>
    <style:style style:name="P313" style:parent-style-name="Normal" style:family="paragraph">
      <style:text-properties fo:font-weight="bold" style:font-weight-asian="bold"/>
    </style:style>
    <style:style style:name="TableCell314" style:family="table-cell">
      <style:table-cell-properties fo:border="0.0069in solid #000000" fo:padding-top="0in" fo:padding-left="0.075in" fo:padding-bottom="0in" fo:padding-right="0.075in"/>
    </style:style>
    <style:style style:name="TableCell315" style:family="table-cell">
      <style:table-cell-properties fo:border="0.0069in solid #000000" fo:padding-top="0in" fo:padding-left="0.075in" fo:padding-bottom="0in" fo:padding-right="0.075in"/>
    </style:style>
    <style:style style:name="TableCell316" style:family="table-cell">
      <style:table-cell-properties fo:border="0.0069in solid #000000" fo:padding-top="0in" fo:padding-left="0.075in" fo:padding-bottom="0in" fo:padding-right="0.075in"/>
    </style:style>
    <style:style style:name="TableCell317" style:family="table-cell">
      <style:table-cell-properties fo:border="0.0069in solid #000000" fo:padding-top="0in" fo:padding-left="0.075in" fo:padding-bottom="0in" fo:padding-right="0.075in"/>
    </style:style>
    <style:style style:name="TableRow318" style:family="table-row">
      <style:table-row-properties/>
    </style:style>
    <style:style style:name="TableCell319" style:family="table-cell">
      <style:table-cell-properties fo:border="0.0069in solid #000000" fo:padding-top="0in" fo:padding-left="0.075in" fo:padding-bottom="0in" fo:padding-right="0.075in"/>
    </style:style>
    <style:style style:name="P320" style:parent-style-name="Normal" style:family="paragraph">
      <style:text-properties fo:font-weight="bold" style:font-weight-asian="bold"/>
    </style:style>
    <style:style style:name="TableCell321" style:family="table-cell">
      <style:table-cell-properties fo:border="0.0069in solid #000000" fo:padding-top="0in" fo:padding-left="0.075in" fo:padding-bottom="0in" fo:padding-right="0.075in"/>
    </style:style>
    <style:style style:name="TableCell322" style:family="table-cell">
      <style:table-cell-properties fo:border="0.0069in solid #000000" fo:padding-top="0in" fo:padding-left="0.075in" fo:padding-bottom="0in" fo:padding-right="0.075in"/>
    </style:style>
    <style:style style:name="TableCell323" style:family="table-cell">
      <style:table-cell-properties fo:border="0.0069in solid #000000" fo:padding-top="0in" fo:padding-left="0.075in" fo:padding-bottom="0in" fo:padding-right="0.075in"/>
    </style:style>
    <style:style style:name="TableCell324" style:family="table-cell">
      <style:table-cell-properties fo:border="0.0069in solid #000000" fo:padding-top="0in" fo:padding-left="0.075in" fo:padding-bottom="0in" fo:padding-right="0.075in"/>
    </style:style>
    <style:style style:name="P325" style:parent-style-name="Normal" style:family="paragraph">
      <style:paragraph-properties fo:margin-right="0.6284in"/>
    </style:style>
    <style:style style:name="P326" style:parent-style-name="Normal" style:family="paragraph">
      <style:paragraph-properties fo:margin-right="0.6284in">
        <style:tab-stops>
          <style:tab-stop style:type="left" style:position="0.118in"/>
        </style:tab-stops>
      </style:paragraph-properties>
    </style:style>
    <style:style style:name="P327" style:parent-style-name="Normal" style:family="paragraph">
      <style:paragraph-properties fo:margin-right="0.6284in"/>
    </style:style>
    <style:style style:name="P328" style:parent-style-name="Normal" style:family="paragraph">
      <style:paragraph-properties fo:margin-right="0.6284in">
        <style:tab-stops>
          <style:tab-stop style:type="left" style:position="0.118in"/>
        </style:tab-stops>
      </style:paragraph-properties>
    </style:style>
    <style:style style:name="P329" style:parent-style-name="Normal" style:family="paragraph">
      <style:paragraph-properties fo:margin-right="0.6284in"/>
    </style:style>
    <style:style style:name="P330" style:parent-style-name="Normal" style:family="paragraph">
      <style:paragraph-properties fo:margin-right="0.6284in"/>
    </style:style>
    <style:style style:name="P331" style:parent-style-name="Normal" style:family="paragraph">
      <style:paragraph-properties fo:margin-right="0.6284in"/>
    </style:style>
    <style:style style:name="P332" style:parent-style-name="Normal" style:family="paragraph">
      <style:text-properties fo:font-weight="bold" style:font-weight-asian="bold"/>
    </style:style>
    <style:style style:name="TableColumn334" style:family="table-column">
      <style:table-column-properties style:column-width="0.95in"/>
    </style:style>
    <style:style style:name="TableColumn335" style:family="table-column">
      <style:table-column-properties style:column-width="1.0354in"/>
    </style:style>
    <style:style style:name="TableColumn336" style:family="table-column">
      <style:table-column-properties style:column-width="1.3506in"/>
    </style:style>
    <style:style style:name="TableColumn337" style:family="table-column">
      <style:table-column-properties style:column-width="1.3513in"/>
    </style:style>
    <style:style style:name="TableColumn338" style:family="table-column">
      <style:table-column-properties style:column-width="1.2305in"/>
    </style:style>
    <style:style style:name="Table333" style:family="table">
      <style:table-properties style:width="5.918in" fo:margin-left="0in" table:align="left"/>
    </style:style>
    <style:style style:name="TableRow339" style:family="table-row">
      <style:table-row-properties/>
    </style:style>
    <style:style style:name="TableCell340" style:family="table-cell">
      <style:table-cell-properties fo:border="0.0069in solid #000000" fo:padding-top="0in" fo:padding-left="0.075in" fo:padding-bottom="0in" fo:padding-right="0.075in"/>
    </style:style>
    <style:style style:name="P341" style:parent-style-name="Normal" style:family="paragraph">
      <style:text-properties fo:font-weight="bold" style:font-weight-asian="bold"/>
    </style:style>
    <style:style style:name="P342" style:parent-style-name="Normal" style:family="paragraph">
      <style:text-properties fo:font-weight="bold" style:font-weight-asian="bold"/>
    </style:style>
    <style:style style:name="TableCell343" style:family="table-cell">
      <style:table-cell-properties fo:border="0.0069in solid #000000" fo:padding-top="0in" fo:padding-left="0.075in" fo:padding-bottom="0in" fo:padding-right="0.075in"/>
    </style:style>
    <style:style style:name="P344" style:parent-style-name="Normal" style:family="paragraph">
      <style:text-properties fo:font-weight="bold" style:font-weight-asian="bold"/>
    </style:style>
    <style:style style:name="P345" style:parent-style-name="Normal" style:family="paragraph">
      <style:text-properties fo:font-weight="bold" style:font-weight-asian="bold"/>
    </style:style>
    <style:style style:name="TableCell346" style:family="table-cell">
      <style:table-cell-properties fo:border="0.0069in solid #000000" fo:padding-top="0in" fo:padding-left="0.075in" fo:padding-bottom="0in" fo:padding-right="0.075in"/>
    </style:style>
    <style:style style:name="P347" style:parent-style-name="Normal" style:family="paragraph">
      <style:text-properties fo:font-weight="bold" style:font-weight-asian="bold"/>
    </style:style>
    <style:style style:name="P348" style:parent-style-name="Normal" style:family="paragraph">
      <style:text-properties fo:font-weight="bold" style:font-weight-asian="bold"/>
    </style:style>
    <style:style style:name="TableCell349" style:family="table-cell">
      <style:table-cell-properties fo:border="0.0069in solid #000000" fo:padding-top="0in" fo:padding-left="0.075in" fo:padding-bottom="0in" fo:padding-right="0.075in"/>
    </style:style>
    <style:style style:name="P350" style:parent-style-name="Normal" style:family="paragraph">
      <style:text-properties fo:font-weight="bold" style:font-weight-asian="bold"/>
    </style:style>
    <style:style style:name="P351" style:parent-style-name="Normal" style:family="paragraph">
      <style:text-properties fo:font-weight="bold" style:font-weight-asian="bold"/>
    </style:style>
    <style:style style:name="TableCell352" style:family="table-cell">
      <style:table-cell-properties fo:border="0.0069in solid #000000" fo:padding-top="0in" fo:padding-left="0.075in" fo:padding-bottom="0in" fo:padding-right="0.075in"/>
    </style:style>
    <style:style style:name="P353" style:parent-style-name="Normal" style:family="paragraph">
      <style:text-properties fo:font-weight="bold" style:font-weight-asian="bold"/>
    </style:style>
    <style:style style:name="P354" style:parent-style-name="Normal" style:family="paragraph">
      <style:text-properties fo:font-weight="bold" style:font-weight-asian="bold"/>
    </style:style>
    <style:style style:name="TableRow355" style:family="table-row">
      <style:table-row-properties/>
    </style:style>
    <style:style style:name="TableCell356" style:family="table-cell">
      <style:table-cell-properties fo:border="0.0069in solid #000000" fo:padding-top="0in" fo:padding-left="0.075in" fo:padding-bottom="0in" fo:padding-right="0.075in"/>
    </style:style>
    <style:style style:name="TableCell357" style:family="table-cell">
      <style:table-cell-properties fo:border="0.0069in solid #000000" fo:padding-top="0in" fo:padding-left="0.075in" fo:padding-bottom="0in" fo:padding-right="0.075in"/>
    </style:style>
    <style:style style:name="TableCell358" style:family="table-cell">
      <style:table-cell-properties fo:border="0.0069in solid #000000" fo:padding-top="0in" fo:padding-left="0.075in" fo:padding-bottom="0in" fo:padding-right="0.075in"/>
    </style:style>
    <style:style style:name="TableCell359" style:family="table-cell">
      <style:table-cell-properties fo:border="0.0069in solid #000000" fo:padding-top="0in" fo:padding-left="0.075in" fo:padding-bottom="0in" fo:padding-right="0.075in"/>
    </style:style>
    <style:style style:name="TableCell360" style:family="table-cell">
      <style:table-cell-properties fo:border="0.0069in solid #000000" fo:padding-top="0in" fo:padding-left="0.075in" fo:padding-bottom="0in" fo:padding-right="0.075in"/>
    </style:style>
    <style:style style:name="P361" style:parent-style-name="Normal" style:family="paragraph">
      <style:text-properties fo:font-weight="bold" style:font-weight-asian="bold"/>
    </style:style>
    <style:style style:name="P362" style:parent-style-name="Normal" style:family="paragraph">
      <style:text-properties fo:font-weight="bold" style:font-weight-asian="bold"/>
    </style:style>
    <style:style style:name="TableColumn364" style:family="table-column">
      <style:table-column-properties style:column-width="1.2513in"/>
    </style:style>
    <style:style style:name="TableColumn365" style:family="table-column">
      <style:table-column-properties style:column-width="1.1527in"/>
    </style:style>
    <style:style style:name="TableColumn366" style:family="table-column">
      <style:table-column-properties style:column-width="1.1527in"/>
    </style:style>
    <style:style style:name="TableColumn367" style:family="table-column">
      <style:table-column-properties style:column-width="1.2993in"/>
    </style:style>
    <style:style style:name="TableColumn368" style:family="table-column">
      <style:table-column-properties style:column-width="1.3395in"/>
    </style:style>
    <style:style style:name="TableColumn369" style:family="table-column">
      <style:table-column-properties style:column-width="0.9756in"/>
    </style:style>
    <style:style style:name="Table363" style:family="table">
      <style:table-properties style:width="7.1715in" fo:margin-left="0in" table:align="left"/>
    </style:style>
    <style:style style:name="TableRow370" style:family="table-row">
      <style:table-row-properties style:min-row-height="0.3645in"/>
    </style:style>
    <style:style style:name="TableCell371" style:family="table-cell">
      <style:table-cell-properties fo:border="0.0069in solid #000000" fo:padding-top="0in" fo:padding-left="0.075in" fo:padding-bottom="0in" fo:padding-right="0.075in"/>
    </style:style>
    <style:style style:name="P372" style:parent-style-name="Normal" style:family="paragraph">
      <style:text-properties fo:font-weight="bold" style:font-weight-asian="bold"/>
    </style:style>
    <style:style style:name="TableCell373" style:family="table-cell">
      <style:table-cell-properties fo:border="0.0069in solid #000000" fo:padding-top="0in" fo:padding-left="0.075in" fo:padding-bottom="0in" fo:padding-right="0.075in"/>
    </style:style>
    <style:style style:name="P374" style:parent-style-name="Normal" style:family="paragraph">
      <style:text-properties fo:font-weight="bold" style:font-weight-asian="bold"/>
    </style:style>
    <style:style style:name="P375" style:parent-style-name="Normal" style:family="paragraph">
      <style:text-properties fo:font-weight="bold" style:font-weight-asian="bold"/>
    </style:style>
    <style:style style:name="TableCell376" style:family="table-cell">
      <style:table-cell-properties fo:border="0.0069in solid #000000" fo:padding-top="0in" fo:padding-left="0.075in" fo:padding-bottom="0in" fo:padding-right="0.075in"/>
    </style:style>
    <style:style style:name="P377" style:parent-style-name="Normal" style:family="paragraph">
      <style:text-properties fo:font-weight="bold" style:font-weight-asian="bold"/>
    </style:style>
    <style:style style:name="P378" style:parent-style-name="Normal" style:family="paragraph">
      <style:text-properties fo:font-weight="bold" style:font-weight-asian="bold"/>
    </style:style>
    <style:style style:name="TableCell379" style:family="table-cell">
      <style:table-cell-properties fo:border="0.0069in solid #000000" fo:padding-top="0in" fo:padding-left="0.075in" fo:padding-bottom="0in" fo:padding-right="0.075in"/>
    </style:style>
    <style:style style:name="P380" style:parent-style-name="Normal" style:family="paragraph">
      <style:text-properties fo:font-weight="bold" style:font-weight-asian="bold"/>
    </style:style>
    <style:style style:name="P381" style:parent-style-name="Normal" style:family="paragraph">
      <style:text-properties fo:font-weight="bold" style:font-weight-asian="bold"/>
    </style:style>
    <style:style style:name="TableCell382" style:family="table-cell">
      <style:table-cell-properties fo:border="0.0069in solid #000000" fo:padding-top="0in" fo:padding-left="0.075in" fo:padding-bottom="0in" fo:padding-right="0.075in"/>
    </style:style>
    <style:style style:name="P383" style:parent-style-name="Normal" style:family="paragraph">
      <style:text-properties fo:font-weight="bold" style:font-weight-asian="bold"/>
    </style:style>
    <style:style style:name="P384" style:parent-style-name="Normal" style:family="paragraph">
      <style:text-properties fo:font-weight="bold" style:font-weight-asian="bold"/>
    </style:style>
    <style:style style:name="TableCell385" style:family="table-cell">
      <style:table-cell-properties fo:border="0.0069in solid #000000" fo:padding-top="0in" fo:padding-left="0.075in" fo:padding-bottom="0in" fo:padding-right="0.075in"/>
    </style:style>
    <style:style style:name="P386" style:parent-style-name="Normal" style:family="paragraph">
      <style:text-properties fo:font-weight="bold" style:font-weight-asian="bold"/>
    </style:style>
    <style:style style:name="P387" style:parent-style-name="Normal" style:family="paragraph">
      <style:text-properties fo:font-weight="bold" style:font-weight-asian="bold"/>
    </style:style>
    <style:style style:name="TableRow388" style:family="table-row">
      <style:table-row-properties style:min-row-height="0.3645in"/>
    </style:style>
    <style:style style:name="TableCell389" style:family="table-cell">
      <style:table-cell-properties fo:border="0.0069in solid #000000" fo:padding-top="0in" fo:padding-left="0.075in" fo:padding-bottom="0in" fo:padding-right="0.075in"/>
    </style:style>
    <style:style style:name="P390" style:parent-style-name="Normal" style:family="paragraph">
      <style:text-properties fo:font-weight="bold" style:font-weight-asian="bold"/>
    </style:style>
    <style:style style:name="TableCell391" style:family="table-cell">
      <style:table-cell-properties fo:border="0.0069in solid #000000" fo:padding-top="0in" fo:padding-left="0.075in" fo:padding-bottom="0in" fo:padding-right="0.075in"/>
    </style:style>
    <style:style style:name="TableCell392" style:family="table-cell">
      <style:table-cell-properties fo:border="0.0069in solid #000000" fo:padding-top="0in" fo:padding-left="0.075in" fo:padding-bottom="0in" fo:padding-right="0.075in"/>
    </style:style>
    <style:style style:name="TableCell393" style:family="table-cell">
      <style:table-cell-properties fo:border="0.0069in solid #000000" fo:padding-top="0in" fo:padding-left="0.075in" fo:padding-bottom="0in" fo:padding-right="0.075in"/>
    </style:style>
    <style:style style:name="TableCell394" style:family="table-cell">
      <style:table-cell-properties fo:border="0.0069in solid #000000" fo:padding-top="0in" fo:padding-left="0.075in" fo:padding-bottom="0in" fo:padding-right="0.075in"/>
    </style:style>
    <style:style style:name="TableCell395" style:family="table-cell">
      <style:table-cell-properties fo:border="0.0069in solid #000000" fo:padding-top="0in" fo:padding-left="0.075in" fo:padding-bottom="0in" fo:padding-right="0.075in"/>
    </style:style>
    <style:style style:name="TableRow396" style:family="table-row">
      <style:table-row-properties style:min-row-height="1.4708in"/>
    </style:style>
    <style:style style:name="TableCell397" style:family="table-cell">
      <style:table-cell-properties fo:border="0.0069in solid #000000" fo:padding-top="0in" fo:padding-left="0.075in" fo:padding-bottom="0in" fo:padding-right="0.075in"/>
    </style:style>
    <style:style style:name="P398" style:parent-style-name="Normal" style:family="paragraph">
      <style:text-properties fo:font-weight="bold" style:font-weight-asian="bold"/>
    </style:style>
    <style:style style:name="P399" style:parent-style-name="Normal" style:family="paragraph">
      <style:text-properties fo:font-weight="bold" style:font-weight-asian="bold"/>
    </style:style>
    <style:style style:name="TableCell400" style:family="table-cell">
      <style:table-cell-properties fo:border="0.0069in solid #000000" fo:padding-top="0in" fo:padding-left="0.075in" fo:padding-bottom="0in" fo:padding-right="0.075in"/>
    </style:style>
    <style:style style:name="TableCell401" style:family="table-cell">
      <style:table-cell-properties fo:border="0.0069in solid #000000" fo:padding-top="0in" fo:padding-left="0.075in" fo:padding-bottom="0in" fo:padding-right="0.075in"/>
    </style:style>
    <style:style style:name="TableCell402" style:family="table-cell">
      <style:table-cell-properties fo:border="0.0069in solid #000000" fo:padding-top="0in" fo:padding-left="0.075in" fo:padding-bottom="0in" fo:padding-right="0.075in"/>
    </style:style>
    <style:style style:name="TableCell403" style:family="table-cell">
      <style:table-cell-properties fo:border="0.0069in solid #000000" fo:padding-top="0in" fo:padding-left="0.075in" fo:padding-bottom="0in" fo:padding-right="0.075in"/>
    </style:style>
    <style:style style:name="TableCell404" style:family="table-cell">
      <style:table-cell-properties fo:border="0.0069in solid #000000" fo:padding-top="0in" fo:padding-left="0.075in" fo:padding-bottom="0in" fo:padding-right="0.075in"/>
    </style:style>
    <style:style style:name="TableRow405" style:family="table-row">
      <style:table-row-properties style:min-row-height="0.1819in"/>
    </style:style>
    <style:style style:name="TableCell406" style:family="table-cell">
      <style:table-cell-properties fo:border="0.0069in solid #000000" fo:padding-top="0in" fo:padding-left="0.075in" fo:padding-bottom="0in" fo:padding-right="0.075in"/>
    </style:style>
    <style:style style:name="P407" style:parent-style-name="Normal" style:family="paragraph">
      <style:text-properties fo:font-weight="bold" style:font-weight-asian="bold"/>
    </style:style>
    <style:style style:name="TableCell408" style:family="table-cell">
      <style:table-cell-properties fo:border="0.0069in solid #000000" fo:padding-top="0in" fo:padding-left="0.075in" fo:padding-bottom="0in" fo:padding-right="0.075in"/>
    </style:style>
    <style:style style:name="TableCell409" style:family="table-cell">
      <style:table-cell-properties fo:border="0.0069in solid #000000" fo:padding-top="0in" fo:padding-left="0.075in" fo:padding-bottom="0in" fo:padding-right="0.075in"/>
    </style:style>
    <style:style style:name="TableCell410" style:family="table-cell">
      <style:table-cell-properties fo:border="0.0069in solid #000000" fo:padding-top="0in" fo:padding-left="0.075in" fo:padding-bottom="0in" fo:padding-right="0.075in"/>
    </style:style>
    <style:style style:name="TableCell411" style:family="table-cell">
      <style:table-cell-properties fo:border="0.0069in solid #000000" fo:padding-top="0in" fo:padding-left="0.075in" fo:padding-bottom="0in" fo:padding-right="0.075in"/>
    </style:style>
    <style:style style:name="TableCell412" style:family="table-cell">
      <style:table-cell-properties fo:border="0.0069in solid #000000" fo:padding-top="0in" fo:padding-left="0.075in" fo:padding-bottom="0in" fo:padding-right="0.075in"/>
    </style:style>
    <style:style style:name="TableRow413" style:family="table-row">
      <style:table-row-properties style:min-row-height="0.1888in"/>
    </style:style>
    <style:style style:name="TableCell414" style:family="table-cell">
      <style:table-cell-properties fo:border="0.0069in solid #000000" fo:padding-top="0in" fo:padding-left="0.075in" fo:padding-bottom="0in" fo:padding-right="0.075in"/>
    </style:style>
    <style:style style:name="P415" style:parent-style-name="Normal" style:family="paragraph">
      <style:text-properties fo:font-weight="bold" style:font-weight-asian="bold"/>
    </style:style>
    <style:style style:name="TableCell416" style:family="table-cell">
      <style:table-cell-properties fo:border="0.0069in solid #000000" fo:padding-top="0in" fo:padding-left="0.075in" fo:padding-bottom="0in" fo:padding-right="0.075in"/>
    </style:style>
    <style:style style:name="TableCell417" style:family="table-cell">
      <style:table-cell-properties fo:border="0.0069in solid #000000" fo:padding-top="0in" fo:padding-left="0.075in" fo:padding-bottom="0in" fo:padding-right="0.075in"/>
    </style:style>
    <style:style style:name="TableCell418" style:family="table-cell">
      <style:table-cell-properties fo:border="0.0069in solid #000000" fo:padding-top="0in" fo:padding-left="0.075in" fo:padding-bottom="0in" fo:padding-right="0.075in"/>
    </style:style>
    <style:style style:name="TableCell419" style:family="table-cell">
      <style:table-cell-properties fo:border="0.0069in solid #000000" fo:padding-top="0in" fo:padding-left="0.075in" fo:padding-bottom="0in" fo:padding-right="0.075in"/>
    </style:style>
    <style:style style:name="TableCell420" style:family="table-cell">
      <style:table-cell-properties fo:border="0.0069in solid #000000" fo:padding-top="0in" fo:padding-left="0.075in" fo:padding-bottom="0in" fo:padding-right="0.075in"/>
    </style:style>
    <style:style style:name="TableRow421" style:family="table-row">
      <style:table-row-properties style:min-row-height="0.1819in"/>
    </style:style>
    <style:style style:name="TableCell422" style:family="table-cell">
      <style:table-cell-properties fo:border="0.0069in solid #000000" fo:padding-top="0in" fo:padding-left="0.075in" fo:padding-bottom="0in" fo:padding-right="0.075in"/>
    </style:style>
    <style:style style:name="P423" style:parent-style-name="Normal" style:family="paragraph">
      <style:text-properties fo:font-weight="bold" style:font-weight-asian="bold"/>
    </style:style>
    <style:style style:name="TableCell424" style:family="table-cell">
      <style:table-cell-properties fo:border="0.0069in solid #000000" fo:padding-top="0in" fo:padding-left="0.075in" fo:padding-bottom="0in" fo:padding-right="0.075in"/>
    </style:style>
    <style:style style:name="TableCell425" style:family="table-cell">
      <style:table-cell-properties fo:border="0.0069in solid #000000" fo:padding-top="0in" fo:padding-left="0.075in" fo:padding-bottom="0in" fo:padding-right="0.075in"/>
    </style:style>
    <style:style style:name="TableCell426" style:family="table-cell">
      <style:table-cell-properties fo:border="0.0069in solid #000000" fo:padding-top="0in" fo:padding-left="0.075in" fo:padding-bottom="0in" fo:padding-right="0.075in"/>
    </style:style>
    <style:style style:name="TableCell427" style:family="table-cell">
      <style:table-cell-properties fo:border="0.0069in solid #000000" fo:padding-top="0in" fo:padding-left="0.075in" fo:padding-bottom="0in" fo:padding-right="0.075in"/>
    </style:style>
    <style:style style:name="TableCell428" style:family="table-cell">
      <style:table-cell-properties fo:border="0.0069in solid #000000" fo:padding-top="0in" fo:padding-left="0.075in" fo:padding-bottom="0in" fo:padding-right="0.075in"/>
    </style:style>
    <style:style style:name="TableRow429" style:family="table-row">
      <style:table-row-properties style:min-row-height="0.1819in"/>
    </style:style>
    <style:style style:name="TableCell430" style:family="table-cell">
      <style:table-cell-properties fo:border="0.0069in solid #000000" fo:padding-top="0in" fo:padding-left="0.075in" fo:padding-bottom="0in" fo:padding-right="0.075in"/>
    </style:style>
    <style:style style:name="P431" style:parent-style-name="Normal" style:family="paragraph">
      <style:text-properties fo:font-weight="bold" style:font-weight-asian="bold"/>
    </style:style>
    <style:style style:name="TableCell432" style:family="table-cell">
      <style:table-cell-properties fo:border="0.0069in solid #000000" fo:padding-top="0in" fo:padding-left="0.075in" fo:padding-bottom="0in" fo:padding-right="0.075in"/>
    </style:style>
    <style:style style:name="TableCell433" style:family="table-cell">
      <style:table-cell-properties fo:border="0.0069in solid #000000" fo:padding-top="0in" fo:padding-left="0.075in" fo:padding-bottom="0in" fo:padding-right="0.075in"/>
    </style:style>
    <style:style style:name="TableCell434" style:family="table-cell">
      <style:table-cell-properties fo:border="0.0069in solid #000000" fo:padding-top="0in" fo:padding-left="0.075in" fo:padding-bottom="0in" fo:padding-right="0.075in"/>
    </style:style>
    <style:style style:name="TableCell435" style:family="table-cell">
      <style:table-cell-properties fo:border="0.0069in solid #000000" fo:padding-top="0in" fo:padding-left="0.075in" fo:padding-bottom="0in" fo:padding-right="0.075in"/>
    </style:style>
    <style:style style:name="TableCell436" style:family="table-cell">
      <style:table-cell-properties fo:border="0.0069in solid #000000" fo:padding-top="0in" fo:padding-left="0.075in" fo:padding-bottom="0in" fo:padding-right="0.075in"/>
    </style:style>
    <style:style style:name="TableRow437" style:family="table-row">
      <style:table-row-properties style:min-row-height="0.1819in"/>
    </style:style>
    <style:style style:name="TableCell438" style:family="table-cell">
      <style:table-cell-properties fo:border="0.0069in solid #000000" fo:padding-top="0in" fo:padding-left="0.075in" fo:padding-bottom="0in" fo:padding-right="0.075in"/>
    </style:style>
    <style:style style:name="P439" style:parent-style-name="Normal" style:family="paragraph">
      <style:text-properties fo:font-weight="bold" style:font-weight-asian="bold"/>
    </style:style>
    <style:style style:name="TableCell440" style:family="table-cell">
      <style:table-cell-properties fo:border="0.0069in solid #000000" fo:padding-top="0in" fo:padding-left="0.075in" fo:padding-bottom="0in" fo:padding-right="0.075in"/>
    </style:style>
    <style:style style:name="TableCell441" style:family="table-cell">
      <style:table-cell-properties fo:border="0.0069in solid #000000" fo:padding-top="0in" fo:padding-left="0.075in" fo:padding-bottom="0in" fo:padding-right="0.075in"/>
    </style:style>
    <style:style style:name="TableCell442" style:family="table-cell">
      <style:table-cell-properties fo:border="0.0069in solid #000000" fo:padding-top="0in" fo:padding-left="0.075in" fo:padding-bottom="0in" fo:padding-right="0.075in"/>
    </style:style>
    <style:style style:name="TableCell443" style:family="table-cell">
      <style:table-cell-properties fo:border="0.0069in solid #000000" fo:padding-top="0in" fo:padding-left="0.075in" fo:padding-bottom="0in" fo:padding-right="0.075in"/>
    </style:style>
    <style:style style:name="TableCell444" style:family="table-cell">
      <style:table-cell-properties fo:border="0.0069in solid #000000" fo:padding-top="0in" fo:padding-left="0.075in" fo:padding-bottom="0in" fo:padding-right="0.075in"/>
    </style:style>
    <style:style style:name="TableRow445" style:family="table-row">
      <style:table-row-properties style:min-row-height="0.1819in"/>
    </style:style>
    <style:style style:name="TableCell446" style:family="table-cell">
      <style:table-cell-properties fo:border="0.0069in solid #000000" fo:padding-top="0in" fo:padding-left="0.075in" fo:padding-bottom="0in" fo:padding-right="0.075in"/>
    </style:style>
    <style:style style:name="TableCell447" style:family="table-cell">
      <style:table-cell-properties fo:border="0.0069in solid #000000" fo:padding-top="0in" fo:padding-left="0.075in" fo:padding-bottom="0in" fo:padding-right="0.075in"/>
    </style:style>
    <style:style style:name="TableCell448" style:family="table-cell">
      <style:table-cell-properties fo:border="0.0069in solid #000000" fo:padding-top="0in" fo:padding-left="0.075in" fo:padding-bottom="0in" fo:padding-right="0.075in"/>
    </style:style>
    <style:style style:name="TableCell449" style:family="table-cell">
      <style:table-cell-properties fo:border="0.0069in solid #000000" fo:padding-top="0in" fo:padding-left="0.075in" fo:padding-bottom="0in" fo:padding-right="0.075in"/>
    </style:style>
    <style:style style:name="TableCell450" style:family="table-cell">
      <style:table-cell-properties fo:border="0.0069in solid #000000" fo:padding-top="0in" fo:padding-left="0.075in" fo:padding-bottom="0in" fo:padding-right="0.075in"/>
    </style:style>
    <style:style style:name="TableCell451" style:family="table-cell">
      <style:table-cell-properties fo:border="0.0069in solid #000000" fo:padding-top="0in" fo:padding-left="0.075in" fo:padding-bottom="0in" fo:padding-right="0.075in"/>
    </style:style>
    <style:style style:name="TableRow452" style:family="table-row">
      <style:table-row-properties style:min-row-height="0.1958in"/>
    </style:style>
    <style:style style:name="TableCell453" style:family="table-cell">
      <style:table-cell-properties fo:border="0.0069in solid #000000" fo:padding-top="0in" fo:padding-left="0.075in" fo:padding-bottom="0in" fo:padding-right="0.075in"/>
    </style:style>
    <style:style style:name="TableCell454" style:family="table-cell">
      <style:table-cell-properties fo:border="0.0069in solid #000000" fo:padding-top="0in" fo:padding-left="0.075in" fo:padding-bottom="0in" fo:padding-right="0.075in"/>
    </style:style>
    <style:style style:name="TableCell455" style:family="table-cell">
      <style:table-cell-properties fo:border="0.0069in solid #000000" fo:padding-top="0in" fo:padding-left="0.075in" fo:padding-bottom="0in" fo:padding-right="0.075in"/>
    </style:style>
    <style:style style:name="TableCell456" style:family="table-cell">
      <style:table-cell-properties fo:border="0.0069in solid #000000" fo:padding-top="0in" fo:padding-left="0.075in" fo:padding-bottom="0in" fo:padding-right="0.075in"/>
    </style:style>
    <style:style style:name="TableCell457" style:family="table-cell">
      <style:table-cell-properties fo:border="0.0069in solid #000000" fo:padding-top="0in" fo:padding-left="0.075in" fo:padding-bottom="0in" fo:padding-right="0.075in"/>
    </style:style>
    <style:style style:name="TableCell458" style:family="table-cell">
      <style:table-cell-properties fo:border="0.0069in solid #000000" fo:padding-top="0in" fo:padding-left="0.075in" fo:padding-bottom="0in" fo:padding-right="0.075in"/>
    </style:style>
    <style:style style:name="P459" style:parent-style-name="Normal" style:family="paragraph">
      <style:paragraph-properties fo:margin-right="0.725in"/>
    </style:style>
    <style:style style:name="P460" style:parent-style-name="Normal" style:family="paragraph">
      <style:paragraph-properties fo:margin-right="0.725in"/>
    </style:style>
    <style:style style:name="P461" style:parent-style-name="Normal" style:family="paragraph">
      <style:paragraph-properties fo:margin-right="0.725in"/>
    </style:style>
    <style:style style:name="P462" style:parent-style-name="Normal" style:family="paragraph">
      <style:paragraph-properties fo:margin-right="0.725in"/>
    </style:style>
    <style:style style:name="P463" style:parent-style-name="Normal" style:family="paragraph">
      <style:paragraph-properties fo:margin-right="0.725in"/>
    </style:style>
    <style:style style:name="P464" style:parent-style-name="Normal" style:family="paragraph">
      <style:paragraph-properties fo:margin-right="0.725in"/>
    </style:style>
    <style:style style:name="P465" style:parent-style-name="Normal" style:family="paragraph">
      <style:paragraph-properties fo:margin-right="0.725in"/>
    </style:style>
    <style:style style:name="P466" style:parent-style-name="Normal" style:family="paragraph">
      <style:paragraph-properties fo:margin-right="0.725in"/>
    </style:style>
    <style:style style:name="P467" style:parent-style-name="Normal" style:family="paragraph">
      <style:paragraph-properties fo:margin-right="0.725in"/>
    </style:style>
    <style:style style:name="P468" style:parent-style-name="Normal" style:family="paragraph">
      <style:text-properties fo:font-weight="bold" style:font-weight-asian="bold"/>
    </style:style>
    <style:style style:name="P469" style:parent-style-name="Normal" style:family="paragraph">
      <style:text-properties fo:font-weight="bold" style:font-weight-asian="bold"/>
    </style:style>
    <style:style style:name="TableColumn471" style:family="table-column">
      <style:table-column-properties style:column-width="1.4791in"/>
    </style:style>
    <style:style style:name="TableColumn472" style:family="table-column">
      <style:table-column-properties style:column-width="1.4798in"/>
    </style:style>
    <style:style style:name="TableColumn473" style:family="table-column">
      <style:table-column-properties style:column-width="1.4798in"/>
    </style:style>
    <style:style style:name="TableColumn474" style:family="table-column">
      <style:table-column-properties style:column-width="1.4798in"/>
    </style:style>
    <style:style style:name="Table470" style:family="table">
      <style:table-properties style:width="5.9187in" fo:margin-left="0.2944in" table:align="left"/>
    </style:style>
    <style:style style:name="TableRow475" style:family="table-row">
      <style:table-row-properties/>
    </style:style>
    <style:style style:name="TableCell476" style:family="table-cell">
      <style:table-cell-properties fo:border="0.0069in solid #000000" fo:padding-top="0in" fo:padding-left="0.075in" fo:padding-bottom="0in" fo:padding-right="0.075in"/>
    </style:style>
    <style:style style:name="P477" style:parent-style-name="Normal" style:family="paragraph">
      <style:text-properties fo:font-weight="bold" style:font-weight-asian="bold"/>
    </style:style>
    <style:style style:name="P478" style:parent-style-name="Normal" style:family="paragraph">
      <style:text-properties fo:font-weight="bold" style:font-weight-asian="bold"/>
    </style:style>
    <style:style style:name="TableCell479" style:family="table-cell">
      <style:table-cell-properties fo:border="0.0069in solid #000000" fo:padding-top="0in" fo:padding-left="0.075in" fo:padding-bottom="0in" fo:padding-right="0.075in"/>
    </style:style>
    <style:style style:name="P480" style:parent-style-name="Normal" style:family="paragraph">
      <style:text-properties fo:font-weight="bold" style:font-weight-asian="bold"/>
    </style:style>
    <style:style style:name="P481" style:parent-style-name="Normal" style:family="paragraph">
      <style:text-properties fo:font-weight="bold" style:font-weight-asian="bold"/>
    </style:style>
    <style:style style:name="TableCell482" style:family="table-cell">
      <style:table-cell-properties fo:border="0.0069in solid #000000" fo:padding-top="0in" fo:padding-left="0.075in" fo:padding-bottom="0in" fo:padding-right="0.075in"/>
    </style:style>
    <style:style style:name="P483" style:parent-style-name="Normal" style:family="paragraph">
      <style:text-properties fo:font-weight="bold" style:font-weight-asian="bold"/>
    </style:style>
    <style:style style:name="P484" style:parent-style-name="Normal" style:family="paragraph">
      <style:text-properties fo:font-weight="bold" style:font-weight-asian="bold"/>
    </style:style>
    <style:style style:name="TableCell485" style:family="table-cell">
      <style:table-cell-properties fo:border="0.0069in solid #000000" fo:padding-top="0in" fo:padding-left="0.075in" fo:padding-bottom="0in" fo:padding-right="0.075in"/>
    </style:style>
    <style:style style:name="P486" style:parent-style-name="Normal" style:family="paragraph">
      <style:text-properties fo:font-weight="bold" style:font-weight-asian="bold"/>
    </style:style>
    <style:style style:name="P487" style:parent-style-name="Normal" style:family="paragraph">
      <style:text-properties fo:font-weight="bold" style:font-weight-asian="bold"/>
    </style:style>
    <style:style style:name="TableRow488" style:family="table-row">
      <style:table-row-properties/>
    </style:style>
    <style:style style:name="TableCell489" style:family="table-cell">
      <style:table-cell-properties fo:border="0.0069in solid #000000" fo:padding-top="0in" fo:padding-left="0.075in" fo:padding-bottom="0in" fo:padding-right="0.075in"/>
    </style:style>
    <style:style style:name="TableCell490" style:family="table-cell">
      <style:table-cell-properties fo:border="0.0069in solid #000000" fo:padding-top="0in" fo:padding-left="0.075in" fo:padding-bottom="0in" fo:padding-right="0.075in"/>
    </style:style>
    <style:style style:name="TableCell491" style:family="table-cell">
      <style:table-cell-properties fo:border="0.0069in solid #000000" fo:padding-top="0in" fo:padding-left="0.075in" fo:padding-bottom="0in" fo:padding-right="0.075in"/>
    </style:style>
    <style:style style:name="TableCell492" style:family="table-cell">
      <style:table-cell-properties fo:border="0.0069in solid #000000" fo:padding-top="0in" fo:padding-left="0.075in" fo:padding-bottom="0in" fo:padding-right="0.075in"/>
    </style:style>
    <style:style style:name="P493" style:parent-style-name="Normal" style:family="paragraph">
      <style:text-properties fo:font-weight="bold" style:font-weight-asian="bold"/>
    </style:style>
    <style:style style:name="TableColumn495" style:family="table-column">
      <style:table-column-properties style:column-width="1.0791in"/>
    </style:style>
    <style:style style:name="TableColumn496" style:family="table-column">
      <style:table-column-properties style:column-width="0.8638in"/>
    </style:style>
    <style:style style:name="TableColumn497" style:family="table-column">
      <style:table-column-properties style:column-width="1.2618in"/>
    </style:style>
    <style:style style:name="TableColumn498" style:family="table-column">
      <style:table-column-properties style:column-width="1.1506in"/>
    </style:style>
    <style:style style:name="TableColumn499" style:family="table-column">
      <style:table-column-properties style:column-width="1.1506in"/>
    </style:style>
    <style:style style:name="Table494" style:family="table">
      <style:table-properties style:width="5.5062in" fo:margin-left="0.5729in" table:align="left"/>
    </style:style>
    <style:style style:name="TableRow500" style:family="table-row">
      <style:table-row-properties/>
    </style:style>
    <style:style style:name="TableCell501" style:family="table-cell">
      <style:table-cell-properties fo:border="0.0069in solid #000000" fo:padding-top="0in" fo:padding-left="0.075in" fo:padding-bottom="0in" fo:padding-right="0.075in"/>
    </style:style>
    <style:style style:name="TableCell502" style:family="table-cell">
      <style:table-cell-properties fo:border="0.0069in solid #000000" fo:padding-top="0in" fo:padding-left="0.075in" fo:padding-bottom="0in" fo:padding-right="0.075in"/>
    </style:style>
    <style:style style:name="TableCell503" style:family="table-cell">
      <style:table-cell-properties fo:border="0.0069in solid #000000" fo:padding-top="0in" fo:padding-left="0.075in" fo:padding-bottom="0in" fo:padding-right="0.075in"/>
    </style:style>
    <style:style style:name="TableCell504" style:family="table-cell">
      <style:table-cell-properties fo:border="0.0069in solid #000000" fo:padding-top="0in" fo:padding-left="0.075in" fo:padding-bottom="0in" fo:padding-right="0.075in"/>
    </style:style>
    <style:style style:name="TableCell505" style:family="table-cell">
      <style:table-cell-properties fo:border="0.0069in solid #000000" fo:padding-top="0in" fo:padding-left="0.075in" fo:padding-bottom="0in" fo:padding-right="0.075in"/>
    </style:style>
    <style:style style:name="TableRow506" style:family="table-row">
      <style:table-row-properties/>
    </style:style>
    <style:style style:name="TableCell507" style:family="table-cell">
      <style:table-cell-properties fo:border="0.0069in solid #000000" fo:padding-top="0in" fo:padding-left="0.075in" fo:padding-bottom="0in" fo:padding-right="0.075in"/>
    </style:style>
    <style:style style:name="TableCell508" style:family="table-cell">
      <style:table-cell-properties fo:border="0.0069in solid #000000" fo:padding-top="0in" fo:padding-left="0.075in" fo:padding-bottom="0in" fo:padding-right="0.075in"/>
    </style:style>
    <style:style style:name="TableCell509" style:family="table-cell">
      <style:table-cell-properties fo:border="0.0069in solid #000000" fo:padding-top="0in" fo:padding-left="0.075in" fo:padding-bottom="0in" fo:padding-right="0.075in"/>
    </style:style>
    <style:style style:name="TableCell510" style:family="table-cell">
      <style:table-cell-properties fo:border="0.0069in solid #000000" fo:padding-top="0in" fo:padding-left="0.075in" fo:padding-bottom="0in" fo:padding-right="0.075in"/>
    </style:style>
    <style:style style:name="TableCell511" style:family="table-cell">
      <style:table-cell-properties fo:border="0.0069in solid #000000" fo:padding-top="0in" fo:padding-left="0.075in" fo:padding-bottom="0in" fo:padding-right="0.075in"/>
    </style:style>
    <style:style style:name="TableRow512" style:family="table-row">
      <style:table-row-properties/>
    </style:style>
    <style:style style:name="TableCell513" style:family="table-cell">
      <style:table-cell-properties fo:border="0.0069in solid #000000" fo:padding-top="0in" fo:padding-left="0.075in" fo:padding-bottom="0in" fo:padding-right="0.075in"/>
    </style:style>
    <style:style style:name="TableCell514" style:family="table-cell">
      <style:table-cell-properties fo:border="0.0069in solid #000000" fo:padding-top="0in" fo:padding-left="0.075in" fo:padding-bottom="0in" fo:padding-right="0.075in"/>
    </style:style>
    <style:style style:name="TableCell515" style:family="table-cell">
      <style:table-cell-properties fo:border="0.0069in solid #000000" fo:padding-top="0in" fo:padding-left="0.075in" fo:padding-bottom="0in" fo:padding-right="0.075in"/>
    </style:style>
    <style:style style:name="TableCell516" style:family="table-cell">
      <style:table-cell-properties fo:border="0.0069in solid #000000" fo:padding-top="0in" fo:padding-left="0.075in" fo:padding-bottom="0in" fo:padding-right="0.075in"/>
    </style:style>
    <style:style style:name="TableCell517" style:family="table-cell">
      <style:table-cell-properties fo:border="0.0069in solid #000000" fo:padding-top="0in" fo:padding-left="0.075in" fo:padding-bottom="0in" fo:padding-right="0.075in"/>
    </style:style>
    <style:style style:name="TableRow518" style:family="table-row">
      <style:table-row-properties/>
    </style:style>
    <style:style style:name="TableCell519" style:family="table-cell">
      <style:table-cell-properties fo:border="0.0069in solid #000000" fo:padding-top="0in" fo:padding-left="0.075in" fo:padding-bottom="0in" fo:padding-right="0.075in"/>
    </style:style>
    <style:style style:name="P520" style:parent-style-name="Normal" style:family="paragraph">
      <style:text-properties fo:font-weight="bold" style:font-weight-asian="bold"/>
    </style:style>
    <style:style style:name="TableCell521" style:family="table-cell">
      <style:table-cell-properties fo:border="0.0069in solid #000000" fo:padding-top="0in" fo:padding-left="0.075in" fo:padding-bottom="0in" fo:padding-right="0.075in"/>
    </style:style>
    <style:style style:name="TableCell522" style:family="table-cell">
      <style:table-cell-properties fo:border="0.0069in solid #000000" fo:padding-top="0in" fo:padding-left="0.075in" fo:padding-bottom="0in" fo:padding-right="0.075in"/>
    </style:style>
    <style:style style:name="TableCell523" style:family="table-cell">
      <style:table-cell-properties fo:border="0.0069in solid #000000" fo:padding-top="0in" fo:padding-left="0.075in" fo:padding-bottom="0in" fo:padding-right="0.075in"/>
    </style:style>
    <style:style style:name="TableCell524" style:family="table-cell">
      <style:table-cell-properties fo:border="0.0069in solid #000000" fo:padding-top="0in" fo:padding-left="0.075in" fo:padding-bottom="0in" fo:padding-right="0.075in"/>
    </style:style>
    <style:style style:name="TableRow525" style:family="table-row">
      <style:table-row-properties/>
    </style:style>
    <style:style style:name="TableCell526" style:family="table-cell">
      <style:table-cell-properties fo:border="0.0069in solid #000000" fo:padding-top="0in" fo:padding-left="0.075in" fo:padding-bottom="0in" fo:padding-right="0.075in"/>
    </style:style>
    <style:style style:name="P527" style:parent-style-name="Normal" style:family="paragraph">
      <style:text-properties fo:font-weight="bold" style:font-weight-asian="bold"/>
    </style:style>
    <style:style style:name="TableCell528" style:family="table-cell">
      <style:table-cell-properties fo:border="0.0069in solid #000000" fo:padding-top="0in" fo:padding-left="0.075in" fo:padding-bottom="0in" fo:padding-right="0.075in"/>
    </style:style>
    <style:style style:name="TableCell529" style:family="table-cell">
      <style:table-cell-properties fo:border="0.0069in solid #000000" fo:padding-top="0in" fo:padding-left="0.075in" fo:padding-bottom="0in" fo:padding-right="0.075in"/>
    </style:style>
    <style:style style:name="TableCell530" style:family="table-cell">
      <style:table-cell-properties fo:border="0.0069in solid #000000" fo:padding-top="0in" fo:padding-left="0.075in" fo:padding-bottom="0in" fo:padding-right="0.075in"/>
    </style:style>
    <style:style style:name="TableCell531" style:family="table-cell">
      <style:table-cell-properties fo:border="0.0069in solid #000000" fo:padding-top="0in" fo:padding-left="0.075in" fo:padding-bottom="0in" fo:padding-right="0.075in"/>
    </style:style>
    <style:style style:name="TableRow532" style:family="table-row">
      <style:table-row-properties/>
    </style:style>
    <style:style style:name="TableCell533" style:family="table-cell">
      <style:table-cell-properties fo:border="0.0069in solid #000000" fo:padding-top="0in" fo:padding-left="0.075in" fo:padding-bottom="0in" fo:padding-right="0.075in"/>
    </style:style>
    <style:style style:name="P534" style:parent-style-name="Normal" style:family="paragraph">
      <style:text-properties fo:font-weight="bold" style:font-weight-asian="bold"/>
    </style:style>
    <style:style style:name="TableCell535" style:family="table-cell">
      <style:table-cell-properties fo:border="0.0069in solid #000000" fo:padding-top="0in" fo:padding-left="0.075in" fo:padding-bottom="0in" fo:padding-right="0.075in"/>
    </style:style>
    <style:style style:name="TableCell536" style:family="table-cell">
      <style:table-cell-properties fo:border="0.0069in solid #000000" fo:padding-top="0in" fo:padding-left="0.075in" fo:padding-bottom="0in" fo:padding-right="0.075in"/>
    </style:style>
    <style:style style:name="TableCell537" style:family="table-cell">
      <style:table-cell-properties fo:border="0.0069in solid #000000" fo:padding-top="0in" fo:padding-left="0.075in" fo:padding-bottom="0in" fo:padding-right="0.075in"/>
    </style:style>
    <style:style style:name="TableCell538" style:family="table-cell">
      <style:table-cell-properties fo:border="0.0069in solid #000000" fo:padding-top="0in" fo:padding-left="0.075in" fo:padding-bottom="0in" fo:padding-right="0.075in"/>
    </style:style>
    <style:style style:name="TableRow539" style:family="table-row">
      <style:table-row-properties/>
    </style:style>
    <style:style style:name="TableCell540" style:family="table-cell">
      <style:table-cell-properties fo:border="0.0069in solid #000000" fo:padding-top="0in" fo:padding-left="0.075in" fo:padding-bottom="0in" fo:padding-right="0.075in"/>
    </style:style>
    <style:style style:name="P541" style:parent-style-name="Normal" style:family="paragraph">
      <style:text-properties fo:font-weight="bold" style:font-weight-asian="bold"/>
    </style:style>
    <style:style style:name="TableCell542" style:family="table-cell">
      <style:table-cell-properties fo:border="0.0069in solid #000000" fo:padding-top="0in" fo:padding-left="0.075in" fo:padding-bottom="0in" fo:padding-right="0.075in"/>
    </style:style>
    <style:style style:name="TableCell543" style:family="table-cell">
      <style:table-cell-properties fo:border="0.0069in solid #000000" fo:padding-top="0in" fo:padding-left="0.075in" fo:padding-bottom="0in" fo:padding-right="0.075in"/>
    </style:style>
    <style:style style:name="TableCell544" style:family="table-cell">
      <style:table-cell-properties fo:border="0.0069in solid #000000" fo:padding-top="0in" fo:padding-left="0.075in" fo:padding-bottom="0in" fo:padding-right="0.075in"/>
    </style:style>
    <style:style style:name="TableCell545" style:family="table-cell">
      <style:table-cell-properties fo:border="0.0069in solid #000000" fo:padding-top="0in" fo:padding-left="0.075in" fo:padding-bottom="0in" fo:padding-right="0.075in"/>
    </style:style>
    <style:style style:name="TableRow546" style:family="table-row">
      <style:table-row-properties style:min-row-height="0.1381in"/>
    </style:style>
    <style:style style:name="TableCell547" style:family="table-cell">
      <style:table-cell-properties fo:border="0.0069in solid #000000" fo:padding-top="0in" fo:padding-left="0.075in" fo:padding-bottom="0in" fo:padding-right="0.075in"/>
    </style:style>
    <style:style style:name="P548" style:parent-style-name="Normal" style:family="paragraph">
      <style:text-properties fo:font-weight="bold" style:font-weight-asian="bold"/>
    </style:style>
    <style:style style:name="TableCell549" style:family="table-cell">
      <style:table-cell-properties fo:border="0.0069in solid #000000" fo:padding-top="0in" fo:padding-left="0.075in" fo:padding-bottom="0in" fo:padding-right="0.075in"/>
    </style:style>
    <style:style style:name="TableCell550" style:family="table-cell">
      <style:table-cell-properties fo:border="0.0069in solid #000000" fo:padding-top="0in" fo:padding-left="0.075in" fo:padding-bottom="0in" fo:padding-right="0.075in"/>
    </style:style>
    <style:style style:name="TableCell551" style:family="table-cell">
      <style:table-cell-properties fo:border="0.0069in solid #000000" fo:padding-top="0in" fo:padding-left="0.075in" fo:padding-bottom="0in" fo:padding-right="0.075in"/>
    </style:style>
    <style:style style:name="TableCell552" style:family="table-cell">
      <style:table-cell-properties fo:border="0.0069in solid #000000" fo:padding-top="0in" fo:padding-left="0.075in" fo:padding-bottom="0in" fo:padding-right="0.075in"/>
    </style:style>
    <style:style style:name="TableRow553" style:family="table-row">
      <style:table-row-properties/>
    </style:style>
    <style:style style:name="TableCell554" style:family="table-cell">
      <style:table-cell-properties fo:border="0.0069in solid #000000" fo:padding-top="0in" fo:padding-left="0.075in" fo:padding-bottom="0in" fo:padding-right="0.075in"/>
    </style:style>
    <style:style style:name="TableCell555" style:family="table-cell">
      <style:table-cell-properties fo:border="0.0069in solid #000000" fo:padding-top="0in" fo:padding-left="0.075in" fo:padding-bottom="0in" fo:padding-right="0.075in"/>
    </style:style>
    <style:style style:name="TableCell556" style:family="table-cell">
      <style:table-cell-properties fo:border="0.0069in solid #000000" fo:padding-top="0in" fo:padding-left="0.075in" fo:padding-bottom="0in" fo:padding-right="0.075in"/>
    </style:style>
    <style:style style:name="TableCell557" style:family="table-cell">
      <style:table-cell-properties fo:border="0.0069in solid #000000" fo:padding-top="0in" fo:padding-left="0.075in" fo:padding-bottom="0in" fo:padding-right="0.075in"/>
    </style:style>
    <style:style style:name="TableCell558" style:family="table-cell">
      <style:table-cell-properties fo:border="0.0069in solid #000000" fo:padding-top="0in" fo:padding-left="0.075in" fo:padding-bottom="0in" fo:padding-right="0.075in"/>
    </style:style>
    <style:style style:name="P559" style:parent-style-name="Normal" style:family="paragraph">
      <style:paragraph-properties fo:margin-right="0.85in"/>
    </style:style>
    <style:style style:name="P560" style:parent-style-name="Normal" style:family="paragraph">
      <style:paragraph-properties fo:margin-left="0.5in" fo:margin-right="0.85in">
        <style:tab-stops/>
      </style:paragraph-properties>
    </style:style>
    <style:style style:name="P561" style:parent-style-name="Normal" style:family="paragraph">
      <style:paragraph-properties fo:margin-right="0.85in"/>
    </style:style>
    <style:style style:name="P562" style:parent-style-name="Normal" style:family="paragraph">
      <style:paragraph-properties fo:margin-left="0.5in" fo:margin-right="0.85in">
        <style:tab-stops/>
      </style:paragraph-properties>
    </style:style>
    <style:style style:name="P563" style:parent-style-name="Normal" style:family="paragraph">
      <style:paragraph-properties fo:margin-right="0.85in"/>
    </style:style>
    <style:style style:name="P564" style:parent-style-name="Normal" style:family="paragraph">
      <style:paragraph-properties fo:margin-left="0.5in" fo:margin-right="0.85in">
        <style:tab-stops/>
      </style:paragraph-properties>
    </style:style>
    <style:style style:name="P565" style:parent-style-name="Normal" style:family="paragraph">
      <style:paragraph-properties fo:margin-right="0.85in"/>
    </style:style>
    <style:style style:name="P566" style:parent-style-name="Normal" style:family="paragraph">
      <style:paragraph-properties fo:margin-left="0.5in" fo:margin-right="0.85in">
        <style:tab-stops/>
      </style:paragraph-properties>
    </style:style>
    <style:style style:name="P567" style:parent-style-name="Normal" style:family="paragraph">
      <style:paragraph-properties fo:margin-right="0.85in"/>
    </style:style>
    <style:style style:name="P568" style:parent-style-name="Normal" style:family="paragraph">
      <style:paragraph-properties fo:margin-right="0.85in"/>
    </style:style>
    <style:style style:name="P569" style:parent-style-name="Normal" style:family="paragraph">
      <style:paragraph-properties fo:margin-right="0.85in"/>
    </style:style>
    <style:style style:name="P570" style:parent-style-name="Normal" style:family="paragraph">
      <style:paragraph-properties fo:margin-left="0.5in" fo:margin-right="0.85in">
        <style:tab-stops/>
      </style:paragraph-properties>
    </style:style>
    <style:style style:name="P571" style:parent-style-name="Normal" style:family="paragraph">
      <style:paragraph-properties fo:margin-left="0.175in">
        <style:tab-stops/>
      </style:paragraph-properties>
      <style:text-properties fo:font-weight="bold" style:font-weight-asian="bold"/>
    </style:style>
    <style:style style:name="P572" style:parent-style-name="Normal" style:family="paragraph">
      <style:paragraph-properties fo:margin-left="0.175in">
        <style:tab-stops/>
      </style:paragraph-properties>
    </style:style>
    <style:style style:name="TableColumn574" style:family="table-column">
      <style:table-column-properties style:column-width="1.4791in"/>
    </style:style>
    <style:style style:name="TableColumn575" style:family="table-column">
      <style:table-column-properties style:column-width="1.4798in"/>
    </style:style>
    <style:style style:name="TableColumn576" style:family="table-column">
      <style:table-column-properties style:column-width="1.4798in"/>
    </style:style>
    <style:style style:name="TableColumn577" style:family="table-column">
      <style:table-column-properties style:column-width="1.4798in"/>
    </style:style>
    <style:style style:name="Table573" style:family="table">
      <style:table-properties style:width="5.9187in" fo:margin-left="0.2944in" table:align="left"/>
    </style:style>
    <style:style style:name="TableRow578" style:family="table-row">
      <style:table-row-properties/>
    </style:style>
    <style:style style:name="TableCell579" style:family="table-cell">
      <style:table-cell-properties fo:border="0.0069in solid #000000" fo:padding-top="0in" fo:padding-left="0.075in" fo:padding-bottom="0in" fo:padding-right="0.075in"/>
    </style:style>
    <style:style style:name="P580" style:parent-style-name="Normal" style:family="paragraph">
      <style:text-properties fo:font-weight="bold" style:font-weight-asian="bold"/>
    </style:style>
    <style:style style:name="P581" style:parent-style-name="Normal" style:family="paragraph">
      <style:text-properties fo:font-weight="bold" style:font-weight-asian="bold"/>
    </style:style>
    <style:style style:name="TableCell582" style:family="table-cell">
      <style:table-cell-properties fo:border="0.0069in solid #000000" fo:padding-top="0in" fo:padding-left="0.075in" fo:padding-bottom="0in" fo:padding-right="0.075in"/>
    </style:style>
    <style:style style:name="P583" style:parent-style-name="Normal" style:family="paragraph">
      <style:text-properties fo:font-weight="bold" style:font-weight-asian="bold"/>
    </style:style>
    <style:style style:name="P584" style:parent-style-name="Normal" style:family="paragraph">
      <style:text-properties fo:font-weight="bold" style:font-weight-asian="bold"/>
    </style:style>
    <style:style style:name="TableCell585" style:family="table-cell">
      <style:table-cell-properties fo:border="0.0069in solid #000000" fo:padding-top="0in" fo:padding-left="0.075in" fo:padding-bottom="0in" fo:padding-right="0.075in"/>
    </style:style>
    <style:style style:name="P586" style:parent-style-name="Normal" style:family="paragraph">
      <style:text-properties fo:font-weight="bold" style:font-weight-asian="bold"/>
    </style:style>
    <style:style style:name="P587" style:parent-style-name="Normal" style:family="paragraph">
      <style:text-properties fo:font-weight="bold" style:font-weight-asian="bold"/>
    </style:style>
    <style:style style:name="TableCell588" style:family="table-cell">
      <style:table-cell-properties fo:border="0.0069in solid #000000" fo:padding-top="0in" fo:padding-left="0.075in" fo:padding-bottom="0in" fo:padding-right="0.075in"/>
    </style:style>
    <style:style style:name="P589" style:parent-style-name="Normal" style:family="paragraph">
      <style:text-properties fo:font-weight="bold" style:font-weight-asian="bold"/>
    </style:style>
    <style:style style:name="P590" style:parent-style-name="Normal" style:family="paragraph">
      <style:text-properties fo:font-weight="bold" style:font-weight-asian="bold"/>
    </style:style>
    <style:style style:name="TableRow591" style:family="table-row">
      <style:table-row-properties/>
    </style:style>
    <style:style style:name="TableCell592" style:family="table-cell">
      <style:table-cell-properties fo:border="0.0069in solid #000000" fo:padding-top="0in" fo:padding-left="0.075in" fo:padding-bottom="0in" fo:padding-right="0.075in"/>
    </style:style>
    <style:style style:name="TableCell593" style:family="table-cell">
      <style:table-cell-properties fo:border="0.0069in solid #000000" fo:padding-top="0in" fo:padding-left="0.075in" fo:padding-bottom="0in" fo:padding-right="0.075in"/>
    </style:style>
    <style:style style:name="TableCell594" style:family="table-cell">
      <style:table-cell-properties fo:border="0.0069in solid #000000" fo:padding-top="0in" fo:padding-left="0.075in" fo:padding-bottom="0in" fo:padding-right="0.075in"/>
    </style:style>
    <style:style style:name="TableCell595" style:family="table-cell">
      <style:table-cell-properties fo:border="0.0069in solid #000000" fo:padding-top="0in" fo:padding-left="0.075in" fo:padding-bottom="0in" fo:padding-right="0.075in"/>
    </style:style>
    <style:style style:name="P596" style:parent-style-name="Normal" style:family="paragraph">
      <style:text-properties fo:font-weight="bold" style:font-weight-asian="bold"/>
    </style:style>
    <style:style style:name="P597" style:parent-style-name="Normal" style:family="paragraph">
      <style:text-properties fo:font-weight="bold" style:font-weight-asian="bold"/>
    </style:style>
    <style:style style:name="P598" style:parent-style-name="Normal" style:family="paragraph">
      <style:text-properties fo:font-weight="bold" style:font-weight-asian="bold"/>
    </style:style>
    <style:style style:name="P599" style:parent-style-name="Normal" style:family="paragraph">
      <style:text-properties fo:font-weight="bold" style:font-weight-asian="bold"/>
    </style:style>
    <style:style style:name="P600" style:parent-style-name="Normal" style:family="paragraph">
      <style:text-properties fo:font-weight="bold" style:font-weight-asian="bold"/>
    </style:style>
    <style:style style:name="P601" style:parent-style-name="Normal" style:family="paragraph">
      <style:text-properties fo:font-weight="bold" style:font-weight-asian="bold"/>
    </style:style>
    <style:style style:name="P602" style:parent-style-name="Normal" style:family="paragraph">
      <style:text-properties fo:font-weight="bold" style:font-weight-asian="bold"/>
    </style:style>
    <style:style style:name="P603" style:parent-style-name="Normal" style:family="paragraph">
      <style:text-properties fo:font-weight="bold" style:font-weight-asian="bold"/>
    </style:style>
    <style:style style:name="P604" style:parent-style-name="Normal" style:family="paragraph">
      <style:text-properties fo:font-weight="bold" style:font-weight-asian="bold"/>
    </style:style>
    <style:style style:name="P605" style:parent-style-name="Normal" style:family="paragraph">
      <style:text-properties fo:font-weight="bold" style:font-weight-asian="bold"/>
    </style:style>
    <style:style style:name="P606" style:parent-style-name="Normal" style:family="paragraph">
      <style:text-properties fo:font-weight="bold" style:font-weight-asian="bold"/>
    </style:style>
    <style:style style:name="P607" style:parent-style-name="Normal" style:family="paragraph">
      <style:text-properties fo:font-weight="bold" style:font-weight-asian="bold"/>
    </style:style>
    <style:style style:name="P608" style:parent-style-name="Normal" style:family="paragraph">
      <style:text-properties fo:font-weight="bold" style:font-weight-asian="bold"/>
    </style:style>
    <style:style style:name="P609" style:parent-style-name="Normal" style:family="paragraph">
      <style:text-properties fo:font-weight="bold" style:font-weight-asian="bold"/>
    </style:style>
    <style:style style:name="P610" style:parent-style-name="Normal" style:family="paragraph">
      <style:text-properties fo:font-weight="bold" style:font-weight-asian="bold"/>
    </style:style>
    <style:style style:name="TableColumn612" style:family="table-column">
      <style:table-column-properties style:column-width="1.2965in"/>
    </style:style>
    <style:style style:name="TableColumn613" style:family="table-column">
      <style:table-column-properties style:column-width="1.0701in"/>
    </style:style>
    <style:style style:name="TableColumn614" style:family="table-column">
      <style:table-column-properties style:column-width="1.1833in"/>
    </style:style>
    <style:style style:name="TableColumn615" style:family="table-column">
      <style:table-column-properties style:column-width="1.184in"/>
    </style:style>
    <style:style style:name="TableColumn616" style:family="table-column">
      <style:table-column-properties style:column-width="1.184in"/>
    </style:style>
    <style:style style:name="Table611" style:family="table">
      <style:table-properties style:width="5.918in" fo:margin-left="0in" table:align="left"/>
    </style:style>
    <style:style style:name="TableRow617" style:family="table-row">
      <style:table-row-properties/>
    </style:style>
    <style:style style:name="TableCell618" style:family="table-cell">
      <style:table-cell-properties fo:border="0.0069in solid #000000" fo:padding-top="0in" fo:padding-left="0.075in" fo:padding-bottom="0in" fo:padding-right="0.075in"/>
    </style:style>
    <style:style style:name="P619" style:parent-style-name="Normal" style:family="paragraph">
      <style:text-properties fo:font-weight="bold" style:font-weight-asian="bold"/>
    </style:style>
    <style:style style:name="TableCell620" style:family="table-cell">
      <style:table-cell-properties fo:border="0.0069in solid #000000" fo:padding-top="0in" fo:padding-left="0.075in" fo:padding-bottom="0in" fo:padding-right="0.075in"/>
    </style:style>
    <style:style style:name="P621" style:parent-style-name="Normal" style:family="paragraph">
      <style:text-properties fo:font-weight="bold" style:font-weight-asian="bold"/>
    </style:style>
    <style:style style:name="P622" style:parent-style-name="Normal" style:family="paragraph">
      <style:text-properties fo:font-weight="bold" style:font-weight-asian="bold"/>
    </style:style>
    <style:style style:name="TableCell623" style:family="table-cell">
      <style:table-cell-properties fo:border="0.0069in solid #000000" fo:padding-top="0in" fo:padding-left="0.075in" fo:padding-bottom="0in" fo:padding-right="0.075in"/>
    </style:style>
    <style:style style:name="P624" style:parent-style-name="Normal" style:family="paragraph">
      <style:text-properties fo:font-weight="bold" style:font-weight-asian="bold"/>
    </style:style>
    <style:style style:name="P625" style:parent-style-name="Normal" style:family="paragraph">
      <style:text-properties fo:font-weight="bold" style:font-weight-asian="bold"/>
    </style:style>
    <style:style style:name="TableCell626" style:family="table-cell">
      <style:table-cell-properties fo:border="0.0069in solid #000000" fo:padding-top="0in" fo:padding-left="0.075in" fo:padding-bottom="0in" fo:padding-right="0.075in"/>
    </style:style>
    <style:style style:name="P627" style:parent-style-name="Normal" style:family="paragraph">
      <style:text-properties fo:font-weight="bold" style:font-weight-asian="bold"/>
    </style:style>
    <style:style style:name="P628" style:parent-style-name="Normal" style:family="paragraph">
      <style:text-properties fo:font-weight="bold" style:font-weight-asian="bold"/>
    </style:style>
    <style:style style:name="TableCell629" style:family="table-cell">
      <style:table-cell-properties fo:border="0.0069in solid #000000" fo:padding-top="0in" fo:padding-left="0.075in" fo:padding-bottom="0in" fo:padding-right="0.075in"/>
    </style:style>
    <style:style style:name="P630" style:parent-style-name="Normal" style:family="paragraph">
      <style:text-properties fo:font-weight="bold" style:font-weight-asian="bold"/>
    </style:style>
    <style:style style:name="P631" style:parent-style-name="Normal" style:family="paragraph">
      <style:text-properties fo:font-weight="bold" style:font-weight-asian="bold"/>
    </style:style>
    <style:style style:name="TableRow632" style:family="table-row">
      <style:table-row-properties/>
    </style:style>
    <style:style style:name="TableCell633" style:family="table-cell">
      <style:table-cell-properties fo:border="0.0069in solid #000000" fo:padding-top="0in" fo:padding-left="0.075in" fo:padding-bottom="0in" fo:padding-right="0.075in"/>
    </style:style>
    <style:style style:name="P634" style:parent-style-name="Normal" style:family="paragraph">
      <style:text-properties fo:font-weight="bold" style:font-weight-asian="bold"/>
    </style:style>
    <style:style style:name="TableCell635" style:family="table-cell">
      <style:table-cell-properties fo:border="0.0069in solid #000000" fo:padding-top="0in" fo:padding-left="0.075in" fo:padding-bottom="0in" fo:padding-right="0.075in"/>
    </style:style>
    <style:style style:name="TableCell636" style:family="table-cell">
      <style:table-cell-properties fo:border="0.0069in solid #000000" fo:padding-top="0in" fo:padding-left="0.075in" fo:padding-bottom="0in" fo:padding-right="0.075in"/>
    </style:style>
    <style:style style:name="TableCell637" style:family="table-cell">
      <style:table-cell-properties fo:border="0.0069in solid #000000" fo:padding-top="0in" fo:padding-left="0.075in" fo:padding-bottom="0in" fo:padding-right="0.075in"/>
    </style:style>
    <style:style style:name="TableCell638" style:family="table-cell">
      <style:table-cell-properties fo:border="0.0069in solid #000000" fo:padding-top="0in" fo:padding-left="0.075in" fo:padding-bottom="0in" fo:padding-right="0.075in"/>
    </style:style>
    <style:style style:name="TableRow639" style:family="table-row">
      <style:table-row-properties/>
    </style:style>
    <style:style style:name="TableCell640" style:family="table-cell">
      <style:table-cell-properties fo:border="0.0069in solid #000000" fo:padding-top="0in" fo:padding-left="0.075in" fo:padding-bottom="0in" fo:padding-right="0.075in"/>
    </style:style>
    <style:style style:name="P641" style:parent-style-name="Normal" style:family="paragraph">
      <style:text-properties fo:font-weight="bold" style:font-weight-asian="bold"/>
    </style:style>
    <style:style style:name="TableCell642" style:family="table-cell">
      <style:table-cell-properties fo:border="0.0069in solid #000000" fo:padding-top="0in" fo:padding-left="0.075in" fo:padding-bottom="0in" fo:padding-right="0.075in"/>
    </style:style>
    <style:style style:name="TableCell643" style:family="table-cell">
      <style:table-cell-properties fo:border="0.0069in solid #000000" fo:padding-top="0in" fo:padding-left="0.075in" fo:padding-bottom="0in" fo:padding-right="0.075in"/>
    </style:style>
    <style:style style:name="TableCell644" style:family="table-cell">
      <style:table-cell-properties fo:border="0.0069in solid #000000" fo:padding-top="0in" fo:padding-left="0.075in" fo:padding-bottom="0in" fo:padding-right="0.075in"/>
    </style:style>
    <style:style style:name="TableCell645" style:family="table-cell">
      <style:table-cell-properties fo:border="0.0069in solid #000000" fo:padding-top="0in" fo:padding-left="0.075in" fo:padding-bottom="0in" fo:padding-right="0.075in"/>
    </style:style>
    <style:style style:name="TableRow646" style:family="table-row">
      <style:table-row-properties/>
    </style:style>
    <style:style style:name="TableCell647" style:family="table-cell">
      <style:table-cell-properties fo:border="0.0069in solid #000000" fo:padding-top="0in" fo:padding-left="0.075in" fo:padding-bottom="0in" fo:padding-right="0.075in"/>
    </style:style>
    <style:style style:name="P648" style:parent-style-name="Normal" style:family="paragraph">
      <style:text-properties fo:font-weight="bold" style:font-weight-asian="bold"/>
    </style:style>
    <style:style style:name="TableCell649" style:family="table-cell">
      <style:table-cell-properties fo:border="0.0069in solid #000000" fo:padding-top="0in" fo:padding-left="0.075in" fo:padding-bottom="0in" fo:padding-right="0.075in"/>
    </style:style>
    <style:style style:name="TableCell650" style:family="table-cell">
      <style:table-cell-properties fo:border="0.0069in solid #000000" fo:padding-top="0in" fo:padding-left="0.075in" fo:padding-bottom="0in" fo:padding-right="0.075in"/>
    </style:style>
    <style:style style:name="TableCell651" style:family="table-cell">
      <style:table-cell-properties fo:border="0.0069in solid #000000" fo:padding-top="0in" fo:padding-left="0.075in" fo:padding-bottom="0in" fo:padding-right="0.075in"/>
    </style:style>
    <style:style style:name="TableCell652" style:family="table-cell">
      <style:table-cell-properties fo:border="0.0069in solid #000000" fo:padding-top="0in" fo:padding-left="0.075in" fo:padding-bottom="0in" fo:padding-right="0.075in"/>
    </style:style>
    <style:style style:name="TableRow653" style:family="table-row">
      <style:table-row-properties/>
    </style:style>
    <style:style style:name="TableCell654" style:family="table-cell">
      <style:table-cell-properties fo:border="0.0069in solid #000000" fo:padding-top="0in" fo:padding-left="0.075in" fo:padding-bottom="0in" fo:padding-right="0.075in"/>
    </style:style>
    <style:style style:name="P655" style:parent-style-name="Normal" style:family="paragraph">
      <style:text-properties fo:font-weight="bold" style:font-weight-asian="bold"/>
    </style:style>
    <style:style style:name="TableCell656" style:family="table-cell">
      <style:table-cell-properties fo:border="0.0069in solid #000000" fo:padding-top="0in" fo:padding-left="0.075in" fo:padding-bottom="0in" fo:padding-right="0.075in"/>
    </style:style>
    <style:style style:name="TableCell657" style:family="table-cell">
      <style:table-cell-properties fo:border="0.0069in solid #000000" fo:padding-top="0in" fo:padding-left="0.075in" fo:padding-bottom="0in" fo:padding-right="0.075in"/>
    </style:style>
    <style:style style:name="TableCell658" style:family="table-cell">
      <style:table-cell-properties fo:border="0.0069in solid #000000" fo:padding-top="0in" fo:padding-left="0.075in" fo:padding-bottom="0in" fo:padding-right="0.075in"/>
    </style:style>
    <style:style style:name="TableCell659" style:family="table-cell">
      <style:table-cell-properties fo:border="0.0069in solid #000000" fo:padding-top="0in" fo:padding-left="0.075in" fo:padding-bottom="0in" fo:padding-right="0.075in"/>
    </style:style>
    <style:style style:name="TableRow660" style:family="table-row">
      <style:table-row-properties/>
    </style:style>
    <style:style style:name="TableCell661" style:family="table-cell">
      <style:table-cell-properties fo:border="0.0069in solid #000000" fo:padding-top="0in" fo:padding-left="0.075in" fo:padding-bottom="0in" fo:padding-right="0.075in"/>
    </style:style>
    <style:style style:name="P662" style:parent-style-name="Normal" style:family="paragraph">
      <style:text-properties fo:font-weight="bold" style:font-weight-asian="bold"/>
    </style:style>
    <style:style style:name="TableCell663" style:family="table-cell">
      <style:table-cell-properties fo:border="0.0069in solid #000000" fo:padding-top="0in" fo:padding-left="0.075in" fo:padding-bottom="0in" fo:padding-right="0.075in"/>
    </style:style>
    <style:style style:name="TableCell664" style:family="table-cell">
      <style:table-cell-properties fo:border="0.0069in solid #000000" fo:padding-top="0in" fo:padding-left="0.075in" fo:padding-bottom="0in" fo:padding-right="0.075in"/>
    </style:style>
    <style:style style:name="TableCell665" style:family="table-cell">
      <style:table-cell-properties fo:border="0.0069in solid #000000" fo:padding-top="0in" fo:padding-left="0.075in" fo:padding-bottom="0in" fo:padding-right="0.075in"/>
    </style:style>
    <style:style style:name="TableCell666" style:family="table-cell">
      <style:table-cell-properties fo:border="0.0069in solid #000000" fo:padding-top="0in" fo:padding-left="0.075in" fo:padding-bottom="0in" fo:padding-right="0.075in"/>
    </style:style>
    <style:style style:name="TableRow667" style:family="table-row">
      <style:table-row-properties/>
    </style:style>
    <style:style style:name="TableCell668" style:family="table-cell">
      <style:table-cell-properties fo:border="0.0069in solid #000000" fo:padding-top="0in" fo:padding-left="0.075in" fo:padding-bottom="0in" fo:padding-right="0.075in"/>
    </style:style>
    <style:style style:name="P669" style:parent-style-name="Normal" style:family="paragraph">
      <style:text-properties fo:font-weight="bold" style:font-weight-asian="bold"/>
    </style:style>
    <style:style style:name="TableCell670" style:family="table-cell">
      <style:table-cell-properties fo:border="0.0069in solid #000000" fo:padding-top="0in" fo:padding-left="0.075in" fo:padding-bottom="0in" fo:padding-right="0.075in"/>
    </style:style>
    <style:style style:name="TableCell671" style:family="table-cell">
      <style:table-cell-properties fo:border="0.0069in solid #000000" fo:padding-top="0in" fo:padding-left="0.075in" fo:padding-bottom="0in" fo:padding-right="0.075in"/>
    </style:style>
    <style:style style:name="TableCell672" style:family="table-cell">
      <style:table-cell-properties fo:border="0.0069in solid #000000" fo:padding-top="0in" fo:padding-left="0.075in" fo:padding-bottom="0in" fo:padding-right="0.075in"/>
    </style:style>
    <style:style style:name="TableCell673" style:family="table-cell">
      <style:table-cell-properties fo:border="0.0069in solid #000000" fo:padding-top="0in" fo:padding-left="0.075in" fo:padding-bottom="0in" fo:padding-right="0.075in"/>
    </style:style>
    <style:style style:name="TableRow674" style:family="table-row">
      <style:table-row-properties/>
    </style:style>
    <style:style style:name="TableCell675" style:family="table-cell">
      <style:table-cell-properties fo:border="0.0069in solid #000000" fo:padding-top="0in" fo:padding-left="0.075in" fo:padding-bottom="0in" fo:padding-right="0.075in"/>
    </style:style>
    <style:style style:name="P676" style:parent-style-name="Normal" style:family="paragraph">
      <style:text-properties fo:font-weight="bold" style:font-weight-asian="bold"/>
    </style:style>
    <style:style style:name="TableCell677" style:family="table-cell">
      <style:table-cell-properties fo:border="0.0069in solid #000000" fo:padding-top="0in" fo:padding-left="0.075in" fo:padding-bottom="0in" fo:padding-right="0.075in"/>
    </style:style>
    <style:style style:name="TableCell678" style:family="table-cell">
      <style:table-cell-properties fo:border="0.0069in solid #000000" fo:padding-top="0in" fo:padding-left="0.075in" fo:padding-bottom="0in" fo:padding-right="0.075in"/>
    </style:style>
    <style:style style:name="TableCell679" style:family="table-cell">
      <style:table-cell-properties fo:border="0.0069in solid #000000" fo:padding-top="0in" fo:padding-left="0.075in" fo:padding-bottom="0in" fo:padding-right="0.075in"/>
    </style:style>
    <style:style style:name="TableCell680" style:family="table-cell">
      <style:table-cell-properties fo:border="0.0069in solid #000000" fo:padding-top="0in" fo:padding-left="0.075in" fo:padding-bottom="0in" fo:padding-right="0.075in"/>
    </style:style>
    <style:style style:name="TableRow681" style:family="table-row">
      <style:table-row-properties/>
    </style:style>
    <style:style style:name="TableCell682" style:family="table-cell">
      <style:table-cell-properties fo:border="0.0069in solid #000000" fo:padding-top="0in" fo:padding-left="0.075in" fo:padding-bottom="0in" fo:padding-right="0.075in"/>
    </style:style>
    <style:style style:name="P683" style:parent-style-name="Normal" style:family="paragraph">
      <style:text-properties fo:font-weight="bold" style:font-weight-asian="bold"/>
    </style:style>
    <style:style style:name="TableCell684" style:family="table-cell">
      <style:table-cell-properties fo:border="0.0069in solid #000000" fo:padding-top="0in" fo:padding-left="0.075in" fo:padding-bottom="0in" fo:padding-right="0.075in"/>
    </style:style>
    <style:style style:name="TableCell685" style:family="table-cell">
      <style:table-cell-properties fo:border="0.0069in solid #000000" fo:padding-top="0in" fo:padding-left="0.075in" fo:padding-bottom="0in" fo:padding-right="0.075in"/>
    </style:style>
    <style:style style:name="TableCell686" style:family="table-cell">
      <style:table-cell-properties fo:border="0.0069in solid #000000" fo:padding-top="0in" fo:padding-left="0.075in" fo:padding-bottom="0in" fo:padding-right="0.075in"/>
    </style:style>
    <style:style style:name="TableCell687" style:family="table-cell">
      <style:table-cell-properties fo:border="0.0069in solid #000000" fo:padding-top="0in" fo:padding-left="0.075in" fo:padding-bottom="0in" fo:padding-right="0.075in"/>
    </style:style>
    <style:style style:name="P688" style:parent-style-name="Normal" style:family="paragraph">
      <style:text-properties fo:font-weight="bold" style:font-weight-asian="bold"/>
    </style:style>
    <style:style style:name="P689" style:parent-style-name="Normal" style:family="paragraph">
      <style:text-properties fo:font-weight="bold" style:font-weight-asian="bold"/>
    </style:style>
    <style:style style:name="P690" style:parent-style-name="Normal" style:family="paragraph">
      <style:text-properties fo:font-weight="bold" style:font-weight-asian="bold"/>
    </style:style>
    <style:style style:name="P691" style:parent-style-name="Normal" style:family="paragraph">
      <style:text-properties fo:font-weight="bold" style:font-weight-asian="bold"/>
    </style:style>
    <style:style style:name="P692" style:parent-style-name="Normal" style:family="paragraph">
      <style:text-properties fo:font-weight="bold" style:font-weight-asian="bold"/>
    </style:style>
    <style:style style:name="TableColumn694" style:family="table-column">
      <style:table-column-properties style:column-width="1.3819in"/>
    </style:style>
    <style:style style:name="TableColumn695" style:family="table-column">
      <style:table-column-properties style:column-width="1.0083in"/>
    </style:style>
    <style:style style:name="TableColumn696" style:family="table-column">
      <style:table-column-properties style:column-width="1.2618in"/>
    </style:style>
    <style:style style:name="TableColumn697" style:family="table-column">
      <style:table-column-properties style:column-width="1.1416in"/>
    </style:style>
    <style:style style:name="TableColumn698" style:family="table-column">
      <style:table-column-properties style:column-width="1.1916in"/>
    </style:style>
    <style:style style:name="Table693" style:family="table">
      <style:table-properties style:width="5.9854in" fo:margin-left="0.2944in" table:align="left"/>
    </style:style>
    <style:style style:name="TableRow699" style:family="table-row">
      <style:table-row-properties/>
    </style:style>
    <style:style style:name="TableCell700" style:family="table-cell">
      <style:table-cell-properties fo:border="0.0069in solid #000000" fo:padding-top="0in" fo:padding-left="0.075in" fo:padding-bottom="0in" fo:padding-right="0.075in"/>
    </style:style>
    <style:style style:name="P701" style:parent-style-name="Normal" style:family="paragraph">
      <style:text-properties fo:font-weight="bold" style:font-weight-asian="bold"/>
    </style:style>
    <style:style style:name="TableCell702" style:family="table-cell">
      <style:table-cell-properties fo:border="0.0069in solid #000000" fo:padding-top="0in" fo:padding-left="0.075in" fo:padding-bottom="0in" fo:padding-right="0.075in"/>
    </style:style>
    <style:style style:name="P703" style:parent-style-name="Normal" style:family="paragraph">
      <style:text-properties fo:font-weight="bold" style:font-weight-asian="bold"/>
    </style:style>
    <style:style style:name="TableCell704" style:family="table-cell">
      <style:table-cell-properties fo:border="0.0069in solid #000000" fo:padding-top="0in" fo:padding-left="0.075in" fo:padding-bottom="0in" fo:padding-right="0.075in"/>
    </style:style>
    <style:style style:name="P705" style:parent-style-name="Normal" style:family="paragraph">
      <style:text-properties fo:font-weight="bold" style:font-weight-asian="bold"/>
    </style:style>
    <style:style style:name="TableCell706" style:family="table-cell">
      <style:table-cell-properties fo:border="0.0069in solid #000000" fo:padding-top="0in" fo:padding-left="0.075in" fo:padding-bottom="0in" fo:padding-right="0.075in"/>
    </style:style>
    <style:style style:name="P707" style:parent-style-name="Normal" style:family="paragraph">
      <style:text-properties fo:font-weight="bold" style:font-weight-asian="bold"/>
    </style:style>
    <style:style style:name="TableCell708" style:family="table-cell">
      <style:table-cell-properties fo:border="0.0069in solid #000000" fo:padding-top="0in" fo:padding-left="0.075in" fo:padding-bottom="0in" fo:padding-right="0.075in"/>
    </style:style>
    <style:style style:name="P709" style:parent-style-name="Normal" style:family="paragraph">
      <style:text-properties fo:font-weight="bold" style:font-weight-asian="bold"/>
    </style:style>
    <style:style style:name="TableRow710" style:family="table-row">
      <style:table-row-properties/>
    </style:style>
    <style:style style:name="TableCell711" style:family="table-cell">
      <style:table-cell-properties fo:border="0.0069in solid #000000" fo:padding-top="0in" fo:padding-left="0.075in" fo:padding-bottom="0in" fo:padding-right="0.075in"/>
    </style:style>
    <style:style style:name="P712" style:parent-style-name="Normal" style:family="paragraph">
      <style:text-properties fo:font-weight="bold" style:font-weight-asian="bold"/>
    </style:style>
    <style:style style:name="TableCell713" style:family="table-cell">
      <style:table-cell-properties fo:border="0.0069in solid #000000" fo:padding-top="0in" fo:padding-left="0.075in" fo:padding-bottom="0in" fo:padding-right="0.075in"/>
    </style:style>
    <style:style style:name="TableCell714" style:family="table-cell">
      <style:table-cell-properties fo:border="0.0069in solid #000000" fo:padding-top="0in" fo:padding-left="0.075in" fo:padding-bottom="0in" fo:padding-right="0.075in"/>
    </style:style>
    <style:style style:name="TableCell715" style:family="table-cell">
      <style:table-cell-properties fo:border="0.0069in solid #000000" fo:padding-top="0in" fo:padding-left="0.075in" fo:padding-bottom="0in" fo:padding-right="0.075in"/>
    </style:style>
    <style:style style:name="TableCell716" style:family="table-cell">
      <style:table-cell-properties fo:border="0.0069in solid #000000" fo:padding-top="0in" fo:padding-left="0.075in" fo:padding-bottom="0in" fo:padding-right="0.075in"/>
    </style:style>
    <style:style style:name="TableRow717" style:family="table-row">
      <style:table-row-properties/>
    </style:style>
    <style:style style:name="TableCell718" style:family="table-cell">
      <style:table-cell-properties fo:border="0.0069in solid #000000" fo:padding-top="0in" fo:padding-left="0.075in" fo:padding-bottom="0in" fo:padding-right="0.075in"/>
    </style:style>
    <style:style style:name="P719" style:parent-style-name="Normal" style:family="paragraph">
      <style:text-properties fo:font-weight="bold" style:font-weight-asian="bold"/>
    </style:style>
    <style:style style:name="TableCell720" style:family="table-cell">
      <style:table-cell-properties fo:border="0.0069in solid #000000" fo:padding-top="0in" fo:padding-left="0.075in" fo:padding-bottom="0in" fo:padding-right="0.075in"/>
    </style:style>
    <style:style style:name="TableCell721" style:family="table-cell">
      <style:table-cell-properties fo:border="0.0069in solid #000000" fo:padding-top="0in" fo:padding-left="0.075in" fo:padding-bottom="0in" fo:padding-right="0.075in"/>
    </style:style>
    <style:style style:name="TableCell722" style:family="table-cell">
      <style:table-cell-properties fo:border="0.0069in solid #000000" fo:padding-top="0in" fo:padding-left="0.075in" fo:padding-bottom="0in" fo:padding-right="0.075in"/>
    </style:style>
    <style:style style:name="TableCell723" style:family="table-cell">
      <style:table-cell-properties fo:border="0.0069in solid #000000" fo:padding-top="0in" fo:padding-left="0.075in" fo:padding-bottom="0in" fo:padding-right="0.075in"/>
    </style:style>
    <style:style style:name="TableRow724" style:family="table-row">
      <style:table-row-properties/>
    </style:style>
    <style:style style:name="TableCell725" style:family="table-cell">
      <style:table-cell-properties fo:border="0.0069in solid #000000" fo:padding-top="0in" fo:padding-left="0.075in" fo:padding-bottom="0in" fo:padding-right="0.075in"/>
    </style:style>
    <style:style style:name="P726" style:parent-style-name="Normal" style:family="paragraph">
      <style:text-properties fo:font-weight="bold" style:font-weight-asian="bold"/>
    </style:style>
    <style:style style:name="TableCell727" style:family="table-cell">
      <style:table-cell-properties fo:border="0.0069in solid #000000" fo:padding-top="0in" fo:padding-left="0.075in" fo:padding-bottom="0in" fo:padding-right="0.075in"/>
    </style:style>
    <style:style style:name="TableCell728" style:family="table-cell">
      <style:table-cell-properties fo:border="0.0069in solid #000000" fo:padding-top="0in" fo:padding-left="0.075in" fo:padding-bottom="0in" fo:padding-right="0.075in"/>
    </style:style>
    <style:style style:name="TableCell729" style:family="table-cell">
      <style:table-cell-properties fo:border="0.0069in solid #000000" fo:padding-top="0in" fo:padding-left="0.075in" fo:padding-bottom="0in" fo:padding-right="0.075in"/>
    </style:style>
    <style:style style:name="TableCell730" style:family="table-cell">
      <style:table-cell-properties fo:border="0.0069in solid #000000" fo:padding-top="0in" fo:padding-left="0.075in" fo:padding-bottom="0in" fo:padding-right="0.075in"/>
    </style:style>
    <style:style style:name="TableRow731" style:family="table-row">
      <style:table-row-properties/>
    </style:style>
    <style:style style:name="TableCell732" style:family="table-cell">
      <style:table-cell-properties fo:border="0.0069in solid #000000" fo:padding-top="0in" fo:padding-left="0.075in" fo:padding-bottom="0in" fo:padding-right="0.075in"/>
    </style:style>
    <style:style style:name="P733" style:parent-style-name="Normal" style:family="paragraph">
      <style:text-properties fo:font-weight="bold" style:font-weight-asian="bold"/>
    </style:style>
    <style:style style:name="TableCell734" style:family="table-cell">
      <style:table-cell-properties fo:border="0.0069in solid #000000" fo:padding-top="0in" fo:padding-left="0.075in" fo:padding-bottom="0in" fo:padding-right="0.075in"/>
    </style:style>
    <style:style style:name="TableCell735" style:family="table-cell">
      <style:table-cell-properties fo:border="0.0069in solid #000000" fo:padding-top="0in" fo:padding-left="0.075in" fo:padding-bottom="0in" fo:padding-right="0.075in"/>
    </style:style>
    <style:style style:name="TableCell736" style:family="table-cell">
      <style:table-cell-properties fo:border="0.0069in solid #000000" fo:padding-top="0in" fo:padding-left="0.075in" fo:padding-bottom="0in" fo:padding-right="0.075in"/>
    </style:style>
    <style:style style:name="TableCell737" style:family="table-cell">
      <style:table-cell-properties fo:border="0.0069in solid #000000" fo:padding-top="0in" fo:padding-left="0.075in" fo:padding-bottom="0in" fo:padding-right="0.075in"/>
    </style:style>
    <style:style style:name="TableRow738" style:family="table-row">
      <style:table-row-properties/>
    </style:style>
    <style:style style:name="TableCell739" style:family="table-cell">
      <style:table-cell-properties fo:border="0.0069in solid #000000" fo:padding-top="0in" fo:padding-left="0.075in" fo:padding-bottom="0in" fo:padding-right="0.075in"/>
    </style:style>
    <style:style style:name="P740" style:parent-style-name="Normal" style:family="paragraph">
      <style:text-properties fo:font-weight="bold" style:font-weight-asian="bold"/>
    </style:style>
    <style:style style:name="TableCell741" style:family="table-cell">
      <style:table-cell-properties fo:border="0.0069in solid #000000" fo:padding-top="0in" fo:padding-left="0.075in" fo:padding-bottom="0in" fo:padding-right="0.075in"/>
    </style:style>
    <style:style style:name="TableCell742" style:family="table-cell">
      <style:table-cell-properties fo:border="0.0069in solid #000000" fo:padding-top="0in" fo:padding-left="0.075in" fo:padding-bottom="0in" fo:padding-right="0.075in"/>
    </style:style>
    <style:style style:name="TableCell743" style:family="table-cell">
      <style:table-cell-properties fo:border="0.0069in solid #000000" fo:padding-top="0in" fo:padding-left="0.075in" fo:padding-bottom="0in" fo:padding-right="0.075in"/>
    </style:style>
    <style:style style:name="TableCell744" style:family="table-cell">
      <style:table-cell-properties fo:border="0.0069in solid #000000" fo:padding-top="0in" fo:padding-left="0.075in" fo:padding-bottom="0in" fo:padding-right="0.075in"/>
    </style:style>
    <style:style style:name="TableRow745" style:family="table-row">
      <style:table-row-properties/>
    </style:style>
    <style:style style:name="TableCell746" style:family="table-cell">
      <style:table-cell-properties fo:border="0.0069in solid #000000" fo:padding-top="0in" fo:padding-left="0.075in" fo:padding-bottom="0in" fo:padding-right="0.075in"/>
    </style:style>
    <style:style style:name="P747" style:parent-style-name="Normal" style:family="paragraph">
      <style:text-properties fo:font-weight="bold" style:font-weight-asian="bold"/>
    </style:style>
    <style:style style:name="TableCell748" style:family="table-cell">
      <style:table-cell-properties fo:border="0.0069in solid #000000" fo:padding-top="0in" fo:padding-left="0.075in" fo:padding-bottom="0in" fo:padding-right="0.075in"/>
    </style:style>
    <style:style style:name="TableCell749" style:family="table-cell">
      <style:table-cell-properties fo:border="0.0069in solid #000000" fo:padding-top="0in" fo:padding-left="0.075in" fo:padding-bottom="0in" fo:padding-right="0.075in"/>
    </style:style>
    <style:style style:name="TableCell750" style:family="table-cell">
      <style:table-cell-properties fo:border="0.0069in solid #000000" fo:padding-top="0in" fo:padding-left="0.075in" fo:padding-bottom="0in" fo:padding-right="0.075in"/>
    </style:style>
    <style:style style:name="TableCell751" style:family="table-cell">
      <style:table-cell-properties fo:border="0.0069in solid #000000" fo:padding-top="0in" fo:padding-left="0.075in" fo:padding-bottom="0in" fo:padding-right="0.075in"/>
    </style:style>
    <style:style style:name="TableRow752" style:family="table-row">
      <style:table-row-properties/>
    </style:style>
    <style:style style:name="TableCell753" style:family="table-cell">
      <style:table-cell-properties fo:border="0.0069in solid #000000" fo:padding-top="0in" fo:padding-left="0.075in" fo:padding-bottom="0in" fo:padding-right="0.075in"/>
    </style:style>
    <style:style style:name="P754" style:parent-style-name="Normal" style:family="paragraph">
      <style:text-properties fo:font-weight="bold" style:font-weight-asian="bold"/>
    </style:style>
    <style:style style:name="TableCell755" style:family="table-cell">
      <style:table-cell-properties fo:border="0.0069in solid #000000" fo:padding-top="0in" fo:padding-left="0.075in" fo:padding-bottom="0in" fo:padding-right="0.075in"/>
    </style:style>
    <style:style style:name="TableCell756" style:family="table-cell">
      <style:table-cell-properties fo:border="0.0069in solid #000000" fo:padding-top="0in" fo:padding-left="0.075in" fo:padding-bottom="0in" fo:padding-right="0.075in"/>
    </style:style>
    <style:style style:name="TableCell757" style:family="table-cell">
      <style:table-cell-properties fo:border="0.0069in solid #000000" fo:padding-top="0in" fo:padding-left="0.075in" fo:padding-bottom="0in" fo:padding-right="0.075in"/>
    </style:style>
    <style:style style:name="TableCell758" style:family="table-cell">
      <style:table-cell-properties fo:border="0.0069in solid #000000" fo:padding-top="0in" fo:padding-left="0.075in" fo:padding-bottom="0in" fo:padding-right="0.075in"/>
    </style:style>
    <style:style style:name="TableRow759" style:family="table-row">
      <style:table-row-properties/>
    </style:style>
    <style:style style:name="TableCell760" style:family="table-cell">
      <style:table-cell-properties fo:border="0.0069in solid #000000" fo:padding-top="0in" fo:padding-left="0.075in" fo:padding-bottom="0in" fo:padding-right="0.075in"/>
    </style:style>
    <style:style style:name="P761" style:parent-style-name="Normal" style:family="paragraph">
      <style:text-properties fo:font-weight="bold" style:font-weight-asian="bold"/>
    </style:style>
    <style:style style:name="TableCell762" style:family="table-cell">
      <style:table-cell-properties fo:border="0.0069in solid #000000" fo:padding-top="0in" fo:padding-left="0.075in" fo:padding-bottom="0in" fo:padding-right="0.075in"/>
    </style:style>
    <style:style style:name="TableCell763" style:family="table-cell">
      <style:table-cell-properties fo:border="0.0069in solid #000000" fo:padding-top="0in" fo:padding-left="0.075in" fo:padding-bottom="0in" fo:padding-right="0.075in"/>
    </style:style>
    <style:style style:name="TableCell764" style:family="table-cell">
      <style:table-cell-properties fo:border="0.0069in solid #000000" fo:padding-top="0in" fo:padding-left="0.075in" fo:padding-bottom="0in" fo:padding-right="0.075in"/>
    </style:style>
    <style:style style:name="TableCell765" style:family="table-cell">
      <style:table-cell-properties fo:border="0.0069in solid #000000" fo:padding-top="0in" fo:padding-left="0.075in" fo:padding-bottom="0in" fo:padding-right="0.075in"/>
    </style:style>
    <style:style style:name="P766" style:parent-style-name="Normal" style:family="paragraph">
      <style:text-properties fo:font-weight="bold" style:font-weight-asian="bold"/>
    </style:style>
    <style:style style:name="P767" style:parent-style-name="Normal" style:family="paragraph">
      <style:text-properties fo:font-weight="bold" style:font-weight-asian="bold"/>
    </style:style>
    <style:style style:name="P768" style:parent-style-name="Normal" style:family="paragraph">
      <style:text-properties fo:font-weight="bold" style:font-weight-asian="bold"/>
    </style:style>
    <style:style style:name="P769" style:parent-style-name="Normal" style:family="paragraph">
      <style:text-properties fo:font-weight="bold" style:font-weight-asian="bold"/>
    </style:style>
    <style:style style:name="P770" style:parent-style-name="Normal" style:family="paragraph">
      <style:text-properties fo:font-weight="bold" style:font-weight-asian="bold"/>
    </style:style>
    <style:style style:name="P771" style:parent-style-name="Normal" style:family="paragraph">
      <style:paragraph-properties fo:margin-left="0.25in">
        <style:tab-stops/>
      </style:paragraph-properties>
    </style:style>
    <style:style style:name="P772" style:parent-style-name="Normal" style:family="paragraph">
      <style:paragraph-properties fo:margin-left="0.25in">
        <style:tab-stops/>
      </style:paragraph-properties>
    </style:style>
    <style:style style:name="P773" style:parent-style-name="Normal" style:family="paragraph">
      <style:paragraph-properties fo:margin-left="0.25in">
        <style:tab-stops/>
      </style:paragraph-properties>
    </style:style>
    <style:style style:name="P774" style:parent-style-name="Normal" style:family="paragraph">
      <style:text-properties fo:font-weight="bold" style:font-weight-asian="bold"/>
    </style:style>
    <style:style style:name="P775" style:parent-style-name="Normal" style:family="paragraph">
      <style:paragraph-properties fo:margin-left="0.25in">
        <style:tab-stops/>
      </style:paragraph-properties>
    </style:style>
    <style:style style:name="P776" style:parent-style-name="Normal" style:family="paragraph">
      <style:paragraph-properties fo:margin-left="0.25in">
        <style:tab-stops/>
      </style:paragraph-properties>
    </style:style>
    <style:style style:name="P777" style:parent-style-name="Normal" style:family="paragraph">
      <style:paragraph-properties fo:margin-left="0.25in">
        <style:tab-stops/>
      </style:paragraph-properties>
    </style:style>
    <style:style style:name="P778" style:parent-style-name="Normal" style:family="paragraph">
      <style:paragraph-properties fo:margin-left="0.25in">
        <style:tab-stops/>
      </style:paragraph-properties>
    </style:style>
    <style:style style:name="P779" style:parent-style-name="Normal" style:family="paragraph">
      <style:paragraph-properties fo:margin-left="0.25in">
        <style:tab-stops/>
      </style:paragraph-properties>
    </style:style>
    <style:style style:name="P780" style:parent-style-name="Normal" style:family="paragraph">
      <style:paragraph-properties fo:margin-left="0.25in">
        <style:tab-stops/>
      </style:paragraph-properties>
    </style:style>
    <style:style style:name="P781" style:parent-style-name="Normal" style:family="paragraph">
      <style:paragraph-properties fo:margin-left="0.25in">
        <style:tab-stops/>
      </style:paragraph-properties>
    </style:style>
    <style:style style:name="P782" style:parent-style-name="Normal" style:family="paragraph">
      <style:paragraph-properties fo:margin-left="0.25in">
        <style:tab-stops/>
      </style:paragraph-properties>
    </style:style>
    <style:style style:name="P783" style:parent-style-name="Normal" style:family="paragraph">
      <style:paragraph-properties fo:margin-left="0.25in">
        <style:tab-stops/>
      </style:paragraph-properties>
    </style:style>
    <style:style style:name="P784" style:parent-style-name="Normal" style:family="paragraph">
      <style:text-properties fo:font-weight="bold" style:font-weight-asian="bold"/>
    </style:style>
    <style:style style:name="P785" style:parent-style-name="Normal" style:family="paragraph">
      <style:paragraph-properties fo:margin-left="0.25in">
        <style:tab-stops/>
      </style:paragraph-properties>
      <style:text-properties fo:font-weight="bold" style:font-weight-asian="bold"/>
    </style:style>
    <style:style style:name="P786" style:parent-style-name="Normal" style:family="paragraph">
      <style:paragraph-properties fo:margin-left="0.25in">
        <style:tab-stops/>
      </style:paragraph-properties>
    </style:style>
    <style:style style:name="P787" style:parent-style-name="Normal" style:family="paragraph">
      <style:paragraph-properties fo:margin-left="0.25in">
        <style:tab-stops/>
      </style:paragraph-properties>
      <style:text-properties fo:font-weight="bold" style:font-weight-asian="bold"/>
    </style:style>
    <style:style style:name="P788" style:parent-style-name="Normal" style:family="paragraph">
      <style:paragraph-properties fo:margin-left="0.25in">
        <style:tab-stops/>
      </style:paragraph-properties>
    </style:style>
    <style:style style:name="P789" style:parent-style-name="Normal" style:family="paragraph">
      <style:paragraph-properties fo:margin-left="0.25in">
        <style:tab-stops/>
      </style:paragraph-properties>
    </style:style>
    <style:style style:name="P790" style:parent-style-name="Normal" style:family="paragraph">
      <style:paragraph-properties fo:margin-left="0.25in">
        <style:tab-stops/>
      </style:paragraph-properties>
    </style:style>
    <style:style style:name="P791" style:parent-style-name="Normal" style:family="paragraph">
      <style:paragraph-properties fo:margin-left="0.25in">
        <style:tab-stops/>
      </style:paragraph-properties>
    </style:style>
    <style:style style:name="P792" style:parent-style-name="Normal" style:family="paragraph">
      <style:paragraph-properties fo:margin-left="0.25in">
        <style:tab-stops/>
      </style:paragraph-properties>
    </style:style>
    <style:style style:name="P793" style:parent-style-name="Normal" style:family="paragraph">
      <style:text-properties fo:font-weight="bold" style:font-weight-asian="bold"/>
    </style:style>
    <style:style style:name="P794" style:parent-style-name="Normal" style:family="paragraph">
      <style:paragraph-properties fo:margin-left="0.25in">
        <style:tab-stops/>
      </style:paragraph-properties>
    </style:style>
    <style:style style:name="P795" style:parent-style-name="Normal" style:family="paragraph">
      <style:paragraph-properties fo:margin-left="0.25in">
        <style:tab-stops/>
      </style:paragraph-properties>
    </style:style>
    <style:style style:name="P796" style:parent-style-name="Normal" style:family="paragraph">
      <style:paragraph-properties fo:margin-left="0.25in">
        <style:tab-stops/>
      </style:paragraph-properties>
    </style:style>
    <style:style style:name="P797" style:parent-style-name="Normal" style:family="paragraph">
      <style:paragraph-properties fo:margin-left="0.25in">
        <style:tab-stops/>
      </style:paragraph-properties>
    </style:style>
    <style:style style:name="P798" style:parent-style-name="Normal" style:family="paragraph">
      <style:paragraph-properties fo:margin-left="0.25in">
        <style:tab-stops/>
      </style:paragraph-properties>
    </style:style>
    <style:style style:name="P799" style:parent-style-name="Normal" style:family="paragraph">
      <style:paragraph-properties fo:margin-left="0.25in">
        <style:tab-stops/>
      </style:paragraph-properties>
    </style:style>
    <style:style style:name="P800" style:parent-style-name="Normal" style:family="paragraph">
      <style:paragraph-properties fo:margin-left="0.25in">
        <style:tab-stops/>
      </style:paragraph-properties>
    </style:style>
    <style:style style:name="P801" style:parent-style-name="Normal" style:family="paragraph">
      <style:paragraph-properties fo:margin-left="0.25in">
        <style:tab-stops/>
      </style:paragraph-properties>
    </style:style>
    <style:style style:name="P802" style:parent-style-name="Normal" style:family="paragraph">
      <style:paragraph-properties fo:margin-left="0.25in">
        <style:tab-stops/>
      </style:paragraph-properties>
    </style:style>
    <style:style style:name="P803" style:parent-style-name="Normal" style:family="paragraph">
      <style:paragraph-properties fo:margin-left="0.25in">
        <style:tab-stops/>
      </style:paragraph-properties>
    </style:style>
    <style:style style:name="P804" style:parent-style-name="Normal" style:family="paragraph">
      <style:paragraph-properties fo:margin-left="0.25in">
        <style:tab-stops/>
      </style:paragraph-properties>
    </style:style>
    <style:style style:name="T805" style:parent-style-name="DefaultParagraphFont" style:family="text">
      <style:text-properties fo:font-weight="bold" style:font-weight-asian="bold"/>
    </style:style>
    <style:style style:name="P806" style:parent-style-name="Normal" style:family="paragraph">
      <style:paragraph-properties fo:margin-left="0.25in">
        <style:tab-stops/>
      </style:paragraph-properties>
    </style:style>
    <style:style style:name="T807" style:parent-style-name="DefaultParagraphFont" style:family="text">
      <style:text-properties fo:font-weight="bold" style:font-weight-asian="bold"/>
    </style:style>
    <style:style style:name="P808" style:parent-style-name="Normal" style:family="paragraph">
      <style:paragraph-properties fo:margin-left="0.25in">
        <style:tab-stops/>
      </style:paragraph-properties>
    </style:style>
    <style:style style:name="T809" style:parent-style-name="DefaultParagraphFont" style:family="text">
      <style:text-properties fo:font-weight="bold" style:font-weight-asian="bold"/>
    </style:style>
    <style:style style:name="T810" style:parent-style-name="DefaultParagraphFont" style:family="text">
      <style:text-properties fo:font-weight="bold" style:font-weight-asian="bold"/>
    </style:style>
    <style:style style:name="P811" style:parent-style-name="Normal" style:family="paragraph">
      <style:paragraph-properties fo:margin-left="0.25in">
        <style:tab-stops/>
      </style:paragraph-properties>
    </style:style>
    <style:style style:name="P812" style:parent-style-name="Normal" style:family="paragraph">
      <style:paragraph-properties fo:text-align="justify" fo:margin-right="0.675in"/>
    </style:style>
    <style:style style:name="P813" style:parent-style-name="Normal" style:family="paragraph">
      <style:paragraph-properties fo:text-align="justify" fo:margin-right="0.675in"/>
    </style:style>
    <style:style style:name="TableColumn815" style:family="table-column">
      <style:table-column-properties style:column-width="1.325in"/>
    </style:style>
    <style:style style:name="TableColumn816" style:family="table-column">
      <style:table-column-properties style:column-width="0.7319in"/>
    </style:style>
    <style:style style:name="TableColumn817" style:family="table-column">
      <style:table-column-properties style:column-width="0.9541in"/>
    </style:style>
    <style:style style:name="TableColumn818" style:family="table-column">
      <style:table-column-properties style:column-width="0.8604in"/>
    </style:style>
    <style:style style:name="TableColumn819" style:family="table-column">
      <style:table-column-properties style:column-width="1.0701in"/>
    </style:style>
    <style:style style:name="TableColumn820" style:family="table-column">
      <style:table-column-properties style:column-width="0.9763in"/>
    </style:style>
    <style:style style:name="Table814" style:family="table">
      <style:table-properties style:width="5.918in" fo:margin-left="0in" table:align="left"/>
    </style:style>
    <style:style style:name="TableRow821" style:family="table-row">
      <style:table-row-properties/>
    </style:style>
    <style:style style:name="TableCell822" style:family="table-cell">
      <style:table-cell-properties fo:border="0.0069in solid #000000" fo:padding-top="0in" fo:padding-left="0.075in" fo:padding-bottom="0in" fo:padding-right="0.075in"/>
    </style:style>
    <style:style style:name="P823" style:parent-style-name="Normal" style:family="paragraph">
      <style:text-properties fo:font-weight="bold" style:font-weight-asian="bold"/>
    </style:style>
    <style:style style:name="TableRow824" style:family="table-row">
      <style:table-row-properties/>
    </style:style>
    <style:style style:name="TableCell825" style:family="table-cell">
      <style:table-cell-properties fo:border="0.0069in solid #000000" fo:padding-top="0in" fo:padding-left="0.075in" fo:padding-bottom="0in" fo:padding-right="0.075in"/>
    </style:style>
    <style:style style:name="TableCell826" style:family="table-cell">
      <style:table-cell-properties fo:border="0.0069in solid #000000" fo:padding-top="0in" fo:padding-left="0.075in" fo:padding-bottom="0in" fo:padding-right="0.075in"/>
    </style:style>
    <style:style style:name="TableCell827" style:family="table-cell">
      <style:table-cell-properties fo:border="0.0069in solid #000000" fo:padding-top="0in" fo:padding-left="0.075in" fo:padding-bottom="0in" fo:padding-right="0.075in"/>
    </style:style>
    <style:style style:name="T828" style:parent-style-name="DefaultParagraphFont" style:family="text">
      <style:text-properties style:text-underline-type="single" style:text-underline-style="solid" style:text-underline-width="auto" style:text-underline-mode="continuous"/>
    </style:style>
    <style:style style:name="TableCell829" style:family="table-cell">
      <style:table-cell-properties fo:border="0.0069in solid #000000" fo:padding-top="0in" fo:padding-left="0.075in" fo:padding-bottom="0in" fo:padding-right="0.075in"/>
    </style:style>
    <style:style style:name="T830" style:parent-style-name="DefaultParagraphFont" style:family="text">
      <style:text-properties style:text-underline-type="single" style:text-underline-style="solid" style:text-underline-width="auto" style:text-underline-mode="continuous"/>
    </style:style>
    <style:style style:name="T831" style:parent-style-name="DefaultParagraphFont" style:family="text">
      <style:text-properties style:text-underline-type="single" style:text-underline-style="solid" style:text-underline-width="auto" style:text-underline-mode="continuous"/>
    </style:style>
    <style:style style:name="TableRow832" style:family="table-row">
      <style:table-row-properties/>
    </style:style>
    <style:style style:name="TableCell833" style:family="table-cell">
      <style:table-cell-properties fo:border="0.0069in solid #000000" fo:padding-top="0in" fo:padding-left="0.075in" fo:padding-bottom="0in" fo:padding-right="0.075in"/>
    </style:style>
    <style:style style:name="P834" style:parent-style-name="Normal" style:family="paragraph">
      <style:text-properties fo:font-weight="bold" style:font-weight-asian="bold"/>
    </style:style>
    <style:style style:name="TableCell835" style:family="table-cell">
      <style:table-cell-properties fo:border="0.0069in solid #000000" fo:padding-top="0in" fo:padding-left="0.075in" fo:padding-bottom="0in" fo:padding-right="0.075in"/>
    </style:style>
    <style:style style:name="TableCell836" style:family="table-cell">
      <style:table-cell-properties fo:border="0.0069in solid #000000" fo:padding-top="0in" fo:padding-left="0.075in" fo:padding-bottom="0in" fo:padding-right="0.075in"/>
    </style:style>
    <style:style style:name="TableCell837" style:family="table-cell">
      <style:table-cell-properties fo:border="0.0069in solid #000000" fo:padding-top="0in" fo:padding-left="0.075in" fo:padding-bottom="0in" fo:padding-right="0.075in"/>
    </style:style>
    <style:style style:name="TableCell838" style:family="table-cell">
      <style:table-cell-properties fo:border="0.0069in solid #000000" fo:padding-top="0in" fo:padding-left="0.075in" fo:padding-bottom="0in" fo:padding-right="0.075in"/>
    </style:style>
    <style:style style:name="TableCell839" style:family="table-cell">
      <style:table-cell-properties fo:border="0.0069in solid #000000" fo:padding-top="0in" fo:padding-left="0.075in" fo:padding-bottom="0in" fo:padding-right="0.075in"/>
    </style:style>
    <style:style style:name="TableRow840" style:family="table-row">
      <style:table-row-properties/>
    </style:style>
    <style:style style:name="TableCell841" style:family="table-cell">
      <style:table-cell-properties fo:border="0.0069in solid #000000" fo:padding-top="0in" fo:padding-left="0.075in" fo:padding-bottom="0in" fo:padding-right="0.075in"/>
    </style:style>
    <style:style style:name="P842" style:parent-style-name="Normal" style:family="paragraph">
      <style:text-properties fo:font-weight="bold" style:font-weight-asian="bold"/>
    </style:style>
    <style:style style:name="TableCell843" style:family="table-cell">
      <style:table-cell-properties fo:border="0.0069in solid #000000" fo:padding-top="0in" fo:padding-left="0.075in" fo:padding-bottom="0in" fo:padding-right="0.075in"/>
    </style:style>
    <style:style style:name="TableCell844" style:family="table-cell">
      <style:table-cell-properties fo:border="0.0069in solid #000000" fo:padding-top="0in" fo:padding-left="0.075in" fo:padding-bottom="0in" fo:padding-right="0.075in"/>
    </style:style>
    <style:style style:name="TableCell845" style:family="table-cell">
      <style:table-cell-properties fo:border="0.0069in solid #000000" fo:padding-top="0in" fo:padding-left="0.075in" fo:padding-bottom="0in" fo:padding-right="0.075in"/>
    </style:style>
    <style:style style:name="TableCell846" style:family="table-cell">
      <style:table-cell-properties fo:border="0.0069in solid #000000" fo:padding-top="0in" fo:padding-left="0.075in" fo:padding-bottom="0in" fo:padding-right="0.075in"/>
    </style:style>
    <style:style style:name="TableCell847" style:family="table-cell">
      <style:table-cell-properties fo:border="0.0069in solid #000000" fo:padding-top="0in" fo:padding-left="0.075in" fo:padding-bottom="0in" fo:padding-right="0.075in"/>
    </style:style>
    <style:style style:name="TableRow848" style:family="table-row">
      <style:table-row-properties/>
    </style:style>
    <style:style style:name="TableCell849" style:family="table-cell">
      <style:table-cell-properties fo:border="0.0069in solid #000000" fo:padding-top="0in" fo:padding-left="0.075in" fo:padding-bottom="0in" fo:padding-right="0.075in"/>
    </style:style>
    <style:style style:name="P850" style:parent-style-name="Normal" style:family="paragraph">
      <style:text-properties fo:font-weight="bold" style:font-weight-asian="bold"/>
    </style:style>
    <style:style style:name="TableCell851" style:family="table-cell">
      <style:table-cell-properties fo:border="0.0069in solid #000000" fo:padding-top="0in" fo:padding-left="0.075in" fo:padding-bottom="0in" fo:padding-right="0.075in"/>
    </style:style>
    <style:style style:name="TableCell852" style:family="table-cell">
      <style:table-cell-properties fo:border="0.0069in solid #000000" fo:padding-top="0in" fo:padding-left="0.075in" fo:padding-bottom="0in" fo:padding-right="0.075in"/>
    </style:style>
    <style:style style:name="TableCell853" style:family="table-cell">
      <style:table-cell-properties fo:border="0.0069in solid #000000" fo:padding-top="0in" fo:padding-left="0.075in" fo:padding-bottom="0in" fo:padding-right="0.075in"/>
    </style:style>
    <style:style style:name="TableCell854" style:family="table-cell">
      <style:table-cell-properties fo:border="0.0069in solid #000000" fo:padding-top="0in" fo:padding-left="0.075in" fo:padding-bottom="0in" fo:padding-right="0.075in"/>
    </style:style>
    <style:style style:name="TableCell855" style:family="table-cell">
      <style:table-cell-properties fo:border="0.0069in solid #000000" fo:padding-top="0in" fo:padding-left="0.075in" fo:padding-bottom="0in" fo:padding-right="0.075in"/>
    </style:style>
    <style:style style:name="TableRow856" style:family="table-row">
      <style:table-row-properties/>
    </style:style>
    <style:style style:name="TableCell857" style:family="table-cell">
      <style:table-cell-properties fo:border="0.0069in solid #000000" fo:padding-top="0in" fo:padding-left="0.075in" fo:padding-bottom="0in" fo:padding-right="0.075in"/>
    </style:style>
    <style:style style:name="P858" style:parent-style-name="Normal" style:family="paragraph">
      <style:text-properties fo:font-weight="bold" style:font-weight-asian="bold"/>
    </style:style>
    <style:style style:name="TableCell859" style:family="table-cell">
      <style:table-cell-properties fo:border="0.0069in solid #000000" fo:padding-top="0in" fo:padding-left="0.075in" fo:padding-bottom="0in" fo:padding-right="0.075in"/>
    </style:style>
    <style:style style:name="TableCell860" style:family="table-cell">
      <style:table-cell-properties fo:border="0.0069in solid #000000" fo:padding-top="0in" fo:padding-left="0.075in" fo:padding-bottom="0in" fo:padding-right="0.075in"/>
    </style:style>
    <style:style style:name="TableCell861" style:family="table-cell">
      <style:table-cell-properties fo:border="0.0069in solid #000000" fo:padding-top="0in" fo:padding-left="0.075in" fo:padding-bottom="0in" fo:padding-right="0.075in"/>
    </style:style>
    <style:style style:name="TableCell862" style:family="table-cell">
      <style:table-cell-properties fo:border="0.0069in solid #000000" fo:padding-top="0in" fo:padding-left="0.075in" fo:padding-bottom="0in" fo:padding-right="0.075in"/>
    </style:style>
    <style:style style:name="TableCell863" style:family="table-cell">
      <style:table-cell-properties fo:border="0.0069in solid #000000" fo:padding-top="0in" fo:padding-left="0.075in" fo:padding-bottom="0in" fo:padding-right="0.075in"/>
    </style:style>
    <style:style style:name="TableRow864" style:family="table-row">
      <style:table-row-properties/>
    </style:style>
    <style:style style:name="TableCell865" style:family="table-cell">
      <style:table-cell-properties fo:border="0.0069in solid #000000" fo:padding-top="0in" fo:padding-left="0.075in" fo:padding-bottom="0in" fo:padding-right="0.075in"/>
    </style:style>
    <style:style style:name="P866" style:parent-style-name="Normal" style:family="paragraph">
      <style:text-properties fo:font-weight="bold" style:font-weight-asian="bold"/>
    </style:style>
    <style:style style:name="TableCell867" style:family="table-cell">
      <style:table-cell-properties fo:border="0.0069in solid #000000" fo:padding-top="0in" fo:padding-left="0.075in" fo:padding-bottom="0in" fo:padding-right="0.075in"/>
    </style:style>
    <style:style style:name="TableCell868" style:family="table-cell">
      <style:table-cell-properties fo:border="0.0069in solid #000000" fo:padding-top="0in" fo:padding-left="0.075in" fo:padding-bottom="0in" fo:padding-right="0.075in"/>
    </style:style>
    <style:style style:name="TableCell869" style:family="table-cell">
      <style:table-cell-properties fo:border="0.0069in solid #000000" fo:padding-top="0in" fo:padding-left="0.075in" fo:padding-bottom="0in" fo:padding-right="0.075in"/>
    </style:style>
    <style:style style:name="TableCell870" style:family="table-cell">
      <style:table-cell-properties fo:border="0.0069in solid #000000" fo:padding-top="0in" fo:padding-left="0.075in" fo:padding-bottom="0in" fo:padding-right="0.075in"/>
    </style:style>
    <style:style style:name="TableCell871" style:family="table-cell">
      <style:table-cell-properties fo:border="0.0069in solid #000000" fo:padding-top="0in" fo:padding-left="0.075in" fo:padding-bottom="0in" fo:padding-right="0.075in"/>
    </style:style>
    <style:style style:name="TableRow872" style:family="table-row">
      <style:table-row-properties/>
    </style:style>
    <style:style style:name="TableCell873" style:family="table-cell">
      <style:table-cell-properties fo:border="0.0069in solid #000000" fo:padding-top="0in" fo:padding-left="0.075in" fo:padding-bottom="0in" fo:padding-right="0.075in"/>
    </style:style>
    <style:style style:name="P874" style:parent-style-name="Normal" style:family="paragraph">
      <style:text-properties fo:font-weight="bold" style:font-weight-asian="bold"/>
    </style:style>
    <style:style style:name="TableCell875" style:family="table-cell">
      <style:table-cell-properties fo:border="0.0069in solid #000000" fo:padding-top="0in" fo:padding-left="0.075in" fo:padding-bottom="0in" fo:padding-right="0.075in"/>
    </style:style>
    <style:style style:name="TableCell876" style:family="table-cell">
      <style:table-cell-properties fo:border="0.0069in solid #000000" fo:padding-top="0in" fo:padding-left="0.075in" fo:padding-bottom="0in" fo:padding-right="0.075in"/>
    </style:style>
    <style:style style:name="TableCell877" style:family="table-cell">
      <style:table-cell-properties fo:border="0.0069in solid #000000" fo:padding-top="0in" fo:padding-left="0.075in" fo:padding-bottom="0in" fo:padding-right="0.075in"/>
    </style:style>
    <style:style style:name="TableCell878" style:family="table-cell">
      <style:table-cell-properties fo:border="0.0069in solid #000000" fo:padding-top="0in" fo:padding-left="0.075in" fo:padding-bottom="0in" fo:padding-right="0.075in"/>
    </style:style>
    <style:style style:name="TableCell879" style:family="table-cell">
      <style:table-cell-properties fo:border="0.0069in solid #000000" fo:padding-top="0in" fo:padding-left="0.075in" fo:padding-bottom="0in" fo:padding-right="0.075in"/>
    </style:style>
    <style:style style:name="TableRow880" style:family="table-row">
      <style:table-row-properties/>
    </style:style>
    <style:style style:name="TableCell881" style:family="table-cell">
      <style:table-cell-properties fo:border="0.0069in solid #000000" fo:padding-top="0in" fo:padding-left="0.075in" fo:padding-bottom="0in" fo:padding-right="0.075in"/>
    </style:style>
    <style:style style:name="P882" style:parent-style-name="Normal" style:family="paragraph">
      <style:text-properties fo:font-weight="bold" style:font-weight-asian="bold"/>
    </style:style>
    <style:style style:name="TableCell883" style:family="table-cell">
      <style:table-cell-properties fo:border="0.0069in solid #000000" fo:padding-top="0in" fo:padding-left="0.075in" fo:padding-bottom="0in" fo:padding-right="0.075in"/>
    </style:style>
    <style:style style:name="TableCell884" style:family="table-cell">
      <style:table-cell-properties fo:border="0.0069in solid #000000" fo:padding-top="0in" fo:padding-left="0.075in" fo:padding-bottom="0in" fo:padding-right="0.075in"/>
    </style:style>
    <style:style style:name="TableCell885" style:family="table-cell">
      <style:table-cell-properties fo:border="0.0069in solid #000000" fo:padding-top="0in" fo:padding-left="0.075in" fo:padding-bottom="0in" fo:padding-right="0.075in"/>
    </style:style>
    <style:style style:name="P886" style:parent-style-name="Normal" style:family="paragraph">
      <style:text-properties fo:font-weight="bold" style:font-weight-asian="bold"/>
    </style:style>
    <style:style style:name="TableCell887" style:family="table-cell">
      <style:table-cell-properties fo:border="0.0069in solid #000000" fo:padding-top="0in" fo:padding-left="0.075in" fo:padding-bottom="0in" fo:padding-right="0.075in"/>
    </style:style>
    <style:style style:name="TableCell888" style:family="table-cell">
      <style:table-cell-properties fo:border="0.0069in solid #000000" fo:padding-top="0in" fo:padding-left="0.075in" fo:padding-bottom="0in" fo:padding-right="0.075in"/>
    </style:style>
    <style:style style:name="P889" style:parent-style-name="Normal" style:family="paragraph">
      <style:text-properties fo:font-weight="bold" style:font-weight-asian="bold"/>
    </style:style>
    <style:style style:name="P890" style:parent-style-name="Normal" style:family="paragraph">
      <style:paragraph-properties fo:text-align="justify" fo:margin-right="0.675in"/>
    </style:style>
    <style:style style:name="P891" style:parent-style-name="Normal" style:family="paragraph">
      <style:paragraph-properties fo:text-align="justify" fo:margin-right="0.675in"/>
    </style:style>
    <style:style style:name="P892" style:parent-style-name="Normal" style:family="paragraph">
      <style:paragraph-properties fo:text-align="justify" fo:margin-right="0.675in"/>
    </style:style>
    <style:style style:name="P893" style:parent-style-name="Normal" style:family="paragraph">
      <style:paragraph-properties fo:text-align="justify" fo:margin-right="0.675in"/>
    </style:style>
    <style:style style:name="P894" style:parent-style-name="Normal" style:family="paragraph">
      <style:paragraph-properties fo:text-align="justify" fo:margin-right="0.675in"/>
    </style:style>
    <style:style style:name="P895" style:parent-style-name="Normal" style:family="paragraph">
      <style:paragraph-properties fo:text-align="justify" fo:margin-right="0.675in"/>
    </style:style>
    <style:style style:name="P896" style:parent-style-name="Normal" style:family="paragraph">
      <style:paragraph-properties fo:text-align="justify" fo:margin-right="0.675in"/>
    </style:style>
    <style:style style:name="P897" style:parent-style-name="Normal" style:family="paragraph">
      <style:paragraph-properties fo:text-align="justify" fo:margin-right="0.675in"/>
    </style:style>
    <style:style style:name="P898" style:parent-style-name="Normal" style:family="paragraph">
      <style:text-properties fo:font-weight="bold" style:font-weight-asian="bold"/>
    </style:style>
    <style:style style:name="P899" style:parent-style-name="Normal" style:family="paragraph">
      <style:text-properties fo:font-weight="bold" style:font-weight-asian="bold"/>
    </style:style>
    <style:style style:name="P900" style:parent-style-name="Normal" style:family="paragraph">
      <style:text-properties fo:font-weight="bold" style:font-weight-asian="bold"/>
    </style:style>
    <style:style style:name="P901" style:parent-style-name="Normal" style:family="paragraph">
      <style:text-properties fo:font-weight="bold" style:font-weight-asian="bold"/>
    </style:style>
    <style:style style:name="P902" style:parent-style-name="Normal" style:family="paragraph">
      <style:paragraph-properties fo:text-align="justify"/>
    </style:style>
    <style:style style:name="P903" style:parent-style-name="Normal" style:family="paragraph">
      <style:paragraph-properties fo:text-align="justify"/>
    </style:style>
    <style:style style:name="P904" style:parent-style-name="Normal" style:family="paragraph">
      <style:paragraph-properties fo:text-align="justify"/>
    </style:style>
    <style:style style:name="P905" style:parent-style-name="Normal" style:family="paragraph">
      <style:paragraph-properties fo:text-align="justify"/>
    </style:style>
    <style:style style:name="T906" style:parent-style-name="DefaultParagraphFont" style:family="text">
      <style:text-properties fo:font-weight="bold" style:font-weight-asian="bold" fo:font-style="italic" style:font-style-asian="italic"/>
    </style:style>
    <style:style style:name="P907" style:parent-style-name="Normal" style:family="paragraph">
      <style:paragraph-properties fo:text-align="justify"/>
      <style:text-properties fo:font-size="11pt" style:font-size-asian="11pt" style:font-size-complex="11pt"/>
    </style:style>
    <style:style style:name="P908" style:parent-style-name="Normal" style:family="paragraph">
      <style:paragraph-properties fo:text-align="justify"/>
      <style:text-properties fo:font-size="11pt" style:font-size-asian="11pt" style:font-size-complex="11pt"/>
    </style:style>
    <style:style style:name="TableRow909" style:family="table-row">
      <style:table-row-properties/>
    </style:style>
    <style:style style:name="TableCell910" style:family="table-cell">
      <style:table-cell-properties fo:border="0.0069in solid #000000" fo:padding-top="0in" fo:padding-left="0.075in" fo:padding-bottom="0in" fo:padding-right="0.075in"/>
    </style:style>
    <style:style style:name="P911" style:parent-style-name="Normal" style:family="paragraph">
      <style:paragraph-properties fo:text-align="justify"/>
      <style:text-properties fo:font-weight="bold" style:font-weight-asian="bold"/>
    </style:style>
    <style:style style:name="P912" style:parent-style-name="Normal" style:family="paragraph">
      <style:paragraph-properties fo:text-align="justify"/>
      <style:text-properties fo:font-size="11pt" style:font-size-asian="11pt" style:font-size-complex="11pt"/>
    </style:style>
    <style:style style:name="P913" style:parent-style-name="Normal" style:family="paragraph">
      <style:paragraph-properties fo:text-align="justify"/>
    </style:style>
    <style:style style:name="P914" style:parent-style-name="Normal" style:family="paragraph">
      <style:paragraph-properties fo:text-align="justify"/>
    </style:style>
    <style:style style:name="P915" style:parent-style-name="Normal" style:family="paragraph">
      <style:paragraph-properties fo:text-align="justify"/>
    </style:style>
    <style:style style:name="P916" style:parent-style-name="Normal" style:family="paragraph">
      <style:paragraph-properties fo:margin-left="0.25in">
        <style:tab-stops/>
      </style:paragraph-properties>
    </style:style>
    <style:style style:name="P917" style:parent-style-name="Normal" style:family="paragraph">
      <style:paragraph-properties fo:margin-left="0.25in">
        <style:tab-stops/>
      </style:paragraph-properties>
    </style:style>
    <style:style style:name="T918" style:parent-style-name="DefaultParagraphFont" style:family="text">
      <style:text-properties fo:font-weight="bold" style:font-weight-asian="bold"/>
    </style:style>
    <style:style style:name="P919" style:parent-style-name="Normal" style:family="paragraph">
      <style:paragraph-properties fo:margin-left="0.25in">
        <style:tab-stops/>
      </style:paragraph-properties>
    </style:style>
    <style:style style:name="T920" style:parent-style-name="DefaultParagraphFont" style:family="text">
      <style:text-properties fo:font-weight="bold" style:font-weight-asian="bold"/>
    </style:style>
    <style:style style:name="P921" style:parent-style-name="Normal" style:family="paragraph">
      <style:paragraph-properties fo:margin-left="0.25in">
        <style:tab-stops/>
      </style:paragraph-properties>
    </style:style>
    <style:style style:name="T922" style:parent-style-name="DefaultParagraphFont" style:family="text">
      <style:text-properties fo:font-weight="bold" style:font-weight-asian="bold"/>
    </style:style>
    <style:style style:name="P923" style:parent-style-name="Normal" style:family="paragraph">
      <style:paragraph-properties fo:text-align="justify"/>
    </style:style>
    <style:style style:name="TableColumn925" style:family="table-column">
      <style:table-column-properties style:column-width="1.7965in"/>
    </style:style>
    <style:style style:name="TableColumn926" style:family="table-column">
      <style:table-column-properties style:column-width="5.2215in"/>
    </style:style>
    <style:style style:name="Table924" style:family="table">
      <style:table-properties style:width="7.018in" fo:margin-left="0in" table:align="left"/>
    </style:style>
    <style:style style:name="TableRow927" style:family="table-row">
      <style:table-row-properties/>
    </style:style>
    <style:style style:name="TableCell928" style:family="table-cell">
      <style:table-cell-properties fo:border="0.0069in solid #000000" fo:padding-top="0in" fo:padding-left="0.075in" fo:padding-bottom="0in" fo:padding-right="0.075in"/>
    </style:style>
    <style:style style:name="P929" style:parent-style-name="Normal" style:family="paragraph">
      <style:text-properties fo:font-weight="bold" style:font-weight-asian="bold"/>
    </style:style>
    <style:style style:name="TableCell930" style:family="table-cell">
      <style:table-cell-properties fo:border="0.0069in solid #000000" fo:padding-top="0in" fo:padding-left="0.075in" fo:padding-bottom="0in" fo:padding-right="0.075in"/>
    </style:style>
    <style:style style:name="P931" style:parent-style-name="Normal" style:family="paragraph">
      <style:text-properties fo:font-weight="bold" style:font-weight-asian="bold"/>
    </style:style>
    <style:style style:name="TableRow932" style:family="table-row">
      <style:table-row-properties/>
    </style:style>
    <style:style style:name="TableCell933" style:family="table-cell">
      <style:table-cell-properties fo:border="0.0069in solid #000000" fo:padding-top="0in" fo:padding-left="0.075in" fo:padding-bottom="0in" fo:padding-right="0.075in"/>
    </style:style>
    <style:style style:name="T934" style:parent-style-name="DefaultParagraphFont" style:family="text">
      <style:text-properties fo:font-weight="bold" style:font-weight-asian="bold"/>
    </style:style>
    <style:style style:name="TableCell935" style:family="table-cell">
      <style:table-cell-properties fo:border="0.0069in solid #000000" fo:padding-top="0in" fo:padding-left="0.075in" fo:padding-bottom="0in" fo:padding-right="0.075in"/>
    </style:style>
    <style:style style:name="T936" style:parent-style-name="DefaultParagraphFont" style:family="text">
      <style:text-properties fo:font-weight="bold" style:font-weight-asian="bold"/>
    </style:style>
    <style:style style:name="TableRow937" style:family="table-row">
      <style:table-row-properties/>
    </style:style>
    <style:style style:name="TableCell938" style:family="table-cell">
      <style:table-cell-properties fo:border="0.0069in solid #000000" fo:padding-top="0in" fo:padding-left="0.075in" fo:padding-bottom="0in" fo:padding-right="0.075in"/>
    </style:style>
    <style:style style:name="T939" style:parent-style-name="DefaultParagraphFont" style:family="text">
      <style:text-properties fo:font-weight="bold" style:font-weight-asian="bold"/>
    </style:style>
    <style:style style:name="TableCell940" style:family="table-cell">
      <style:table-cell-properties fo:border="0.0069in solid #000000" fo:padding-top="0in" fo:padding-left="0.075in" fo:padding-bottom="0in" fo:padding-right="0.075in"/>
    </style:style>
    <style:style style:name="T941" style:parent-style-name="DefaultParagraphFont" style:family="text">
      <style:text-properties fo:font-weight="bold" style:font-weight-asian="bold"/>
    </style:style>
    <style:style style:name="TableRow942" style:family="table-row">
      <style:table-row-properties/>
    </style:style>
    <style:style style:name="TableCell943" style:family="table-cell">
      <style:table-cell-properties fo:border="0.0069in solid #000000" fo:padding-top="0in" fo:padding-left="0.075in" fo:padding-bottom="0in" fo:padding-right="0.075in"/>
    </style:style>
    <style:style style:name="T944" style:parent-style-name="DefaultParagraphFont" style:family="text">
      <style:text-properties fo:font-weight="bold" style:font-weight-asian="bold"/>
    </style:style>
    <style:style style:name="TableCell945" style:family="table-cell">
      <style:table-cell-properties fo:border="0.0069in solid #000000" fo:padding-top="0in" fo:padding-left="0.075in" fo:padding-bottom="0in" fo:padding-right="0.075in"/>
    </style:style>
    <style:style style:name="T946" style:parent-style-name="DefaultParagraphFont" style:family="text">
      <style:text-properties fo:font-weight="bold" style:font-weight-asian="bold"/>
    </style:style>
    <style:style style:name="P947" style:parent-style-name="Normal" style:family="paragraph">
      <style:paragraph-properties fo:text-align="justify"/>
      <style:text-properties fo:font-size="11pt" style:font-size-asian="11pt" style:font-size-complex="11pt"/>
    </style:style>
    <style:style style:name="P948" style:parent-style-name="Normal" style:family="paragraph">
      <style:paragraph-properties fo:text-align="justify"/>
      <style:text-properties fo:font-size="11pt" style:font-size-asian="11pt" style:font-size-complex="11pt"/>
    </style:style>
    <style:style style:name="P949" style:parent-style-name="Normal" style:family="paragraph">
      <style:paragraph-properties fo:text-align="justify"/>
    </style:style>
    <style:style style:name="T950" style:parent-style-name="DefaultParagraphFont" style:family="text">
      <style:text-properties fo:font-weight="bold" style:font-weight-asian="bold" fo:font-size="11pt" style:font-size-asian="11pt" style:font-size-complex="11pt"/>
    </style:style>
    <style:style style:name="T951" style:parent-style-name="DefaultParagraphFont" style:family="text">
      <style:text-properties fo:font-weight="bold" style:font-weight-asian="bold" fo:font-size="11pt" style:font-size-asian="11pt" style:font-size-complex="11pt"/>
    </style:style>
    <style:style style:name="T952" style:parent-style-name="DefaultParagraphFont" style:family="text">
      <style:text-properties fo:font-size="11pt" style:font-size-asian="11pt" style:font-size-complex="11pt"/>
    </style:style>
    <style:style style:name="P953" style:parent-style-name="Normal" style:family="paragraph">
      <style:paragraph-properties fo:text-align="justify"/>
      <style:text-properties fo:font-size="11pt" style:font-size-asian="11pt" style:font-size-complex="11pt"/>
    </style:style>
    <style:style style:name="P954" style:parent-style-name="Normal" style:family="paragraph">
      <style:paragraph-properties fo:text-align="justify"/>
      <style:text-properties fo:font-size="11pt" style:font-size-asian="11pt" style:font-size-complex="11pt"/>
    </style:style>
    <style:style style:name="P955" style:parent-style-name="Normal" style:family="paragraph">
      <style:paragraph-properties fo:text-align="justify"/>
      <style:text-properties fo:font-style="italic" style:font-style-asian="italic" fo:font-size="11pt" style:font-size-asian="11pt" style:font-size-complex="11pt"/>
    </style:style>
    <style:style style:name="TableColumn957" style:family="table-column">
      <style:table-column-properties style:column-width="1.3548in"/>
    </style:style>
    <style:style style:name="TableColumn958" style:family="table-column">
      <style:table-column-properties style:column-width="2.5958in"/>
    </style:style>
    <style:style style:name="TableColumn959" style:family="table-column">
      <style:table-column-properties style:column-width="2.5958in"/>
    </style:style>
    <style:style style:name="Table956" style:family="table">
      <style:table-properties style:width="6.5465in" fo:margin-left="0in" table:align="left"/>
    </style:style>
    <style:style style:name="TableRow960" style:family="table-row">
      <style:table-row-properties/>
    </style:style>
    <style:style style:name="TableCell961" style:family="table-cell">
      <style:table-cell-properties fo:border="0.0069in solid #000000" fo:padding-top="0in" fo:padding-left="0.075in" fo:padding-bottom="0in" fo:padding-right="0.075in"/>
    </style:style>
    <style:style style:name="P962" style:parent-style-name="Normal" style:family="paragraph">
      <style:paragraph-properties fo:text-align="justify"/>
      <style:text-properties fo:font-style="italic" style:font-style-asian="italic" fo:font-size="11pt" style:font-size-asian="11pt" style:font-size-complex="11pt"/>
    </style:style>
    <style:style style:name="TableCell963" style:family="table-cell">
      <style:table-cell-properties fo:border="0.0069in solid #000000" fo:padding-top="0in" fo:padding-left="0.075in" fo:padding-bottom="0in" fo:padding-right="0.075in"/>
    </style:style>
    <style:style style:name="P964" style:parent-style-name="Normal" style:family="paragraph">
      <style:paragraph-properties fo:text-align="justify"/>
      <style:text-properties fo:font-style="italic" style:font-style-asian="italic" fo:font-size="11pt" style:font-size-asian="11pt" style:font-size-complex="11pt"/>
    </style:style>
    <style:style style:name="TableCell965" style:family="table-cell">
      <style:table-cell-properties fo:border="0.0069in solid #000000" fo:padding-top="0in" fo:padding-left="0.075in" fo:padding-bottom="0in" fo:padding-right="0.075in"/>
    </style:style>
    <style:style style:name="P966" style:parent-style-name="Normal" style:family="paragraph">
      <style:paragraph-properties fo:text-align="justify"/>
      <style:text-properties fo:font-style="italic" style:font-style-asian="italic" fo:font-size="11pt" style:font-size-asian="11pt" style:font-size-complex="11pt"/>
    </style:style>
    <style:style style:name="TableRow967" style:family="table-row">
      <style:table-row-properties/>
    </style:style>
    <style:style style:name="TableCell968" style:family="table-cell">
      <style:table-cell-properties fo:border="0.0069in solid #000000" fo:padding-top="0in" fo:padding-left="0.075in" fo:padding-bottom="0in" fo:padding-right="0.075in"/>
    </style:style>
    <style:style style:name="P969" style:parent-style-name="Normal" style:family="paragraph">
      <style:paragraph-properties fo:text-align="justify"/>
      <style:text-properties fo:font-style="italic" style:font-style-asian="italic" fo:font-size="11pt" style:font-size-asian="11pt" style:font-size-complex="11pt"/>
    </style:style>
    <style:style style:name="TableCell970" style:family="table-cell">
      <style:table-cell-properties fo:border="0.0069in solid #000000" fo:padding-top="0in" fo:padding-left="0.075in" fo:padding-bottom="0in" fo:padding-right="0.075in"/>
    </style:style>
    <style:style style:name="P971" style:parent-style-name="Normal" style:family="paragraph">
      <style:paragraph-properties fo:text-align="justify"/>
      <style:text-properties fo:font-size="11pt" style:font-size-asian="11pt" style:font-size-complex="11pt"/>
    </style:style>
    <style:style style:name="TableCell972" style:family="table-cell">
      <style:table-cell-properties fo:border="0.0069in solid #000000" fo:padding-top="0in" fo:padding-left="0.075in" fo:padding-bottom="0in" fo:padding-right="0.075in"/>
    </style:style>
    <style:style style:name="P973" style:parent-style-name="Normal" style:family="paragraph">
      <style:paragraph-properties fo:text-align="justify"/>
      <style:text-properties fo:font-size="11pt" style:font-size-asian="11pt" style:font-size-complex="11pt"/>
    </style:style>
    <style:style style:name="TableRow974" style:family="table-row">
      <style:table-row-properties style:min-row-height="0.0486in"/>
    </style:style>
    <style:style style:name="TableCell975" style:family="table-cell">
      <style:table-cell-properties fo:border="0.0069in solid #000000" fo:padding-top="0in" fo:padding-left="0.075in" fo:padding-bottom="0in" fo:padding-right="0.075in"/>
    </style:style>
    <style:style style:name="P976" style:parent-style-name="Normal" style:family="paragraph">
      <style:paragraph-properties fo:text-align="justify"/>
      <style:text-properties fo:font-style="italic" style:font-style-asian="italic" fo:font-size="11pt" style:font-size-asian="11pt" style:font-size-complex="11pt"/>
    </style:style>
    <style:style style:name="TableCell977" style:family="table-cell">
      <style:table-cell-properties fo:border="0.0069in solid #000000" fo:padding-top="0in" fo:padding-left="0.075in" fo:padding-bottom="0in" fo:padding-right="0.075in"/>
    </style:style>
    <style:style style:name="P978" style:parent-style-name="Normal" style:family="paragraph">
      <style:paragraph-properties fo:text-align="justify"/>
      <style:text-properties fo:font-size="11pt" style:font-size-asian="11pt" style:font-size-complex="11pt"/>
    </style:style>
    <style:style style:name="TableCell979" style:family="table-cell">
      <style:table-cell-properties fo:border="0.0069in solid #000000" fo:padding-top="0in" fo:padding-left="0.075in" fo:padding-bottom="0in" fo:padding-right="0.075in"/>
    </style:style>
    <style:style style:name="P980" style:parent-style-name="Normal" style:family="paragraph">
      <style:paragraph-properties fo:text-align="justify" fo:margin-right="-0.8638in"/>
      <style:text-properties fo:font-size="11pt" style:font-size-asian="11pt" style:font-size-complex="11pt"/>
    </style:style>
    <style:style style:name="TableRow981" style:family="table-row">
      <style:table-row-properties/>
    </style:style>
    <style:style style:name="TableCell982" style:family="table-cell">
      <style:table-cell-properties fo:border="0.0069in solid #000000" fo:padding-top="0in" fo:padding-left="0.075in" fo:padding-bottom="0in" fo:padding-right="0.075in"/>
    </style:style>
    <style:style style:name="P983" style:parent-style-name="Normal" style:family="paragraph">
      <style:paragraph-properties fo:text-align="justify"/>
      <style:text-properties fo:font-style="italic" style:font-style-asian="italic" fo:font-size="11pt" style:font-size-asian="11pt" style:font-size-complex="11pt"/>
    </style:style>
    <style:style style:name="TableCell984" style:family="table-cell">
      <style:table-cell-properties fo:border="0.0069in solid #000000" fo:padding-top="0in" fo:padding-left="0.075in" fo:padding-bottom="0in" fo:padding-right="0.075in"/>
    </style:style>
    <style:style style:name="P985" style:parent-style-name="Normal" style:family="paragraph">
      <style:paragraph-properties fo:text-align="justify"/>
      <style:text-properties fo:font-size="11pt" style:font-size-asian="11pt" style:font-size-complex="11pt"/>
    </style:style>
    <style:style style:name="TableCell986" style:family="table-cell">
      <style:table-cell-properties fo:border="0.0069in solid #000000" fo:padding-top="0in" fo:padding-left="0.075in" fo:padding-bottom="0in" fo:padding-right="0.075in"/>
    </style:style>
    <style:style style:name="P987" style:parent-style-name="Normal" style:family="paragraph">
      <style:paragraph-properties fo:text-align="justify"/>
      <style:text-properties fo:font-size="11pt" style:font-size-asian="11pt" style:font-size-complex="11pt"/>
    </style:style>
    <style:style style:name="P988" style:parent-style-name="Normal" style:family="paragraph">
      <style:paragraph-properties fo:text-align="justify"/>
      <style:text-properties fo:font-size="11pt" style:font-size-asian="11pt" style:font-size-complex="11pt"/>
    </style:style>
    <style:style style:name="P989" style:parent-style-name="Normal" style:family="paragraph">
      <style:paragraph-properties fo:text-align="justify"/>
    </style:style>
    <style:style style:name="P990" style:parent-style-name="Normal" style:family="paragraph">
      <style:paragraph-properties fo:text-align="justify"/>
    </style:style>
    <style:style style:name="P991" style:parent-style-name="ListParagraph" style:family="paragraph"/>
    <style:style style:name="T992" style:parent-style-name="DefaultParagraphFont" style:family="text">
      <style:text-properties fo:font-style="italic" style:font-style-asian="italic"/>
    </style:style>
    <style:style style:name="P993" style:parent-style-name="ListParagraph" style:family="paragraph"/>
    <style:style style:name="T994" style:parent-style-name="DefaultParagraphFont" style:family="text">
      <style:text-properties fo:font-style="italic" style:font-style-asian="italic"/>
    </style:style>
    <style:style style:name="P995" style:parent-style-name="ListParagraph" style:family="paragraph"/>
    <style:style style:name="T996" style:parent-style-name="DefaultParagraphFont" style:family="text">
      <style:text-properties fo:font-style="italic" style:font-style-asian="italic"/>
    </style:style>
    <style:style style:name="P997" style:parent-style-name="Normal" style:family="paragraph">
      <style:paragraph-properties fo:text-align="justify"/>
    </style:style>
    <style:style style:name="P998" style:parent-style-name="Normal" style:family="paragraph">
      <style:paragraph-properties fo:text-align="justify"/>
    </style:style>
    <style:style style:name="T999" style:parent-style-name="DefaultParagraphFont" style:family="text">
      <style:text-properties fo:language="en"/>
    </style:style>
    <style:style style:name="P1000" style:parent-style-name="Normal" style:family="paragraph">
      <style:paragraph-properties fo:text-align="justify"/>
      <style:text-properties fo:language="en"/>
    </style:style>
    <style:style style:name="P1001" style:parent-style-name="ListParagraph" style:family="paragraph"/>
    <style:style style:name="T1002" style:parent-style-name="DefaultParagraphFont" style:family="text">
      <style:text-properties fo:font-weight="bold" style:font-weight-asian="bold"/>
    </style:style>
    <style:style style:name="T1003" style:parent-style-name="DefaultParagraphFont" style:family="text">
      <style:text-properties fo:font-weight="bold" style:font-weight-asian="bold"/>
    </style:style>
    <style:style style:name="T1004" style:parent-style-name="DefaultParagraphFont" style:family="text">
      <style:text-properties fo:language="en"/>
    </style:style>
    <style:style style:name="T1005" style:parent-style-name="FootnoteReference" style:family="text">
      <style:text-properties fo:language="en"/>
    </style:style>
    <style:style style:name="P1006" style:parent-style-name="ListParagraph" style:family="paragraph"/>
    <style:style style:name="T1007" style:parent-style-name="DefaultParagraphFont" style:family="text">
      <style:text-properties fo:font-weight="bold" style:font-weight-asian="bold" fo:language="en"/>
    </style:style>
    <style:style style:name="T1008" style:parent-style-name="DefaultParagraphFont" style:family="text">
      <style:text-properties fo:language="en"/>
    </style:style>
    <style:style style:name="T1009" style:parent-style-name="DefaultParagraphFont" style:family="text">
      <style:text-properties fo:language="en"/>
    </style:style>
    <style:style style:name="P1010" style:parent-style-name="ListParagraph" style:family="paragraph">
      <style:paragraph-properties fo:margin-left="0.4958in" fo:text-indent="-0.2479in">
        <style:tab-stops/>
      </style:paragraph-properties>
    </style:style>
    <style:style style:name="T1011" style:parent-style-name="DefaultParagraphFont" style:family="text">
      <style:text-properties fo:font-weight="bold" style:font-weight-asian="bold" fo:language="en"/>
    </style:style>
    <style:style style:name="T1012" style:parent-style-name="DefaultParagraphFont" style:family="text">
      <style:text-properties fo:language="en"/>
    </style:style>
    <style:style style:name="T1013" style:parent-style-name="DefaultParagraphFont" style:family="text">
      <style:text-properties style:text-position="super 66.6%" fo:language="en"/>
    </style:style>
    <style:style style:name="T1014" style:parent-style-name="DefaultParagraphFont" style:family="text">
      <style:text-properties fo:language="en"/>
    </style:style>
    <style:style style:name="T1015" style:parent-style-name="DefaultParagraphFont" style:family="text">
      <style:text-properties fo:font-style="italic" style:font-style-asian="italic" fo:language="en"/>
    </style:style>
    <style:style style:name="T1016" style:parent-style-name="DefaultParagraphFont" style:family="text">
      <style:text-properties fo:font-style="italic" style:font-style-asian="italic" fo:color="#000000" style:language-asian="en" style:country-asian="GB"/>
    </style:style>
    <style:style style:name="T1017" style:parent-style-name="DefaultParagraphFont" style:family="text">
      <style:text-properties fo:font-style="italic" style:font-style-asian="italic" fo:color="#000000" style:language-asian="en" style:country-asian="GB"/>
    </style:style>
    <style:style style:name="T1018" style:parent-style-name="FootnoteReference" style:family="text">
      <style:text-properties fo:font-style="italic" style:font-style-asian="italic" fo:color="#000000"/>
    </style:style>
    <style:style style:name="T1019" style:parent-style-name="DefaultParagraphFont" style:family="text">
      <style:text-properties fo:font-style="italic" style:font-style-asian="italic" fo:color="#000000" style:language-asian="en" style:country-asian="GB"/>
    </style:style>
    <style:style style:name="P1020" style:parent-style-name="Normal" style:family="paragraph">
      <style:paragraph-properties fo:text-align="justify"/>
      <style:text-properties fo:font-weight="bold" style:font-weight-asian="bold"/>
    </style:style>
    <style:style style:name="P1021" style:parent-style-name="ListParagraph" style:family="paragraph"/>
    <style:style style:name="T1022" style:parent-style-name="DefaultParagraphFont" style:family="text">
      <style:text-properties fo:font-weight="bold" style:font-weight-asian="bold"/>
    </style:style>
    <style:style style:name="T1023" style:parent-style-name="DefaultParagraphFont" style:family="text">
      <style:text-properties fo:font-weight="bold" style:font-weight-asian="bold"/>
    </style:style>
    <style:style style:name="T1024" style:parent-style-name="DefaultParagraphFont" style:family="text">
      <style:text-properties fo:language="en"/>
    </style:style>
    <style:style style:name="T1025" style:parent-style-name="DefaultParagraphFont" style:family="text">
      <style:text-properties fo:language="en"/>
    </style:style>
    <style:style style:name="P1026" style:parent-style-name="ListParagraph" style:family="paragraph"/>
    <style:style style:name="T1027" style:parent-style-name="DefaultParagraphFont" style:family="text">
      <style:text-properties fo:font-weight="bold" style:font-weight-asian="bold"/>
    </style:style>
    <style:style style:name="T1028" style:parent-style-name="DefaultParagraphFont" style:family="text">
      <style:text-properties style:font-name="Arial" style:font-name-complex="Arial" fo:font-size="10pt" style:font-size-asian="10pt" style:font-size-complex="10pt"/>
    </style:style>
    <style:style style:name="T1029" style:parent-style-name="DefaultParagraphFont" style:family="text">
      <style:text-properties style:font-name="Arial" style:font-name-complex="Arial" style:font-weight-complex="bold" fo:font-size="10pt" style:font-size-asian="10pt" style:font-size-complex="10pt"/>
    </style:style>
    <style:style style:name="T1030" style:parent-style-name="DefaultParagraphFont" style:family="text">
      <style:text-properties style:font-name="Arial" style:font-name-complex="Arial" style:font-weight-complex="bold" style:text-position="super 65%" fo:font-size="10pt" style:font-size-asian="10pt" style:font-size-complex="10pt"/>
    </style:style>
    <style:style style:name="T1031" style:parent-style-name="DefaultParagraphFont" style:family="text">
      <style:text-properties style:font-name="Arial" style:font-name-complex="Arial" style:font-weight-complex="bold" fo:font-size="10pt" style:font-size-asian="10pt" style:font-size-complex="10pt"/>
    </style:style>
    <style:style style:name="T1032" style:parent-style-name="DefaultParagraphFont" style:family="text">
      <style:text-properties style:font-name="Arial" style:font-name-complex="Arial" style:font-weight-complex="bold" fo:font-size="10pt" style:font-size-asian="10pt" style:font-size-complex="10pt"/>
    </style:style>
    <style:style style:name="T1033" style:parent-style-name="DefaultParagraphFont" style:family="text">
      <style:text-properties style:font-name="Arial" style:font-name-complex="Arial" style:font-weight-complex="bold" style:text-position="super 65%" fo:font-size="10pt" style:font-size-asian="10pt" style:font-size-complex="10pt"/>
    </style:style>
    <style:style style:name="T1034" style:parent-style-name="DefaultParagraphFont" style:family="text">
      <style:text-properties style:font-name="Arial" style:font-name-complex="Arial" style:font-weight-complex="bold" fo:font-size="10pt" style:font-size-asian="10pt" style:font-size-complex="10pt"/>
    </style:style>
    <style:style style:name="T1035" style:parent-style-name="DefaultParagraphFont" style:family="text">
      <style:text-properties style:font-name="Arial" style:font-name-complex="Arial" fo:font-size="10pt" style:font-size-asian="10pt" style:font-size-complex="10pt"/>
    </style:style>
    <style:style style:name="T1036"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1037" style:parent-style-name="DefaultParagraphFont" style:family="text">
      <style:text-properties style:font-name="Arial" style:font-name-complex="Arial" fo:font-size="10pt" style:font-size-asian="10pt" style:font-size-complex="10pt"/>
    </style:style>
    <style:style style:name="P1038" style:parent-style-name="Normal" style:family="paragraph">
      <style:paragraph-properties fo:text-align="justify"/>
    </style:style>
    <style:style style:name="P1039" style:parent-style-name="Default" style:family="paragraph">
      <style:paragraph-properties fo:text-align="justify"/>
    </style:style>
    <style:style style:name="T1040" style:parent-style-name="DefaultParagraphFont" style:family="text">
      <style:text-properties style:font-name="Arial" style:font-name-complex="Arial"/>
    </style:style>
    <style:style style:name="T1041" style:parent-style-name="DefaultParagraphFont" style:family="text">
      <style:text-properties style:font-name="Arial" style:font-name-complex="Arial" fo:font-weight="bold" style:font-weight-asian="bold"/>
    </style:style>
    <style:style style:name="T1042" style:parent-style-name="DefaultParagraphFont" style:family="text">
      <style:text-properties style:font-name="Arial" style:font-name-complex="Arial"/>
    </style:style>
    <style:style style:name="T1043" style:parent-style-name="DefaultParagraphFont" style:family="text">
      <style:text-properties style:font-name="Arial" style:font-name-complex="Arial"/>
    </style:style>
    <style:style style:name="T1044" style:parent-style-name="DefaultParagraphFont" style:family="text">
      <style:text-properties style:font-name="Arial" style:font-name-complex="Arial"/>
    </style:style>
    <style:style style:name="T1045" style:parent-style-name="DefaultParagraphFont" style:family="text">
      <style:text-properties style:font-name="Arial" style:font-name-complex="Arial"/>
    </style:style>
    <style:style style:name="T1046" style:parent-style-name="FootnoteReference" style:family="text">
      <style:text-properties style:font-name="Arial" style:font-name-complex="Arial"/>
    </style:style>
    <style:style style:name="T1047" style:parent-style-name="DefaultParagraphFont" style:family="text">
      <style:text-properties style:font-name-complex="Arial" fo:font-size="11pt" style:font-size-asian="11pt" style:font-size-complex="11pt"/>
    </style:style>
    <style:style style:name="T1048" style:parent-style-name="DefaultParagraphFont" style:family="text">
      <style:text-properties style:font-name="Arial" style:font-name-complex="Arial"/>
    </style:style>
    <style:style style:name="P1049" style:parent-style-name="Default" style:family="paragraph">
      <style:paragraph-properties fo:text-align="justify"/>
      <style:text-properties style:font-name="Arial" style:font-name-complex="Arial"/>
    </style:style>
    <style:style style:name="P1050" style:parent-style-name="Normal" style:family="paragraph">
      <style:paragraph-properties fo:text-align="justify"/>
    </style:style>
    <style:style style:name="T1051" style:parent-style-name="DefaultParagraphFont" style:family="text">
      <style:text-properties fo:font-style="italic" style:font-style-asian="italic"/>
    </style:style>
    <style:style style:name="P1052" style:parent-style-name="Default" style:family="paragraph">
      <style:paragraph-properties fo:text-align="justify"/>
      <style:text-properties style:font-name="Arial" style:font-name-complex="Arial"/>
    </style:style>
    <style:style style:name="P1053" style:parent-style-name="Normal" style:family="paragraph">
      <style:paragraph-properties fo:text-align="justify"/>
    </style:style>
    <style:style style:name="T1054" style:parent-style-name="DefaultParagraphFont" style:family="text">
      <style:text-properties fo:font-style="italic" style:font-style-asian="italic"/>
    </style:style>
    <style:style style:name="T1055" style:parent-style-name="DefaultParagraphFont" style:family="text">
      <style:text-properties style:language-asian="en" style:country-asian="GB"/>
    </style:style>
    <style:style style:name="T1056" style:parent-style-name="FootnoteReference" style:family="text">
      <style:text-properties style:language-asian="en" style:country-asian="GB"/>
    </style:style>
    <style:style style:name="T1057" style:parent-style-name="DefaultParagraphFont" style:family="text">
      <style:text-properties style:text-position="super 65%"/>
    </style:style>
    <style:style style:name="T1058" style:parent-style-name="DefaultParagraphFont" style:family="text">
      <style:text-properties style:language-asian="en" style:country-asian="GB"/>
    </style:style>
    <style:style style:name="T1059" style:parent-style-name="DefaultParagraphFont" style:family="text">
      <style:text-properties fo:font-style="italic" style:font-style-asian="italic" style:language-asian="en" style:country-asian="GB"/>
    </style:style>
    <style:style style:name="T1060" style:parent-style-name="DefaultParagraphFont" style:family="text">
      <style:text-properties fo:font-style="italic" style:font-style-asian="italic" style:language-asian="en" style:country-asian="GB"/>
    </style:style>
    <style:style style:name="T1061" style:parent-style-name="DefaultParagraphFont" style:family="text">
      <style:text-properties fo:font-style="italic" style:font-style-asian="italic" style:language-asian="en" style:country-asian="GB"/>
    </style:style>
    <style:style style:name="T1062" style:parent-style-name="DefaultParagraphFont" style:family="text">
      <style:text-properties fo:font-style="italic" style:font-style-asian="italic" style:language-asian="en" style:country-asian="GB"/>
    </style:style>
    <style:style style:name="T1063" style:parent-style-name="DefaultParagraphFont" style:family="text">
      <style:text-properties style:language-asian="en" style:country-asian="GB"/>
    </style:style>
    <style:style style:name="P1064" style:parent-style-name="Default" style:family="paragraph">
      <style:paragraph-properties fo:text-align="justify"/>
      <style:text-properties style:font-name="Arial" style:font-name-complex="Arial"/>
    </style:style>
    <style:style style:name="P1065" style:parent-style-name="Normal" style:family="paragraph">
      <style:paragraph-properties fo:text-align="justify"/>
    </style:style>
    <style:style style:name="T1066" style:parent-style-name="DefaultParagraphFont" style:family="text">
      <style:text-properties fo:font-style="italic" style:font-style-asian="italic"/>
    </style:style>
    <style:style style:name="T1067" style:parent-style-name="DefaultParagraphFont" style:family="text">
      <style:text-properties fo:font-style="italic" style:font-style-asian="italic"/>
    </style:style>
    <style:style style:name="P1068" style:parent-style-name="Default" style:family="paragraph">
      <style:paragraph-properties fo:text-align="justify"/>
      <style:text-properties style:font-name="Arial" style:font-name-complex="Arial"/>
    </style:style>
    <style:style style:name="P1069" style:parent-style-name="Default" style:family="paragraph">
      <style:paragraph-properties fo:text-align="justify"/>
    </style:style>
    <style:style style:name="T1070" style:parent-style-name="DefaultParagraphFont" style:family="text">
      <style:text-properties style:font-name="Arial" style:font-name-complex="Arial" fo:font-weight="bold" style:font-weight-asian="bold"/>
    </style:style>
    <style:style style:name="T1071" style:parent-style-name="DefaultParagraphFont" style:family="text">
      <style:text-properties style:font-name="Arial" style:font-name-complex="Arial"/>
    </style:style>
    <style:style style:name="P1072" style:parent-style-name="Default" style:family="paragraph">
      <style:paragraph-properties fo:text-align="justify"/>
      <style:text-properties style:font-name="Arial" style:font-name-complex="Arial"/>
    </style:style>
    <style:style style:name="P1073" style:parent-style-name="Default" style:family="paragraph">
      <style:paragraph-properties fo:text-align="justify"/>
      <style:text-properties style:font-name="Arial" style:font-name-complex="Arial"/>
    </style:style>
    <style:style style:name="P1074" style:parent-style-name="Default" style:family="paragraph">
      <style:paragraph-properties fo:text-align="justify"/>
      <style:text-properties style:font-name="Arial" style:font-name-complex="Arial"/>
    </style:style>
    <style:style style:name="P1075" style:parent-style-name="Default" style:family="paragraph">
      <style:paragraph-properties fo:text-align="justify"/>
      <style:text-properties style:font-name="Arial" style:font-name-complex="Arial"/>
    </style:style>
    <style:style style:name="P1076" style:parent-style-name="Default" style:family="paragraph">
      <style:paragraph-properties fo:text-align="justify"/>
      <style:text-properties style:font-name="Arial" style:font-name-complex="Arial"/>
    </style:style>
    <style:style style:name="P1077" style:parent-style-name="Normal" style:family="paragraph">
      <style:paragraph-properties fo:text-align="justify"/>
      <style:text-properties fo:font-size="10pt" style:font-size-asian="10pt" style:font-size-complex="10pt"/>
    </style:style>
    <style:style style:name="P1078" style:parent-style-name="Normal" style:family="paragraph">
      <style:paragraph-properties fo:text-align="justify"/>
      <style:text-properties fo:font-size="10pt" style:font-size-asian="10pt" style:font-size-complex="10pt"/>
    </style:style>
    <style:style style:name="TableRow1079" style:family="table-row">
      <style:table-row-properties/>
    </style:style>
    <style:style style:name="TableCell1080" style:family="table-cell">
      <style:table-cell-properties fo:border="0.0069in solid #000000" fo:padding-top="0in" fo:padding-left="0.075in" fo:padding-bottom="0in" fo:padding-right="0.075in"/>
    </style:style>
    <style:style style:name="P1081" style:parent-style-name="Normal" style:family="paragraph">
      <style:paragraph-properties fo:text-align="justify"/>
      <style:text-properties fo:font-weight="bold" style:font-weight-asian="bold"/>
    </style:style>
    <style:style style:name="P1082" style:parent-style-name="Normal" style:family="paragraph">
      <style:paragraph-properties fo:text-align="justify"/>
      <style:text-properties fo:font-size="10pt" style:font-size-asian="10pt" style:font-size-complex="10pt"/>
    </style:style>
    <style:style style:name="P1083" style:parent-style-name="Normal" style:family="paragraph">
      <style:paragraph-properties fo:text-align="justify"/>
      <style:text-properties fo:font-weight="bold" style:font-weight-asian="bold"/>
    </style:style>
    <style:style style:name="P1084" style:parent-style-name="Normal" style:family="paragraph">
      <style:paragraph-properties fo:text-align="justify"/>
    </style:style>
    <style:style style:name="T1085" style:parent-style-name="DefaultParagraphFont" style:family="text">
      <style:text-properties fo:color="#000000" style:language-asian="en" style:country-asian="GB"/>
    </style:style>
    <style:style style:name="T1086" style:parent-style-name="DefaultParagraphFont" style:family="text">
      <style:text-properties fo:font-weight="bold" style:font-weight-asian="bold" fo:font-style="italic" style:font-style-asian="italic" fo:color="#000000" style:language-asian="en" style:country-asian="GB"/>
    </style:style>
    <style:style style:name="T1087" style:parent-style-name="DefaultParagraphFont" style:family="text">
      <style:text-properties fo:font-weight="bold" style:font-weight-asian="bold" fo:font-style="italic" style:font-style-asian="italic" fo:color="#000000" style:language-asian="en" style:country-asian="GB"/>
    </style:style>
    <style:style style:name="T1088" style:parent-style-name="DefaultParagraphFont" style:family="text">
      <style:text-properties fo:color="#000000" style:language-asian="en" style:country-asian="GB"/>
    </style:style>
    <style:style style:name="P1089" style:parent-style-name="Normal" style:family="paragraph">
      <style:text-properties fo:color="#000000" style:language-asian="en" style:country-asian="GB"/>
    </style:style>
    <style:style style:name="P1090" style:parent-style-name="Normal" style:family="paragraph">
      <style:paragraph-properties fo:text-align="justify"/>
    </style:style>
    <style:style style:name="T1091" style:parent-style-name="DefaultParagraphFont" style:family="text">
      <style:text-properties fo:font-weight="bold" style:font-weight-asian="bold"/>
    </style:style>
    <style:style style:name="P1092" style:parent-style-name="Normal" style:family="paragraph">
      <style:paragraph-properties style:text-autospace="none"/>
      <style:text-properties fo:color="#000000" style:language-asian="en" style:country-asian="GB"/>
    </style:style>
    <style:style style:name="P1093" style:parent-style-name="Normal" style:family="paragraph">
      <style:paragraph-properties fo:text-align="justify"/>
    </style:style>
    <style:style style:name="P1094" style:parent-style-name="Normal" style:family="paragraph">
      <style:paragraph-properties fo:text-align="justify"/>
    </style:style>
    <style:style style:name="P1095" style:parent-style-name="Normal" style:family="paragraph">
      <style:paragraph-properties fo:text-align="justify"/>
    </style:style>
    <style:style style:name="P1096" style:parent-style-name="Normal" style:family="paragraph">
      <style:paragraph-properties fo:text-align="justify"/>
    </style:style>
    <style:style style:name="P1097" style:parent-style-name="Normal" style:family="paragraph">
      <style:paragraph-properties fo:text-align="justify" fo:margin-left="0.25in">
        <style:tab-stops/>
      </style:paragraph-properties>
      <style:text-properties fo:color="#000000" style:language-asian="en" style:country-asian="GB"/>
    </style:style>
    <style:style style:name="P1098" style:parent-style-name="Normal" style:family="paragraph">
      <style:paragraph-properties fo:text-align="justify" fo:margin-left="0.25in">
        <style:tab-stops/>
      </style:paragraph-properties>
    </style:style>
    <style:style style:name="P1099" style:parent-style-name="Normal" style:family="paragraph">
      <style:paragraph-properties fo:text-align="justify"/>
      <style:text-properties fo:font-style="italic" style:font-style-asian="italic"/>
    </style:style>
    <style:style style:name="P1100" style:parent-style-name="Normal" style:family="paragraph">
      <style:paragraph-properties fo:text-align="justify"/>
    </style:style>
    <style:style style:name="P1101" style:parent-style-name="Normal" style:family="paragraph">
      <style:paragraph-properties fo:text-align="justify"/>
    </style:style>
    <style:style style:name="T1102" style:parent-style-name="DefaultParagraphFont" style:family="text">
      <style:text-properties fo:font-size="8pt" style:font-size-asian="8pt" style:font-size-complex="8pt"/>
    </style:style>
    <style:style style:name="T1103" style:parent-style-name="DefaultParagraphFont" style:family="text">
      <style:text-properties style:text-position="super 62.5%" fo:font-size="8pt" style:font-size-asian="8pt" style:font-size-complex="8pt"/>
    </style:style>
    <style:style style:name="T1104" style:parent-style-name="DefaultParagraphFont" style:family="text">
      <style:text-properties fo:font-size="8pt" style:font-size-asian="8pt" style:font-size-complex="8pt"/>
    </style:style>
    <style:style style:name="T1105" style:parent-style-name="DefaultParagraphFont" style:family="text">
      <style:text-properties fo:font-size="8pt" style:font-size-asian="8pt" style:font-size-complex="8pt"/>
    </style:style>
    <style:style style:name="T1106" style:parent-style-name="DefaultParagraphFont" style:family="text">
      <style:text-properties fo:font-size="8pt" style:font-size-asian="8pt" style:font-size-complex="8pt"/>
    </style:style>
    <style:style style:name="T1107" style:parent-style-name="DefaultParagraphFont" style:family="text">
      <style:text-properties fo:font-size="8pt" style:font-size-asian="8pt" style:font-size-complex="8pt"/>
    </style:style>
    <style:style style:name="P1108" style:parent-style-name="Normal" style:family="paragraph">
      <style:paragraph-properties fo:text-align="justify"/>
    </style:style>
    <style:style style:name="T1109" style:parent-style-name="DefaultParagraphFont" style:family="text">
      <style:text-properties fo:letter-spacing="-0.0013in"/>
    </style:style>
    <style:style style:name="P1110" style:parent-style-name="Normal" style:family="paragraph">
      <style:paragraph-properties fo:text-align="justify"/>
      <style:text-properties fo:font-style="italic" style:font-style-asian="italic"/>
    </style:style>
    <style:style style:name="P1111" style:parent-style-name="Normal" style:family="paragraph">
      <style:paragraph-properties fo:text-align="justify"/>
      <style:text-properties fo:font-style="italic" style:font-style-asian="italic"/>
    </style:style>
    <style:style style:name="P1112" style:parent-style-name="Normal" style:family="paragraph">
      <style:paragraph-properties fo:text-align="justify"/>
    </style:style>
    <style:style style:name="T1113" style:parent-style-name="DefaultParagraphFont" style:family="text">
      <style:text-properties style:language-asian="en" style:country-asian="GB"/>
    </style:style>
    <style:style style:name="T1114" style:parent-style-name="DefaultParagraphFont" style:family="text">
      <style:text-properties style:language-asian="en" style:country-asian="GB"/>
    </style:style>
    <style:style style:name="P1115" style:parent-style-name="Normal" style:family="paragraph">
      <style:paragraph-properties fo:text-align="justify"/>
      <style:text-properties fo:font-style="italic" style:font-style-asian="italic"/>
    </style:style>
    <style:style style:name="P1116" style:parent-style-name="Normal" style:family="paragraph">
      <style:paragraph-properties fo:text-align="justify"/>
    </style:style>
    <style:style style:name="P1117" style:parent-style-name="Normal" style:family="paragraph">
      <style:paragraph-properties fo:text-align="justify" fo:margin-left="0.25in">
        <style:tab-stops/>
      </style:paragraph-properties>
      <style:text-properties style:font-name="Garamond"/>
    </style:style>
    <style:style style:name="T1118" style:parent-style-name="DefaultParagraphFont" style:family="text">
      <style:text-properties style:language-asian="en" style:country-asian="GB"/>
    </style:style>
    <style:style style:name="T1119" style:parent-style-name="DefaultParagraphFont" style:family="text">
      <style:text-properties style:language-asian="en" style:country-asian="GB"/>
    </style:style>
    <style:style style:name="T1120" style:parent-style-name="DefaultParagraphFont" style:family="text">
      <style:text-properties fo:font-size="8pt" style:font-size-asian="8pt" style:font-size-complex="8pt"/>
    </style:style>
    <style:style style:name="T1121" style:parent-style-name="DefaultParagraphFont" style:family="text">
      <style:text-properties fo:font-weight="bold" style:font-weight-asian="bold"/>
    </style:style>
    <style:style style:name="T1122" style:parent-style-name="DefaultParagraphFont" style:family="text">
      <style:text-properties style:language-asian="en" style:country-asian="GB"/>
    </style:style>
    <style:style style:name="T1123" style:parent-style-name="DefaultParagraphFont" style:family="text">
      <style:text-properties style:language-asian="en" style:country-asian="GB"/>
    </style:style>
    <style:style style:name="T1124" style:parent-style-name="DefaultParagraphFont" style:family="text">
      <style:text-properties style:language-asian="en" style:country-asian="GB"/>
    </style:style>
    <style:style style:name="T1125" style:parent-style-name="DefaultParagraphFont" style:family="text">
      <style:text-properties style:language-asian="en" style:country-asian="GB"/>
    </style:style>
    <style:style style:name="T1126" style:parent-style-name="FootnoteReference" style:family="text">
      <style:text-properties style:language-asian="en" style:country-asian="GB"/>
    </style:style>
    <style:style style:name="T1127" style:parent-style-name="DefaultParagraphFont" style:family="text">
      <style:text-properties fo:font-size="8pt" style:font-size-asian="8pt" style:font-size-complex="8pt"/>
    </style:style>
    <style:style style:name="T1128" style:parent-style-name="DefaultParagraphFont" style:family="text">
      <style:text-properties fo:font-size="8pt" style:font-size-asian="8pt" style:font-size-complex="8pt"/>
    </style:style>
    <style:style style:name="T1129" style:parent-style-name="DefaultParagraphFont" style:family="text">
      <style:text-properties fo:font-size="8pt" style:font-size-asian="8pt" style:font-size-complex="8pt" style:text-underline-type="single" style:text-underline-style="solid" style:text-underline-width="auto" style:text-underline-mode="continuous"/>
    </style:style>
    <style:style style:name="T1130" style:parent-style-name="DefaultParagraphFont" style:family="text">
      <style:text-properties fo:font-size="8pt" style:font-size-asian="8pt" style:font-size-complex="8pt"/>
    </style:style>
    <style:style style:name="T1131" style:parent-style-name="DefaultParagraphFont" style:family="text">
      <style:text-properties style:language-asian="en" style:country-asian="GB"/>
    </style:style>
    <style:style style:name="T1132" style:parent-style-name="DefaultParagraphFont" style:family="text">
      <style:text-properties style:language-asian="en" style:country-asian="GB"/>
    </style:style>
    <style:style style:name="T1133" style:parent-style-name="DefaultParagraphFont" style:family="text">
      <style:text-properties style:language-asian="en" style:country-asian="GB"/>
    </style:style>
    <style:style style:name="P1134" style:parent-style-name="Normal" style:family="paragraph">
      <style:text-properties style:language-asian="en" style:country-asian="GB"/>
    </style:style>
    <style:style style:name="P1135" style:parent-style-name="Normal" style:family="paragraph">
      <style:text-properties style:language-asian="en" style:country-asian="GB"/>
    </style:style>
    <style:style style:name="P1136" style:parent-style-name="Normal" style:family="paragraph">
      <style:text-properties style:language-asian="en" style:country-asian="GB"/>
    </style:style>
    <style:style style:name="T1137" style:parent-style-name="DefaultParagraphFont" style:family="text">
      <style:text-properties style:language-asian="en" style:country-asian="GB"/>
    </style:style>
    <style:style style:name="T1138" style:parent-style-name="DefaultParagraphFont" style:family="text">
      <style:text-properties style:language-asian="en" style:country-asian="GB"/>
    </style:style>
    <style:style style:name="T1139" style:parent-style-name="DefaultParagraphFont" style:family="text">
      <style:text-properties style:language-asian="en" style:country-asian="GB"/>
    </style:style>
    <style:style style:name="P1140" style:parent-style-name="Normal" style:family="paragraph">
      <style:text-properties fo:font-style="italic" style:font-style-asian="italic"/>
    </style:style>
    <style:style style:name="P1141" style:parent-style-name="Normal" style:family="paragraph">
      <style:paragraph-properties fo:text-align="justify"/>
      <style:text-properties style:language-asian="en" style:country-asian="GB"/>
    </style:style>
    <style:style style:name="P1142" style:parent-style-name="Normal" style:family="paragraph">
      <style:paragraph-properties fo:text-align="justify"/>
      <style:text-properties fo:font-style="italic" style:font-style-asian="italic"/>
    </style:style>
    <style:style style:name="P1143" style:parent-style-name="Normal" style:family="paragraph">
      <style:paragraph-properties fo:text-align="justify"/>
    </style:style>
    <style:style style:name="P1144" style:parent-style-name="Normal" style:family="paragraph">
      <style:paragraph-properties fo:text-align="justify"/>
    </style:style>
    <style:style style:name="P1145" style:parent-style-name="Normal" style:family="paragraph">
      <style:paragraph-properties fo:text-align="justify"/>
      <style:text-properties fo:font-weight="bold" style:font-weight-asian="bold"/>
    </style:style>
    <style:style style:name="P1146" style:parent-style-name="Normal" style:family="paragraph">
      <style:paragraph-properties fo:text-align="justify"/>
    </style:style>
    <style:style style:name="P1147" style:parent-style-name="Normal" style:family="paragraph">
      <style:paragraph-properties fo:text-align="justify" fo:margin-left="0.175in" fo:margin-right="0.4312in">
        <style:tab-stops/>
      </style:paragraph-properties>
    </style:style>
    <style:style style:name="T1148" style:parent-style-name="DefaultParagraphFont" style:family="text">
      <style:text-properties style:language-asian="en" style:country-asian="GB"/>
    </style:style>
    <style:style style:name="T1149" style:parent-style-name="DefaultParagraphFont" style:family="text">
      <style:text-properties style:language-asian="en" style:country-asian="GB"/>
    </style:style>
    <style:style style:name="T1150" style:parent-style-name="DefaultParagraphFont" style:family="text">
      <style:text-properties style:language-asian="en" style:country-asian="GB"/>
    </style:style>
    <style:style style:name="T1151" style:parent-style-name="FootnoteReference" style:family="text">
      <style:text-properties style:language-asian="en" style:country-asian="GB"/>
    </style:style>
    <style:style style:name="T1152" style:parent-style-name="DefaultParagraphFont" style:family="text">
      <style:text-properties fo:font-size="8pt" style:font-size-asian="8pt" style:font-size-complex="8pt"/>
    </style:style>
    <style:style style:name="T1153" style:parent-style-name="DefaultParagraphFont" style:family="text">
      <style:text-properties fo:font-size="8pt" style:font-size-asian="8pt" style:font-size-complex="8pt" style:text-underline-type="single" style:text-underline-style="solid" style:text-underline-width="auto" style:text-underline-mode="continuous"/>
    </style:style>
    <style:style style:name="T1154" style:parent-style-name="DefaultParagraphFont" style:family="text">
      <style:text-properties fo:font-size="8pt" style:font-size-asian="8pt" style:font-size-complex="8pt" style:text-underline-type="single" style:text-underline-style="solid" style:text-underline-width="auto" style:text-underline-mode="continuous"/>
    </style:style>
    <style:style style:name="T1155" style:parent-style-name="DefaultParagraphFont" style:family="text">
      <style:text-properties style:language-asian="en" style:country-asian="GB"/>
    </style:style>
    <style:style style:name="P1156" style:parent-style-name="Normal" style:family="paragraph">
      <style:paragraph-properties fo:text-align="justify" fo:margin-left="0.175in" fo:margin-right="0.4312in">
        <style:tab-stops/>
      </style:paragraph-properties>
      <style:text-properties style:language-asian="en" style:country-asian="GB"/>
    </style:style>
    <style:style style:name="P1157" style:parent-style-name="Normal" style:family="paragraph">
      <style:paragraph-properties fo:text-align="justify" fo:margin-left="0.175in" fo:margin-right="0.4312in">
        <style:tab-stops/>
      </style:paragraph-properties>
      <style:text-properties style:language-asian="en" style:country-asian="GB"/>
    </style:style>
    <style:style style:name="P1158" style:parent-style-name="Normal" style:family="paragraph">
      <style:paragraph-properties fo:text-align="justify"/>
      <style:text-properties style:language-asian="en" style:country-asian="GB"/>
    </style:style>
    <style:style style:name="P1159" style:parent-style-name="Normal" style:family="paragraph">
      <style:paragraph-properties fo:text-align="justify" fo:margin-right="0.4312in"/>
    </style:style>
    <style:style style:name="T1160" style:parent-style-name="DefaultParagraphFont" style:family="text">
      <style:text-properties fo:font-weight="bold" style:font-weight-asian="bold" fo:font-style="italic" style:font-style-asian="italic"/>
    </style:style>
    <style:style style:name="T1161" style:parent-style-name="DefaultParagraphFont" style:family="text">
      <style:text-properties fo:font-weight="bold" style:font-weight-asian="bold" fo:font-style="italic" style:font-style-asian="italic"/>
    </style:style>
    <style:style style:name="T1162" style:parent-style-name="DefaultParagraphFont" style:family="text">
      <style:text-properties fo:font-size="8pt" style:font-size-asian="8pt" style:font-size-complex="8pt"/>
    </style:style>
    <style:style style:name="P1163" style:parent-style-name="Normal" style:family="paragraph">
      <style:paragraph-properties fo:text-align="justify" fo:margin-left="0.25in" fo:margin-right="0.4312in">
        <style:tab-stops/>
      </style:paragraph-properties>
    </style:style>
    <style:style style:name="P1164" style:parent-style-name="Normal" style:family="paragraph">
      <style:paragraph-properties fo:text-align="justify" fo:margin-right="0.4312in"/>
    </style:style>
    <style:style style:name="T1165" style:parent-style-name="DefaultParagraphFont" style:family="text">
      <style:text-properties fo:font-weight="bold" style:font-weight-asian="bold" fo:font-style="italic" style:font-style-asian="italic"/>
    </style:style>
    <style:style style:name="T1166" style:parent-style-name="DefaultParagraphFont" style:family="text">
      <style:text-properties style:language-asian="en" style:country-asian="GB"/>
    </style:style>
    <style:style style:name="T1167" style:parent-style-name="DefaultParagraphFont" style:family="text">
      <style:text-properties style:language-asian="en" style:country-asian="GB"/>
    </style:style>
    <style:style style:name="T1168" style:parent-style-name="DefaultParagraphFont" style:family="text">
      <style:text-properties style:language-asian="en" style:country-asian="GB"/>
    </style:style>
    <style:style style:name="P1169" style:parent-style-name="Normal" style:family="paragraph">
      <style:paragraph-properties fo:text-align="justify" fo:margin-left="0.5in">
        <style:tab-stops/>
      </style:paragraph-properties>
    </style:style>
    <style:style style:name="P1170" style:parent-style-name="Normal" style:family="paragraph">
      <style:paragraph-properties fo:text-align="justify" fo:margin-right="0.4312in"/>
    </style:style>
    <style:style style:name="T1171" style:parent-style-name="DefaultParagraphFont" style:family="text">
      <style:text-properties fo:font-size="8pt" style:font-size-asian="8pt" style:font-size-complex="8pt"/>
    </style:style>
    <style:style style:name="P1172" style:parent-style-name="Normal" style:family="paragraph">
      <style:paragraph-properties fo:text-align="justify" fo:margin-left="0.5in">
        <style:tab-stops/>
      </style:paragraph-properties>
    </style:style>
    <style:style style:name="P1173" style:parent-style-name="Normal" style:family="paragraph">
      <style:paragraph-properties fo:text-align="justify" fo:margin-right="0.4312in"/>
    </style:style>
    <style:style style:name="T1174" style:parent-style-name="DefaultParagraphFont" style:family="text">
      <style:text-properties fo:font-weight="bold" style:font-weight-asian="bold" fo:font-style="italic" style:font-style-asian="italic"/>
    </style:style>
    <style:style style:name="T1175" style:parent-style-name="DefaultParagraphFont" style:family="text">
      <style:text-properties fo:font-weight="bold" style:font-weight-asian="bold" fo:font-style="italic" style:font-style-asian="italic"/>
    </style:style>
    <style:style style:name="P1176" style:parent-style-name="Normal" style:family="paragraph">
      <style:paragraph-properties fo:text-align="justify" fo:margin-right="0.4312in"/>
    </style:style>
    <style:style style:name="P1177" style:parent-style-name="Normal" style:family="paragraph">
      <style:paragraph-properties fo:text-align="justify" fo:margin-right="0.4312in"/>
    </style:style>
    <style:style style:name="P1178" style:parent-style-name="Normal" style:family="paragraph">
      <style:paragraph-properties fo:text-align="justify" fo:margin-right="0.4312in"/>
    </style:style>
    <style:style style:name="P1179" style:parent-style-name="Normal" style:family="paragraph">
      <style:paragraph-properties fo:text-align="justify" fo:margin-right="0.4312in"/>
    </style:style>
    <style:style style:name="P1180" style:parent-style-name="Normal" style:family="paragraph">
      <style:paragraph-properties fo:text-align="justify" fo:margin-left="0.25in">
        <style:tab-stops/>
      </style:paragraph-properties>
      <style:text-properties fo:font-weight="bold" style:font-weight-asian="bold"/>
    </style:style>
    <style:style style:name="P1181" style:parent-style-name="Normal" style:family="paragraph">
      <style:paragraph-properties fo:text-align="justify" fo:margin-left="0.25in">
        <style:tab-stops/>
      </style:paragraph-properties>
    </style:style>
    <style:style style:name="P1182" style:parent-style-name="Normal" style:family="paragraph">
      <style:paragraph-properties style:text-autospace="none" fo:text-align="justify" fo:margin-left="0.175in">
        <style:tab-stops/>
      </style:paragraph-properties>
      <style:text-properties style:language-asian="en" style:country-asian="GB"/>
    </style:style>
    <style:style style:name="P1183" style:parent-style-name="Normal" style:family="paragraph">
      <style:paragraph-properties style:text-autospace="none" fo:text-align="justify" fo:margin-left="0.175in">
        <style:tab-stops/>
      </style:paragraph-properties>
      <style:text-properties style:language-asian="en" style:country-asian="GB"/>
    </style:style>
    <style:style style:name="P1184" style:parent-style-name="Normal" style:family="paragraph">
      <style:paragraph-properties fo:text-align="justify" fo:margin-left="0.175in">
        <style:tab-stops/>
      </style:paragraph-properties>
    </style:style>
    <style:style style:name="P1185" style:parent-style-name="Normal" style:family="paragraph">
      <style:paragraph-properties fo:text-align="justify" fo:margin-left="0.175in">
        <style:tab-stops/>
      </style:paragraph-properties>
    </style:style>
    <style:style style:name="P1186" style:parent-style-name="Normal" style:family="paragraph">
      <style:paragraph-properties fo:text-align="justify" fo:margin-left="0.55in" fo:margin-right="0.4312in" fo:text-indent="-0.175in">
        <style:tab-stops>
          <style:tab-stop style:type="left" style:position="-0.05in"/>
        </style:tab-stops>
      </style:paragraph-properties>
    </style:style>
    <style:style style:name="P1187" style:parent-style-name="Normal" style:family="paragraph">
      <style:paragraph-properties fo:text-align="justify" fo:margin-left="0.55in" fo:margin-right="0.4312in" fo:text-indent="-0.175in">
        <style:tab-stops>
          <style:tab-stop style:type="left" style:position="-0.05in"/>
        </style:tab-stops>
      </style:paragraph-properties>
    </style:style>
    <style:style style:name="P1188" style:parent-style-name="Normal" style:family="paragraph">
      <style:paragraph-properties fo:text-align="justify" fo:margin-left="0.55in" fo:margin-right="0.4312in" fo:text-indent="-0.175in">
        <style:tab-stops>
          <style:tab-stop style:type="left" style:position="-0.05in"/>
        </style:tab-stops>
      </style:paragraph-properties>
    </style:style>
    <style:style style:name="P1189" style:parent-style-name="Normal" style:family="paragraph">
      <style:paragraph-properties fo:text-align="justify" fo:margin-left="0.55in" fo:margin-right="0.4312in" fo:text-indent="-0.175in">
        <style:tab-stops>
          <style:tab-stop style:type="left" style:position="-0.05in"/>
        </style:tab-stops>
      </style:paragraph-properties>
    </style:style>
    <style:style style:name="P1190" style:parent-style-name="Normal" style:family="paragraph">
      <style:paragraph-properties fo:text-align="justify" fo:margin-left="0.175in">
        <style:tab-stops/>
      </style:paragraph-properties>
    </style:style>
    <style:style style:name="P1191" style:parent-style-name="Normal" style:family="paragraph">
      <style:paragraph-properties fo:text-align="justify" fo:margin-left="0.175in">
        <style:tab-stops/>
      </style:paragraph-properties>
    </style:style>
    <style:style style:name="P1192" style:parent-style-name="Normal" style:family="paragraph">
      <style:paragraph-properties fo:text-align="justify" fo:margin-left="0.175in">
        <style:tab-stops/>
      </style:paragraph-properties>
    </style:style>
    <style:style style:name="P1193" style:parent-style-name="Normal" style:family="paragraph">
      <style:paragraph-properties fo:text-align="justify" fo:margin-left="0.175in">
        <style:tab-stops/>
      </style:paragraph-properties>
    </style:style>
    <style:style style:name="P1194" style:parent-style-name="Normal" style:family="paragraph">
      <style:paragraph-properties fo:text-align="justify" fo:margin-left="0.175in">
        <style:tab-stops/>
      </style:paragraph-properties>
    </style:style>
    <style:style style:name="TableColumn1196" style:family="table-column">
      <style:table-column-properties style:column-width="1.0631in"/>
    </style:style>
    <style:style style:name="TableColumn1197" style:family="table-column">
      <style:table-column-properties style:column-width="1.9125in"/>
    </style:style>
    <style:style style:name="TableColumn1198" style:family="table-column">
      <style:table-column-properties style:column-width="1.5569in"/>
    </style:style>
    <style:style style:name="TableColumn1199" style:family="table-column">
      <style:table-column-properties style:column-width="0.9562in"/>
    </style:style>
    <style:style style:name="TableColumn1200" style:family="table-column">
      <style:table-column-properties style:column-width="1.0861in"/>
    </style:style>
    <style:style style:name="Table1195" style:family="table">
      <style:table-properties style:width="6.575in" fo:margin-left="0in" table:align="left"/>
    </style:style>
    <style:style style:name="TableRow1201" style:family="table-row">
      <style:table-row-properties/>
    </style:style>
    <style:style style:name="TableCell1202" style:family="table-cell">
      <style:table-cell-properties fo:border="0.0069in solid #000000" fo:padding-top="0in" fo:padding-left="0.075in" fo:padding-bottom="0in" fo:padding-right="0.075in"/>
    </style:style>
    <style:style style:name="P1203" style:parent-style-name="Normal" style:family="paragraph">
      <style:text-properties fo:font-weight="bold" style:font-weight-asian="bold" fo:font-size="10pt" style:font-size-asian="10pt" style:font-size-complex="10pt"/>
    </style:style>
    <style:style style:name="TableCell1204" style:family="table-cell">
      <style:table-cell-properties fo:border="0.0069in solid #000000" fo:padding-top="0in" fo:padding-left="0.075in" fo:padding-bottom="0in" fo:padding-right="0.075in"/>
    </style:style>
    <style:style style:name="P1205" style:parent-style-name="Normal" style:family="paragraph">
      <style:text-properties fo:font-weight="bold" style:font-weight-asian="bold" fo:font-size="10pt" style:font-size-asian="10pt" style:font-size-complex="10pt"/>
    </style:style>
    <style:style style:name="TableCell1206" style:family="table-cell">
      <style:table-cell-properties fo:border="0.0069in solid #000000" fo:padding-top="0in" fo:padding-left="0.075in" fo:padding-bottom="0in" fo:padding-right="0.075in"/>
    </style:style>
    <style:style style:name="P1207" style:parent-style-name="Normal" style:family="paragraph">
      <style:text-properties fo:font-weight="bold" style:font-weight-asian="bold" fo:font-size="10pt" style:font-size-asian="10pt" style:font-size-complex="10pt"/>
    </style:style>
    <style:style style:name="TableCell1208" style:family="table-cell">
      <style:table-cell-properties fo:border="0.0069in solid #000000" fo:padding-top="0in" fo:padding-left="0.075in" fo:padding-bottom="0in" fo:padding-right="0.075in"/>
    </style:style>
    <style:style style:name="P1209" style:parent-style-name="Normal" style:family="paragraph">
      <style:text-properties fo:font-weight="bold" style:font-weight-asian="bold" fo:font-size="10pt" style:font-size-asian="10pt" style:font-size-complex="10pt"/>
    </style:style>
    <style:style style:name="TableCell1210" style:family="table-cell">
      <style:table-cell-properties fo:border="0.0069in solid #000000" fo:padding-top="0in" fo:padding-left="0.075in" fo:padding-bottom="0in" fo:padding-right="0.075in"/>
    </style:style>
    <style:style style:name="P1211" style:parent-style-name="Normal" style:family="paragraph">
      <style:text-properties fo:font-weight="bold" style:font-weight-asian="bold" fo:font-size="10pt" style:font-size-asian="10pt" style:font-size-complex="10pt"/>
    </style:style>
    <style:style style:name="TableRow1212" style:family="table-row">
      <style:table-row-properties/>
    </style:style>
    <style:style style:name="TableCell1213" style:family="table-cell">
      <style:table-cell-properties fo:border="0.0069in solid #000000" fo:padding-top="0in" fo:padding-left="0.075in" fo:padding-bottom="0in" fo:padding-right="0.075in"/>
    </style:style>
    <style:style style:name="P1214" style:parent-style-name="Normal" style:family="paragraph">
      <style:text-properties fo:font-size="10pt" style:font-size-asian="10pt" style:font-size-complex="10pt"/>
    </style:style>
    <style:style style:name="TableCell1215" style:family="table-cell">
      <style:table-cell-properties fo:border="0.0069in solid #000000" fo:padding-top="0in" fo:padding-left="0.075in" fo:padding-bottom="0in" fo:padding-right="0.075in"/>
    </style:style>
    <style:style style:name="P1216" style:parent-style-name="Normal" style:family="paragraph">
      <style:text-properties fo:font-size="10pt" style:font-size-asian="10pt" style:font-size-complex="10pt"/>
    </style:style>
    <style:style style:name="P1217" style:parent-style-name="Normal" style:family="paragraph">
      <style:text-properties fo:font-size="10pt" style:font-size-asian="10pt" style:font-size-complex="10pt"/>
    </style:style>
    <style:style style:name="P1218" style:parent-style-name="Normal" style:family="paragraph">
      <style:text-properties fo:font-size="10pt" style:font-size-asian="10pt" style:font-size-complex="10pt"/>
    </style:style>
    <style:style style:name="TableCell1219" style:family="table-cell">
      <style:table-cell-properties fo:border="0.0069in solid #000000" fo:padding-top="0in" fo:padding-left="0.075in" fo:padding-bottom="0in" fo:padding-right="0.075in"/>
    </style:style>
    <style:style style:name="P1220" style:parent-style-name="Normal" style:family="paragraph">
      <style:text-properties fo:font-size="10pt" style:font-size-asian="10pt" style:font-size-complex="10pt"/>
    </style:style>
    <style:style style:name="P1221" style:parent-style-name="Normal" style:family="paragraph">
      <style:text-properties fo:font-size="10pt" style:font-size-asian="10pt" style:font-size-complex="10pt"/>
    </style:style>
    <style:style style:name="P1222" style:parent-style-name="Normal" style:family="paragraph">
      <style:text-properties fo:font-size="10pt" style:font-size-asian="10pt" style:font-size-complex="10pt"/>
    </style:style>
    <style:style style:name="TableCell1223" style:family="table-cell">
      <style:table-cell-properties fo:border="0.0069in solid #000000" fo:padding-top="0in" fo:padding-left="0.075in" fo:padding-bottom="0in" fo:padding-right="0.075in"/>
    </style:style>
    <style:style style:name="P1224" style:parent-style-name="Normal" style:family="paragraph">
      <style:text-properties fo:font-size="10pt" style:font-size-asian="10pt" style:font-size-complex="10pt"/>
    </style:style>
    <style:style style:name="P1225" style:parent-style-name="Normal" style:family="paragraph">
      <style:text-properties fo:font-size="10pt" style:font-size-asian="10pt" style:font-size-complex="10pt"/>
    </style:style>
    <style:style style:name="P1226" style:parent-style-name="Normal" style:family="paragraph">
      <style:text-properties fo:font-size="10pt" style:font-size-asian="10pt" style:font-size-complex="10pt"/>
    </style:style>
    <style:style style:name="TableCell1227" style:family="table-cell">
      <style:table-cell-properties fo:border="0.0069in solid #000000" fo:padding-top="0in" fo:padding-left="0.075in" fo:padding-bottom="0in" fo:padding-right="0.075in"/>
    </style:style>
    <style:style style:name="T1228" style:parent-style-name="DefaultParagraphFont" style:family="text">
      <style:text-properties fo:font-size="10pt" style:font-size-asian="10pt" style:font-size-complex="10pt"/>
    </style:style>
    <style:style style:name="T1229" style:parent-style-name="DefaultParagraphFont" style:family="text">
      <style:text-properties fo:font-style="italic" style:font-style-asian="italic" fo:font-size="10pt" style:font-size-asian="10pt" style:font-size-complex="10pt" style:text-underline-type="single" style:text-underline-style="solid" style:text-underline-width="auto" style:text-underline-mode="continuous"/>
    </style:style>
    <style:style style:name="T1230" style:parent-style-name="DefaultParagraphFont" style:family="text">
      <style:text-properties fo:font-size="10pt" style:font-size-asian="10pt" style:font-size-complex="10pt"/>
    </style:style>
    <style:style style:name="TableRow1231" style:family="table-row">
      <style:table-row-properties/>
    </style:style>
    <style:style style:name="TableCell1232" style:family="table-cell">
      <style:table-cell-properties fo:border="0.0069in solid #000000" fo:padding-top="0in" fo:padding-left="0.075in" fo:padding-bottom="0in" fo:padding-right="0.075in"/>
    </style:style>
    <style:style style:name="P1233" style:parent-style-name="Normal" style:family="paragraph">
      <style:text-properties fo:font-size="10pt" style:font-size-asian="10pt" style:font-size-complex="10pt"/>
    </style:style>
    <style:style style:name="P1234" style:parent-style-name="Normal" style:family="paragraph">
      <style:text-properties fo:font-size="10pt" style:font-size-asian="10pt" style:font-size-complex="10pt"/>
    </style:style>
    <style:style style:name="TableCell1235" style:family="table-cell">
      <style:table-cell-properties fo:border="0.0069in solid #000000" fo:padding-top="0in" fo:padding-left="0.075in" fo:padding-bottom="0in" fo:padding-right="0.075in"/>
    </style:style>
    <style:style style:name="P1236" style:parent-style-name="Normal" style:family="paragraph">
      <style:text-properties fo:font-size="10pt" style:font-size-asian="10pt" style:font-size-complex="10pt"/>
    </style:style>
    <style:style style:name="P1237" style:parent-style-name="Normal" style:family="paragraph">
      <style:text-properties fo:font-size="10pt" style:font-size-asian="10pt" style:font-size-complex="10pt"/>
    </style:style>
    <style:style style:name="P1238" style:parent-style-name="Normal" style:family="paragraph">
      <style:text-properties fo:font-size="10pt" style:font-size-asian="10pt" style:font-size-complex="10pt"/>
    </style:style>
    <style:style style:name="P1239" style:parent-style-name="Normal" style:family="paragraph">
      <style:text-properties fo:font-size="10pt" style:font-size-asian="10pt" style:font-size-complex="10pt"/>
    </style:style>
    <style:style style:name="P1240" style:parent-style-name="Normal" style:family="paragraph">
      <style:text-properties fo:font-size="10pt" style:font-size-asian="10pt" style:font-size-complex="10pt"/>
    </style:style>
    <style:style style:name="P1241" style:parent-style-name="Normal" style:family="paragraph">
      <style:text-properties fo:font-size="10pt" style:font-size-asian="10pt" style:font-size-complex="10pt"/>
    </style:style>
    <style:style style:name="P1242" style:parent-style-name="Normal" style:family="paragraph">
      <style:paragraph-properties fo:margin-left="0.25in">
        <style:tab-stops/>
      </style:paragraph-properties>
      <style:text-properties fo:font-size="10pt" style:font-size-asian="10pt" style:font-size-complex="10pt"/>
    </style:style>
    <style:style style:name="TableCell1243" style:family="table-cell">
      <style:table-cell-properties fo:border="0.0069in solid #000000" fo:padding-top="0in" fo:padding-left="0.075in" fo:padding-bottom="0in" fo:padding-right="0.075in"/>
    </style:style>
    <style:style style:name="P1244" style:parent-style-name="Normal" style:family="paragraph">
      <style:text-properties fo:font-size="10pt" style:font-size-asian="10pt" style:font-size-complex="10pt"/>
    </style:style>
    <style:style style:name="P1245" style:parent-style-name="Normal" style:family="paragraph">
      <style:text-properties fo:font-size="10pt" style:font-size-asian="10pt" style:font-size-complex="10pt"/>
    </style:style>
    <style:style style:name="P1246" style:parent-style-name="Normal" style:family="paragraph">
      <style:text-properties fo:font-size="10pt" style:font-size-asian="10pt" style:font-size-complex="10pt"/>
    </style:style>
    <style:style style:name="P1247" style:parent-style-name="Normal" style:family="paragraph">
      <style:text-properties fo:font-size="10pt" style:font-size-asian="10pt" style:font-size-complex="10pt"/>
    </style:style>
    <style:style style:name="P1248" style:parent-style-name="Normal" style:family="paragraph">
      <style:text-properties fo:font-size="10pt" style:font-size-asian="10pt" style:font-size-complex="10pt"/>
    </style:style>
    <style:style style:name="P1249" style:parent-style-name="Normal" style:family="paragraph">
      <style:paragraph-properties fo:margin-left="0.25in">
        <style:tab-stops/>
      </style:paragraph-properties>
      <style:text-properties fo:font-size="10pt" style:font-size-asian="10pt" style:font-size-complex="10pt"/>
    </style:style>
    <style:style style:name="P1250" style:parent-style-name="Normal" style:family="paragraph">
      <style:paragraph-properties fo:margin-left="0.25in">
        <style:tab-stops/>
      </style:paragraph-properties>
      <style:text-properties fo:font-size="10pt" style:font-size-asian="10pt" style:font-size-complex="10pt"/>
    </style:style>
    <style:style style:name="P1251" style:parent-style-name="Normal" style:family="paragraph">
      <style:paragraph-properties fo:margin-left="0.25in">
        <style:tab-stops/>
      </style:paragraph-properties>
    </style:style>
    <style:style style:name="T1252" style:parent-style-name="DefaultParagraphFont" style:family="text">
      <style:text-properties fo:font-size="10pt" style:font-size-asian="10pt" style:font-size-complex="10pt"/>
    </style:style>
    <style:style style:name="T1253"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ableCell1254" style:family="table-cell">
      <style:table-cell-properties fo:border="0.0069in solid #000000" fo:padding-top="0in" fo:padding-left="0.075in" fo:padding-bottom="0in" fo:padding-right="0.075in"/>
    </style:style>
    <style:style style:name="P1255" style:parent-style-name="Normal" style:family="paragraph">
      <style:text-properties fo:font-size="10pt" style:font-size-asian="10pt" style:font-size-complex="10pt"/>
    </style:style>
    <style:style style:name="P1256" style:parent-style-name="Normal" style:family="paragraph">
      <style:text-properties fo:font-size="10pt" style:font-size-asian="10pt" style:font-size-complex="10pt"/>
    </style:style>
    <style:style style:name="P1257" style:parent-style-name="Normal" style:family="paragraph">
      <style:text-properties fo:font-size="10pt" style:font-size-asian="10pt" style:font-size-complex="10pt"/>
    </style:style>
    <style:style style:name="P1258" style:parent-style-name="Normal" style:family="paragraph">
      <style:text-properties fo:font-size="10pt" style:font-size-asian="10pt" style:font-size-complex="10pt"/>
    </style:style>
    <style:style style:name="P1259" style:parent-style-name="Normal" style:family="paragraph">
      <style:text-properties fo:font-size="10pt" style:font-size-asian="10pt" style:font-size-complex="10pt"/>
    </style:style>
    <style:style style:name="P1260" style:parent-style-name="Normal" style:family="paragraph">
      <style:text-properties fo:font-size="10pt" style:font-size-asian="10pt" style:font-size-complex="10pt"/>
    </style:style>
    <style:style style:name="P1261" style:parent-style-name="Normal" style:family="paragraph">
      <style:text-properties fo:font-size="10pt" style:font-size-asian="10pt" style:font-size-complex="10pt"/>
    </style:style>
    <style:style style:name="TableCell1262" style:family="table-cell">
      <style:table-cell-properties fo:border="0.0069in solid #000000" fo:padding-top="0in" fo:padding-left="0.075in" fo:padding-bottom="0in" fo:padding-right="0.075in"/>
    </style:style>
    <style:style style:name="P1263" style:parent-style-name="Normal" style:family="paragraph">
      <style:text-properties fo:font-size="10pt" style:font-size-asian="10pt" style:font-size-complex="10pt"/>
    </style:style>
    <style:style style:name="P1264" style:parent-style-name="Normal" style:family="paragraph">
      <style:text-properties fo:font-size="10pt" style:font-size-asian="10pt" style:font-size-complex="10pt"/>
    </style:style>
    <style:style style:name="P1265" style:parent-style-name="Normal" style:family="paragraph">
      <style:text-properties fo:font-weight="bold" style:font-weight-asian="bold" fo:font-style="italic" style:font-style-asian="italic" fo:font-size="10pt" style:font-size-asian="10pt" style:font-size-complex="10pt"/>
    </style:style>
    <style:style style:name="P1266" style:parent-style-name="Normal" style:family="paragraph">
      <style:text-properties fo:font-weight="bold" style:font-weight-asian="bold" fo:font-style="italic" style:font-style-asian="italic" fo:font-size="10pt" style:font-size-asian="10pt" style:font-size-complex="10pt"/>
    </style:style>
    <style:style style:name="P1267" style:parent-style-name="Normal" style:family="paragraph">
      <style:text-properties fo:font-weight="bold" style:font-weight-asian="bold" fo:font-style="italic" style:font-style-asian="italic" fo:font-size="10pt" style:font-size-asian="10pt" style:font-size-complex="10pt"/>
    </style:style>
    <style:style style:name="P1268" style:parent-style-name="Normal" style:family="paragraph">
      <style:text-properties fo:font-weight="bold" style:font-weight-asian="bold" fo:font-style="italic" style:font-style-asian="italic" fo:font-size="10pt" style:font-size-asian="10pt" style:font-size-complex="10pt"/>
    </style:style>
    <style:style style:name="TableRow1269" style:family="table-row">
      <style:table-row-properties/>
    </style:style>
    <style:style style:name="TableCell1270" style:family="table-cell">
      <style:table-cell-properties fo:border="0.0069in solid #000000" fo:padding-top="0in" fo:padding-left="0.075in" fo:padding-bottom="0in" fo:padding-right="0.075in"/>
    </style:style>
    <style:style style:name="P1271" style:parent-style-name="Normal" style:family="paragraph">
      <style:text-properties fo:font-size="10pt" style:font-size-asian="10pt" style:font-size-complex="10pt"/>
    </style:style>
    <style:style style:name="TableCell1272" style:family="table-cell">
      <style:table-cell-properties fo:border="0.0069in solid #000000" fo:padding-top="0in" fo:padding-left="0.075in" fo:padding-bottom="0in" fo:padding-right="0.075in"/>
    </style:style>
    <style:style style:name="P1273" style:parent-style-name="Normal" style:family="paragraph">
      <style:paragraph-properties fo:margin-left="0.25in">
        <style:tab-stops/>
      </style:paragraph-properties>
      <style:text-properties fo:font-size="10pt" style:font-size-asian="10pt" style:font-size-complex="10pt"/>
    </style:style>
    <style:style style:name="P1274" style:parent-style-name="Normal" style:family="paragraph">
      <style:paragraph-properties fo:margin-left="0.5in">
        <style:tab-stops/>
      </style:paragraph-properties>
      <style:text-properties fo:font-size="10pt" style:font-size-asian="10pt" style:font-size-complex="10pt"/>
    </style:style>
    <style:style style:name="TableCell1275" style:family="table-cell">
      <style:table-cell-properties fo:border="0.0069in solid #000000" fo:padding-top="0in" fo:padding-left="0.075in" fo:padding-bottom="0in" fo:padding-right="0.075in"/>
    </style:style>
    <style:style style:name="P1276" style:parent-style-name="Normal" style:family="paragraph">
      <style:text-properties fo:font-size="10pt" style:font-size-asian="10pt" style:font-size-complex="10pt"/>
    </style:style>
    <style:style style:name="P1277" style:parent-style-name="Normal" style:family="paragraph">
      <style:text-properties fo:font-size="10pt" style:font-size-asian="10pt" style:font-size-complex="10pt"/>
    </style:style>
    <style:style style:name="P1278" style:parent-style-name="Normal" style:family="paragraph">
      <style:text-properties fo:font-size="10pt" style:font-size-asian="10pt" style:font-size-complex="10pt"/>
    </style:style>
    <style:style style:name="P1279" style:parent-style-name="Normal" style:family="paragraph">
      <style:text-properties fo:font-size="10pt" style:font-size-asian="10pt" style:font-size-complex="10pt"/>
    </style:style>
    <style:style style:name="P1280" style:parent-style-name="Normal" style:family="paragraph">
      <style:text-properties fo:font-size="10pt" style:font-size-asian="10pt" style:font-size-complex="10pt"/>
    </style:style>
    <style:style style:name="P1281" style:parent-style-name="Normal" style:family="paragraph">
      <style:paragraph-properties fo:margin-left="0.25in">
        <style:tab-stops/>
      </style:paragraph-properties>
      <style:text-properties fo:font-size="10pt" style:font-size-asian="10pt" style:font-size-complex="10pt"/>
    </style:style>
    <style:style style:name="P1282" style:parent-style-name="Normal" style:family="paragraph">
      <style:paragraph-properties fo:margin-left="0.25in">
        <style:tab-stops/>
      </style:paragraph-properties>
      <style:text-properties fo:font-size="10pt" style:font-size-asian="10pt" style:font-size-complex="10pt"/>
    </style:style>
    <style:style style:name="P1283" style:parent-style-name="Normal" style:family="paragraph">
      <style:paragraph-properties fo:margin-left="0.25in">
        <style:tab-stops/>
      </style:paragraph-properties>
    </style:style>
    <style:style style:name="T1284" style:parent-style-name="DefaultParagraphFont" style:family="text">
      <style:text-properties fo:font-size="10pt" style:font-size-asian="10pt" style:font-size-complex="10pt"/>
    </style:style>
    <style:style style:name="T1285" style:parent-style-name="DefaultParagraphFont" style:family="text">
      <style:text-properties fo:font-size="10pt" style:font-size-asian="10pt" style:font-size-complex="10pt"/>
    </style:style>
    <style:style style:name="T1286"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ableCell1287" style:family="table-cell">
      <style:table-cell-properties fo:border="0.0069in solid #000000" fo:padding-top="0in" fo:padding-left="0.075in" fo:padding-bottom="0in" fo:padding-right="0.075in"/>
    </style:style>
    <style:style style:name="P1288" style:parent-style-name="Normal" style:family="paragraph">
      <style:text-properties fo:font-size="10pt" style:font-size-asian="10pt" style:font-size-complex="10pt"/>
    </style:style>
    <style:style style:name="P1289" style:parent-style-name="Normal" style:family="paragraph">
      <style:text-properties fo:font-size="10pt" style:font-size-asian="10pt" style:font-size-complex="10pt"/>
    </style:style>
    <style:style style:name="P1290" style:parent-style-name="Normal" style:family="paragraph">
      <style:text-properties fo:font-size="10pt" style:font-size-asian="10pt" style:font-size-complex="10pt"/>
    </style:style>
    <style:style style:name="P1291" style:parent-style-name="Normal" style:family="paragraph">
      <style:text-properties fo:font-size="10pt" style:font-size-asian="10pt" style:font-size-complex="10pt"/>
    </style:style>
    <style:style style:name="P1292" style:parent-style-name="Normal" style:family="paragraph">
      <style:text-properties fo:font-size="10pt" style:font-size-asian="10pt" style:font-size-complex="10pt"/>
    </style:style>
    <style:style style:name="P1293" style:parent-style-name="Normal" style:family="paragraph">
      <style:text-properties fo:font-size="10pt" style:font-size-asian="10pt" style:font-size-complex="10pt"/>
    </style:style>
    <style:style style:name="P1294" style:parent-style-name="Normal" style:family="paragraph">
      <style:text-properties fo:font-size="10pt" style:font-size-asian="10pt" style:font-size-complex="10pt"/>
    </style:style>
    <style:style style:name="TableCell1295" style:family="table-cell">
      <style:table-cell-properties fo:border="0.0069in solid #000000" fo:padding-top="0in" fo:padding-left="0.075in" fo:padding-bottom="0in" fo:padding-right="0.075in"/>
    </style:style>
    <style:style style:name="P1296" style:parent-style-name="Normal" style:family="paragraph">
      <style:text-properties fo:font-size="10pt" style:font-size-asian="10pt" style:font-size-complex="10pt"/>
    </style:style>
    <style:style style:name="P1297" style:parent-style-name="Normal" style:family="paragraph">
      <style:text-properties fo:font-size="10pt" style:font-size-asian="10pt" style:font-size-complex="10pt"/>
    </style:style>
    <style:style style:name="P1298" style:parent-style-name="Normal" style:family="paragraph">
      <style:text-properties fo:font-weight="bold" style:font-weight-asian="bold" fo:font-style="italic" style:font-style-asian="italic" fo:font-size="10pt" style:font-size-asian="10pt" style:font-size-complex="10pt"/>
    </style:style>
    <style:style style:name="P1299" style:parent-style-name="Normal" style:family="paragraph">
      <style:text-properties fo:font-weight="bold" style:font-weight-asian="bold" fo:font-style="italic" style:font-style-asian="italic" fo:font-size="10pt" style:font-size-asian="10pt" style:font-size-complex="10pt"/>
    </style:style>
    <style:style style:name="P1300" style:parent-style-name="Normal" style:family="paragraph">
      <style:text-properties fo:font-weight="bold" style:font-weight-asian="bold" fo:font-style="italic" style:font-style-asian="italic" fo:font-size="10pt" style:font-size-asian="10pt" style:font-size-complex="10pt"/>
    </style:style>
    <style:style style:name="P1301" style:parent-style-name="Normal" style:family="paragraph">
      <style:paragraph-properties fo:text-align="justify" fo:margin-left="0.175in">
        <style:tab-stops/>
      </style:paragraph-properties>
    </style:style>
    <style:style style:name="P1302" style:parent-style-name="Normal" style:family="paragraph">
      <style:paragraph-properties fo:text-align="justify" fo:margin-left="0.175in">
        <style:tab-stops/>
      </style:paragraph-properties>
    </style:style>
    <style:style style:name="P1303" style:parent-style-name="Normal" style:family="paragraph">
      <style:paragraph-properties fo:text-align="justify"/>
      <style:text-properties fo:font-size="10pt" style:font-size-asian="10pt" style:font-size-complex="10pt"/>
    </style:style>
    <style:style style:name="P1304" style:parent-style-name="Normal" style:family="paragraph">
      <style:text-properties fo:font-size="11pt" style:font-size-asian="11pt" style:font-size-complex="11pt"/>
    </style:style>
    <style:style style:name="P1305" style:parent-style-name="Normal" style:family="paragraph">
      <style:paragraph-properties fo:text-align="justify"/>
      <style:text-properties fo:font-size="10pt" style:font-size-asian="10pt" style:font-size-complex="10pt"/>
    </style:style>
    <style:style style:name="TableRow1306" style:family="table-row">
      <style:table-row-properties/>
    </style:style>
    <style:style style:name="TableCell1307" style:family="table-cell">
      <style:table-cell-properties fo:border="0.0069in solid #000000" fo:padding-top="0in" fo:padding-left="0.075in" fo:padding-bottom="0in" fo:padding-right="0.075in"/>
    </style:style>
    <style:style style:name="P1308" style:parent-style-name="Normal" style:family="paragraph">
      <style:paragraph-properties fo:text-align="justify"/>
      <style:text-properties fo:font-weight="bold" style:font-weight-asian="bold"/>
    </style:style>
    <style:style style:name="P1309" style:parent-style-name="Normal" style:family="paragraph">
      <style:paragraph-properties fo:text-align="justify" fo:margin-left="-0.075in" fo:margin-right="-0.075in" fo:text-indent="0.075in">
        <style:tab-stops/>
      </style:paragraph-properties>
    </style:style>
    <style:style style:name="P1310" style:parent-style-name="Normal" style:family="paragraph"/>
    <style:style style:name="P1311" style:parent-style-name="Normal" style:family="paragraph"/>
    <style:style style:name="P1312" style:parent-style-name="Normal" style:family="paragraph"/>
    <style:style style:name="P1313" style:parent-style-name="Normal" style:family="paragraph">
      <style:text-properties style:text-underline-type="single" style:text-underline-style="solid" style:text-underline-width="auto" style:text-underline-mode="continuous"/>
    </style:style>
    <style:style style:name="TableColumn1315" style:family="table-column">
      <style:table-column-properties style:column-width="1.5694in"/>
    </style:style>
    <style:style style:name="TableColumn1316" style:family="table-column">
      <style:table-column-properties style:column-width="0.8611in"/>
    </style:style>
    <style:style style:name="TableColumn1317" style:family="table-column">
      <style:table-column-properties style:column-width="0.9861in"/>
    </style:style>
    <style:style style:name="TableColumn1318" style:family="table-column">
      <style:table-column-properties style:column-width="1in"/>
    </style:style>
    <style:style style:name="Table1314" style:family="table">
      <style:table-properties style:width="4.4166in" fo:margin-left="0in" table:align="left"/>
    </style:style>
    <style:style style:name="TableRow1319" style:family="table-row">
      <style:table-row-properties style:min-row-height="0.2187in"/>
    </style:style>
    <style:style style:name="TableCell1320" style:family="table-cell">
      <style:table-cell-properties fo:border-top="0.0208in solid #800080" fo:border-left="none" fo:border-bottom="none" fo:border-right="none" style:vertical-align="bottom" fo:padding-top="0in" fo:padding-left="0.075in" fo:padding-bottom="0in" fo:padding-right="0.075in" fo:wrap-option="no-wrap"/>
    </style:style>
    <style:style style:name="P1321" style:parent-style-name="Normal" style:family="paragraph">
      <style:text-properties fo:font-weight="bold" style:font-weight-asian="bold" style:font-weight-complex="bold" style:language-asian="en" style:country-asian="GB"/>
    </style:style>
    <style:style style:name="TableCell1322" style:family="table-cell">
      <style:table-cell-properties fo:border-top="0.0208in solid #800080" fo:border-left="none" fo:border-bottom="none" fo:border-right="none" style:vertical-align="bottom" fo:padding-top="0in" fo:padding-left="0.075in" fo:padding-bottom="0in" fo:padding-right="0.075in" fo:wrap-option="no-wrap"/>
    </style:style>
    <style:style style:name="P1323" style:parent-style-name="Normal" style:family="paragraph">
      <style:paragraph-properties fo:text-align="end"/>
      <style:text-properties style:language-asian="en" style:country-asian="GB"/>
    </style:style>
    <style:style style:name="TableCell1324" style:family="table-cell">
      <style:table-cell-properties fo:border-top="0.0208in solid #800080" fo:border-left="none" fo:border-bottom="none" fo:border-right="none" style:vertical-align="bottom" fo:padding-top="0in" fo:padding-left="0.075in" fo:padding-bottom="0in" fo:padding-right="0.075in" fo:wrap-option="no-wrap"/>
    </style:style>
    <style:style style:name="P1325" style:parent-style-name="Normal" style:family="paragraph">
      <style:paragraph-properties fo:text-align="end"/>
      <style:text-properties style:language-asian="en" style:country-asian="GB"/>
    </style:style>
    <style:style style:name="TableCell1326" style:family="table-cell">
      <style:table-cell-properties fo:border-top="0.0208in solid #800080" fo:border-left="none" fo:border-bottom="none" fo:border-right="none" style:vertical-align="bottom" fo:padding-top="0in" fo:padding-left="0.075in" fo:padding-bottom="0in" fo:padding-right="0.075in" fo:wrap-option="no-wrap"/>
    </style:style>
    <style:style style:name="P1327" style:parent-style-name="Normal" style:family="paragraph">
      <style:paragraph-properties fo:text-align="end"/>
      <style:text-properties style:language-asian="en" style:country-asian="GB"/>
    </style:style>
    <style:style style:name="TableRow1328" style:family="table-row">
      <style:table-row-properties style:min-row-height="0.4062in"/>
    </style:style>
    <style:style style:name="TableCell1329" style:family="table-cell">
      <style:table-cell-properties fo:border-top="none" fo:border-left="none" fo:border-bottom="0.0069in solid #800080" fo:border-right="none" style:vertical-align="bottom" fo:padding-top="0in" fo:padding-left="0.075in" fo:padding-bottom="0in" fo:padding-right="0.075in" fo:wrap-option="no-wrap"/>
    </style:style>
    <style:style style:name="P1330" style:parent-style-name="Normal" style:family="paragraph">
      <style:text-properties fo:font-weight="bold" style:font-weight-asian="bold" style:font-weight-complex="bold" style:language-asian="en" style:country-asian="GB"/>
    </style:style>
    <style:style style:name="TableCell1331" style:family="table-cell">
      <style:table-cell-properties fo:border-top="none" fo:border-left="none" fo:border-bottom="0.0069in solid #800080" fo:border-right="none" style:vertical-align="bottom" fo:padding-top="0in" fo:padding-left="0.075in" fo:padding-bottom="0in" fo:padding-right="0.075in"/>
    </style:style>
    <style:style style:name="P1332" style:parent-style-name="Normal" style:family="paragraph">
      <style:paragraph-properties fo:text-align="end"/>
      <style:text-properties style:language-asian="en" style:country-asian="GB"/>
    </style:style>
    <style:style style:name="TableCell1333" style:family="table-cell">
      <style:table-cell-properties fo:border-top="none" fo:border-left="none" fo:border-bottom="0.0069in solid #800080" fo:border-right="none" style:vertical-align="bottom" fo:padding-top="0in" fo:padding-left="0.075in" fo:padding-bottom="0in" fo:padding-right="0.075in"/>
    </style:style>
    <style:style style:name="P1334" style:parent-style-name="Normal" style:family="paragraph">
      <style:paragraph-properties fo:text-align="end"/>
      <style:text-properties style:language-asian="en" style:country-asian="GB"/>
    </style:style>
    <style:style style:name="TableCell1335" style:family="table-cell">
      <style:table-cell-properties fo:border-top="none" fo:border-left="none" fo:border-bottom="0.0069in solid #800080" fo:border-right="none" style:vertical-align="bottom" fo:padding-top="0in" fo:padding-left="0.075in" fo:padding-bottom="0in" fo:padding-right="0.075in"/>
    </style:style>
    <style:style style:name="P1336" style:parent-style-name="Normal" style:family="paragraph">
      <style:paragraph-properties fo:text-align="end"/>
      <style:text-properties style:language-asian="en" style:country-asian="GB"/>
    </style:style>
    <style:style style:name="TableRow1337" style:family="table-row">
      <style:table-row-properties style:min-row-height="0.2187in"/>
    </style:style>
    <style:style style:name="TableCell1338" style:family="table-cell">
      <style:table-cell-properties fo:border="none" style:vertical-align="bottom" fo:padding-top="0in" fo:padding-left="0.075in" fo:padding-bottom="0in" fo:padding-right="0.075in" fo:wrap-option="no-wrap"/>
    </style:style>
    <style:style style:name="P1339" style:parent-style-name="Normal" style:family="paragraph">
      <style:text-properties style:language-asian="en" style:country-asian="GB"/>
    </style:style>
    <style:style style:name="TableCell1340" style:family="table-cell">
      <style:table-cell-properties fo:border="none" style:vertical-align="bottom" fo:padding-top="0in" fo:padding-left="0.075in" fo:padding-bottom="0in" fo:padding-right="0.075in" fo:wrap-option="no-wrap"/>
    </style:style>
    <style:style style:name="P1341" style:parent-style-name="Normal" style:family="paragraph">
      <style:paragraph-properties fo:text-align="end"/>
      <style:text-properties style:language-asian="en" style:country-asian="GB"/>
    </style:style>
    <style:style style:name="TableCell1342" style:family="table-cell">
      <style:table-cell-properties fo:border="none" style:vertical-align="bottom" fo:padding-top="0in" fo:padding-left="0.075in" fo:padding-bottom="0in" fo:padding-right="0.075in" fo:wrap-option="no-wrap"/>
    </style:style>
    <style:style style:name="P1343" style:parent-style-name="Normal" style:family="paragraph">
      <style:paragraph-properties fo:text-align="end"/>
      <style:text-properties style:language-asian="en" style:country-asian="GB"/>
    </style:style>
    <style:style style:name="TableCell1344" style:family="table-cell">
      <style:table-cell-properties fo:border="none" style:vertical-align="bottom" fo:padding-top="0in" fo:padding-left="0.075in" fo:padding-bottom="0in" fo:padding-right="0.075in" fo:wrap-option="no-wrap"/>
    </style:style>
    <style:style style:name="P1345" style:parent-style-name="Normal" style:family="paragraph">
      <style:paragraph-properties fo:text-align="end"/>
      <style:text-properties style:language-asian="en" style:country-asian="GB"/>
    </style:style>
    <style:style style:name="TableRow1346" style:family="table-row">
      <style:table-row-properties style:min-row-height="0.2083in"/>
    </style:style>
    <style:style style:name="TableCell1347" style:family="table-cell">
      <style:table-cell-properties fo:border="none" style:vertical-align="bottom" fo:padding-top="0in" fo:padding-left="0.075in" fo:padding-bottom="0in" fo:padding-right="0.075in" fo:wrap-option="no-wrap"/>
    </style:style>
    <style:style style:name="P1348" style:parent-style-name="Normal" style:family="paragraph">
      <style:text-properties style:language-asian="en" style:country-asian="GB"/>
    </style:style>
    <style:style style:name="TableCell1349" style:family="table-cell">
      <style:table-cell-properties fo:border="none" style:vertical-align="bottom" fo:padding-top="0in" fo:padding-left="0.075in" fo:padding-bottom="0in" fo:padding-right="0.075in" fo:wrap-option="no-wrap"/>
    </style:style>
    <style:style style:name="P1350" style:parent-style-name="Normal" style:family="paragraph">
      <style:paragraph-properties fo:text-align="end"/>
      <style:text-properties style:language-asian="en" style:country-asian="GB"/>
    </style:style>
    <style:style style:name="TableCell1351" style:family="table-cell">
      <style:table-cell-properties fo:border="none" style:vertical-align="bottom" fo:padding-top="0in" fo:padding-left="0.075in" fo:padding-bottom="0in" fo:padding-right="0.075in" fo:wrap-option="no-wrap"/>
    </style:style>
    <style:style style:name="P1352" style:parent-style-name="Normal" style:family="paragraph">
      <style:paragraph-properties fo:text-align="end"/>
      <style:text-properties style:language-asian="en" style:country-asian="GB"/>
    </style:style>
    <style:style style:name="TableCell1353" style:family="table-cell">
      <style:table-cell-properties fo:border="none" style:vertical-align="bottom" fo:padding-top="0in" fo:padding-left="0.075in" fo:padding-bottom="0in" fo:padding-right="0.075in" fo:wrap-option="no-wrap"/>
    </style:style>
    <style:style style:name="P1354" style:parent-style-name="Normal" style:family="paragraph">
      <style:paragraph-properties fo:text-align="end"/>
      <style:text-properties style:language-asian="en" style:country-asian="GB"/>
    </style:style>
    <style:style style:name="TableRow1355" style:family="table-row">
      <style:table-row-properties style:min-row-height="0.1875in"/>
    </style:style>
    <style:style style:name="TableCell1356" style:family="table-cell">
      <style:table-cell-properties fo:border-top="none" fo:border-left="none" fo:border-bottom="0.0208in solid #800080" fo:border-right="none" style:vertical-align="bottom" fo:padding-top="0in" fo:padding-left="0.075in" fo:padding-bottom="0in" fo:padding-right="0.075in" fo:wrap-option="no-wrap"/>
    </style:style>
    <style:style style:name="P1357" style:parent-style-name="Normal" style:family="paragraph">
      <style:text-properties style:language-asian="en" style:country-asian="GB"/>
    </style:style>
    <style:style style:name="TableCell1358" style:family="table-cell">
      <style:table-cell-properties fo:border-top="none" fo:border-left="none" fo:border-bottom="0.0208in solid #800080" fo:border-right="none" style:vertical-align="bottom" fo:padding-top="0in" fo:padding-left="0.075in" fo:padding-bottom="0in" fo:padding-right="0.075in" fo:wrap-option="no-wrap"/>
    </style:style>
    <style:style style:name="P1359" style:parent-style-name="Normal" style:family="paragraph">
      <style:paragraph-properties fo:text-align="end"/>
      <style:text-properties style:language-asian="en" style:country-asian="GB"/>
    </style:style>
    <style:style style:name="TableCell1360" style:family="table-cell">
      <style:table-cell-properties fo:border-top="none" fo:border-left="none" fo:border-bottom="0.0208in solid #800080" fo:border-right="none" style:vertical-align="bottom" fo:padding-top="0in" fo:padding-left="0.075in" fo:padding-bottom="0in" fo:padding-right="0.075in" fo:wrap-option="no-wrap"/>
    </style:style>
    <style:style style:name="P1361" style:parent-style-name="Normal" style:family="paragraph">
      <style:paragraph-properties fo:text-align="end"/>
      <style:text-properties style:language-asian="en" style:country-asian="GB"/>
    </style:style>
    <style:style style:name="TableCell1362" style:family="table-cell">
      <style:table-cell-properties fo:border-top="none" fo:border-left="none" fo:border-bottom="0.0208in solid #800080" fo:border-right="none" style:vertical-align="bottom" fo:padding-top="0in" fo:padding-left="0.075in" fo:padding-bottom="0in" fo:padding-right="0.075in" fo:wrap-option="no-wrap"/>
    </style:style>
    <style:style style:name="P1363" style:parent-style-name="Normal" style:family="paragraph">
      <style:paragraph-properties fo:text-align="end"/>
      <style:text-properties style:language-asian="en" style:country-asian="GB"/>
    </style:style>
    <style:style style:name="P1364" style:parent-style-name="Normal" style:family="paragraph">
      <style:paragraph-properties fo:text-align="justify"/>
      <style:text-properties fo:font-size="10pt" style:font-size-asian="10pt" style:font-size-complex="10pt"/>
    </style:style>
    <style:style style:name="P1365" style:parent-style-name="Normal" style:family="paragraph">
      <style:paragraph-properties fo:text-align="justify"/>
      <style:text-properties fo:font-size="10pt" style:font-size-asian="10pt" style:font-size-complex="10pt"/>
    </style:style>
    <style:style style:name="TableRow1366" style:family="table-row">
      <style:table-row-properties/>
    </style:style>
    <style:style style:name="TableCell1367" style:family="table-cell">
      <style:table-cell-properties fo:border="0.0069in solid #000000" fo:padding-top="0in" fo:padding-left="0.075in" fo:padding-bottom="0in" fo:padding-right="0.075in"/>
    </style:style>
    <style:style style:name="P1368" style:parent-style-name="Normal" style:family="paragraph">
      <style:paragraph-properties fo:text-align="justify"/>
      <style:text-properties fo:font-weight="bold" style:font-weight-asian="bold"/>
    </style:style>
    <style:style style:name="P1369" style:parent-style-name="Normal" style:family="paragraph">
      <style:paragraph-properties fo:text-align="justify"/>
      <style:text-properties fo:font-size="11pt" style:font-size-asian="11pt" style:font-size-complex="11pt"/>
    </style:style>
    <style:style style:name="P1370" style:parent-style-name="Normal" style:family="paragraph">
      <style:paragraph-properties fo:text-align="justify"/>
    </style:style>
    <style:style style:name="T1371" style:parent-style-name="DefaultParagraphFont" style:family="text">
      <style:text-properties fo:font-style="italic" style:font-style-asian="italic"/>
    </style:style>
    <style:style style:name="P1372" style:parent-style-name="Normal" style:family="paragraph"/>
    <style:style style:name="P1373" style:parent-style-name="Normal" style:family="paragraph"/>
    <style:style style:name="P1374" style:parent-style-name="Normal" style:family="paragraph"/>
    <style:style style:name="P1375" style:parent-style-name="Normal" style:family="paragraph"/>
    <style:style style:name="P1376" style:parent-style-name="Normal" style:family="paragraph"/>
    <style:style style:name="P1377" style:parent-style-name="Normal" style:family="paragraph"/>
    <style:style style:name="P1378" style:parent-style-name="Normal" style:family="paragraph"/>
    <style:style style:name="P1379" style:parent-style-name="Normal" style:family="paragraph"/>
    <style:style style:name="P1380" style:parent-style-name="Normal" style:family="paragraph"/>
    <style:style style:name="P1381" style:parent-style-name="Normal" style:family="paragraph"/>
    <style:style style:name="P1382" style:parent-style-name="Normal" style:family="paragraph">
      <style:text-properties fo:font-size="11pt" style:font-size-asian="11pt" style:font-size-complex="11pt"/>
    </style:style>
    <style:style style:name="P1383" style:parent-style-name="Normal" style:family="paragraph">
      <style:paragraph-properties fo:break-before="page" fo:margin-left="-0.625in">
        <style:tab-stops/>
      </style:paragraph-properties>
      <style:text-properties fo:font-weight="bold" style:font-weight-asian="bold"/>
    </style:style>
    <style:style style:name="P1384" style:parent-style-name="Normal" style:family="paragraph">
      <style:paragraph-properties fo:text-align="justify"/>
      <style:text-properties fo:font-size="11pt" style:font-size-asian="11pt" style:font-size-complex="11pt"/>
    </style:style>
    <style:style style:name="P1385" style:parent-style-name="Normal" style:family="paragraph">
      <style:paragraph-properties fo:text-align="justify" fo:margin-left="-0.625in">
        <style:tab-stops/>
      </style:paragraph-properties>
      <style:text-properties fo:font-weight="bold" style:font-weight-asian="bold"/>
    </style:style>
    <style:style style:name="P1386" style:parent-style-name="Normal" style:family="paragraph">
      <style:paragraph-properties fo:text-align="justify"/>
      <style:text-properties fo:font-size="11pt" style:font-size-asian="11pt" style:font-size-complex="11pt"/>
    </style:style>
    <style:style style:name="TableColumn1388" style:family="table-column">
      <style:table-column-properties style:column-width="7in"/>
    </style:style>
    <style:style style:name="Table1387" style:family="table">
      <style:table-properties style:width="7in" fo:margin-left="-0.55in" table:align="left"/>
    </style:style>
    <style:style style:name="TableRow1389" style:family="table-row">
      <style:table-row-properties/>
    </style:style>
    <style:style style:name="TableCell1390" style:family="table-cell">
      <style:table-cell-properties fo:border="0.0069in solid #000000" fo:padding-top="0in" fo:padding-left="0.075in" fo:padding-bottom="0in" fo:padding-right="0.075in"/>
    </style:style>
    <style:style style:name="P1391" style:parent-style-name="Normal" style:family="paragraph">
      <style:text-properties fo:font-weight="bold" style:font-weight-asian="bold"/>
    </style:style>
    <style:style style:name="P1392" style:parent-style-name="Normal" style:family="paragraph">
      <style:text-properties fo:font-size="11pt" style:font-size-asian="11pt" style:font-size-complex="11pt"/>
    </style:style>
    <style:style style:name="P1393" style:parent-style-name="Normal" style:family="paragraph">
      <style:text-properties fo:font-size="11pt" style:font-size-asian="11pt" style:font-size-complex="11pt"/>
    </style:style>
    <style:style style:name="P1394" style:parent-style-name="Normal" style:family="paragraph">
      <style:text-properties fo:font-size="11pt" style:font-size-asian="11pt" style:font-size-complex="11pt"/>
    </style:style>
    <style:style style:name="P1395" style:parent-style-name="Normal" style:family="paragraph">
      <style:text-properties fo:font-size="11pt" style:font-size-asian="11pt" style:font-size-complex="11pt"/>
    </style:style>
    <style:style style:name="TableRow1396" style:family="table-row">
      <style:table-row-properties/>
    </style:style>
    <style:style style:name="TableCell1397" style:family="table-cell">
      <style:table-cell-properties fo:border="0.0069in solid #000000" fo:padding-top="0in" fo:padding-left="0.075in" fo:padding-bottom="0in" fo:padding-right="0.075in"/>
    </style:style>
    <style:style style:name="P1398" style:parent-style-name="Normal" style:family="paragraph">
      <style:text-properties fo:font-weight="bold" style:font-weight-asian="bold"/>
    </style:style>
    <style:style style:name="P1399" style:parent-style-name="Normal" style:family="paragraph">
      <style:text-properties fo:font-size="11pt" style:font-size-asian="11pt" style:font-size-complex="11pt"/>
    </style:style>
    <style:style style:name="P1400" style:parent-style-name="Normal" style:family="paragraph">
      <style:text-properties fo:font-size="11pt" style:font-size-asian="11pt" style:font-size-complex="11pt"/>
    </style:style>
    <style:style style:name="T1401" style:parent-style-name="DefaultParagraphFont" style:family="text">
      <style:text-properties fo:font-weight="bold" style:font-weight-asian="bold"/>
    </style:style>
    <style:style style:name="P1402" style:parent-style-name="Normal" style:family="paragraph">
      <style:text-properties fo:font-size="11pt" style:font-size-asian="11pt" style:font-size-complex="11pt"/>
    </style:style>
    <style:style style:name="P1403" style:parent-style-name="Normal" style:family="paragraph">
      <style:text-properties fo:font-size="11pt" style:font-size-asian="11pt" style:font-size-complex="11pt"/>
    </style:style>
    <style:style style:name="TableRow1404" style:family="table-row">
      <style:table-row-properties/>
    </style:style>
    <style:style style:name="TableCell1405" style:family="table-cell">
      <style:table-cell-properties fo:border="0.0069in solid #000000" fo:padding-top="0in" fo:padding-left="0.075in" fo:padding-bottom="0in" fo:padding-right="0.075in"/>
    </style:style>
    <style:style style:name="T1406" style:parent-style-name="DefaultParagraphFont" style:family="text">
      <style:text-properties fo:font-weight="bold" style:font-weight-asian="bold"/>
    </style:style>
    <style:style style:name="P1407" style:parent-style-name="Normal" style:family="paragraph">
      <style:text-properties fo:font-size="10pt" style:font-size-asian="10pt" style:font-size-complex="10pt"/>
    </style:style>
    <style:style style:name="P1408" style:parent-style-name="Normal" style:family="paragraph">
      <style:text-properties fo:font-size="10pt" style:font-size-asian="10pt" style:font-size-complex="10pt"/>
    </style:style>
    <style:style style:name="P1409" style:parent-style-name="Normal" style:family="paragraph">
      <style:text-properties fo:font-size="10pt" style:font-size-asian="10pt" style:font-size-complex="10pt"/>
    </style:style>
    <style:style style:name="P1410" style:parent-style-name="Normal" style:family="paragraph">
      <style:text-properties fo:font-size="11pt" style:font-size-asian="11pt" style:font-size-complex="11pt"/>
    </style:style>
    <style:style style:name="TableRow1411" style:family="table-row">
      <style:table-row-properties/>
    </style:style>
    <style:style style:name="TableCell1412" style:family="table-cell">
      <style:table-cell-properties fo:border="0.0069in solid #000000" fo:padding-top="0in" fo:padding-left="0.075in" fo:padding-bottom="0in" fo:padding-right="0.075in"/>
    </style:style>
    <style:style style:name="P1413" style:parent-style-name="Normal" style:family="paragraph">
      <style:text-properties fo:font-weight="bold" style:font-weight-asian="bold"/>
    </style:style>
    <style:style style:name="P1414" style:parent-style-name="Normal" style:family="paragraph">
      <style:text-properties fo:font-weight="bold" style:font-weight-asian="bold"/>
    </style:style>
    <style:style style:name="P1415" style:parent-style-name="Normal" style:family="paragraph">
      <style:text-properties fo:font-weight="bold" style:font-weight-asian="bold" fo:font-size="11pt" style:font-size-asian="11pt" style:font-size-complex="11pt"/>
    </style:style>
    <style:style style:name="TableRow1416" style:family="table-row">
      <style:table-row-properties/>
    </style:style>
    <style:style style:name="TableCell1417" style:family="table-cell">
      <style:table-cell-properties fo:border="0.0069in solid #000000" fo:padding-top="0in" fo:padding-left="0.075in" fo:padding-bottom="0in" fo:padding-right="0.075in"/>
    </style:style>
    <style:style style:name="P1418" style:parent-style-name="Normal" style:family="paragraph">
      <style:text-properties fo:font-weight="bold" style:font-weight-asian="bold"/>
    </style:style>
    <style:style style:name="P1419" style:parent-style-name="Normal" style:family="paragraph">
      <style:text-properties fo:font-size="11pt" style:font-size-asian="11pt" style:font-size-complex="11pt"/>
    </style:style>
    <style:style style:name="P1420" style:parent-style-name="Normal" style:family="paragraph">
      <style:text-properties fo:font-size="11pt" style:font-size-asian="11pt" style:font-size-complex="11pt"/>
    </style:style>
    <style:style style:name="P1421" style:parent-style-name="Normal" style:family="paragraph">
      <style:text-properties fo:font-size="11pt" style:font-size-asian="11pt" style:font-size-complex="11pt"/>
    </style:style>
    <style:style style:name="P1422" style:parent-style-name="Normal" style:family="paragraph">
      <style:text-properties fo:font-size="11pt" style:font-size-asian="11pt" style:font-size-complex="11pt"/>
    </style:style>
    <style:style style:name="TableRow1423" style:family="table-row">
      <style:table-row-properties/>
    </style:style>
    <style:style style:name="TableCell1424" style:family="table-cell">
      <style:table-cell-properties fo:border="0.0069in solid #000000" fo:padding-top="0in" fo:padding-left="0.075in" fo:padding-bottom="0in" fo:padding-right="0.075in"/>
    </style:style>
    <style:style style:name="P1425" style:parent-style-name="Normal" style:family="paragraph">
      <style:text-properties fo:font-weight="bold" style:font-weight-asian="bold"/>
    </style:style>
    <style:style style:name="P1426" style:parent-style-name="Normal" style:family="paragraph">
      <style:text-properties fo:font-size="11pt" style:font-size-asian="11pt" style:font-size-complex="11pt"/>
    </style:style>
    <style:style style:name="P1427" style:parent-style-name="Normal" style:family="paragraph">
      <style:text-properties fo:font-size="11pt" style:font-size-asian="11pt" style:font-size-complex="11pt"/>
    </style:style>
    <style:style style:name="P1428" style:parent-style-name="Normal" style:family="paragraph">
      <style:paragraph-properties fo:text-align="justify"/>
    </style:style>
    <style:style style:name="P1429" style:parent-style-name="Normal" style:family="paragraph">
      <style:paragraph-properties fo:text-align="justify"/>
      <style:text-properties fo:font-size="11pt" style:font-size-asian="11pt" style:font-size-complex="11pt"/>
    </style:style>
    <style:style style:name="P1430" style:parent-style-name="Normal" style:family="paragraph">
      <style:paragraph-properties style:text-autospace="none"/>
      <style:text-properties fo:color="#000000" style:language-asian="en" style:country-asian="GB"/>
    </style:style>
    <style:style style:name="P1431" style:parent-style-name="Normal" style:family="paragraph">
      <style:paragraph-properties style:text-autospace="none"/>
      <style:text-properties fo:color="#000000" style:language-asian="en" style:country-asian="GB"/>
    </style:style>
    <style:style style:name="T1432" style:parent-style-name="DefaultParagraphFont" style:family="text">
      <style:text-properties fo:color="#000000" style:language-asian="en" style:country-asian="GB"/>
    </style:style>
    <style:style style:name="T1433" style:parent-style-name="DefaultParagraphFont" style:family="text">
      <style:text-properties fo:color="#000000" style:language-asian="en" style:country-asian="GB"/>
    </style:style>
    <style:style style:name="P1434" style:parent-style-name="Normal" style:family="paragraph">
      <style:paragraph-properties style:text-autospace="none"/>
      <style:text-properties fo:color="#000000" style:language-asian="en" style:country-asian="GB"/>
    </style:style>
    <style:style style:name="P1435" style:parent-style-name="Normal" style:family="paragraph">
      <style:paragraph-properties style:text-autospace="none"/>
      <style:text-properties fo:color="#000000" style:language-asian="en" style:country-asian="GB"/>
    </style:style>
    <style:style style:name="P1436" style:parent-style-name="Normal" style:family="paragraph">
      <style:text-properties fo:color="#000000" style:language-asian="en" style:country-asian="GB"/>
    </style:style>
    <style:style style:name="T1437" style:parent-style-name="DefaultParagraphFont" style:family="text">
      <style:text-properties fo:color="#000000" style:language-asian="en" style:country-asian="GB"/>
    </style:style>
    <style:style style:name="T1438" style:parent-style-name="DefaultParagraphFont" style:family="text">
      <style:text-properties fo:color="#000000" style:language-asian="en" style:country-asian="GB"/>
    </style:style>
    <style:style style:name="T1439" style:parent-style-name="DefaultParagraphFont" style:family="text">
      <style:text-properties fo:color="#000000" style:language-asian="en" style:country-asian="GB"/>
    </style:style>
    <style:style style:name="T1440" style:parent-style-name="DefaultParagraphFont" style:family="text">
      <style:text-properties fo:font-style="italic" style:font-style-asian="italic" style:font-style-complex="italic" fo:color="#000000" style:language-asian="en" style:country-asian="GB"/>
    </style:style>
    <style:style style:name="T1441" style:parent-style-name="DefaultParagraphFont" style:family="text">
      <style:text-properties fo:color="#000000" style:language-asian="en" style:country-asian="GB"/>
    </style:style>
    <style:style style:name="T1442" style:parent-style-name="DefaultParagraphFont" style:family="text">
      <style:text-properties fo:font-style="italic" style:font-style-asian="italic" style:text-underline-type="single" style:text-underline-style="solid" style:text-underline-width="auto" style:text-underline-mode="continuous"/>
    </style:style>
    <style:style style:name="T1443" style:parent-style-name="DefaultParagraphFont" style:family="text">
      <style:text-properties fo:font-style="italic" style:font-style-asian="italic" style:text-underline-type="single" style:text-underline-style="solid" style:text-underline-width="auto" style:text-underline-mode="continuous"/>
    </style:style>
    <style:style style:name="P1444" style:parent-style-name="Normal" style:family="paragraph">
      <style:text-properties fo:font-size="11pt" style:font-size-asian="11pt" style:font-size-complex="11pt"/>
    </style:style>
    <style:style style:name="P1445" style:parent-style-name="Normal" style:family="paragraph">
      <style:paragraph-properties fo:margin-left="0.375in">
        <style:tab-stops/>
      </style:paragraph-properties>
    </style:style>
    <style:style style:name="P1446" style:parent-style-name="Normal" style:family="paragraph">
      <style:paragraph-properties fo:text-align="justify"/>
    </style:style>
    <style:style style:name="P1447" style:parent-style-name="Normal" style:family="paragraph">
      <style:paragraph-properties fo:text-align="justify"/>
      <style:text-properties fo:font-size="11pt" style:font-size-asian="11pt" style:font-size-complex="11pt"/>
    </style:style>
    <style:style style:name="P1448" style:parent-style-name="Normal" style:family="paragraph">
      <style:text-properties fo:font-size="11pt" style:font-size-asian="11pt" style:font-size-complex="11pt"/>
    </style:style>
    <style:style style:name="P1449" style:parent-style-name="Normal" style:family="paragraph">
      <style:text-properties fo:font-size="11pt" style:font-size-asian="11pt" style:font-size-complex="11pt"/>
    </style:style>
    <style:style style:name="P1450" style:parent-style-name="Normal" style:family="paragraph">
      <style:text-properties fo:font-size="11pt" style:font-size-asian="11pt" style:font-size-complex="11pt"/>
    </style:style>
    <style:style style:name="P1451" style:parent-style-name="Normal" style:family="paragraph">
      <style:text-properties fo:font-weight="bold" style:font-weight-asian="bold"/>
    </style:style>
    <style:style style:name="P1452" style:parent-style-name="Normal" style:family="paragraph">
      <style:paragraph-properties fo:text-indent="-0.75in"/>
      <style:text-properties fo:font-weight="bold" style:font-weight-asian="bold"/>
    </style:style>
    <style:style style:name="P1453" style:parent-style-name="Normal" style:family="paragraph">
      <style:paragraph-properties fo:text-indent="-0.625in"/>
      <style:text-properties fo:font-weight="bold" style:font-weight-asian="bold"/>
    </style:style>
    <style:style style:name="P1454" style:parent-style-name="Normal" style:family="paragraph">
      <style:paragraph-properties fo:text-indent="-0.75in"/>
      <style:text-properties fo:font-size="11pt" style:font-size-asian="11pt" style:font-size-complex="11pt"/>
    </style:style>
    <style:style style:name="TableColumn1456" style:family="table-column">
      <style:table-column-properties style:column-width="7in"/>
    </style:style>
    <style:style style:name="Table1455" style:family="table">
      <style:table-properties style:width="7in" fo:margin-left="-0.55in" table:align="left"/>
    </style:style>
    <style:style style:name="TableRow1457" style:family="table-row">
      <style:table-row-properties/>
    </style:style>
    <style:style style:name="TableCell1458" style:family="table-cell">
      <style:table-cell-properties fo:border="0.0069in solid #000000" fo:padding-top="0in" fo:padding-left="0.075in" fo:padding-bottom="0in" fo:padding-right="0.075in"/>
    </style:style>
    <style:style style:name="P1459" style:parent-style-name="Normal" style:family="paragraph">
      <style:text-properties fo:font-weight="bold" style:font-weight-asian="bold"/>
    </style:style>
    <style:style style:name="P1460" style:parent-style-name="Normal" style:family="paragraph">
      <style:text-properties fo:font-size="11pt" style:font-size-asian="11pt" style:font-size-complex="11pt"/>
    </style:style>
    <style:style style:name="P1461" style:parent-style-name="Normal" style:family="paragraph">
      <style:text-properties fo:font-size="11pt" style:font-size-asian="11pt" style:font-size-complex="11pt"/>
    </style:style>
    <style:style style:name="P1462" style:parent-style-name="Normal" style:family="paragraph">
      <style:text-properties fo:font-size="11pt" style:font-size-asian="11pt" style:font-size-complex="11pt"/>
    </style:style>
    <style:style style:name="P1463" style:parent-style-name="Normal" style:family="paragraph">
      <style:text-properties fo:font-size="11pt" style:font-size-asian="11pt" style:font-size-complex="11pt"/>
    </style:style>
    <style:style style:name="P1464" style:parent-style-name="Normal" style:family="paragraph">
      <style:text-properties fo:font-size="11pt" style:font-size-asian="11pt" style:font-size-complex="11pt"/>
    </style:style>
    <style:style style:name="P1465" style:parent-style-name="Normal" style:family="paragraph">
      <style:text-properties fo:font-size="11pt" style:font-size-asian="11pt" style:font-size-complex="11pt"/>
    </style:style>
    <style:style style:name="P1466" style:parent-style-name="Normal" style:family="paragraph">
      <style:text-properties fo:font-size="11pt" style:font-size-asian="11pt" style:font-size-complex="11pt"/>
    </style:style>
    <style:style style:name="P1467" style:parent-style-name="Normal" style:family="paragraph">
      <style:text-properties fo:font-size="11pt" style:font-size-asian="11pt" style:font-size-complex="11pt"/>
    </style:style>
    <style:style style:name="P1468" style:parent-style-name="Normal" style:family="paragraph">
      <style:text-properties fo:font-size="11pt" style:font-size-asian="11pt" style:font-size-complex="11pt"/>
    </style:style>
    <style:style style:name="P1469" style:parent-style-name="Normal" style:family="paragraph">
      <style:text-properties fo:font-size="11pt" style:font-size-asian="11pt" style:font-size-complex="11pt"/>
    </style:style>
    <style:style style:name="P1470" style:parent-style-name="Normal" style:family="paragraph">
      <style:text-properties fo:font-size="11pt" style:font-size-asian="11pt" style:font-size-complex="11pt"/>
    </style:style>
    <style:style style:name="P1471" style:parent-style-name="Normal" style:family="paragraph">
      <style:text-properties fo:font-size="11pt" style:font-size-asian="11pt" style:font-size-complex="11pt"/>
    </style:style>
    <style:style style:name="TableRow1472" style:family="table-row">
      <style:table-row-properties/>
    </style:style>
    <style:style style:name="TableCell1473" style:family="table-cell">
      <style:table-cell-properties fo:border="0.0069in solid #000000" fo:padding-top="0in" fo:padding-left="0.075in" fo:padding-bottom="0in" fo:padding-right="0.075in"/>
    </style:style>
    <style:style style:name="P1474" style:parent-style-name="Normal" style:family="paragraph">
      <style:text-properties fo:font-weight="bold" style:font-weight-asian="bold"/>
    </style:style>
    <style:style style:name="P1475" style:parent-style-name="Normal" style:family="paragraph">
      <style:text-properties fo:font-size="11pt" style:font-size-asian="11pt" style:font-size-complex="11pt"/>
    </style:style>
    <style:style style:name="P1476" style:parent-style-name="Normal" style:family="paragraph">
      <style:text-properties fo:font-size="11pt" style:font-size-asian="11pt" style:font-size-complex="11pt"/>
    </style:style>
    <style:style style:name="P1477" style:parent-style-name="Normal" style:family="paragraph">
      <style:text-properties fo:font-size="11pt" style:font-size-asian="11pt" style:font-size-complex="11pt"/>
    </style:style>
    <style:style style:name="P1478" style:parent-style-name="Normal" style:family="paragraph">
      <style:text-properties fo:font-size="11pt" style:font-size-asian="11pt" style:font-size-complex="11pt"/>
    </style:style>
    <style:style style:name="P1479" style:parent-style-name="Normal" style:family="paragraph">
      <style:text-properties fo:font-size="11pt" style:font-size-asian="11pt" style:font-size-complex="11pt"/>
    </style:style>
    <style:style style:name="P1480" style:parent-style-name="Normal" style:family="paragraph">
      <style:text-properties fo:font-size="11pt" style:font-size-asian="11pt" style:font-size-complex="11pt"/>
    </style:style>
    <style:style style:name="P1481" style:parent-style-name="Normal" style:family="paragraph">
      <style:text-properties fo:font-size="11pt" style:font-size-asian="11pt" style:font-size-complex="11pt"/>
    </style:style>
    <style:style style:name="P1482" style:parent-style-name="Normal" style:family="paragraph">
      <style:text-properties fo:font-size="11pt" style:font-size-asian="11pt" style:font-size-complex="11pt"/>
    </style:style>
    <style:style style:name="P1483" style:parent-style-name="Normal" style:family="paragraph">
      <style:text-properties fo:font-size="11pt" style:font-size-asian="11pt" style:font-size-complex="11pt"/>
    </style:style>
    <style:style style:name="P1484" style:parent-style-name="Normal" style:family="paragraph">
      <style:text-properties fo:font-size="11pt" style:font-size-asian="11pt" style:font-size-complex="11pt"/>
    </style:style>
    <style:style style:name="P1485" style:parent-style-name="Normal" style:family="paragraph">
      <style:text-properties fo:font-size="11pt" style:font-size-asian="11pt" style:font-size-complex="11pt"/>
    </style:style>
    <style:style style:name="P1486" style:parent-style-name="Normal" style:family="paragraph">
      <style:text-properties fo:font-size="11pt" style:font-size-asian="11pt" style:font-size-complex="11pt"/>
    </style:style>
    <style:style style:name="P1487" style:parent-style-name="Normal" style:family="paragraph">
      <style:text-properties fo:font-size="11pt" style:font-size-asian="11pt" style:font-size-complex="11pt"/>
    </style:style>
    <style:style style:name="P1488" style:parent-style-name="Normal" style:family="paragraph">
      <style:text-properties fo:font-size="11pt" style:font-size-asian="11pt" style:font-size-complex="11pt"/>
    </style:style>
    <style:style style:name="P1489" style:parent-style-name="Normal" style:family="paragraph">
      <style:text-properties fo:font-size="11pt" style:font-size-asian="11pt" style:font-size-complex="11pt"/>
    </style:style>
    <style:style style:name="P1490" style:parent-style-name="Normal" style:family="paragraph">
      <style:paragraph-properties fo:break-before="page" fo:margin-left="-0.625in">
        <style:tab-stops/>
      </style:paragraph-properties>
      <style:text-properties fo:font-weight="bold" style:font-weight-asian="bold"/>
    </style:style>
    <style:style style:name="TableColumn1492" style:family="table-column">
      <style:table-column-properties style:column-width="7in"/>
    </style:style>
    <style:style style:name="Table1491" style:family="table">
      <style:table-properties style:width="7in" fo:margin-left="-0.55in" table:align="left"/>
    </style:style>
    <style:style style:name="TableRow1493" style:family="table-row">
      <style:table-row-properties/>
    </style:style>
    <style:style style:name="TableCell1494" style:family="table-cell">
      <style:table-cell-properties fo:border="0.0069in solid #000000" fo:padding-top="0in" fo:padding-left="0.075in" fo:padding-bottom="0in" fo:padding-right="0.075in"/>
    </style:style>
    <style:style style:name="P1495" style:parent-style-name="Normal" style:family="paragraph">
      <style:text-properties fo:font-weight="bold" style:font-weight-asian="bold"/>
    </style:style>
    <style:style style:name="T1496" style:parent-style-name="DefaultParagraphFont" style:family="text">
      <style:text-properties style:text-underline-type="single" style:text-underline-style="solid" style:text-underline-width="auto" style:text-underline-mode="continuous"/>
    </style:style>
    <style:style style:name="TableRow1497" style:family="table-row">
      <style:table-row-properties/>
    </style:style>
    <style:style style:name="TableCell1498" style:family="table-cell">
      <style:table-cell-properties fo:border="0.0069in solid #000000" fo:padding-top="0in" fo:padding-left="0.075in" fo:padding-bottom="0in" fo:padding-right="0.075in"/>
    </style:style>
    <style:style style:name="P1499" style:parent-style-name="Normal" style:family="paragraph">
      <style:text-properties fo:font-weight="bold" style:font-weight-asian="bold"/>
    </style:style>
    <style:style style:name="TableRow1500" style:family="table-row">
      <style:table-row-properties/>
    </style:style>
    <style:style style:name="TableCell1501" style:family="table-cell">
      <style:table-cell-properties fo:border="0.0069in solid #000000" fo:padding-top="0in" fo:padding-left="0.075in" fo:padding-bottom="0in" fo:padding-right="0.075in"/>
    </style:style>
    <style:style style:name="P1502" style:parent-style-name="Normal" style:family="paragraph">
      <style:text-properties fo:font-weight="bold" style:font-weight-asian="bold"/>
    </style:style>
    <style:style style:name="TableRow1503" style:family="table-row">
      <style:table-row-properties/>
    </style:style>
    <style:style style:name="TableCell1504" style:family="table-cell">
      <style:table-cell-properties fo:border="0.0069in solid #000000" fo:padding-top="0in" fo:padding-left="0.075in" fo:padding-bottom="0in" fo:padding-right="0.075in"/>
    </style:style>
    <style:style style:name="P1505" style:parent-style-name="Normal" style:family="paragraph">
      <style:text-properties fo:font-weight="bold" style:font-weight-asian="bold"/>
    </style:style>
    <style:style style:name="P1506" style:parent-style-name="Normal" style:family="paragraph">
      <style:text-properties fo:font-weight="bold" style:font-weight-asian="bold"/>
    </style:style>
    <style:style style:name="P1507" style:parent-style-name="Normal" style:family="paragraph">
      <style:text-properties fo:font-weight="bold" style:font-weight-asian="bold"/>
    </style:style>
    <style:style style:name="TableRow1508" style:family="table-row">
      <style:table-row-properties/>
    </style:style>
    <style:style style:name="TableCell1509" style:family="table-cell">
      <style:table-cell-properties fo:border="0.0069in solid #000000" fo:padding-top="0in" fo:padding-left="0.075in" fo:padding-bottom="0in" fo:padding-right="0.075in"/>
    </style:style>
    <style:style style:name="P1510" style:parent-style-name="Normal" style:family="paragraph">
      <style:text-properties fo:font-weight="bold" style:font-weight-asian="bold"/>
    </style:style>
    <style:style style:name="P1511" style:parent-style-name="Normal" style:family="paragraph">
      <style:paragraph-properties fo:margin-left="-0.625in">
        <style:tab-stops/>
      </style:paragraph-properties>
    </style:style>
    <style:style style:name="P1512" style:parent-style-name="Normal" style:family="paragraph">
      <style:paragraph-properties fo:margin-left="-0.625in">
        <style:tab-stops/>
      </style:paragraph-properties>
    </style:style>
    <style:style style:name="P1513" style:parent-style-name="Normal" style:family="paragraph">
      <style:paragraph-properties fo:margin-left="-0.625in">
        <style:tab-stops/>
      </style:paragraph-properties>
    </style:style>
    <style:style style:name="P1514" style:parent-style-name="Normal" style:family="paragraph">
      <style:paragraph-properties fo:margin-left="-0.625in">
        <style:tab-stops/>
      </style:paragraph-properties>
      <style:text-properties fo:font-weight="bold" style:font-weight-asian="bold"/>
    </style:style>
    <style:style style:name="P1515" style:parent-style-name="Normal" style:family="paragraph">
      <style:paragraph-properties fo:margin-left="-0.625in" fo:text-indent="0.625in">
        <style:tab-stops/>
      </style:paragraph-properties>
    </style:style>
    <style:style style:name="TableColumn1517" style:family="table-column">
      <style:table-column-properties style:column-width="7.1333in"/>
    </style:style>
    <style:style style:name="Table1516" style:family="table">
      <style:table-properties style:width="7.1333in" fo:margin-left="-0.55in" table:align="left"/>
    </style:style>
    <style:style style:name="TableRow1518" style:family="table-row">
      <style:table-row-properties style:min-row-height="0.5833in"/>
    </style:style>
    <style:style style:name="TableCell1519" style:family="table-cell">
      <style:table-cell-properties fo:border="0.0069in solid #000000" fo:padding-top="0in" fo:padding-left="0.075in" fo:padding-bottom="0in" fo:padding-right="0.075in"/>
    </style:style>
    <style:style style:name="T1520" style:parent-style-name="DefaultParagraphFont" style:family="text">
      <style:text-properties fo:font-weight="bold" style:font-weight-asian="bold"/>
    </style:style>
    <style:style style:name="T1521" style:parent-style-name="DefaultParagraphFont" style:family="text">
      <style:text-properties fo:font-weight="bold" style:font-weight-asian="bold"/>
    </style:style>
    <style:style style:name="T1522" style:parent-style-name="DefaultParagraphFont" style:family="text">
      <style:text-properties fo:font-weight="bold" style:font-weight-asian="bold"/>
    </style:style>
    <style:style style:name="TableRow1523" style:family="table-row">
      <style:table-row-properties style:min-row-height="0.5833in"/>
    </style:style>
    <style:style style:name="TableCell1524" style:family="table-cell">
      <style:table-cell-properties fo:border="0.0069in solid #000000" fo:padding-top="0in" fo:padding-left="0.075in" fo:padding-bottom="0in" fo:padding-right="0.075in"/>
    </style:style>
    <style:style style:name="P1525" style:parent-style-name="Normal" style:family="paragraph">
      <style:text-properties fo:font-weight="bold" style:font-weight-asian="bold"/>
    </style:style>
    <style:style style:name="TableColumn1527" style:family="table-column">
      <style:table-column-properties style:column-width="1.4791in"/>
    </style:style>
    <style:style style:name="TableColumn1528" style:family="table-column">
      <style:table-column-properties style:column-width="1.4791in"/>
    </style:style>
    <style:style style:name="TableColumn1529" style:family="table-column">
      <style:table-column-properties style:column-width="1.4798in"/>
    </style:style>
    <style:style style:name="TableColumn1530" style:family="table-column">
      <style:table-column-properties style:column-width="1.9104in"/>
    </style:style>
    <style:style style:name="Table1526" style:family="table">
      <style:table-properties style:width="6.3486in" fo:margin-left="0in" table:align="left"/>
    </style:style>
    <style:style style:name="TableRow1531" style:family="table-row">
      <style:table-row-properties/>
    </style:style>
    <style:style style:name="TableCell1532" style:family="table-cell">
      <style:table-cell-properties fo:border="0.0069in solid #000000" fo:padding-top="0in" fo:padding-left="0.075in" fo:padding-bottom="0in" fo:padding-right="0.075in"/>
    </style:style>
    <style:style style:name="P1533" style:parent-style-name="Normal" style:family="paragraph">
      <style:text-properties fo:font-weight="bold" style:font-weight-asian="bold"/>
    </style:style>
    <style:style style:name="TableCell1534" style:family="table-cell">
      <style:table-cell-properties fo:border="0.0069in solid #000000" fo:padding-top="0in" fo:padding-left="0.075in" fo:padding-bottom="0in" fo:padding-right="0.075in"/>
    </style:style>
    <style:style style:name="P1535" style:parent-style-name="Normal" style:family="paragraph">
      <style:text-properties fo:font-weight="bold" style:font-weight-asian="bold"/>
    </style:style>
    <style:style style:name="TableCell1536" style:family="table-cell">
      <style:table-cell-properties fo:border="0.0069in solid #000000" fo:padding-top="0in" fo:padding-left="0.075in" fo:padding-bottom="0in" fo:padding-right="0.075in"/>
    </style:style>
    <style:style style:name="P1537" style:parent-style-name="Normal" style:family="paragraph">
      <style:text-properties fo:font-weight="bold" style:font-weight-asian="bold"/>
    </style:style>
    <style:style style:name="TableCell1538" style:family="table-cell">
      <style:table-cell-properties fo:border="0.0069in solid #000000" fo:padding-top="0in" fo:padding-left="0.075in" fo:padding-bottom="0in" fo:padding-right="0.075in"/>
    </style:style>
    <style:style style:name="P1539" style:parent-style-name="Normal" style:family="paragraph">
      <style:text-properties fo:font-weight="bold" style:font-weight-asian="bold"/>
    </style:style>
    <style:style style:name="TableRow1540" style:family="table-row">
      <style:table-row-properties/>
    </style:style>
    <style:style style:name="TableCell1541" style:family="table-cell">
      <style:table-cell-properties fo:border="0.0069in solid #000000" fo:padding-top="0in" fo:padding-left="0.075in" fo:padding-bottom="0in" fo:padding-right="0.075in"/>
    </style:style>
    <style:style style:name="P1542" style:parent-style-name="Normal" style:family="paragraph">
      <style:text-properties fo:font-weight="bold" style:font-weight-asian="bold"/>
    </style:style>
    <style:style style:name="TableCell1543" style:family="table-cell">
      <style:table-cell-properties fo:border="0.0069in solid #000000" fo:padding-top="0in" fo:padding-left="0.075in" fo:padding-bottom="0in" fo:padding-right="0.075in"/>
    </style:style>
    <style:style style:name="TableCell1544" style:family="table-cell">
      <style:table-cell-properties fo:border="0.0069in solid #000000" fo:padding-top="0in" fo:padding-left="0.075in" fo:padding-bottom="0in" fo:padding-right="0.075in"/>
    </style:style>
    <style:style style:name="TableCell1545" style:family="table-cell">
      <style:table-cell-properties fo:border="0.0069in solid #000000" fo:padding-top="0in" fo:padding-left="0.075in" fo:padding-bottom="0in" fo:padding-right="0.075in"/>
    </style:style>
    <style:style style:name="TableRow1546" style:family="table-row">
      <style:table-row-properties/>
    </style:style>
    <style:style style:name="TableCell1547" style:family="table-cell">
      <style:table-cell-properties fo:border="0.0069in solid #000000" fo:padding-top="0in" fo:padding-left="0.075in" fo:padding-bottom="0in" fo:padding-right="0.075in"/>
    </style:style>
    <style:style style:name="P1548" style:parent-style-name="Normal" style:family="paragraph">
      <style:text-properties fo:font-weight="bold" style:font-weight-asian="bold"/>
    </style:style>
    <style:style style:name="TableCell1549" style:family="table-cell">
      <style:table-cell-properties fo:border="0.0069in solid #000000" fo:padding-top="0in" fo:padding-left="0.075in" fo:padding-bottom="0in" fo:padding-right="0.075in"/>
    </style:style>
    <style:style style:name="TableCell1550" style:family="table-cell">
      <style:table-cell-properties fo:border="0.0069in solid #000000" fo:padding-top="0in" fo:padding-left="0.075in" fo:padding-bottom="0in" fo:padding-right="0.075in"/>
    </style:style>
    <style:style style:name="TableCell1551" style:family="table-cell">
      <style:table-cell-properties fo:border="0.0069in solid #000000" fo:padding-top="0in" fo:padding-left="0.075in" fo:padding-bottom="0in" fo:padding-right="0.075in"/>
    </style:style>
    <style:style style:name="TableRow1552" style:family="table-row">
      <style:table-row-properties/>
    </style:style>
    <style:style style:name="TableCell1553" style:family="table-cell">
      <style:table-cell-properties fo:border="0.0069in solid #000000" fo:padding-top="0in" fo:padding-left="0.075in" fo:padding-bottom="0in" fo:padding-right="0.075in"/>
    </style:style>
    <style:style style:name="P1554" style:parent-style-name="Normal" style:family="paragraph">
      <style:text-properties fo:font-weight="bold" style:font-weight-asian="bold"/>
    </style:style>
    <style:style style:name="TableCell1555" style:family="table-cell">
      <style:table-cell-properties fo:border="0.0069in solid #000000" fo:padding-top="0in" fo:padding-left="0.075in" fo:padding-bottom="0in" fo:padding-right="0.075in"/>
    </style:style>
    <style:style style:name="TableCell1556" style:family="table-cell">
      <style:table-cell-properties fo:border="0.0069in solid #000000" fo:padding-top="0in" fo:padding-left="0.075in" fo:padding-bottom="0in" fo:padding-right="0.075in"/>
    </style:style>
    <style:style style:name="TableCell1557" style:family="table-cell">
      <style:table-cell-properties fo:border="0.0069in solid #000000" fo:padding-top="0in" fo:padding-left="0.075in" fo:padding-bottom="0in" fo:padding-right="0.075in"/>
    </style:style>
    <style:style style:name="TableRow1558" style:family="table-row">
      <style:table-row-properties/>
    </style:style>
    <style:style style:name="TableCell1559" style:family="table-cell">
      <style:table-cell-properties fo:border="0.0069in solid #000000" fo:padding-top="0in" fo:padding-left="0.075in" fo:padding-bottom="0in" fo:padding-right="0.075in"/>
    </style:style>
    <style:style style:name="P1560" style:parent-style-name="Normal" style:family="paragraph">
      <style:text-properties fo:font-weight="bold" style:font-weight-asian="bold"/>
    </style:style>
    <style:style style:name="TableCell1561" style:family="table-cell">
      <style:table-cell-properties fo:border="0.0069in solid #000000" fo:padding-top="0in" fo:padding-left="0.075in" fo:padding-bottom="0in" fo:padding-right="0.075in"/>
    </style:style>
    <style:style style:name="TableCell1562" style:family="table-cell">
      <style:table-cell-properties fo:border="0.0069in solid #000000" fo:padding-top="0in" fo:padding-left="0.075in" fo:padding-bottom="0in" fo:padding-right="0.075in"/>
    </style:style>
    <style:style style:name="TableCell1563" style:family="table-cell">
      <style:table-cell-properties fo:border="0.0069in solid #000000" fo:padding-top="0in" fo:padding-left="0.075in" fo:padding-bottom="0in" fo:padding-right="0.075in"/>
    </style:style>
    <style:style style:name="TableRow1564" style:family="table-row">
      <style:table-row-properties style:min-row-height="0.5833in"/>
    </style:style>
    <style:style style:name="TableCell1565" style:family="table-cell">
      <style:table-cell-properties fo:border="0.0069in solid #000000" fo:padding-top="0in" fo:padding-left="0.075in" fo:padding-bottom="0in" fo:padding-right="0.075in"/>
    </style:style>
    <style:style style:name="T1566" style:parent-style-name="DefaultParagraphFont" style:family="text">
      <style:text-properties fo:font-weight="bold" style:font-weight-asian="bold"/>
    </style:style>
    <style:style style:name="T1567" style:parent-style-name="DefaultParagraphFont" style:family="text">
      <style:text-properties fo:font-weight="bold" style:font-weight-asian="bold"/>
    </style:style>
    <style:style style:name="T1568" style:parent-style-name="DefaultParagraphFont" style:family="text">
      <style:text-properties fo:font-weight="bold" style:font-weight-asian="bold" style:text-underline-type="single" style:text-underline-style="solid" style:text-underline-width="auto" style:text-underline-mode="continuous"/>
    </style:style>
    <style:style style:name="T1569" style:parent-style-name="DefaultParagraphFont" style:family="text">
      <style:text-properties fo:font-weight="bold" style:font-weight-asian="bold"/>
    </style:style>
    <style:style style:name="TableRow1570" style:family="table-row">
      <style:table-row-properties style:min-row-height="0.5833in"/>
    </style:style>
    <style:style style:name="TableCell1571" style:family="table-cell">
      <style:table-cell-properties fo:border="0.0069in solid #000000" fo:padding-top="0in" fo:padding-left="0.075in" fo:padding-bottom="0in" fo:padding-right="0.075in"/>
    </style:style>
    <style:style style:name="P1572" style:parent-style-name="Normal" style:family="paragraph">
      <style:text-properties fo:font-weight="bold" style:font-weight-asian="bold"/>
    </style:style>
    <style:style style:name="P1573" style:parent-style-name="Normal" style:family="paragraph">
      <style:text-properties fo:font-weight="bold" style:font-weight-asian="bold"/>
    </style:style>
    <style:style style:name="P1574" style:parent-style-name="Normal" style:family="paragraph">
      <style:text-properties fo:font-weight="bold" style:font-weight-asian="bold"/>
    </style:style>
    <style:style style:name="P1575" style:parent-style-name="Normal" style:family="paragraph"/>
    <style:style style:name="P1576" style:parent-style-name="Normal" style:family="paragraph"/>
    <style:style style:name="P1577" style:parent-style-name="Normal" style:family="paragraph"/>
    <style:style style:name="P1578" style:parent-style-name="Normal" style:family="paragraph"/>
    <style:style style:name="P1579" style:parent-style-name="Normal" style:family="paragraph"/>
    <style:style style:name="P1580" style:parent-style-name="Normal" style:family="paragraph">
      <style:text-properties fo:font-weight="bold" style:font-weight-asian="bold"/>
    </style:style>
    <style:style style:name="P1581" style:parent-style-name="Normal" style:family="paragraph">
      <style:text-properties fo:font-weight="bold" style:font-weight-asian="bold"/>
    </style:style>
    <style:style style:name="TableRow1582" style:family="table-row">
      <style:table-row-properties style:min-row-height="0.5833in"/>
    </style:style>
    <style:style style:name="TableCell1583" style:family="table-cell">
      <style:table-cell-properties fo:border="0.0069in solid #000000" fo:padding-top="0in" fo:padding-left="0.075in" fo:padding-bottom="0in" fo:padding-right="0.075in"/>
    </style:style>
    <style:style style:name="P1584" style:parent-style-name="Normal" style:family="paragraph">
      <style:text-properties fo:font-weight="bold" style:font-weight-asian="bold"/>
    </style:style>
    <style:style style:name="P1585" style:parent-style-name="Normal" style:family="paragraph">
      <style:text-properties fo:font-weight="bold" style:font-weight-asian="bold"/>
    </style:style>
    <style:style style:name="P1586" style:parent-style-name="Normal" style:family="paragraph">
      <style:text-properties fo:font-weight="bold" style:font-weight-asian="bold"/>
    </style:style>
    <style:style style:name="P1587" style:parent-style-name="Normal" style:family="paragraph">
      <style:text-properties fo:font-weight="bold" style:font-weight-asian="bold"/>
    </style:style>
    <style:style style:name="P1588" style:parent-style-name="Normal" style:family="paragraph">
      <style:paragraph-properties fo:margin-left="-0.625in" fo:text-indent="0.625in">
        <style:tab-stops/>
      </style:paragraph-properties>
    </style:style>
    <style:style style:name="P1589" style:parent-style-name="Normal" style:family="paragraph">
      <style:paragraph-properties fo:margin-left="-0.875in" fo:margin-right="0.377in">
        <style:tab-stops/>
      </style:paragraph-properties>
    </style:style>
  </office:automatic-styles>
  <office:body>
    <office:text text:use-soft-page-breaks="true">
      <text:p text:style-name="P1">Business Case and Intervention Summary</text:p>
      <text:p text:style-name="P2"/>
      <text:p text:style-name="P3">Intervention Summary</text:p>
      <text:p text:style-name="P4"/>
      <text:h text:style-name="P5" text:outline-level="2"><text:span text:style-name="T6">Title:<text:s/></text:span><text:span text:style-name="T7">Research Programme on Emerging Powers (3 Pillars)</text:span></text:h>
      <text:p text:style-name="Normal"/>
      <table:table table:style-name="Table8">
        <table:table-columns>
          <table:table-column table:style-name="TableColumn9"/>
        </table:table-columns>
        <table:table-row table:style-name="TableRow10">
          <table:table-cell table:style-name="TableCell11">
            <text:h text:style-name="P12" text:outline-level="2">What support will the UK provide?</text:h>
          </table:table-cell>
        </table:table-row>
        <table:table-row table:style-name="TableRow13">
          <table:table-cell table:style-name="TableCell14">
            <text:p text:style-name="Normal"/>
            <text:p text:style-name="Normal">DFID will provide up to £ 8<text:s/>million over 5 years for the project on Emerging Powers. The project is expected to start January 2013 and end in 2018.<text:s/></text:p>
            <text:p text:style-name="Normal"/>
            <text:p text:style-name="Normal">It will be composed of 3 sub components covering Brazil, China and ‘other emerging powers’ category.<text:s/></text:p>
            <text:p text:style-name="Normal"/>
            <text:p text:style-name="Normal">It will aim to identify the factors underpinning the success of emerging economies in successful sectors and policy areas, and assess their relevance and transferability to low income Africa and Asia.<text:s/></text:p>
            <text:p text:style-name="Normal"/>
          </table:table-cell>
        </table:table-row>
      </table:table>
      <text:p text:style-name="Normal"/>
      <text:p text:style-name="Normal"/>
      <table:table table:style-name="Table15">
        <table:table-columns>
          <table:table-column table:style-name="TableColumn16"/>
        </table:table-columns>
        <table:table-row table:style-name="TableRow17">
          <table:table-cell table:style-name="TableCell18">
            <text:h text:style-name="P19" text:outline-level="2">Why is UK support required?</text:h>
          </table:table-cell>
        </table:table-row>
        <table:table-row table:style-name="TableRow20">
          <table:table-cell table:style-name="TableCell21">
            <text:p text:style-name="P22"/>
            <text:p text:style-name="P23">What need are you trying to address?</text:p>
            <text:p text:style-name="P24"/>
            <text:p text:style-name="Normal"><text:span text:style-name="T25">The project<text:s/></text:span><text:span text:style-name="T26">responds to a growing demand for new research on Emerging Powers</text:span><text:span text:style-name="T27"><text:note text:note-class="footnote" text:id="_ftn0"><text:note-citation>1</text:note-citation><text:note-body><text:p text:style-name="FootnoteText"><text:s/><text:span text:style-name="T28">The term Emerging Powers refers to the following a broad range of countries: China, India, Brazil, South Africa, Turkey and other Middle East economies, Korea.<text:s/></text:span></text:p></text:note-body></text:note></text:span><text:span text:style-name="T29">. In recent years the specta</text:span><text:span text:style-name="T30">cular growth performance of EP’s has grabbed the attention of international community. Such success has fuelled a growing appetite to better understand the factors underpinning their success and critically evaluate the relevance of these development models</text:span><text:span text:style-name="T31"><text:s/>for low income countries. In a period of less than 3 decades emerging economies have transformed themselves from low growth and high poverty economies to ones experiencing high growth and low poverty scenarios.<text:s/></text:span></text:p>
            <text:p text:style-name="P32"/>
            <text:p text:style-name="P33">In addition to their increasing economic clout, as a group, EPs are increasing their developmental footprint in low income economies, and so doing, reshaping international economic relations. While industrial countries still remain dominant development partners for LICs, economic and political ties with new emerging partners (China, India, Brazil, South Africa, Turkey etc), have rapidly grown in the last couple of decades and are likely to be increasingly important in the years to come. As an example, trade with the larger emerging powers, is already close to half the value of combined trade with the European Union and the United States. <text:s/>Beyond the increase flows of goods and capital, emerging markets have brought new dynamics into LICs, complementing as well as competing with traditional economic<text:s/>and development partners, and in the process offer credible new opportunities for knowledge sharing and learning. In return many LICs look to these emerging powers for<text:s/><text:soft-page-break/>inspiration and guidance given their closer proximity in developmental, historical and institutional terms.<text:s/></text:p>
            <text:p text:style-name="P34"/>
            <text:p text:style-name="P35">While there are researchers looking at the success of the emerging powers, research that explicitly focuses on the relevance of emerging powers experience for low income country perspective is more limited. The reason for this is related to two factors; (1) the lack of research funding for work on low income countries in general, (2) and the speed to which these economies are evolving.<text:s/></text:p>
            <text:p text:style-name="P36"/>
            <text:p text:style-name="P37">This research programme is looking to explicitly fill a strategic gap in knowledge and inform growth strategies in our partner countries. <text:s/>In addition to these factors, a large share of research on emerging markets has focused on the larger EP’s (e.g. China, Russia, and India), while there has been substantially less analysis on the smaller and newer emerging powers (e.g. Brazil, Turkey, South Africa); yet these newer EP’s have equal if not more application for the LICs.<text:s/></text:p>
            <text:p text:style-name="P38"><text:s/></text:p>
            <text:p text:style-name="P39">What will you do to tackle the problem?</text:p>
            <text:p text:style-name="P40"/>
            <text:p text:style-name="P41">The research programme will be built around three pillars. The first will focus on Brazil,<text:s/>to better understand Brazil’s development relevance for low income Africa. The second component will focus on China, and the final sub component will capture the ‘other emerging powers’ (India, South Africa, Turkey etc).</text:p>
            <text:p text:style-name="P42"/>
            <text:p text:style-name="P43">This business case provides some<text:s/>detail against the first component of research (on Brazil) which has been developed in detail while the specifications for China and ‘Other Emerging Powers’ will be developed over the coming year. <text:s/></text:p>
            <text:p text:style-name="P44"/>
            <text:p text:style-name="P45"><text:span text:style-name="T46">The reason for prioritising Brazil, relates to growing i</text:span><text:span text:style-name="T47">nterest in the Brazil model for LICs, and the particular dearth of knowledge on Brazil</text:span><text:span text:style-name="T48"><text:note text:note-class="footnote" text:id="_ftn1"><text:note-citation>2</text:note-citation><text:note-body><text:p text:style-name="FootnoteText"><text:s/><text:span text:style-name="T49">Supporting evidence comes from a recent evaluation of the ESRC’s Rising Powers portfolio (Campos et al. 2011). It reports that out of about 120 projects funded over t</text:span><text:span text:style-name="T50">he last 10 years, approximately 50 were on China, 50 on India, 17 on Russia and 3 on Brazil.</text:span></text:p></text:note-body></text:note></text:span><text:span text:style-name="T51">. This programme will look to<text:s/></text:span>fill this knowledge gap leading to improved evidence on the relevance and applicability of Brazil’s development model for Africa.<text:s/></text:p>
            <text:p text:style-name="P52"/>
            <text:p text:style-name="P53">Brazil has emerged on the international scene as a new and powerful international development actor: Its domestic policy stories are compelling, with interesting and potentially relevant institutional developments. There is a need however to take a measured<text:s/>approach and critically evaluate relevance and transferability.<text:s/></text:p>
            <text:p text:style-name="P54"/>
            <text:p text:style-name="P55">The narrative about Brazil’s agricultural success is well known. In less than 30 years the country has moved from being a net food importer to net food exporter. It is the world’s largest producer of several agricultural commodities (soybean, beef, poultry, orange juice and coffee), and has famously transformed the barren Cerrado (Brazil’s vast savannah land in the central-western region) into an important soya bean producing region. Is Brazil’s successful approach to agricultural transformation transferable?<text:s/></text:p>
            <text:p text:style-name="P56"/>
            <text:p text:style-name="P57">A key question to consider is the extent to which the dynamics that led to successful outcomes are the result of endogenous factors, shaped by idiosyncrasies of local culture, socio-economic structure, political systems and history or whether lessons can be generalised and<text:s/><text:soft-page-break/>applied elsewhere. Research, helping to unpack, critically appraise and fully understand these issues is necessary to help avoid mistakes and to maximise the potential.</text:p>
            <text:p text:style-name="P58"/>
            <text:p text:style-name="P59"/>
            <text:p text:style-name="P60">How will you tackle the problem/gap?</text:p>
            <text:p text:style-name="P61"/>
            <text:p text:style-name="P62">The appraisal below considered various options to fill the gaps. The preferred way forward involves directly procuring research through the research programme consortia (RPC) approach. A total of 3 RPCs will be tendered, covering a mix of EPs, on a range of sectors and high priority policy areas. Each of these will be informed by scoping and broad based consultative process. <text:s/></text:p>
            <text:p text:style-name="P63"/>
            <text:p text:style-name="P64">The strength of the direct procurement route lies in its ability to provide focussed research and cohere findings, apply consistent methodologies, while ensuring some degree of control over the lifetime of the project. A new RPC model will be tested; one that explicitly identifies early outputs and builds in a break clause 1/3<text:span text:style-name="T65">rd</text:span><text:s/>of the way through the project. This break clause has been incorporated into the design of the RPC, to maximise the incentives for delivery against project objectives. <text:s/></text:p>
            <text:p text:style-name="P66"/>
            <text:p text:style-name="P67">Detailed research specification has been articulated against the first pillar (Brazil), while specifications for the other two pillars (China and ‘other emerging powers’) will be developed in over the coming year. All three programmes will be informed by relevant scoping work and consultation exercises.<text:s/></text:p>
            <text:p text:style-name="P68"/>
            <text:p text:style-name="P69">The 5 case model presented below appraises the research programme as a whole (the 3 pillars combined).<text:s/></text:p>
            <text:p text:style-name="P70"/>
            <text:p text:style-name="Normal"/>
          </table:table-cell>
        </table:table-row>
      </table:table>
      <text:p text:style-name="Normal"/>
      <text:p text:style-name="Normal"/>
      <table:table table:style-name="Table71">
        <table:table-columns>
          <table:table-column table:style-name="TableColumn72"/>
        </table:table-columns>
        <table:table-row table:style-name="TableRow73">
          <table:table-cell table:style-name="TableCell74">
            <text:h text:style-name="P75" text:outline-level="2">What are the expected results?<text:s/></text:h>
          </table:table-cell>
        </table:table-row>
        <table:table-row table:style-name="TableRow76">
          <table:table-cell table:style-name="TableCell77">
            <text:p text:style-name="Normal"/>
            <text:p text:style-name="Normal">Over the 5 year period - the project is expected to generate robust new evidence to increase understanding of the factors underpinning success of key emerging<text:s/>markets, leading eventually to economic growth, job creation and poverty reduction in DFID partner countries. The<text:s/><text:span text:style-name="T78">Impact</text:span><text:s/>of the project is: better evidence based policy making leading to faster economic growth, job creation and poverty reduction in LICs. The<text:s/><text:span text:style-name="T79">Outcome</text:span><text:s/>is: high quality research on factors underpinning success in emerging markets influences policy making and practice in LICs.<text:s/></text:p>
            <text:p text:style-name="Normal"/>
            <text:p text:style-name="Normal">In exploring the transferability of emerging market model to LICs/DFID partner countries, we anticipate the following<text:s/>outputs/results:</text:p>
            <text:p text:style-name="Normal"/>
            <text:list text:style-name="LFO2" text:continue-numbering="true">
              <text:list-item>
                <text:p text:style-name="P80">A methodologically rigorous peer reviewed evidence base on the transferability of the economic development model to LICs with a focus on Brazil, China and ‘other significant EPs’ (India, Turkey, South Africa, and Middle East)</text:p>
              </text:list-item>
              <text:list-item>
                <text:p text:style-name="P81">High quality<text:s/>research reports applying consistent and robust methodologies that are able to clearly generalise findings</text:p>
              </text:list-item>
              <text:list-item>
                <text:p text:style-name="P82">A comprehensive set of research reports and syntheses of findings</text:p>
              </text:list-item>
              <text:list-item>
                <text:p text:style-name="P83">Research papers published in high quality journals (JDE equivalent)</text:p>
              </text:list-item>
              <text:list-item>
                <text:p text:style-name="P84">Sustainable platforms for sharing and disseminating research<text:s/></text:p>
              </text:list-item>
              <text:list-item>
                <text:p text:style-name="P85">Significant engagement with relevant institutions in EPs and LICs.</text:p>
              </text:list-item>
              <text:list-item>
                <text:p text:style-name="P86">A steady flow of operationally relevant and accessible messages for policy makers in the north and south</text:p>
              </text:list-item>
              <text:list-item>
                <text:p text:style-name="P87">Stronger capacity for applying and<text:s/>using research in LICs</text:p>
              </text:list-item>
            </text:list>
            <text:p text:style-name="Normal"/>
          </table:table-cell>
        </table:table-row>
      </table:table>
      <text:soft-page-break/>
      <text:p text:style-name="P88">Business Case<text:s/></text:p>
      <text:p text:style-name="P89"/>
      <text:p text:style-name="P90"/>
      <text:p text:style-name="P91">Strategic Case</text:p>
      <text:p text:style-name="P92"/>
      <table:table table:style-name="Table93">
        <table:table-columns>
          <table:table-column table:style-name="TableColumn94"/>
        </table:table-columns>
        <table:table-row table:style-name="TableRow95">
          <table:table-cell table:style-name="TableCell96">
            <text:p text:style-name="P97">A. Context and need for a DFID intervention</text:p>
            <text:p text:style-name="Normal"/>
            <text:p text:style-name="P98">Why economic growth research?</text:p>
            <text:p text:style-name="P99"/>
            <text:p text:style-name="Normal">The primary objective for DFID is to deliver against the MDGs in partner countries, namely to reduce by half those living<text:s/>in extreme poverty and hunger plus related health and education targets.<text:s/></text:p>
            <text:p text:style-name="Normal"/>
            <text:p text:style-name="Normal">A growing body of empirical work emphasises the importance and contribution of economic growth to poverty reduction outcomes<text:span text:style-name="FootnoteReference"><text:note text:note-class="footnote" text:id="_ftn2"><text:note-citation>3</text:note-citation><text:note-body><text:p text:style-name="FootnoteText"><text:span text:style-name="T100"><text:s/>Kray, ‘When is growth pro-poor? Evidence from a panel</text:span><text:span text:style-name="T101"><text:s/>of countries’, Journal of Development Economics, 80, <text:s/>2006, 198-227.<text:s/></text:span></text:p></text:note-body></text:note></text:span><text:s/>in developing countries. <text:s/>Several recent studies have highlighted important findings. Firstly the work by<text:s/><text:span text:style-name="T102">Kraay (2006)</text:span><text:span text:style-name="T103"><text:note text:note-class="footnote" text:id="_ftn3"><text:note-citation>4</text:note-citation><text:note-body><text:p text:style-name="FootnoteText"><text:span text:style-name="T104"><text:s/>Ibid.<text:s/></text:span></text:p></text:note-body></text:note></text:span><text:span text:style-name="T105">, published in the Journal of Development Economics, conc</text:span><text:span text:style-name="T106">ludes that</text:span><text:span text:style-name="T107"><text:s/></text:span>growth in average incomes accounts for approximately 80% of absolute poverty reduction in the long-run. <text:s/>Also recent high growth in China has coincided with a decrease in the percentage of households with income beneath the $1.25 poverty line, from 81% in 1981 to 16% in 2005 (Ravallion 2009)<text:span text:style-name="FootnoteReference"><text:s/></text:span><text:span text:style-name="FootnoteReference"><text:note text:note-class="footnote" text:id="_ftn4"><text:note-citation>5</text:note-citation><text:note-body><text:p text:style-name="FootnoteText"><text:s/><text:span text:style-name="T108">Ravallian (2009), ‘ A Comparison on Poverty Reduction in Brazil, China and India,’ Policy Research Working Paper, Development Research Group, Director’s Office, World Bank, Washington, D.C.</text:span></text:p></text:note-body></text:note></text:span>. <text:s/>The findings<text:s/>of the Commission on Growth and Development have implicitly formed the basis of DFID growth policy since 2008 and these findings continue to hold.</text:p>
            <text:p text:style-name="Normal"/>
            <text:p text:style-name="P109">Economic growth is the principal enabler of long-term poverty reduction. <text:s/>Recently, the House Of Lords Enquiry into the Economic Impact and Effectiveness of Development Aid concluded:</text:p>
            <text:p text:style-name="P110"/>
            <text:p text:style-name="P111"><text:span text:style-name="T112">Growth seems the most effective remedy for global poverty. We are surprised that the role of growth is not more fully acknowledged in the international community’s collective app</text:span><text:span text:style-name="T113">roach to poverty reduction.</text:span><text:span text:style-name="T114"><text:note text:note-class="footnote" text:id="_ftn5"><text:note-citation>6</text:note-citation><text:note-body><text:p text:style-name="FootnoteText"><text:s/>House of Lords, “The economic impact and effectiveness of development aid”, March 2012.</text:p></text:note-body></text:note></text:span><text:span text:style-name="T115"><text:s/></text:span></text:p>
            <text:p text:style-name="P116"/>
            <text:p text:style-name="Normal">Similarly the Growth Commission articulated its understanding of the central role of growth in the development process:</text:p>
            <text:p text:style-name="P117"/>
            <text:p text:style-name="P118">Growth is not<text:s/>an end in itself. But it makes it possible to achieve other important objectives of individuals and societies. It can spare people en masse from poverty and drudgery. Nothing else ever has. It also creates the resources to support health care, education, and the other Millennium Development Goals to which the world has committed itself. In short, we take the view that growth is a necessary, if not sufficient, condition for broader development, enlarging the scope for individuals to be productive and creative.</text:p>
            <text:p text:style-name="Normal"/>
            <text:p text:style-name="Normal">While the number of people living in absolute poverty has been falling since 1980, further reductions are highly linked to maintaining or improving current rates of economic growth.<text:span text:style-name="T119"><text:s text:c="2"/></text:span>Recent DFID work on the future of poverty<text:span text:style-name="FootnoteReference"><text:note text:note-class="footnote" text:id="_ftn6"><text:note-citation>7</text:note-citation><text:note-body><text:p text:style-name="FootnoteText"><text:s/>Chief Economist’s<text:s/>Office, “The prospects of the poor: the future geography of poverty and its implications for DFID”, DFID, May 2012.</text:p></text:note-body></text:note></text:span><text:s/>suggest that if global growth rates should continue as they have done since 2000 then the total number of people in absolute poverty will continue to decline. <text:s/>Conversely if growth reverts back to its pattern of the 1990s, the numbers of absolute poor are likely to increase. <text:s/>Thus while percentage rates of poverty are falling nearly everywhere, they will only fall fast enough to overtake population growth when accompanied by sufficiently high rates of economic growth. <text:s/></text:p>
            <text:p text:style-name="Normal"/>
            <text:p text:style-name="P120">High growth is an achievable possibility for poor countries. However growth must be<text:s/><text:span text:style-name="T121">sustained</text:span><text:s/>over an extended period in order to transform a society and create an exit from poverty<text:span text:style-name="T122">. <text:s/></text:span>Where growth has been achieved, it has resulted in mass job creation which in turn has raised wages, and spread the benefits of growth more widely. <text:s/>For this reason, the Growth Commission goes as far to say that ‘the most pro-poor growth is sustained growth’. <text:s/>The report defines ‘high sustained growth’ as growth in excess of 7% per year sustained over 25 years. <text:s/>Such growth nearly doubles the size of the economy every decade, and the report cites 13 countries<text:span text:style-name="FootnoteReference"><text:note text:note-class="footnote" text:id="_ftn7"><text:note-citation>8</text:note-citation><text:note-body><text:p text:style-name="FootnoteText"><text:s/>Botswana; Brazil; China; Hong Kong; Indonesia; Japan; Korea; Malaysia; Malta; Oman; Singapore; Taiwan; and Thailand.</text:p></text:note-body></text:note></text:span><text:s/>where this had been achieved in the post-war period.</text:p>
            <text:p text:style-name="Normal"/>
            <text:p text:style-name="P123">Why research on Emerging Powers?</text:p>
            <text:p text:style-name="Normal"/>
            <text:p text:style-name="Normal">Many of the 13 countries that experienced <text:s/>sustained growth (e.g. Brazil, China, Korea and Thailand) alluded to above, in the last couple of decades, and those most successful in more than halving their poverty rates, were in fact emerging economies. Many of these economies had similar per capita incomes to low income countries now – but unlike today’s LICs, were able to forge ahead through the application of the right mix of ‘growth orientated policies and institutions’. <text:s/>These economies individually or collectively, offer important lessons for economies that remain in the low income group.<text:s/></text:p>
            <text:p text:style-name="Normal"/>
            <text:p text:style-name="Normal">This<text:span text:style-name="T124"><text:s/>project responds to a growing demand for research on Emerging Powers</text:span><text:span text:style-name="T125"><text:note text:note-class="footnote" text:id="_ftn8"><text:note-citation>9</text:note-citation><text:note-body><text:p text:style-name="FootnoteText"><text:s/><text:span text:style-name="T126">The term Emerging Powers refers to the following set of countries: China, India, Brazil, South Africa (or collectively termed the BICSs).</text:span></text:p></text:note-body></text:note></text:span><text:span text:style-name="T127"><text:s/>within this context. In recent years the</text:span><text:span text:style-name="T128"><text:s/>spectacular growth performance and poverty reduction outcomes of EP’s have grabbed the attention of international policy making community. Such success has fuelled a growing appetite to better understand the factors underpinning such success and relevance</text:span><text:span text:style-name="T129"><text:s/>of these development models for low income countries. In a period of less than 3 decades emerging economies have transformed themselves from low growth high poverty scenarios to high growth and lower poverty economies.<text:s/></text:span></text:p>
            <text:p text:style-name="P130"/>
            <text:p text:style-name="P131"><text:s/>In addition to their increasing economic clout, as a group, EPs are increasing their developmental footprint in low income economies, and so doing, reshaping international economic relations. While industrial countries still remain dominant development partners for LICs, economic and political ties with new emerging partners (China, India, Brazil, South Africa, Turkey etc), have rapidly grown in the last couple of decades and are likely to be increasingly important in the years to come. As an example, trade with the larger emerging powers,<text:s/>is already close to half the value of combined trade with the European Union and the United States. <text:s/>Beyond the increase flows of goods and capital, emerging markets have brought new dynamics into LICs, complementing as well as competing with traditional<text:s/>economic and development partners, and in the process offer credible new opportunities for knowledge sharing and learning. In return many LICs look to these emerging powers for inspiration and guidance given their closer proximity in developmental, historical and institutional terms.<text:s/></text:p>
            <text:p text:style-name="P132"/>
            <text:p text:style-name="P133">While there are researchers looking at the success of the emerging powers, research that explicitly focuses on the relevance of emerging powers experience for low income country perspective, is more limited. The reason for this is related to two factors; (1) the lack of research funding for work on low income countries in general, (2) and the speed to which these economies are evolving.<text:s/></text:p>
            <text:p text:style-name="P134"/>
            <text:p text:style-name="P135">This research programme is looking <text:s/>explicitly to fill a strategic gap in knowledge and inform growth strategies in our partner countries. <text:s/>In addition to these factors, a large share of research on emerging markets has focused on the larger EP’s (e.g. China, Russia, and India), while there has been substantially less analysis on the smaller and newer emerging powers (e.g. Brazil, Turkey, South Africa); yet these newer EP’s have equal if not more application for the LICs.</text:p>
            <text:p text:style-name="P136"/>
            <text:p text:style-name="P137">A further rationale for research on EPs is to dispel various myths regarding development success and transferability. The question for research is to establish to what extent policies, institutions, state society dynamics that emerged within emerging powers, are transferable and applicable elsewhere?</text:p>
            <text:p text:style-name="P138"/>
            <text:p text:style-name="P139">Why research on Brazil?</text:p>
            <text:p text:style-name="P140"/>
            <text:p text:style-name="Normal">Brazil is recognised as a development success story. It has achieved graduation to middle income status, based on sound domestic policy and strong and inclusive institutions. Over the past two decades it has experienced both economic growth and a fall in poverty and inequality levels. It has applied a successful formula of policies in a range of sectors which has helped to deliver this success. This has given rise to considerable interest in understanding the relevance of this model for Africa given similar agro climatic, poverty reduction and growth challenges.</text:p>
            <text:p text:style-name="Normal"/>
            <text:p text:style-name="Normal">Specific achievements of interest include macroeconomic stabilisation, technological advances in agriculture, industrial development, structural transformation and expanded social welfare programmes that have supported improvements in poverty rates<text:s/>and inequality levels.<text:s/></text:p>
            <text:p text:style-name="Normal"/>
            <text:p text:style-name="Normal">Brazil’s development model is considered to have high relevance for LICs. Many LICs look to Brazil for inspiration and advice, and there is a growing demand in LICs to better understand Brazil’s development model for their own development efforts. Brazil is also keen to enhance its role in global development particularly in the light of demand from developing countries for Brazilian support and partnership. <text:s/>Brazil has many valuable skills, historic ties and credible experience to offer African countries.<text:s/></text:p>
            <text:p text:style-name="Normal"/>
            <text:p text:style-name="Normal">The narrative about Brazil’s agricultural success (as an example) is widespread. In less than 30 years the country has moved from being a net food importer to a net food exporter. Brazil is the world’s largest producer of orange juice and coffee and the second larger producer of soybeans, beef and poultry. It transformed the barren Cerrado (Brazil’s vast savannah land in the central-western region) into the world’s most important soybean producing region. Yet despite these and other achievements, Brazil’s agricultural story is also tainted by thorny disputes over land and sustainable use of natural resources. Africa must be aware of the full story and temper aspirations of miracle of Cerrado inspired development, carefully considering the pros and cons of the Brazilian ‘success story’, and impartially assessing its suitability for African conditions. <text:s/></text:p>
            <text:p text:style-name="P141"/>
            <text:p text:style-name="Normal"><text:span text:style-name="T142">Myth of affinities and best fit</text:span>. Affinities between Brazil and Africa are common place among discourse on South-South cooperation. Shared history is used to justify cultural kinship and similar agro ecological systems are stressed to indicate the suitability of Brazilian agricultural science and technology. But such affinities do not imply transferability; difference between Brazil and<text:s/>African countries are not insignificant, whether in economic, sociological, anthropological or political terms.<text:s/></text:p>
            <text:p text:style-name="Normal"/>
            <text:p text:style-name="Normal"><text:span text:style-name="T143">Challenge of adapting to local conditions.</text:span><text:s/>Importantly, Brazil’s agricultural model must be adapted to fit the sheer diversity of agro ecological, cultural political and economic, systems found across Africa. But the adaptation is not just about crop science. It also means finding solutions that are appropriate to the social and cultural environment of the partner country – for example to be successful, conditional cash transfers or school feeding programmes should be sensitive to local cultural attributes. Adaptation also concerns suitability of cooperation programme to local institutions and policy processes.<text:s/></text:p>
            <text:p text:style-name="Normal"/>
            <text:p text:style-name="Normal">The first pillar of research will therefore focus on the Brazilian model of development with the aim to better understand the factors under pinning success, and identify lesson learning for Africa against four thematic areas (agriculture, institutions, social programmes, and economic spheres).</text:p>
            <text:p text:style-name="P144"/>
            <text:p text:style-name="P145">Why DFID commissioned economic growth research?</text:p>
            <text:p text:style-name="P146"/>
            <text:p text:style-name="P147">There are several key ways in which DFID commissioned research on growth will add value to international efforts in this area. <text:s/>Firstly, DFID has resources and incentives to deliver research that has<text:s/>a focus on policy and is used, as opposed to research that is of general interest. While, there is an active academic community in growth research financed by multiple sources, including core government funding to the research councils, such as, in the UK, the Economic and Social Research Council (ESRC), this research delivers high quality and independent research, but it has been less good at ensuring research has impact on economic policies. <text:s/>Secondly, in comparison to other institutions, DFID has strong<text:s/>incentives to focus research on the least developed countries, an area that is under-resourced. <text:s/>Finally, DFID growth research establishes greater diversity and competition in provision of research and advice on growth to developing country policy-makers<text:s/>that is independent and not ‘message or ideologically driven’. <text:s/></text:p>
            <text:p text:style-name="P148"/>
            <text:p text:style-name="Normal"><text:span text:style-name="T149">DFID growth research<text:s/></text:span>directly supports DFID’s strategic priorities including the ‘Wealth Creation’, and ‘Private Sector Development’, pillars of UK government’s structural reform plan. <text:s/>The<text:s/>Research Strategy 2008-2013 also commits DFID to ‘improve our understanding of processes and policies to support economic growth’. <text:s/>It contributes to the delivery of Research and Evidence Division’s (RED) three strategic objectives, namely: (1) capacity to<text:s/>do and use; (2) new knowledge to help shape policy; and 3) evidence and new research are used for better decision-making.<text:s/></text:p>
            <text:p text:style-name="P150"/>
            <text:p text:style-name="P151">Why the RPC funding modality?</text:p>
            <text:p text:style-name="P152"/>
            <text:p text:style-name="P153">The research will be procured through competitively tendering for a research programme consortia (RPC). A full explanation for the pros and cons of this approach are expanded below in the options appraisal section. In summary the rationale for an RPC relates to four main benefits. <text:s/>The strength of the direct procurement route lies in its ability to cohere research, apply consistent methodologies, enable findings to be generalised, while ensuring some degree of control over the lifetime of the project. A new RPC model will be tested; one that explicitly builds in a break clause 1/3<text:span text:style-name="T154">rd</text:span><text:s/>of the way through the<text:s/>project. The length of the RPC is shorter than in the standard model while outputs are expected to be delivered much earlier on. A further departure is articulation of research direction by DFID to mitigate research capture by suppliers. In this way the quality of research output can be evaluated early on, while research capture is minimised. The design also offers the production of outputs early on in the RPC’s gestation. We anticipate the new design to create strong incentives for performance and hence deliver on value for money objectives.<text:s/></text:p>
            <text:p text:style-name="P155"/>
            <text:p text:style-name="P156">What are the research Questions?</text:p>
            <text:p text:style-name="P157"/>
            <text:p text:style-name="P158">A recent consultation exercise within DFID identified the need for more evidence on the Brazil model for Africa in particular what policies and institutions have contributed to success in the areas listed below. <text:s/>Can lessons be learned that can be applied to Africa?<text:s/></text:p>
            <text:p text:style-name="P159"/>
            <text:p text:style-name="P160">DFID has identified 4 themes and 3 questions giving rise to 12 questions under Phase 1.<text:s/></text:p>
            <text:p text:style-name="P161">A further 3 questions will be identified by the preferred bidder. These<text:s/>questions represent those attracting most policy interest and represent successful ventures under Brazil’s development model.</text:p>
            <text:p text:style-name="P162"/>
            <text:p text:style-name="Normal">The twelve proposed papers cover four different themes (3 papers in each), namely:<text:s/></text:p>
            <text:p text:style-name="Normal"/>
            <text:list text:style-name="LFO3" text:continue-numbering="true">
              <text:list-item>
                <text:p text:style-name="P163">Agriculture</text:p>
              </text:list-item>
              <text:list-item>
                <text:p text:style-name="P164">Capital Flows<text:s/></text:p>
              </text:list-item>
              <text:list-item>
                <text:p text:style-name="P165">Societal Technologies</text:p>
              </text:list-item>
              <text:list-item>
                <text:p text:style-name="P166">Institutions<text:s/></text:p>
              </text:list-item>
            </text:list>
            <text:p text:style-name="Normal"/>
            <text:p text:style-name="Normal">Under the rubric of<text:s/><text:span text:style-name="T167">Agriculture</text:span>, the three proposed papers will focus on the (1) agro-model, (2) export diversification and (3) technology. On<text:s/><text:span text:style-name="T168">Capital Flows</text:span>, the three papers will focus on (4) Brazilian FDI in Africa, (5) linkages and (6) ethanol.<text:s/></text:p>
            <text:p text:style-name="Normal"/>
            <text:p text:style-name="Normal">On<text:s/><text:span text:style-name="T169">Societal Technologies</text:span><text:s/>(M. Kremer’s “non-technological innovations”), the three papers will focus on (7) social protection, (8) apprenticeships, and (9) health. And finally on<text:s/><text:span text:style-name="T170">Institutions</text:span>, the three papers will focus on (10) macro-stability, (11) financial development and (12) anti-corruption activities.</text:p>
            <text:p text:style-name="Normal"/>
            <text:p text:style-name="Normal">In what follows, we provide further details on each of these papers (with a self-imposed limit of 6 lines per question. Mind we expect bidders to submit further details on each of these 12<text:s/>papers.)</text:p>
            <text:p text:style-name="Normal"/>
            <text:p text:style-name="Normal"/>
            <text:p text:style-name="Normal"/>
            <text:p text:style-name="Normal"/>
            <text:p text:style-name="P171">Phase I Research Programme<text:s/></text:p>
            <text:p text:style-name="Normal"/>
            <text:p text:style-name="P172">1. The economics of the Brazilian model of agricultural development</text:p>
            <text:p text:style-name="Normal"/>
            <text:p text:style-name="Normal">The Brazilian model of agricultural development is a considerable success. Brazil went from being a net food importer three decades ago to major<text:s/>producer (and among major producers, the only one not from a temperate climate; tropical instead). This is a complex model: it involves large farms, low subsidies, infrastructure investment and technological research. Soya, maize and cattle are the main products. This paper’s objective is to document and explain the economics of the Brazilian agricultural model and discuss its transferability to low income countries.</text:p>
            <text:p text:style-name="Normal"/>
            <text:p text:style-name="P173">2. The diversification of agricultural exports and production</text:p>
            <text:p text:style-name="P174"/>
            <text:p text:style-name="Normal">The remarkable<text:s/>diversification of agricultural exports (and output) is a less well known and appreciated aspect of the Brazilian agro-model. For example in last ten years, Brazilian melons and grapes feature prominently on UK supermarkets’ shelves. The growth of such non-traditional exports has been even the more remarkable because it took place in areas of the country of limited potential three decades ago (in the arid Northeast, instead of the European south.) How was this success achieved? Can it be replicated in low income countries?</text:p>
            <text:p text:style-name="Normal"/>
            <text:p text:style-name="P175">3. Technology in agriculture: Can the EMBRAPA model work in Africa?</text:p>
            <text:p text:style-name="Normal"/>
            <text:p text:style-name="Normal">The decomposition of growth of Brazilian agricultural output in the last three decades claim that 10 per cent is due to increases in land, labour and capital, and 90 per<text:s/>cent to total factor productivity (the “Delfim Netto numbers”). The turning point is 1973: science-based agriculture is the new policy and EMBRAPA is created. This paper is to evaluate the efforts by EMBRAPA to transfer to Africa the Brazilian experience<text:s/>in tropical agriculture, in agro-energy, in achieving food security, and in small holders and family farming.</text:p>
            <text:p text:style-name="Normal">Today, EMBRAPA (Empresa Brasileira de Pesquisa <text:s/>Agropecuária) has USD 1 billion annual budget, 40+ research centres, 2000+ scientists (of which 1500 PhDs), and an Africa Office (in Accra) which coordinates projects in 35 (African) countries. It is part of the Brazilian Agriculture Ministry.</text:p>
            <text:p text:style-name="Normal"/>
            <text:p text:style-name="P176">4. Brazilian Foreign Direct Investment (FDI) in Africa</text:p>
            <text:p text:style-name="Normal"/>
            <text:p text:style-name="Normal">Last year Reuters published a special report asking<text:s/>whether Brazil can offer Africa an alternative to China. It reflects the widespread view that despite Brazilian FDI in Africa being smaller (than Chinese FDI,) it is of a completely different type (private-sector led) and more desirable (creates jobs, employ locals, transfer technologies, green.) For this paper, a sectoral data base (yearly from 1990) of Brazilian, Chinese and Indian FDI in Africa will be constructed (available on-line.) It will be used to establish a set of authoritative stylised facts that will weigh up this view.</text:p>
            <text:p text:style-name="Normal"/>
            <text:p text:style-name="P177">5. Vertical and horizontal FDI linkages: Determinants and impacts</text:p>
            <text:p text:style-name="Normal"/>
            <text:p text:style-name="Normal">The objective of this paper is to focus on ten selected African countries in order to carry out an in-depth investigation of the nature and magnitude of the economic impacts of Brazilian FDI inflows. This paper will provide estimates of the effect of Brazilian FDI on national or sectoral output and productivity growth. It will also put forward estimates of the relative importance of vertical and horizontal linkages, as well as of key thresholds (e.g., human capital and finance).</text:p>
            <text:p text:style-name="Normal"/>
            <text:p text:style-name="P178">6. Ethanol FDI and green growth: Lessons from project level data</text:p>
            <text:p text:style-name="P179"/>
            <text:p text:style-name="Normal">The Brazilian bio-fuel programme took off as a response to the 1973 oil shock. Today, the country is a major global player<text:s/>and technological leader in this “renewable/clean technology” (cf. the 2003 introduction of the “flex-fuel” engine, uses gasoline or ethanol, and equips more than 75% of cars in Brazil.) There are numerous projects by private Brazilian firms (e.g., Odebrecht) in Ghana, Angola, Nigeria etc. This paper will use a representative sample of these projects to distil the costs, benefits and lessons from these projects to other African countries.</text:p>
            <text:p text:style-name="Normal"/>
            <text:p text:style-name="P180">7. Social protection, CCTPs and Bolsa Familia</text:p>
            <text:p text:style-name="Normal"/>
            <text:p text:style-name="Normal">Although there are multiple reasons for the recent substantial reduction in income inequality in Brazil, conditional cash transfers programmes (chiefly Bolsa Familia) played a large part in this process. This is the biggest cash transfer programme in the world, covering more<text:s/>than 50 million people and its example has been followed by many low income countries. This paper will take stock of how well Brazil-Africa cooperation in this area has worked, and what are the lessons and the perspectives for adapting it, extending it and<text:s/>scaling it up.</text:p>
            <text:p text:style-name="Normal"/>
            <text:p text:style-name="P181">8. Human capital: Can SENAI work in Africa?</text:p>
            <text:p text:style-name="Normal"/>
            <text:p text:style-name="Normal">In the eve of industrialization, the Brazilian private sector realized that skilled labour was a serious constraint. In 1943 it created SENAI a national apprenticeship system, German-style. Seventy years, 700 centres, 1800 courses (in Portuguese, English and Spanish; but not French) and there are now more than 2 million apprentices graduating every year. SENAI operates in Portuguese-speaking African countries since the late 1990s. This paper will<text:s/>document and evaluate of the SENAI experience in Africa, estimate its benefits and discuss scalability.</text:p>
            <text:p text:style-name="Normal"/>
            <text:p text:style-name="P182">9. The Brazilian universal public health system: Inclusiveness and lessons for Africa</text:p>
            <text:p text:style-name="Normal"/>
            <text:p text:style-name="Normal">The public health system in Brazil has changed dramatically<text:s/>since the early 1990s with SUS.2 Domestically, the public health system still has a terrible reputation (crowded, corrupt, ill equipped.) In Africa, the view is different: indeed in earlier 2012, the Mayor of Johannesburg famously declared that the Brazilian public health system was the example South Africa should follow. This paper will investigate the facts and arguments behind each of these views, how has the system changed, its implications for inequality and the lessons for Africa.</text:p>
            <text:p text:style-name="Normal"/>
            <text:p text:style-name="P183">10. Financial development, access and public-private interactions</text:p>
            <text:p text:style-name="Normal"/>
            <text:p text:style-name="Normal">Mobile banking has been of the most impressive African success stories. However, one well-known concern has been the fact that its capacity to transfer funds has not yet been matched by its capacity to accumulate/mobilize savings. Inadequate financial institutions are part of the problem. The financial system in Brazil includes domestic and foreign private banks as well as a variety of public banks. This paper explores financial development issues, access to finance and private-public interactions in Brazil with the goal of distilling lessons for LICs.</text:p>
            <text:p text:style-name="Normal"/>
            <text:p text:style-name="P184">11. Institutions for macro stability: Inflation targets and fiscal responsibility</text:p>
            <text:p text:style-name="Normal"/>
            <text:p text:style-name="Normal">Although structural reforms in Brazil were implemented in a rather gradual manner, they were implemented in full. The Real stabilization plan set the scene for various important institutional innovations (in 1994, the annual inflation rate in Brazil was 2076%.) This experience with new (or renewed) institutions that facilitate and<text:s/>shore up policy design and coordination can be valuable to African countries (e.g., law of fiscal responsibility and inflation targets.) This paper will identify (positive and negative) lessons and how they may apply to low income countries.</text:p>
            <text:p text:style-name="Normal"/>
            <text:p text:style-name="P185">12. Anti-corruption and lobbying</text:p>
            <text:p text:style-name="Normal"/>
            <text:p text:style-name="Normal">This paper focuses on political economy aspects that shored up inclusive growth in Brazil. There have been various important “non-technological innovations” (e.g., in anti-corruption activities after 2003.) The paper will discuss their<text:s/>potential applicability in the context of low income countries. Moreover, there is a rich history of public-private partnerships and of intense and healthy competition for policy influence among special interests or lobbying groups (including business associations) which also provides valuable lessons.</text:p>
            <text:p text:style-name="P186"/>
          </table:table-cell>
        </table:table-row>
        <table:table-row table:style-name="TableRow187">
          <table:table-cell table:style-name="TableCell188">
            <text:p text:style-name="P189">B. Impact and Outcome that we expect to achieve</text:p>
            <text:p text:style-name="Normal"/>
            <text:p text:style-name="Normal">Over the 5 year period - the project is expected to generate robust evidence on the factors underpinning success in key emerging markets leading to higher<text:s/>economic growth, job creation and poverty reduction in DFID partner countries</text:p>
            <text:p text:style-name="Normal"/>
            <text:p text:style-name="Normal">The<text:s/><text:span text:style-name="T190">Impact</text:span><text:s/>of the project is: better evidence based policy making leading to faster economic growth, job creation and poverty reduction in LICs. The<text:s/><text:span text:style-name="T191">Outcome</text:span><text:s/>is: high quality research on factors underpinning success in emerging markets influences policy making and practice in LICs.</text:p>
            <text:p text:style-name="Normal"/>
            <text:p text:style-name="Normal">Research work under this proposal will be guided by the following principles;</text:p>
            <text:p text:style-name="Normal"/>
            <text:list text:style-name="LFO4_1" text:continue-numbering="true">
              <text:list-item>
                <text:p text:style-name="P192">Production of<text:s/><text:span text:style-name="T193">high quality research</text:span><text:s/>that is published top quality journals to help to influence ideas and academic debate/inquiry into the relevance of EP model for LICs</text:p>
              </text:list-item>
              <text:list-item>
                <text:p text:style-name="P194">Encourage the<text:s/><text:span text:style-name="T195">uptake</text:span><text:s/>of research by policy makers, and others to influence policy analysis and execution, by providing practical and operational advice and knowledge on the EP model (i.e. ensure its<text:s/><text:span text:style-name="T196">relevance</text:span>)</text:p>
              </text:list-item>
              <text:list-item>
                <text:p text:style-name="P197">Strengthen the engagement of policy makers on LIC issues, by raising the profile of LICs and LIC-related policy research, through the collaboration of new south-south institutions and partnerships</text:p>
              </text:list-item>
              <text:list-item>
                <text:p text:style-name="P198">Expand<text:s/>the network of researchers working on EP and LIC issues</text:p>
              </text:list-item>
              <text:list-item>
                <text:p text:style-name="P199">Ensure VFM including through delivering high quality outputs through the RPC modality through innovative design of procurement modality</text:p>
              </text:list-item>
            </text:list>
            <text:p text:style-name="Normal"/>
          </table:table-cell>
        </table:table-row>
      </table:table>
      <text:p text:style-name="P200"><text:span text:style-name="T201">Appraisal Case</text:span></text:p>
      <text:p text:style-name="P202"/>
      <table:table table:style-name="Table203">
        <table:table-columns>
          <table:table-column table:style-name="TableColumn204"/>
        </table:table-columns>
        <table:table-row table:style-name="TableRow205">
          <table:table-cell table:style-name="TableCell206">
            <text:p text:style-name="P207">A. What are the feasible options that address<text:s/>the need set out in the Strategic case?</text:p>
            <text:p text:style-name="P208"/>
            <text:p text:style-name="Normal">What are the policy objectives?</text:p>
            <text:p text:style-name="Normal"/>
            <text:p text:style-name="Normal">The policy objective is to<text:s/><text:span text:style-name="T209">increase knowledge of the relevance of EP model for LICs</text:span>.</text:p>
            <text:p text:style-name="Normal"/>
            <text:p text:style-name="Normal">The critical success factors relevant to this project were identified as follows:</text:p>
            <text:p text:style-name="Normal"/>
            <text:list text:style-name="LFO5" text:continue-numbering="true">
              <text:list-item>
                <text:p text:style-name="P210">Delivers<text:s/><text:span text:style-name="T211">high quality research</text:span></text:p>
              </text:list-item>
              <text:list-item>
                <text:p text:style-name="P212">Engages policy makers such that<text:s/><text:span text:style-name="T213">research is used (uptake)</text:span></text:p>
              </text:list-item>
              <text:list-item>
                <text:p text:style-name="P214">Has<text:s/><text:span text:style-name="T215">relevance</text:span><text:s/>for LIC priorities and their developmental needs</text:p>
              </text:list-item>
              <text:list-item>
                <text:p text:style-name="P216">Represents<text:s/><text:span text:style-name="T217">value for money</text:span><text:s/>(VFM)</text:p>
              </text:list-item>
            </text:list>
            <text:p text:style-name="Normal"/>
            <text:p text:style-name="Normal"/>
            <text:p text:style-name="Normal">The options appraisal evaluated the project against the following 3 categories<text:s/>in addition to the CSC above:</text:p>
            <text:p text:style-name="Normal"/>
            <text:list text:style-name="LFO6" text:continue-numbering="true">
              <text:list-item>
                <text:p text:style-name="P218">Scoping options</text:p>
              </text:list-item>
              <text:list-item>
                <text:p text:style-name="P219">Service solution options</text:p>
              </text:list-item>
              <text:list-item>
                <text:p text:style-name="P220">Service delivery options</text:p>
              </text:list-item>
              <text:list-item>
                <text:p text:style-name="P221">Implementation options</text:p>
              </text:list-item>
            </text:list>
            <text:p text:style-name="Normal"/>
            <text:p text:style-name="P222">Scoping Options</text:p>
            <text:p text:style-name="Normal"/>
            <text:p text:style-name="Normal">The growth research team identified the following range of main options for the potential scope of the scheme, increasing in the size of the project:</text:p>
            <text:p text:style-name="Normal"/>
            <table:table table:style-name="Table223">
              <table:table-columns>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ext:p text:style-name="P230">Option S1</text:p>
                  <text:p text:style-name="P231">Status quo</text:p>
                </table:table-cell>
                <table:table-cell table:style-name="TableCell232">
                  <text:p text:style-name="P233">Option S2</text:p>
                  <text:p text:style-name="P234">Do minimum</text:p>
                </table:table-cell>
                <table:table-cell table:style-name="TableCell235">
                  <text:p text:style-name="P236">Option S3</text:p>
                  <text:p text:style-name="P237">Intermediate</text:p>
                </table:table-cell>
                <table:table-cell table:style-name="TableCell238">
                  <text:p text:style-name="P239">Option S4</text:p>
                  <text:p text:style-name="P240">Maximum</text:p>
                </table:table-cell>
              </table:table-row>
              <table:table-row table:style-name="TableRow241">
                <table:table-cell table:style-name="TableCell242">
                  <text:p text:style-name="Normal">Do no EP work</text:p>
                  <text:p text:style-name="Normal"/>
                  <text:p text:style-name="Normal"/>
                </table:table-cell>
                <table:table-cell table:style-name="TableCell243">
                  <text:p text:style-name="Normal">Conduct research on 1 EP</text:p>
                  <text:p text:style-name="Normal">Discount</text:p>
                </table:table-cell>
                <table:table-cell table:style-name="TableCell244">
                  <text:p text:style-name="Normal">Conduct research on 2 EPs Discount</text:p>
                </table:table-cell>
                <table:table-cell table:style-name="TableCell245">
                  <text:p text:style-name="Normal">Conduct research on 3 or more EPs</text:p>
                  <text:p text:style-name="Normal">PWF</text:p>
                </table:table-cell>
              </table:table-row>
            </table:table>
            <text:p text:style-name="Normal"/>
            <text:p text:style-name="P246">SWOT analysis</text:p>
            <text:p text:style-name="Normal"/>
            <text:p text:style-name="Normal">The growth team carried out SWOT analysis on how well each option met the policy objective and critical success factors for the scheme. The results are set out in Table 1 below:</text:p>
            <text:p text:style-name="Normal"/>
            <text:p text:style-name="P247">Table 1 – Scoping options SWOT analysis</text:p>
            <text:p text:style-name="Normal"/>
            <table:table table:style-name="Table248">
              <table:table-columns>
                <table:table-column table:style-name="TableColumn249"/>
                <table:table-column table:style-name="TableColumn250"/>
                <table:table-column table:style-name="TableColumn251"/>
                <table:table-column table:style-name="TableColumn252"/>
                <table:table-column table:style-name="TableColumn253"/>
              </table:table-columns>
              <table:table-row table:style-name="TableRow254">
                <table:table-cell table:style-name="TableCell255">
                  <text:p text:style-name="P256">Option</text:p>
                </table:table-cell>
                <table:table-cell table:style-name="TableCell257">
                  <text:p text:style-name="P258">Option S1</text:p>
                  <text:p text:style-name="P259">Status quo</text:p>
                </table:table-cell>
                <table:table-cell table:style-name="TableCell260">
                  <text:p text:style-name="P261">Option<text:s/>S2</text:p>
                  <text:p text:style-name="P262">Do minimum</text:p>
                </table:table-cell>
                <table:table-cell table:style-name="TableCell263">
                  <text:p text:style-name="P264">Option S3</text:p>
                  <text:p text:style-name="P265">Intermediate</text:p>
                </table:table-cell>
                <table:table-cell table:style-name="TableCell266">
                  <text:p text:style-name="P267">Option S4</text:p>
                  <text:p text:style-name="P268">Maximum</text:p>
                </table:table-cell>
              </table:table-row>
              <table:table-row table:style-name="TableRow269">
                <table:table-cell table:style-name="TableCell270">
                  <text:p text:style-name="P271">Description</text:p>
                </table:table-cell>
                <table:table-cell table:style-name="TableCell272">
                  <text:p text:style-name="Normal">No EP work</text:p>
                </table:table-cell>
                <table:table-cell table:style-name="TableCell273">
                  <text:p text:style-name="Normal">Research on 1 EPs<text:s/></text:p>
                </table:table-cell>
                <table:table-cell table:style-name="TableCell274">
                  <text:p text:style-name="Normal">Research on 2 EPs</text:p>
                </table:table-cell>
                <table:table-cell table:style-name="TableCell275">
                  <text:p text:style-name="Normal">Research on 3 or more EPs</text:p>
                </table:table-cell>
              </table:table-row>
              <table:table-row table:style-name="TableRow276">
                <table:table-cell table:style-name="TableCell277">
                  <text:p text:style-name="P278">Policy Objective</text:p>
                </table:table-cell>
                <table:table-cell table:style-name="TableCell279">
                  <text:p text:style-name="Normal"/>
                </table:table-cell>
                <table:table-cell table:style-name="TableCell280">
                  <text:p text:style-name="Normal"/>
                </table:table-cell>
                <table:table-cell table:style-name="TableCell281">
                  <text:p text:style-name="Normal"/>
                </table:table-cell>
                <table:table-cell table:style-name="TableCell282">
                  <text:p text:style-name="Normal"/>
                </table:table-cell>
              </table:table-row>
              <table:table-row table:style-name="TableRow283">
                <table:table-cell table:style-name="TableCell284">
                  <text:p text:style-name="P285">1</text:p>
                </table:table-cell>
                <table:table-cell table:style-name="TableCell286">
                  <text:p text:style-name="Normal">x</text:p>
                </table:table-cell>
                <table:table-cell table:style-name="TableCell287">
                  <text:p text:style-name="Normal">+</text:p>
                </table:table-cell>
                <table:table-cell table:style-name="TableCell288">
                  <text:p text:style-name="Normal">+</text:p>
                </table:table-cell>
                <table:table-cell table:style-name="TableCell289">
                  <text:p text:style-name="Normal">+</text:p>
                </table:table-cell>
              </table:table-row>
              <table:table-row table:style-name="TableRow290">
                <table:table-cell table:style-name="TableCell291">
                  <text:p text:style-name="P292">Critical Success factors</text:p>
                </table:table-cell>
                <table:table-cell table:style-name="TableCell293">
                  <text:p text:style-name="Normal"/>
                </table:table-cell>
                <table:table-cell table:style-name="TableCell294">
                  <text:p text:style-name="Normal"/>
                </table:table-cell>
                <table:table-cell table:style-name="TableCell295">
                  <text:p text:style-name="Normal"/>
                </table:table-cell>
                <table:table-cell table:style-name="TableCell296">
                  <text:p text:style-name="Normal"/>
                </table:table-cell>
              </table:table-row>
              <table:table-row table:style-name="TableRow297">
                <table:table-cell table:style-name="TableCell298">
                  <text:p text:style-name="P299">1 Quality</text:p>
                </table:table-cell>
                <table:table-cell table:style-name="TableCell300">
                  <text:p text:style-name="Normal">x</text:p>
                </table:table-cell>
                <table:table-cell table:style-name="TableCell301">
                  <text:p text:style-name="Normal">+</text:p>
                </table:table-cell>
                <table:table-cell table:style-name="TableCell302">
                  <text:p text:style-name="Normal">+</text:p>
                </table:table-cell>
                <table:table-cell table:style-name="TableCell303">
                  <text:p text:style-name="Normal">+</text:p>
                </table:table-cell>
              </table:table-row>
              <table:table-row table:style-name="TableRow304">
                <table:table-cell table:style-name="TableCell305">
                  <text:p text:style-name="P306">2 Coherence</text:p>
                </table:table-cell>
                <table:table-cell table:style-name="TableCell307">
                  <text:p text:style-name="Normal">x</text:p>
                </table:table-cell>
                <table:table-cell table:style-name="TableCell308">
                  <text:p text:style-name="Normal">x</text:p>
                </table:table-cell>
                <table:table-cell table:style-name="TableCell309">
                  <text:p text:style-name="Normal">?</text:p>
                </table:table-cell>
                <table:table-cell table:style-name="TableCell310">
                  <text:p text:style-name="Normal">+</text:p>
                </table:table-cell>
              </table:table-row>
              <table:table-row table:style-name="TableRow311">
                <table:table-cell table:style-name="TableCell312">
                  <text:p text:style-name="P313">3<text:s/>Engagement</text:p>
                </table:table-cell>
                <table:table-cell table:style-name="TableCell314">
                  <text:p text:style-name="Normal">x</text:p>
                </table:table-cell>
                <table:table-cell table:style-name="TableCell315">
                  <text:p text:style-name="Normal">+</text:p>
                </table:table-cell>
                <table:table-cell table:style-name="TableCell316">
                  <text:p text:style-name="Normal">+</text:p>
                </table:table-cell>
                <table:table-cell table:style-name="TableCell317">
                  <text:p text:style-name="Normal">+</text:p>
                </table:table-cell>
              </table:table-row>
              <table:table-row table:style-name="TableRow318">
                <table:table-cell table:style-name="TableCell319">
                  <text:p text:style-name="P320">Conclusion</text:p>
                </table:table-cell>
                <table:table-cell table:style-name="TableCell321">
                  <text:p text:style-name="Normal">c/f</text:p>
                </table:table-cell>
                <table:table-cell table:style-name="TableCell322">
                  <text:p text:style-name="Normal">Discount</text:p>
                </table:table-cell>
                <table:table-cell table:style-name="TableCell323">
                  <text:p text:style-name="Normal">Discount</text:p>
                </table:table-cell>
                <table:table-cell table:style-name="TableCell324">
                  <text:p text:style-name="Normal">PWF</text:p>
                </table:table-cell>
              </table:table-row>
            </table:table>
            <text:p text:style-name="Normal"/>
            <text:p text:style-name="Normal"/>
            <text:list text:style-name="LFO7" text:continue-numbering="true">
              <text:list-item>
                <text:p text:style-name="P325">The status quo (option S1 – existing arrangements/no EP work) would not support policy objectives. It fails to address an agenda attracting considerable policy interest. The do nothing option<text:s/>forms a benchmark for VFM analysis.<text:s/></text:p>
              </text:list-item>
            </text:list>
            <text:p text:style-name="P326"/>
            <text:list text:style-name="LFO7" text:continue-numbering="true">
              <text:list-item>
                <text:p text:style-name="P327">The ‘do minimum’ scope (option S2) involves research on one EP only. It is discounted on the basis it is partial in its approach and unlikely to inform the broader picture of EP engagement in LICs. <text:s/></text:p>
              </text:list-item>
            </text:list>
            <text:p text:style-name="P328"/>
            <text:list text:style-name="LFO7" text:continue-numbering="true">
              <text:list-item>
                <text:p text:style-name="P329">The ‘intermediate’ scope (option S3) looks to complete research on 2 EPs. This option is also discounted on the basis it fails to provide comprehensive picture on these new partnerships and provide a ‘balanced assessment’.<text:s/></text:p>
              </text:list-item>
            </text:list>
            <text:p text:style-name="P330"/>
            <text:list text:style-name="LFO7" text:continue-numbering="true">
              <text:list-item>
                <text:p text:style-name="P331">The ‘maximum’ scope (option S4) of conducting<text:s/>research on at least 3 EPs meets all success criteria, supports business needs and represents the preferred way forward. This option has potential to provide a more comprehensive and informed picture.</text:p>
              </text:list-item>
            </text:list>
            <text:p text:style-name="Normal"/>
            <text:p text:style-name="Normal"/>
            <text:p text:style-name="Normal"/>
            <text:p text:style-name="P332">Service solution options</text:p>
            <text:p text:style-name="Normal"/>
            <text:p text:style-name="Normal">The following main service<text:s/>solution options were identified for delivering project objectives and critical success factors.</text:p>
            <text:p text:style-name="Normal"/>
            <text:p text:style-name="Normal"/>
            <table:table table:style-name="Table333">
              <table:table-columns>
                <table:table-column table:style-name="TableColumn334"/>
                <table:table-column table:style-name="TableColumn335"/>
                <table:table-column table:style-name="TableColumn336"/>
                <table:table-column table:style-name="TableColumn337"/>
                <table:table-column table:style-name="TableColumn338"/>
              </table:table-columns>
              <table:table-row table:style-name="TableRow339">
                <table:table-cell table:style-name="TableCell340">
                  <text:p text:style-name="P341">Option 3</text:p>
                  <text:p text:style-name="P342">Status Quo</text:p>
                </table:table-cell>
                <table:table-cell table:style-name="TableCell343">
                  <text:p text:style-name="P344">Option 2</text:p>
                  <text:p text:style-name="P345">‘do minimum’</text:p>
                </table:table-cell>
                <table:table-cell table:style-name="TableCell346">
                  <text:p text:style-name="P347">Option 3</text:p>
                  <text:p text:style-name="P348">‘intermediate-1’</text:p>
                </table:table-cell>
                <table:table-cell table:style-name="TableCell349">
                  <text:p text:style-name="P350">Option 4</text:p>
                  <text:p text:style-name="P351">‘intermediate-2’</text:p>
                </table:table-cell>
                <table:table-cell table:style-name="TableCell352">
                  <text:p text:style-name="P353">Option 5</text:p>
                  <text:p text:style-name="P354">‘maximum’</text:p>
                </table:table-cell>
              </table:table-row>
              <table:table-row table:style-name="TableRow355">
                <table:table-cell table:style-name="TableCell356">
                  <text:p text:style-name="Normal">No research</text:p>
                </table:table-cell>
                <table:table-cell table:style-name="TableCell357">
                  <text:p text:style-name="Normal">In house research programme</text:p>
                </table:table-cell>
                <table:table-cell table:style-name="TableCell358">
                  <text:p text:style-name="Normal">Short term consultancy</text:p>
                </table:table-cell>
                <table:table-cell table:style-name="TableCell359">
                  <text:p text:style-name="Normal">Medium term (3 year) outsourced research programme</text:p>
                </table:table-cell>
                <table:table-cell table:style-name="TableCell360">
                  <text:p text:style-name="Normal">Longer term (5 year) outsourced research programme</text:p>
                </table:table-cell>
              </table:table-row>
            </table:table>
            <text:p text:style-name="Normal"/>
            <text:p text:style-name="P361">SWOT analysis</text:p>
            <text:p text:style-name="Normal"/>
            <text:p text:style-name="Normal">The following SWOT analysis was conducted on how well each option met the policy objectives and critical success factors for the scheme. The results are presented in Table 1 below.</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62">Table 2 – Service Solution options – SWOT analysis</text:p>
            <text:p text:style-name="Normal"/>
            <table:table table:style-name="Table363">
              <table:table-columns>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s>
              <table:table-row table:style-name="TableRow370">
                <table:table-cell table:style-name="TableCell371">
                  <text:p text:style-name="P372">Option</text:p>
                </table:table-cell>
                <table:table-cell table:style-name="TableCell373">
                  <text:p text:style-name="P374">Option 1</text:p>
                  <text:p text:style-name="P375">Status Quo</text:p>
                </table:table-cell>
                <table:table-cell table:style-name="TableCell376">
                  <text:p text:style-name="P377">Option 2</text:p>
                  <text:p text:style-name="P378">Do Minimum</text:p>
                </table:table-cell>
                <table:table-cell table:style-name="TableCell379">
                  <text:p text:style-name="P380">Option 3</text:p>
                  <text:p text:style-name="P381">Intermediate 1</text:p>
                </table:table-cell>
                <table:table-cell table:style-name="TableCell382">
                  <text:p text:style-name="P383">Option 4</text:p>
                  <text:p text:style-name="P384">Intermediate 2</text:p>
                </table:table-cell>
                <table:table-cell table:style-name="TableCell385">
                  <text:p text:style-name="P386">Option 5<text:s/></text:p>
                  <text:p text:style-name="P387">Maximum</text:p>
                </table:table-cell>
              </table:table-row>
              <table:table-row table:style-name="TableRow388">
                <table:table-cell table:style-name="TableCell389">
                  <text:p text:style-name="P390">Description</text:p>
                </table:table-cell>
                <table:table-cell table:style-name="TableCell391">
                  <text:p text:style-name="Normal">No research into EPs</text:p>
                </table:table-cell>
                <table:table-cell table:style-name="TableCell392">
                  <text:p text:style-name="Normal">In house</text:p>
                </table:table-cell>
                <table:table-cell table:style-name="TableCell393">
                  <text:p text:style-name="Normal">Short term</text:p>
                  <text:p text:style-name="Normal">consultancy</text:p>
                </table:table-cell>
                <table:table-cell table:style-name="TableCell394">
                  <text:p text:style-name="Normal">Medium term<text:s/></text:p>
                  <text:p text:style-name="Normal">(3 yrs)</text:p>
                  <text:p text:style-name="Normal">outsourced</text:p>
                </table:table-cell>
                <table:table-cell table:style-name="TableCell395">
                  <text:p text:style-name="Normal">Long term<text:s/></text:p>
                  <text:p text:style-name="Normal">(5+ yrs)</text:p>
                  <text:p text:style-name="Normal">outsourced</text:p>
                </table:table-cell>
              </table:table-row>
              <table:table-row table:style-name="TableRow396">
                <table:table-cell table:style-name="TableCell397">
                  <text:p text:style-name="P398">Policy Objective – generate knowledge and operational tools</text:p>
                  <text:p text:style-name="P399"/>
                </table:table-cell>
                <table:table-cell table:style-name="TableCell400">
                  <text:p text:style-name="Normal">x</text:p>
                </table:table-cell>
                <table:table-cell table:style-name="TableCell401">
                  <text:p text:style-name="Normal">x</text:p>
                </table:table-cell>
                <table:table-cell table:style-name="TableCell402">
                  <text:p text:style-name="Normal">?</text:p>
                </table:table-cell>
                <table:table-cell table:style-name="TableCell403">
                  <text:p text:style-name="Normal">+</text:p>
                </table:table-cell>
                <table:table-cell table:style-name="TableCell404">
                  <text:p text:style-name="Normal">+</text:p>
                </table:table-cell>
              </table:table-row>
              <table:table-row table:style-name="TableRow405">
                <table:table-cell table:style-name="TableCell406">
                  <text:p text:style-name="P407">1. Quality</text:p>
                </table:table-cell>
                <table:table-cell table:style-name="TableCell408">
                  <text:p text:style-name="Normal">x</text:p>
                </table:table-cell>
                <table:table-cell table:style-name="TableCell409">
                  <text:p text:style-name="Normal">x</text:p>
                </table:table-cell>
                <table:table-cell table:style-name="TableCell410">
                  <text:p text:style-name="Normal">x</text:p>
                </table:table-cell>
                <table:table-cell table:style-name="TableCell411">
                  <text:p text:style-name="Normal">+</text:p>
                </table:table-cell>
                <table:table-cell table:style-name="TableCell412">
                  <text:p text:style-name="Normal">+</text:p>
                </table:table-cell>
              </table:table-row>
              <table:table-row table:style-name="TableRow413">
                <table:table-cell table:style-name="TableCell414">
                  <text:p text:style-name="P415">2. Uptake</text:p>
                </table:table-cell>
                <table:table-cell table:style-name="TableCell416">
                  <text:p text:style-name="Normal">x</text:p>
                </table:table-cell>
                <table:table-cell table:style-name="TableCell417">
                  <text:p text:style-name="Normal">+</text:p>
                </table:table-cell>
                <table:table-cell table:style-name="TableCell418">
                  <text:p text:style-name="Normal">?</text:p>
                </table:table-cell>
                <table:table-cell table:style-name="TableCell419">
                  <text:p text:style-name="Normal">+</text:p>
                </table:table-cell>
                <table:table-cell table:style-name="TableCell420">
                  <text:p text:style-name="Normal">+</text:p>
                </table:table-cell>
              </table:table-row>
              <table:table-row table:style-name="TableRow421">
                <table:table-cell table:style-name="TableCell422">
                  <text:p text:style-name="P423">3. Relevance</text:p>
                </table:table-cell>
                <table:table-cell table:style-name="TableCell424">
                  <text:p text:style-name="Normal">x</text:p>
                </table:table-cell>
                <table:table-cell table:style-name="TableCell425">
                  <text:p text:style-name="Normal">+</text:p>
                </table:table-cell>
                <table:table-cell table:style-name="TableCell426">
                  <text:p text:style-name="Normal">?</text:p>
                </table:table-cell>
                <table:table-cell table:style-name="TableCell427">
                  <text:p text:style-name="Normal">+</text:p>
                </table:table-cell>
                <table:table-cell table:style-name="TableCell428">
                  <text:p text:style-name="Normal">+</text:p>
                </table:table-cell>
              </table:table-row>
              <table:table-row table:style-name="TableRow429">
                <table:table-cell table:style-name="TableCell430">
                  <text:p text:style-name="P431">4. VFM</text:p>
                </table:table-cell>
                <table:table-cell table:style-name="TableCell432">
                  <text:p text:style-name="Normal">?</text:p>
                </table:table-cell>
                <table:table-cell table:style-name="TableCell433">
                  <text:p text:style-name="Normal">x</text:p>
                </table:table-cell>
                <table:table-cell table:style-name="TableCell434">
                  <text:p text:style-name="Normal">x</text:p>
                </table:table-cell>
                <table:table-cell table:style-name="TableCell435">
                  <text:p text:style-name="Normal">+</text:p>
                </table:table-cell>
                <table:table-cell table:style-name="TableCell436">
                  <text:p text:style-name="Normal">+</text:p>
                </table:table-cell>
              </table:table-row>
              <table:table-row table:style-name="TableRow437">
                <table:table-cell table:style-name="TableCell438">
                  <text:p text:style-name="P439">Conclusion</text:p>
                </table:table-cell>
                <table:table-cell table:style-name="TableCell440">
                  <text:p text:style-name="Normal">c/f</text:p>
                </table:table-cell>
                <table:table-cell table:style-name="TableCell441">
                  <text:p text:style-name="Normal">Discount</text:p>
                </table:table-cell>
                <table:table-cell table:style-name="TableCell442">
                  <text:p text:style-name="Normal">Discount</text:p>
                </table:table-cell>
                <table:table-cell table:style-name="TableCell443">
                  <text:p text:style-name="Normal">PWF</text:p>
                </table:table-cell>
                <table:table-cell table:style-name="TableCell444">
                  <text:p text:style-name="Normal">PWF</text:p>
                </table:table-cell>
              </table:table-row>
              <table:table-row table:style-name="TableRow445">
                <table:table-cell table:style-name="TableCell446">
                  <text:p text:style-name="Normal"/>
                </table:table-cell>
                <table:table-cell table:style-name="TableCell447">
                  <text:p text:style-name="Normal"/>
                </table:table-cell>
                <table:table-cell table:style-name="TableCell448">
                  <text:p text:style-name="Normal"/>
                </table:table-cell>
                <table:table-cell table:style-name="TableCell449">
                  <text:p text:style-name="Normal"/>
                </table:table-cell>
                <table:table-cell table:style-name="TableCell450">
                  <text:p text:style-name="Normal"/>
                </table:table-cell>
                <table:table-cell table:style-name="TableCell451">
                  <text:p text:style-name="Normal"/>
                </table:table-cell>
              </table:table-row>
              <table:table-row table:style-name="TableRow452">
                <table:table-cell table:style-name="TableCell453">
                  <text:p text:style-name="Normal"/>
                </table:table-cell>
                <table:table-cell table:style-name="TableCell454">
                  <text:p text:style-name="Normal"/>
                </table:table-cell>
                <table:table-cell table:style-name="TableCell455">
                  <text:p text:style-name="Normal"/>
                </table:table-cell>
                <table:table-cell table:style-name="TableCell456">
                  <text:p text:style-name="Normal"/>
                </table:table-cell>
                <table:table-cell table:style-name="TableCell457">
                  <text:p text:style-name="Normal"/>
                </table:table-cell>
                <table:table-cell table:style-name="TableCell458">
                  <text:p text:style-name="Normal"/>
                </table:table-cell>
              </table:table-row>
            </table:table>
            <text:p text:style-name="Normal"/>
            <text:p text:style-name="Normal"/>
            <text:list text:style-name="LFO8" text:continue-numbering="true">
              <text:list-item>
                <text:p text:style-name="P459">The do nothing (or status quo) would not achieve spend objectives. It demonstrates a lack of commitment to tackling a strategic gap on LIC research issues - a key objective for<text:s/>DFID</text:p>
              </text:list-item>
            </text:list>
            <text:p text:style-name="P460"/>
            <text:list text:style-name="LFO8" text:continue-numbering="true">
              <text:list-item>
                <text:p text:style-name="P461">In house research was quickly discounted on the basis relevant skills are not available. In-house activities are more suited to research scoping and management as distinct from doing research.</text:p>
              </text:list-item>
            </text:list>
            <text:p text:style-name="P462"/>
            <text:list text:style-name="LFO8" text:continue-numbering="true">
              <text:list-item>
                <text:p text:style-name="P463">A short term consultancy is also assessed unlikely to achieve policy/spend objectives. Although a less expensive than other options, it is unlikely to deliver operational objectives, compromising on both quality and uptake. The option is therefore discounted.</text:p>
              </text:list-item>
            </text:list>
            <text:p text:style-name="P464"/>
            <text:list text:style-name="LFO8" text:continue-numbering="true">
              <text:list-item>
                <text:p text:style-name="P465">An outsourced research programme (whether medium or<text:s/>long term) offers greatest opportunities for in-depth analysis, research visibility, academic rigour, and synthesis of findings.<text:s/></text:p>
              </text:list-item>
            </text:list>
            <text:p text:style-name="P466"/>
            <text:list text:style-name="LFO8" text:continue-numbering="true">
              <text:list-item>
                <text:p text:style-name="P467">A medium term research programme is preferred to a longer term research programme given risk of research capture/drift. A<text:s/>medium time horizon provides greater incentives for early delivery of research and so represents our PWF.</text:p>
              </text:list-item>
            </text:list>
            <text:p text:style-name="P468"/>
            <text:p text:style-name="P469">Service Delivery Options</text:p>
            <text:p text:style-name="Normal"/>
            <text:p text:style-name="Normal">Given the preference for an outsourced programme the growth team identified the following options for service delivery options</text:p>
            <text:p text:style-name="Normal"/>
            <table:table table:style-name="Table470">
              <table:table-columns>
                <table:table-column table:style-name="TableColumn471"/>
                <table:table-column table:style-name="TableColumn472"/>
                <table:table-column table:style-name="TableColumn473"/>
                <table:table-column table:style-name="TableColumn474"/>
              </table:table-columns>
              <table:table-row table:style-name="TableRow475">
                <table:table-cell table:style-name="TableCell476">
                  <text:p text:style-name="P477">Option 1</text:p>
                  <text:p text:style-name="P478">Minimum</text:p>
                </table:table-cell>
                <table:table-cell table:style-name="TableCell479">
                  <text:p text:style-name="P480">Option 2</text:p>
                  <text:p text:style-name="P481">Intermediate</text:p>
                </table:table-cell>
                <table:table-cell table:style-name="TableCell482">
                  <text:p text:style-name="P483">Option 3</text:p>
                  <text:p text:style-name="P484">Intermediate</text:p>
                </table:table-cell>
                <table:table-cell table:style-name="TableCell485">
                  <text:p text:style-name="P486">Option 4</text:p>
                  <text:p text:style-name="P487">Maximum</text:p>
                </table:table-cell>
              </table:table-row>
              <table:table-row table:style-name="TableRow488">
                <table:table-cell table:style-name="TableCell489">
                  <text:p text:style-name="Normal">Research Council</text:p>
                </table:table-cell>
                <table:table-cell table:style-name="TableCell490">
                  <text:p text:style-name="Normal">Appoint established academic/think tank or network to deliver research (e.g. IDS or IGC)</text:p>
                </table:table-cell>
                <table:table-cell table:style-name="TableCell491">
                  <text:p text:style-name="Normal">Direct Procurement. Competitive tender (e.g. RPC). Directed</text:p>
                </table:table-cell>
                <table:table-cell table:style-name="TableCell492">
                  <text:p text:style-name="Normal">Direct<text:s/>procurement<text:s/></text:p>
                  <text:p text:style-name="Normal">Through RPC. Non Directed.</text:p>
                </table:table-cell>
              </table:table-row>
            </table:table>
            <text:p text:style-name="Normal"/>
            <text:p text:style-name="Normal">The following SWOT analysis was conducted on the above options. The results are reflected in Table 2 below.</text:p>
            <text:p text:style-name="Normal"/>
            <text:p text:style-name="P493">Table 3 – Service Delivery Options – SWOT analysis</text:p>
            <text:p text:style-name="Normal"/>
            <table:table table:style-name="Table494">
              <table:table-columns>
                <table:table-column table:style-name="TableColumn495"/>
                <table:table-column table:style-name="TableColumn496"/>
                <table:table-column table:style-name="TableColumn497"/>
                <table:table-column table:style-name="TableColumn498"/>
                <table:table-column table:style-name="TableColumn499"/>
              </table:table-columns>
              <table:table-row table:style-name="TableRow500">
                <table:table-cell table:style-name="TableCell501">
                  <text:p text:style-name="Normal">Option</text:p>
                </table:table-cell>
                <table:table-cell table:style-name="TableCell502">
                  <text:p text:style-name="Normal">1</text:p>
                  <text:p text:style-name="Normal">Do Minimum</text:p>
                </table:table-cell>
                <table:table-cell table:style-name="TableCell503">
                  <text:p text:style-name="Normal">Option 2</text:p>
                  <text:p text:style-name="Normal">Intermediate</text:p>
                </table:table-cell>
                <table:table-cell table:style-name="TableCell504">
                  <text:p text:style-name="Normal">3</text:p>
                  <text:p text:style-name="Normal">Intermediate</text:p>
                </table:table-cell>
                <table:table-cell table:style-name="TableCell505">
                  <text:p text:style-name="Normal">4</text:p>
                  <text:p text:style-name="Normal">Maximum</text:p>
                </table:table-cell>
              </table:table-row>
              <table:table-row table:style-name="TableRow506">
                <table:table-cell table:style-name="TableCell507">
                  <text:p text:style-name="Normal">Description</text:p>
                </table:table-cell>
                <table:table-cell table:style-name="TableCell508">
                  <text:p text:style-name="Normal">Research council</text:p>
                </table:table-cell>
                <table:table-cell table:style-name="TableCell509">
                  <text:p text:style-name="Normal">Appoint established academic/think tank or network to deliver research (e.g. IDS or IGC)</text:p>
                </table:table-cell>
                <table:table-cell table:style-name="TableCell510">
                  <text:p text:style-name="Normal">Competitively tender (e.g. RPC). Directed</text:p>
                </table:table-cell>
                <table:table-cell table:style-name="TableCell511">
                  <text:p text:style-name="Normal">Competitively tender (e.g. RPC). Non Directed</text:p>
                </table:table-cell>
              </table:table-row>
              <table:table-row table:style-name="TableRow512">
                <table:table-cell table:style-name="TableCell513">
                  <text:p text:style-name="Normal">Policy Objective – generate new knowledge on EP issues<text:s/></text:p>
                </table:table-cell>
                <table:table-cell table:style-name="TableCell514">
                  <text:p text:style-name="Normal">?</text:p>
                </table:table-cell>
                <table:table-cell table:style-name="TableCell515">
                  <text:p text:style-name="Normal">+</text:p>
                </table:table-cell>
                <table:table-cell table:style-name="TableCell516">
                  <text:p text:style-name="Normal">+</text:p>
                </table:table-cell>
                <table:table-cell table:style-name="TableCell517">
                  <text:p text:style-name="Normal">+</text:p>
                </table:table-cell>
              </table:table-row>
              <table:table-row table:style-name="TableRow518">
                <table:table-cell table:style-name="TableCell519">
                  <text:p text:style-name="P520">1. Quality</text:p>
                </table:table-cell>
                <table:table-cell table:style-name="TableCell521">
                  <text:p text:style-name="Normal">+</text:p>
                </table:table-cell>
                <table:table-cell table:style-name="TableCell522">
                  <text:p text:style-name="Normal">+</text:p>
                </table:table-cell>
                <table:table-cell table:style-name="TableCell523">
                  <text:p text:style-name="Normal">?+</text:p>
                </table:table-cell>
                <table:table-cell table:style-name="TableCell524">
                  <text:p text:style-name="Normal">?</text:p>
                </table:table-cell>
              </table:table-row>
              <table:table-row table:style-name="TableRow525">
                <table:table-cell table:style-name="TableCell526">
                  <text:p text:style-name="P527">2. Uptake</text:p>
                </table:table-cell>
                <table:table-cell table:style-name="TableCell528">
                  <text:p text:style-name="Normal">?</text:p>
                </table:table-cell>
                <table:table-cell table:style-name="TableCell529">
                  <text:p text:style-name="Normal">?</text:p>
                </table:table-cell>
                <table:table-cell table:style-name="TableCell530">
                  <text:p text:style-name="Normal">?+</text:p>
                </table:table-cell>
                <table:table-cell table:style-name="TableCell531">
                  <text:p text:style-name="Normal">+</text:p>
                </table:table-cell>
              </table:table-row>
              <table:table-row table:style-name="TableRow532">
                <table:table-cell table:style-name="TableCell533">
                  <text:p text:style-name="P534">3. Relevance</text:p>
                </table:table-cell>
                <table:table-cell table:style-name="TableCell535">
                  <text:p text:style-name="Normal">?</text:p>
                </table:table-cell>
                <table:table-cell table:style-name="TableCell536">
                  <text:p text:style-name="Normal">+</text:p>
                </table:table-cell>
                <table:table-cell table:style-name="TableCell537">
                  <text:p text:style-name="Normal">+</text:p>
                </table:table-cell>
                <table:table-cell table:style-name="TableCell538">
                  <text:p text:style-name="Normal">?</text:p>
                </table:table-cell>
              </table:table-row>
              <table:table-row table:style-name="TableRow539">
                <table:table-cell table:style-name="TableCell540">
                  <text:p text:style-name="P541">4. VFM</text:p>
                </table:table-cell>
                <table:table-cell table:style-name="TableCell542">
                  <text:p text:style-name="Normal">x</text:p>
                </table:table-cell>
                <table:table-cell table:style-name="TableCell543">
                  <text:p text:style-name="Normal">++</text:p>
                </table:table-cell>
                <table:table-cell table:style-name="TableCell544">
                  <text:p text:style-name="Normal">+</text:p>
                </table:table-cell>
                <table:table-cell table:style-name="TableCell545">
                  <text:p text:style-name="Normal">?</text:p>
                </table:table-cell>
              </table:table-row>
              <table:table-row table:style-name="TableRow546">
                <table:table-cell table:style-name="TableCell547">
                  <text:p text:style-name="P548">Conclusion</text:p>
                </table:table-cell>
                <table:table-cell table:style-name="TableCell549">
                  <text:p text:style-name="Normal">Discount</text:p>
                </table:table-cell>
                <table:table-cell table:style-name="TableCell550">
                  <text:p text:style-name="Normal">c/f</text:p>
                </table:table-cell>
                <table:table-cell table:style-name="TableCell551">
                  <text:p text:style-name="Normal">PWF</text:p>
                </table:table-cell>
                <table:table-cell table:style-name="TableCell552">
                  <text:p text:style-name="Normal">Discount</text:p>
                </table:table-cell>
              </table:table-row>
              <table:table-row table:style-name="TableRow553">
                <table:table-cell table:style-name="TableCell554">
                  <text:p text:style-name="Normal"/>
                </table:table-cell>
                <table:table-cell table:style-name="TableCell555">
                  <text:p text:style-name="Normal"/>
                </table:table-cell>
                <table:table-cell table:style-name="TableCell556">
                  <text:p text:style-name="Normal"/>
                </table:table-cell>
                <table:table-cell table:style-name="TableCell557">
                  <text:p text:style-name="Normal"/>
                </table:table-cell>
                <table:table-cell table:style-name="TableCell558">
                  <text:p text:style-name="Normal"/>
                </table:table-cell>
              </table:table-row>
            </table:table>
            <text:p text:style-name="Normal"/>
            <text:list text:style-name="LFO9" text:continue-numbering="true">
              <text:list-item>
                <text:p text:style-name="P559">The minimum option to tender through a research council was rejected. Key concerns relates<text:s/>to fewer opportunities to influence policy and practice and also to manage/direct research activity. The small size of grant awards (typically around £350k) is unlikely to achieve the scale required. RCs are also less good at cohering research.</text:p>
              </text:list-item>
            </text:list>
            <text:p text:style-name="P560"/>
            <text:list text:style-name="LFO9" text:continue-numbering="true">
              <text:list-item>
                <text:p text:style-name="P561">The RCs also lack global coverage or networks, and are typically less plugged into developing country policy dialogue with implications for relevance and uptake.<text:s/></text:p>
              </text:list-item>
            </text:list>
            <text:p text:style-name="P562"/>
            <text:list text:style-name="LFO9" text:continue-numbering="true">
              <text:list-item>
                <text:p text:style-name="P563">Also, research councils place high emphasis on originality and science excellence as distinct from applied or translational research which is a key objective of this programme.<text:s/></text:p>
              </text:list-item>
            </text:list>
            <text:p text:style-name="P564"/>
            <text:list text:style-name="LFO9" text:continue-numbering="true">
              <text:list-item>
                <text:p text:style-name="P565">The intermediate/ maximum options are an RPC. This option can achieve scale and complexity required (through sub-contracting). In the absence of the right incentive framework this<text:s/>model risks mission drift and capture by vested interests, with implications for VFM. Risk of research failure is higher under this model (particularly non-directed RPC) as some members of the RPC will be ‘unknown’. It is also potentially ‘management heavy’ particular if incentives are not well aligned.<text:s/></text:p>
              </text:list-item>
            </text:list>
            <text:p text:style-name="P566"/>
            <text:list text:style-name="LFO9" text:continue-numbering="true">
              <text:list-item>
                <text:p text:style-name="P567">To avoid capture, the preference is for a directed RPC. The programme is then ‘demand’ drive, focused on a specific agenda informed by strategic gap analysis (as distinct from being determined by academic<text:s/>preferences). <text:s text:c="2"/></text:p>
              </text:list-item>
            </text:list>
            <text:p text:style-name="P568"/>
            <text:list text:style-name="LFO9" text:continue-numbering="true">
              <text:list-item>
                <text:p text:style-name="P569">Appointing a known academic institution, network or think tank was considered (e.g. IDS or IGC). This option offers the benefit of established networks, reducing overhead/fixed costs establishing new networks. It offers more assurances<text:s/>on quality and delivery. It runs the risk however that the ‘new’ research is marginalised in preference for core or the prevailing research agenda. <text:s/>It also does not permit ‘testing’ of the market to achieve maximum VFM, or ‘fit’ with the newly articulated<text:s/>research agenda.</text:p>
              </text:list-item>
            </text:list>
            <text:p text:style-name="ListParagraph"/>
            <text:p text:style-name="P570"/>
            <text:p text:style-name="P571">Implementation Options</text:p>
            <text:p text:style-name="Normal"/>
            <text:p text:style-name="P572">The growth team identified the following options for implementation.<text:s/></text:p>
            <text:p text:style-name="Normal"/>
            <table:table table:style-name="Table573">
              <table:table-columns>
                <table:table-column table:style-name="TableColumn574"/>
                <table:table-column table:style-name="TableColumn575"/>
                <table:table-column table:style-name="TableColumn576"/>
                <table:table-column table:style-name="TableColumn577"/>
              </table:table-columns>
              <table:table-row table:style-name="TableRow578">
                <table:table-cell table:style-name="TableCell579">
                  <text:p text:style-name="P580">Option 1</text:p>
                  <text:p text:style-name="P581">Minimum</text:p>
                </table:table-cell>
                <table:table-cell table:style-name="TableCell582">
                  <text:p text:style-name="P583">Option 2</text:p>
                  <text:p text:style-name="P584">Intermediate</text:p>
                </table:table-cell>
                <table:table-cell table:style-name="TableCell585">
                  <text:p text:style-name="P586">Option 3</text:p>
                  <text:p text:style-name="P587">Intermediate</text:p>
                </table:table-cell>
                <table:table-cell table:style-name="TableCell588">
                  <text:p text:style-name="P589">Option 4</text:p>
                  <text:p text:style-name="P590">Maximum</text:p>
                </table:table-cell>
              </table:table-row>
              <table:table-row table:style-name="TableRow591">
                <table:table-cell table:style-name="TableCell592">
                  <text:p text:style-name="Normal">3 year RPC</text:p>
                  <text:p text:style-name="Normal">No Break</text:p>
                </table:table-cell>
                <table:table-cell table:style-name="TableCell593">
                  <text:p text:style-name="Normal">3 Year RPC</text:p>
                  <text:p text:style-name="Normal">With Break</text:p>
                </table:table-cell>
                <table:table-cell table:style-name="TableCell594">
                  <text:p text:style-name="Normal">4 Year RPC</text:p>
                  <text:p text:style-name="Normal">No break</text:p>
                </table:table-cell>
                <table:table-cell table:style-name="TableCell595">
                  <text:p text:style-name="Normal">4 Year RPC</text:p>
                  <text:p text:style-name="Normal">With Break</text:p>
                </table:table-cell>
              </table:table-row>
            </table:table>
            <text:p text:style-name="Normal"/>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Table 4 – Scoping options SWOT analysis</text:p>
            <text:p text:style-name="P609"/>
            <text:p text:style-name="P610"/>
            <table:table table:style-name="Table611">
              <table:table-columns>
                <table:table-column table:style-name="TableColumn612"/>
                <table:table-column table:style-name="TableColumn613"/>
                <table:table-column table:style-name="TableColumn614"/>
                <table:table-column table:style-name="TableColumn615"/>
                <table:table-column table:style-name="TableColumn616"/>
              </table:table-columns>
              <table:table-row table:style-name="TableRow617">
                <table:table-cell table:style-name="TableCell618">
                  <text:p text:style-name="P619">Option</text:p>
                </table:table-cell>
                <table:table-cell table:style-name="TableCell620">
                  <text:p text:style-name="P621">Option S1</text:p>
                  <text:p text:style-name="P622">Do Minimum</text:p>
                </table:table-cell>
                <table:table-cell table:style-name="TableCell623">
                  <text:p text:style-name="P624">Option S2</text:p>
                  <text:p text:style-name="P625">Intermediate</text:p>
                </table:table-cell>
                <table:table-cell table:style-name="TableCell626">
                  <text:p text:style-name="P627">Option S3</text:p>
                  <text:p text:style-name="P628">Intermediate</text:p>
                </table:table-cell>
                <table:table-cell table:style-name="TableCell629">
                  <text:p text:style-name="P630">Option S4</text:p>
                  <text:p text:style-name="P631">Maximum</text:p>
                </table:table-cell>
              </table:table-row>
              <table:table-row table:style-name="TableRow632">
                <table:table-cell table:style-name="TableCell633">
                  <text:p text:style-name="P634">Description</text:p>
                </table:table-cell>
                <table:table-cell table:style-name="TableCell635">
                  <text:p text:style-name="Normal">3 Year RPC</text:p>
                  <text:p text:style-name="Normal">No Break</text:p>
                </table:table-cell>
                <table:table-cell table:style-name="TableCell636">
                  <text:p text:style-name="Normal">3 Year RPC</text:p>
                  <text:p text:style-name="Normal">With Break</text:p>
                </table:table-cell>
                <table:table-cell table:style-name="TableCell637">
                  <text:p text:style-name="Normal">4 Year RPC</text:p>
                  <text:p text:style-name="Normal">No Break</text:p>
                </table:table-cell>
                <table:table-cell table:style-name="TableCell638">
                  <text:p text:style-name="Normal">4 Year RPC</text:p>
                  <text:p text:style-name="Normal">With Break</text:p>
                </table:table-cell>
              </table:table-row>
              <table:table-row table:style-name="TableRow639">
                <table:table-cell table:style-name="TableCell640">
                  <text:p text:style-name="P641">Policy Objective</text:p>
                </table:table-cell>
                <table:table-cell table:style-name="TableCell642">
                  <text:p text:style-name="Normal"/>
                </table:table-cell>
                <table:table-cell table:style-name="TableCell643">
                  <text:p text:style-name="Normal"/>
                </table:table-cell>
                <table:table-cell table:style-name="TableCell644">
                  <text:p text:style-name="Normal"/>
                </table:table-cell>
                <table:table-cell table:style-name="TableCell645">
                  <text:p text:style-name="Normal"/>
                </table:table-cell>
              </table:table-row>
              <table:table-row table:style-name="TableRow646">
                <table:table-cell table:style-name="TableCell647">
                  <text:p text:style-name="P648">1</text:p>
                </table:table-cell>
                <table:table-cell table:style-name="TableCell649">
                  <text:p text:style-name="Normal">?</text:p>
                </table:table-cell>
                <table:table-cell table:style-name="TableCell650">
                  <text:p text:style-name="Normal">+</text:p>
                </table:table-cell>
                <table:table-cell table:style-name="TableCell651">
                  <text:p text:style-name="Normal">+</text:p>
                </table:table-cell>
                <table:table-cell table:style-name="TableCell652">
                  <text:p text:style-name="Normal">+</text:p>
                </table:table-cell>
              </table:table-row>
              <table:table-row table:style-name="TableRow653">
                <table:table-cell table:style-name="TableCell654">
                  <text:p text:style-name="P655">Critical Success factors</text:p>
                </table:table-cell>
                <table:table-cell table:style-name="TableCell656">
                  <text:p text:style-name="Normal"/>
                </table:table-cell>
                <table:table-cell table:style-name="TableCell657">
                  <text:p text:style-name="Normal"/>
                </table:table-cell>
                <table:table-cell table:style-name="TableCell658">
                  <text:p text:style-name="Normal"/>
                </table:table-cell>
                <table:table-cell table:style-name="TableCell659">
                  <text:p text:style-name="Normal"/>
                </table:table-cell>
              </table:table-row>
              <table:table-row table:style-name="TableRow660">
                <table:table-cell table:style-name="TableCell661">
                  <text:p text:style-name="P662">1 Quality</text:p>
                </table:table-cell>
                <table:table-cell table:style-name="TableCell663">
                  <text:p text:style-name="Normal">?</text:p>
                </table:table-cell>
                <table:table-cell table:style-name="TableCell664">
                  <text:p text:style-name="Normal">+</text:p>
                </table:table-cell>
                <table:table-cell table:style-name="TableCell665">
                  <text:p text:style-name="Normal">+</text:p>
                </table:table-cell>
                <table:table-cell table:style-name="TableCell666">
                  <text:p text:style-name="Normal">+</text:p>
                </table:table-cell>
              </table:table-row>
              <table:table-row table:style-name="TableRow667">
                <table:table-cell table:style-name="TableCell668">
                  <text:p text:style-name="P669">2 Coherence</text:p>
                </table:table-cell>
                <table:table-cell table:style-name="TableCell670">
                  <text:p text:style-name="Normal">?</text:p>
                </table:table-cell>
                <table:table-cell table:style-name="TableCell671">
                  <text:p text:style-name="Normal">x</text:p>
                </table:table-cell>
                <table:table-cell table:style-name="TableCell672">
                  <text:p text:style-name="Normal">?</text:p>
                </table:table-cell>
                <table:table-cell table:style-name="TableCell673">
                  <text:p text:style-name="Normal">+</text:p>
                </table:table-cell>
              </table:table-row>
              <table:table-row table:style-name="TableRow674">
                <table:table-cell table:style-name="TableCell675">
                  <text:p text:style-name="P676">3 Engagement</text:p>
                </table:table-cell>
                <table:table-cell table:style-name="TableCell677">
                  <text:p text:style-name="Normal">+</text:p>
                </table:table-cell>
                <table:table-cell table:style-name="TableCell678">
                  <text:p text:style-name="Normal">+</text:p>
                </table:table-cell>
                <table:table-cell table:style-name="TableCell679">
                  <text:p text:style-name="Normal">+</text:p>
                </table:table-cell>
                <table:table-cell table:style-name="TableCell680">
                  <text:p text:style-name="Normal">+</text:p>
                </table:table-cell>
              </table:table-row>
              <table:table-row table:style-name="TableRow681">
                <table:table-cell table:style-name="TableCell682">
                  <text:p text:style-name="P683">Conclusion</text:p>
                </table:table-cell>
                <table:table-cell table:style-name="TableCell684">
                  <text:p text:style-name="Normal">Discount</text:p>
                </table:table-cell>
                <table:table-cell table:style-name="TableCell685">
                  <text:p text:style-name="Normal">PWF</text:p>
                </table:table-cell>
                <table:table-cell table:style-name="TableCell686">
                  <text:p text:style-name="Normal">Discount</text:p>
                </table:table-cell>
                <table:table-cell table:style-name="TableCell687">
                  <text:p text:style-name="Normal">Discount</text:p>
                </table:table-cell>
              </table:table-row>
            </table:table>
            <text:p text:style-name="P688"/>
            <text:p text:style-name="P689"/>
            <text:p text:style-name="P690">Summary of Long List<text:s/></text:p>
            <text:p text:style-name="P691"/>
            <text:p text:style-name="P692"/>
            <table:table table:style-name="Table693">
              <table:table-columns>
                <table:table-column table:style-name="TableColumn694"/>
                <table:table-column table:style-name="TableColumn695"/>
                <table:table-column table:style-name="TableColumn696"/>
                <table:table-column table:style-name="TableColumn697"/>
                <table:table-column table:style-name="TableColumn698"/>
              </table:table-columns>
              <table:table-row table:style-name="TableRow699">
                <table:table-cell table:style-name="TableCell700">
                  <text:p text:style-name="P701">Category</text:p>
                </table:table-cell>
                <table:table-cell table:style-name="TableCell702">
                  <text:p text:style-name="P703">Do minimum</text:p>
                </table:table-cell>
                <table:table-cell table:style-name="TableCell704">
                  <text:p text:style-name="P705">Intermediate-1</text:p>
                </table:table-cell>
                <table:table-cell table:style-name="TableCell706">
                  <text:p text:style-name="P707">Intermediate -2</text:p>
                </table:table-cell>
                <table:table-cell table:style-name="TableCell708">
                  <text:p text:style-name="P709">Maximum</text:p>
                </table:table-cell>
              </table:table-row>
              <table:table-row table:style-name="TableRow710">
                <table:table-cell table:style-name="TableCell711">
                  <text:p text:style-name="P712">Scoping Options</text:p>
                </table:table-cell>
                <table:table-cell table:style-name="TableCell713">
                  <text:p text:style-name="Normal">1 EP</text:p>
                </table:table-cell>
                <table:table-cell table:style-name="TableCell714">
                  <text:p text:style-name="Normal">2 EPs</text:p>
                </table:table-cell>
                <table:table-cell table:style-name="TableCell715">
                  <text:p text:style-name="Normal">3 or more EPs</text:p>
                </table:table-cell>
                <table:table-cell table:style-name="TableCell716">
                  <text:p text:style-name="Normal"/>
                </table:table-cell>
              </table:table-row>
              <table:table-row table:style-name="TableRow717">
                <table:table-cell table:style-name="TableCell718">
                  <text:p text:style-name="P719"/>
                </table:table-cell>
                <table:table-cell table:style-name="TableCell720">
                  <text:p text:style-name="Normal">Discount</text:p>
                </table:table-cell>
                <table:table-cell table:style-name="TableCell721">
                  <text:p text:style-name="Normal">Discount</text:p>
                </table:table-cell>
                <table:table-cell table:style-name="TableCell722">
                  <text:p text:style-name="Normal">PWF</text:p>
                </table:table-cell>
                <table:table-cell table:style-name="TableCell723">
                  <text:p text:style-name="Normal"/>
                </table:table-cell>
              </table:table-row>
              <table:table-row table:style-name="TableRow724">
                <table:table-cell table:style-name="TableCell725">
                  <text:p text:style-name="P726">Service Solution</text:p>
                </table:table-cell>
                <table:table-cell table:style-name="TableCell727">
                  <text:p text:style-name="Normal">In house research programme</text:p>
                </table:table-cell>
                <table:table-cell table:style-name="TableCell728">
                  <text:p text:style-name="Normal">Short term consultancy</text:p>
                </table:table-cell>
                <table:table-cell table:style-name="TableCell729">
                  <text:p text:style-name="Normal">Medium term (3 yrs) outsourced research programme</text:p>
                </table:table-cell>
                <table:table-cell table:style-name="TableCell730">
                  <text:p text:style-name="Normal">Longer term (4+ yrs) outsourced research programme</text:p>
                </table:table-cell>
              </table:table-row>
              <table:table-row table:style-name="TableRow731">
                <table:table-cell table:style-name="TableCell732">
                  <text:p text:style-name="P733"/>
                </table:table-cell>
                <table:table-cell table:style-name="TableCell734">
                  <text:p text:style-name="Normal">Discount</text:p>
                </table:table-cell>
                <table:table-cell table:style-name="TableCell735">
                  <text:p text:style-name="Normal">Discount</text:p>
                </table:table-cell>
                <table:table-cell table:style-name="TableCell736">
                  <text:p text:style-name="Normal">PWF</text:p>
                </table:table-cell>
                <table:table-cell table:style-name="TableCell737">
                  <text:p text:style-name="Normal">c/f</text:p>
                </table:table-cell>
              </table:table-row>
              <table:table-row table:style-name="TableRow738">
                <table:table-cell table:style-name="TableCell739">
                  <text:p text:style-name="P740">Service Delivery</text:p>
                </table:table-cell>
                <table:table-cell table:style-name="TableCell741">
                  <text:p text:style-name="Normal">Research Council</text:p>
                </table:table-cell>
                <table:table-cell table:style-name="TableCell742">
                  <text:p text:style-name="Normal">Appoint other academic/think tank to deliver research</text:p>
                </table:table-cell>
                <table:table-cell table:style-name="TableCell743">
                  <text:p text:style-name="Normal"/>
                </table:table-cell>
                <table:table-cell table:style-name="TableCell744">
                  <text:p text:style-name="Normal">Direct Procurement – competitive tender (e.g. RPC)</text:p>
                </table:table-cell>
              </table:table-row>
              <table:table-row table:style-name="TableRow745">
                <table:table-cell table:style-name="TableCell746">
                  <text:p text:style-name="P747"/>
                </table:table-cell>
                <table:table-cell table:style-name="TableCell748">
                  <text:p text:style-name="Normal">Discount</text:p>
                </table:table-cell>
                <table:table-cell table:style-name="TableCell749">
                  <text:p text:style-name="Normal">c/f</text:p>
                </table:table-cell>
                <table:table-cell table:style-name="TableCell750">
                  <text:p text:style-name="Normal"/>
                </table:table-cell>
                <table:table-cell table:style-name="TableCell751">
                  <text:p text:style-name="Normal">PWF</text:p>
                </table:table-cell>
              </table:table-row>
              <table:table-row table:style-name="TableRow752">
                <table:table-cell table:style-name="TableCell753">
                  <text:p text:style-name="P754">Implementation</text:p>
                </table:table-cell>
                <table:table-cell table:style-name="TableCell755">
                  <text:p text:style-name="Normal"/>
                  <text:p text:style-name="Normal">3 year RPC</text:p>
                  <text:p text:style-name="Normal">No break</text:p>
                </table:table-cell>
                <table:table-cell table:style-name="TableCell756">
                  <text:p text:style-name="Normal"/>
                  <text:p text:style-name="Normal">3 year RPC</text:p>
                  <text:p text:style-name="Normal">With break</text:p>
                </table:table-cell>
                <table:table-cell table:style-name="TableCell757">
                  <text:p text:style-name="Normal"/>
                  <text:p text:style-name="Normal">4 year<text:s/>RPC</text:p>
                  <text:p text:style-name="Normal">No break</text:p>
                </table:table-cell>
                <table:table-cell table:style-name="TableCell758">
                  <text:p text:style-name="Normal"/>
                  <text:p text:style-name="Normal">4 year RPC</text:p>
                  <text:p text:style-name="Normal">With break.</text:p>
                  <text:p text:style-name="Normal"/>
                  <text:p text:style-name="Normal"/>
                </table:table-cell>
              </table:table-row>
              <table:table-row table:style-name="TableRow759">
                <table:table-cell table:style-name="TableCell760">
                  <text:p text:style-name="P761"/>
                </table:table-cell>
                <table:table-cell table:style-name="TableCell762">
                  <text:p text:style-name="Normal">Discount</text:p>
                </table:table-cell>
                <table:table-cell table:style-name="TableCell763">
                  <text:p text:style-name="Normal">PWF</text:p>
                </table:table-cell>
                <table:table-cell table:style-name="TableCell764">
                  <text:p text:style-name="Normal">Dicsount</text:p>
                </table:table-cell>
                <table:table-cell table:style-name="TableCell765">
                  <text:p text:style-name="Normal">c/f</text:p>
                </table:table-cell>
              </table:table-row>
            </table:table>
            <text:p text:style-name="P766"/>
            <text:p text:style-name="P767"/>
            <text:p text:style-name="P768"/>
            <text:p text:style-name="P769">Identification of short list</text:p>
            <text:p text:style-name="Normal"/>
            <text:p text:style-name="Normal">On the basis of the above work, the growth team recommends the following short list of options for further detailed options appraisal within the full<text:s/>business case.<text:s/></text:p>
            <text:p text:style-name="Normal"/>
            <text:list text:style-name="LFO10" text:continue-numbering="true">
              <text:list-item>
                <text:p text:style-name="P770">Status Quo/Counterfactual</text:p>
              </text:list-item>
            </text:list>
            <text:p text:style-name="P771"/>
            <text:p text:style-name="P772">This option represents the current situation. This option represents the benchmark for VfM by which the other options are compared. It involves no new DFID funded research on EPs.<text:s/></text:p>
            <text:p text:style-name="P773"/>
            <text:list text:style-name="LFO10" text:continue-numbering="true">
              <text:list-item>
                <text:p text:style-name="P774">Do Minimum</text:p>
              </text:list-item>
            </text:list>
            <text:p text:style-name="P775"/>
            <text:p text:style-name="P776"/>
            <text:p text:style-name="P777">This option<text:s/>represents the minimum amount of research activity and related spend (£) when set against policy objectives, as follows:</text:p>
            <text:p text:style-name="P778"/>
            <text:p text:style-name="P779">Scope: <text:s text:c="25"/>Research on 1 EP</text:p>
            <text:p text:style-name="P780">Service Solution:<text:s/><text:tab/>Medium term outsourced programme</text:p>
            <text:p text:style-name="P781">Service Delivery:<text:s/><text:tab/>Appoint think<text:s/>tank/network</text:p>
            <text:p text:style-name="P782">Implementation:<text:s/><text:tab/><text:s text:c="11"/>3 Year RPC with break</text:p>
            <text:p text:style-name="P783"/>
            <text:list text:style-name="LFO10" text:continue-numbering="true">
              <text:list-item>
                <text:p text:style-name="P784">Reference Project (PWF)</text:p>
              </text:list-item>
            </text:list>
            <text:p text:style-name="P785"/>
            <text:p text:style-name="P786">This option represents the desired level of project scope and spend (£) and is the project’s preferred way forward at the long list stage:</text:p>
            <text:p text:style-name="P787"/>
            <text:p text:style-name="P788">Scope: <text:s text:c="20"/><text:s text:c="5"/>Research on 3 or more EPs</text:p>
            <text:p text:style-name="P789">Service Solution:<text:tab/>Medium term outsourced programme<text:s/></text:p>
            <text:p text:style-name="P790">Service Delivery:<text:tab/>Direct Procurement through RPC</text:p>
            <text:p text:style-name="P791">Implementation:<text:tab/><text:tab/>3 Year RPC with break <text:s/></text:p>
            <text:p text:style-name="P792"/>
            <text:list text:style-name="LFO10" text:continue-numbering="true">
              <text:list-item>
                <text:p text:style-name="P793">Reference Project – More Ambitious</text:p>
              </text:list-item>
            </text:list>
            <text:p text:style-name="P794"/>
            <text:p text:style-name="P795">This option represents a more ambitious programme as it involves a competitive tender and potentially higher research spend:</text:p>
            <text:p text:style-name="P796"/>
            <text:p text:style-name="P797">Scope: <text:s text:c="25"/>Research on 3 or more EPs</text:p>
            <text:p text:style-name="P798">Service Solution:<text:tab/>Long term outsourced programme</text:p>
            <text:p text:style-name="P799">Service Delivery:<text:tab/>Direct Procurement/Competitive tender</text:p>
            <text:p text:style-name="P800">Implementation:<text:tab/><text:tab/>4 Year RPC with Break Clause</text:p>
            <text:p text:style-name="P801"/>
            <text:p text:style-name="Normal"/>
            <text:p text:style-name="P802">The short list of options based on the above long list is identified as following</text:p>
            <text:p text:style-name="P803"/>
            <text:p text:style-name="P804"><text:span text:style-name="T805">1. Counterfactual</text:span><text:s/><text:tab/><text:tab/><text:s text:c="11"/>No research on EPs</text:p>
            <text:p text:style-name="P806"><text:span text:style-name="T807">2. Do Minimum (ambitious)</text:span><text:tab/><text:s text:c="11"/>Appoint Think Tank (1-2EPs)</text:p>
            <text:p text:style-name="P808"><text:span text:style-name="T809">3.<text:s/></text:span><text:span text:style-name="T810">Reference Project (PWF)</text:span><text:tab/><text:s text:c="11"/>Direct Procure an RPC, 3 Years, 3 Pillars<text:s/></text:p>
            <text:p text:style-name="P811"/>
            <text:p text:style-name="P812">The rationale for numeric scoring above is expanded in the matrix below.<text:s/></text:p>
            <text:p text:style-name="P813"/>
            <table:table table:style-name="Table814">
              <table:table-columns>
                <table:table-column table:style-name="TableColumn815"/>
                <table:table-column table:style-name="TableColumn816"/>
                <table:table-column table:style-name="TableColumn817"/>
                <table:table-column table:style-name="TableColumn818"/>
                <table:table-column table:style-name="TableColumn819"/>
                <table:table-column table:style-name="TableColumn820"/>
              </table:table-columns>
              <table:table-row table:style-name="TableRow821">
                <table:table-cell table:style-name="TableCell822" table:number-columns-spanned="6">
                  <text:p text:style-name="P823">Analysis of Options against Critical Success Criteria (CSC)</text:p>
                </table:table-cell>
                <table:covered-table-cell/>
                <table:covered-table-cell/>
                <table:covered-table-cell/>
                <table:covered-table-cell/>
                <table:covered-table-cell/>
              </table:table-row>
              <table:table-row table:style-name="TableRow824">
                <table:table-cell table:style-name="TableCell825">
                  <text:p text:style-name="Normal"/>
                </table:table-cell>
                <table:table-cell table:style-name="TableCell826">
                  <text:p text:style-name="Normal"/>
                </table:table-cell>
                <table:table-cell table:style-name="TableCell827" table:number-columns-spanned="2">
                  <text:p text:style-name="Normal"><text:span text:style-name="T828">Option 1</text:span><text:s/>–<text:s/></text:p>
                  <text:p text:style-name="Normal">Appoint a think tank</text:p>
                </table:table-cell>
                <table:covered-table-cell/>
                <table:table-cell table:style-name="TableCell829" table:number-columns-spanned="2">
                  <text:p text:style-name="Normal"><text:span text:style-name="T830">Option</text:span><text:span text:style-name="T831"><text:s/>2</text:span><text:s/>–<text:s/></text:p>
                  <text:p text:style-name="Normal">Direct Procurement - RPC</text:p>
                </table:table-cell>
                <table:covered-table-cell/>
              </table:table-row>
              <table:table-row table:style-name="TableRow832">
                <table:table-cell table:style-name="TableCell833">
                  <text:p text:style-name="P834">CSC</text:p>
                </table:table-cell>
                <table:table-cell table:style-name="TableCell835">
                  <text:p text:style-name="Normal">Weight</text:p>
                  <text:p text:style-name="Normal">(1-5)</text:p>
                </table:table-cell>
                <table:table-cell table:style-name="TableCell836">
                  <text:p text:style-name="Normal">Score</text:p>
                  <text:p text:style-name="Normal">(1-5)</text:p>
                </table:table-cell>
                <table:table-cell table:style-name="TableCell837">
                  <text:p text:style-name="Normal">Weighted</text:p>
                  <text:p text:style-name="Normal">Score</text:p>
                </table:table-cell>
                <table:table-cell table:style-name="TableCell838">
                  <text:p text:style-name="Normal">Score</text:p>
                  <text:p text:style-name="Normal">(1-5)</text:p>
                </table:table-cell>
                <table:table-cell table:style-name="TableCell839">
                  <text:p text:style-name="Normal">Weighted</text:p>
                  <text:p text:style-name="Normal">Score</text:p>
                </table:table-cell>
              </table:table-row>
              <table:table-row table:style-name="TableRow840">
                <table:table-cell table:style-name="TableCell841">
                  <text:p text:style-name="P842">1. Quality</text:p>
                </table:table-cell>
                <table:table-cell table:style-name="TableCell843">
                  <text:p text:style-name="Normal">4</text:p>
                </table:table-cell>
                <table:table-cell table:style-name="TableCell844">
                  <text:p text:style-name="Normal">3</text:p>
                </table:table-cell>
                <table:table-cell table:style-name="TableCell845">
                  <text:p text:style-name="Normal">12</text:p>
                </table:table-cell>
                <table:table-cell table:style-name="TableCell846">
                  <text:p text:style-name="Normal">3</text:p>
                </table:table-cell>
                <table:table-cell table:style-name="TableCell847">
                  <text:p text:style-name="Normal">12</text:p>
                </table:table-cell>
              </table:table-row>
              <table:table-row table:style-name="TableRow848">
                <table:table-cell table:style-name="TableCell849">
                  <text:p text:style-name="P850">2. Relevance + Engagement</text:p>
                </table:table-cell>
                <table:table-cell table:style-name="TableCell851">
                  <text:p text:style-name="Normal">5</text:p>
                </table:table-cell>
                <table:table-cell table:style-name="TableCell852">
                  <text:p text:style-name="Normal">2</text:p>
                </table:table-cell>
                <table:table-cell table:style-name="TableCell853">
                  <text:p text:style-name="Normal">10</text:p>
                </table:table-cell>
                <table:table-cell table:style-name="TableCell854">
                  <text:p text:style-name="Normal">4</text:p>
                </table:table-cell>
                <table:table-cell table:style-name="TableCell855">
                  <text:p text:style-name="Normal">20</text:p>
                </table:table-cell>
              </table:table-row>
              <table:table-row table:style-name="TableRow856">
                <table:table-cell table:style-name="TableCell857">
                  <text:p text:style-name="P858">3. Uptake</text:p>
                </table:table-cell>
                <table:table-cell table:style-name="TableCell859">
                  <text:p text:style-name="Normal">3</text:p>
                </table:table-cell>
                <table:table-cell table:style-name="TableCell860">
                  <text:p text:style-name="Normal">4</text:p>
                </table:table-cell>
                <table:table-cell table:style-name="TableCell861">
                  <text:p text:style-name="Normal">9</text:p>
                </table:table-cell>
                <table:table-cell table:style-name="TableCell862">
                  <text:p text:style-name="Normal">3</text:p>
                </table:table-cell>
                <table:table-cell table:style-name="TableCell863">
                  <text:p text:style-name="Normal">9</text:p>
                </table:table-cell>
              </table:table-row>
              <table:table-row table:style-name="TableRow864">
                <table:table-cell table:style-name="TableCell865">
                  <text:p text:style-name="P866">4. VFM</text:p>
                </table:table-cell>
                <table:table-cell table:style-name="TableCell867">
                  <text:p text:style-name="Normal">4</text:p>
                </table:table-cell>
                <table:table-cell table:style-name="TableCell868">
                  <text:p text:style-name="Normal">4</text:p>
                </table:table-cell>
                <table:table-cell table:style-name="TableCell869">
                  <text:p text:style-name="Normal">16</text:p>
                </table:table-cell>
                <table:table-cell table:style-name="TableCell870">
                  <text:p text:style-name="Normal">3</text:p>
                </table:table-cell>
                <table:table-cell table:style-name="TableCell871">
                  <text:p text:style-name="Normal">12</text:p>
                </table:table-cell>
              </table:table-row>
              <table:table-row table:style-name="TableRow872">
                <table:table-cell table:style-name="TableCell873">
                  <text:p text:style-name="P874"/>
                </table:table-cell>
                <table:table-cell table:style-name="TableCell875">
                  <text:p text:style-name="Normal"/>
                </table:table-cell>
                <table:table-cell table:style-name="TableCell876">
                  <text:p text:style-name="Normal"/>
                </table:table-cell>
                <table:table-cell table:style-name="TableCell877">
                  <text:p text:style-name="Normal"/>
                </table:table-cell>
                <table:table-cell table:style-name="TableCell878">
                  <text:p text:style-name="Normal"/>
                </table:table-cell>
                <table:table-cell table:style-name="TableCell879">
                  <text:p text:style-name="Normal"/>
                </table:table-cell>
              </table:table-row>
              <table:table-row table:style-name="TableRow880">
                <table:table-cell table:style-name="TableCell881">
                  <text:p text:style-name="P882">Total</text:p>
                </table:table-cell>
                <table:table-cell table:style-name="TableCell883">
                  <text:p text:style-name="Normal"/>
                </table:table-cell>
                <table:table-cell table:style-name="TableCell884">
                  <text:p text:style-name="Normal"/>
                </table:table-cell>
                <table:table-cell table:style-name="TableCell885">
                  <text:p text:style-name="P886">47</text:p>
                </table:table-cell>
                <table:table-cell table:style-name="TableCell887">
                  <text:p text:style-name="Normal"/>
                </table:table-cell>
                <table:table-cell table:style-name="TableCell888">
                  <text:p text:style-name="P889">53</text:p>
                </table:table-cell>
              </table:table-row>
            </table:table>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The<text:s/>options appraisal<text:s/><text:span text:style-name="T906">suggests direct procurement through an RPC (as distinct from appointing a think tank) as the preferred way forward.<text:s/></text:span>This option scores 53 compared to 47 for the second best option.<text:s/></text:p>
            <text:p text:style-name="P907"/>
            <text:p text:style-name="P908"/>
          </table:table-cell>
        </table:table-row>
        <table:table-row table:style-name="TableRow909">
          <table:table-cell table:style-name="TableCell910">
            <text:p text:style-name="P911">B. Assessing the strength of the evidence base for each feasible option</text:p>
            <text:p text:style-name="P912"/>
            <text:p text:style-name="P913">In the table below the quality of evidence for each option is rated as either Strong, Medium or Limited.</text:p>
            <text:p text:style-name="P914"/>
            <text:p text:style-name="P915">The short list of options based on the above long list is identified as following</text:p>
            <text:p text:style-name="P916"/>
            <text:p text:style-name="P917"><text:span text:style-name="T918">1. Counterfactual</text:span><text:s/><text:tab/><text:tab/><text:tab/>No research on Emerging<text:s/>Powers</text:p>
            <text:p text:style-name="P919"><text:span text:style-name="T920">2. Do Minimum<text:s/></text:span><text:tab/><text:s text:c="33"/>Appoint a think tank with specialist expertise</text:p>
            <text:p text:style-name="P921"><text:span text:style-name="T922">3. Reference Project (PWF)</text:span><text:tab/><text:tab/>Direct Procurement <text:s/>RPC 3 Year, 3 Pillars of Research<text:tab/></text:p>
            <text:p text:style-name="P923"/>
            <table:table table:style-name="Table924">
              <table:table-columns>
                <table:table-column table:style-name="TableColumn925"/>
                <table:table-column table:style-name="TableColumn926"/>
              </table:table-columns>
              <table:table-row table:style-name="TableRow927">
                <table:table-cell table:style-name="TableCell928">
                  <text:p text:style-name="P929">Option</text:p>
                </table:table-cell>
                <table:table-cell table:style-name="TableCell930">
                  <text:p text:style-name="P931">Evidence Rating</text:p>
                </table:table-cell>
              </table:table-row>
              <table:table-row table:style-name="TableRow932">
                <table:table-cell table:style-name="TableCell933">
                  <text:p text:style-name="Normal">1.<text:s/><text:span text:style-name="T934">Counterfactual</text:span></text:p>
                </table:table-cell>
                <table:table-cell table:style-name="TableCell935">
                  <text:p text:style-name="Normal"><text:span text:style-name="T936">High</text:span><text:s/>– This option would leave a significant gap in knowledge and demonstrate a lack of commitment to developing knowledge on EPs and their relevance for LICs. This would leave this topic under resourced and under researched.</text:p>
                </table:table-cell>
              </table:table-row>
              <table:table-row table:style-name="TableRow937">
                <table:table-cell table:style-name="TableCell938">
                  <text:p text:style-name="Normal">2.<text:s/><text:span text:style-name="T939">Appoint a think tank</text:span></text:p>
                </table:table-cell>
                <table:table-cell table:style-name="TableCell940">
                  <text:p text:style-name="Normal"><text:span text:style-name="T941">Medium</text:span>– Appointing a think tank with known expertise on the subject has certain advantages. It removes a degree of uncertainty around quality and delivery. On the down side, it does not benefit from tapping a global pool of experts with potential to drive up quality. There is less potential for strategic fit but fewer coordination issues. There is also the risk that research could be marginalised in favour of core research interests/contracts.<text:s/></text:p>
                </table:table-cell>
              </table:table-row>
              <table:table-row table:style-name="TableRow942">
                <table:table-cell table:style-name="TableCell943">
                  <text:p text:style-name="Normal">3.<text:s/><text:span text:style-name="T944">Direct RPC</text:span></text:p>
                </table:table-cell>
                <table:table-cell table:style-name="TableCell945">
                  <text:p text:style-name="Normal"><text:span text:style-name="T946">Medium to High</text:span><text:s/>–This option is likely to generate high quality research combined<text:s/>with opportunities to influence policy and practice, but incurs greater uncertainty around delivery. The procurement model contains inherent risks, including mission drift and incentive compatibility problems. To mitigate these, the contract will be output<text:s/>based, with a break clause a third of the way through, with clear milestones and deliverables to be articulated within bidding documents. <text:s/>We expect the RPC to build in mechanisms for peer review to support quality.</text:p>
                </table:table-cell>
              </table:table-row>
            </table:table>
            <text:p text:style-name="P947"/>
            <text:p text:style-name="P948"/>
            <text:p text:style-name="P949"><text:span text:style-name="T950">What is the likely impact (positive<text:s/></text:span><text:span text:style-name="T951">and negative) on climate change and environment for each feasible option?</text:span><text:span text:style-name="T952"><text:s/></text:span></text:p>
            <text:p text:style-name="P953"/>
            <text:p text:style-name="P954">Categorise as A, high potential risk / opportunity; B, medium / manageable potential risk / opportunity; C, low / no risk / opportunity; or D, core contribution to a multilateral organisation.</text:p>
            <text:p text:style-name="P955"/>
            <table:table table:style-name="Table956">
              <table:table-columns>
                <table:table-column table:style-name="TableColumn957"/>
                <table:table-column table:style-name="TableColumn958"/>
                <table:table-column table:style-name="TableColumn959"/>
              </table:table-columns>
              <table:table-row table:style-name="TableRow960">
                <table:table-cell table:style-name="TableCell961">
                  <text:p text:style-name="P962">Option</text:p>
                </table:table-cell>
                <table:table-cell table:style-name="TableCell963">
                  <text:p text:style-name="P964">Climate change and environment risks and impacts, Category (A, B, C, D)</text:p>
                </table:table-cell>
                <table:table-cell table:style-name="TableCell965">
                  <text:p text:style-name="P966">Climate change and environment opportunities, Category (A, B, C, D)</text:p>
                </table:table-cell>
              </table:table-row>
              <table:table-row table:style-name="TableRow967">
                <table:table-cell table:style-name="TableCell968">
                  <text:p text:style-name="P969">1 (Counterfactual)</text:p>
                </table:table-cell>
                <table:table-cell table:style-name="TableCell970">
                  <text:p text:style-name="P971">C</text:p>
                </table:table-cell>
                <table:table-cell table:style-name="TableCell972">
                  <text:p text:style-name="P973">C</text:p>
                </table:table-cell>
              </table:table-row>
              <table:table-row table:style-name="TableRow974">
                <table:table-cell table:style-name="TableCell975">
                  <text:p text:style-name="P976">2 (Think Tank)</text:p>
                </table:table-cell>
                <table:table-cell table:style-name="TableCell977">
                  <text:p text:style-name="P978">C</text:p>
                </table:table-cell>
                <table:table-cell table:style-name="TableCell979">
                  <text:p text:style-name="P980">C</text:p>
                </table:table-cell>
              </table:table-row>
              <table:table-row table:style-name="TableRow981">
                <table:table-cell table:style-name="TableCell982">
                  <text:p text:style-name="P983">3 (RPCs)</text:p>
                </table:table-cell>
                <table:table-cell table:style-name="TableCell984">
                  <text:p text:style-name="P985">C</text:p>
                </table:table-cell>
                <table:table-cell table:style-name="TableCell986">
                  <text:p text:style-name="P987">C</text:p>
                </table:table-cell>
              </table:table-row>
            </table:table>
            <text:p text:style-name="P988"/>
            <text:p text:style-name="P989">In appraising climate<text:s/>change/environmental issues for this project there are three areas to consider:<text:s/></text:p>
            <text:p text:style-name="P990"/>
            <text:list text:style-name="LFO11" text:continue-numbering="true">
              <text:list-item>
                <text:p text:style-name="P991">the<text:s/><text:span text:style-name="T992">direct risk</text:span><text:s/>from implementation of the research itself;</text:p>
              </text:list-item>
              <text:list-item>
                <text:p text:style-name="P993">the<text:s/><text:span text:style-name="T994">indirect risk</text:span><text:s/>that the research produces a series of lessons (e.g. under the agriculture sub-component of the<text:s/>Brazil sub-project) that could inadvertently encourage African countries to develop or exacerbate environment/climate change challenges;</text:p>
              </text:list-item>
              <text:list-item>
                <text:p text:style-name="P995">the project offers a potential<text:s/><text:span text:style-name="T996">opportunity</text:span><text:s/>to highlight key lessons on climate change/environmental issues applicable to LICs from experiences in emerging powers.<text:s/></text:p>
              </text:list-item>
            </text:list>
            <text:p text:style-name="P997"/>
            <text:p text:style-name="P998">The research may include work on themes (e.g. agricultural development, biofuels in Brazil) which link directly to the use of natural resources or which have the potential to impact on them. <text:s/>Agricultural models are also likely to be vulnerable to the impact of climate change. <text:s text:c="3"/><text:span text:style-name="T999">Reconciling agricultural development and environmental conservation is a significant challenge currently facing Brazil and China. <text:s/>For example:</text:span></text:p>
            <text:p text:style-name="P1000"/>
            <text:list text:style-name="LFO12" text:continue-numbering="true">
              <text:list-item>
                <text:p text:style-name="P1001"><text:span text:style-name="T1002">deforestation/land clearance for agricul</text:span><text:span text:style-name="T1003">ture:</text:span><text:s/>statistics estimate that<text:s/><text:span text:style-name="T1004">one-third of Brazilian territory has already been converted for agricultural production</text:span><text:span text:style-name="T1005"><text:note text:note-class="footnote" text:id="_ftn9"><text:note-citation>10</text:note-citation><text:note-body><text:p text:style-name="FootnoteText"><text:s/><text:a xlink:href="http://onlinelibrary.wiley.com/doi/10.1111/j.1365-2664.2012.02145.x/full#b53" office:target-frame-name="_top" xlink:show="replace"><text:span text:style-name="Hyperlink">http://onlinelibrary.wiley.com/doi/10.11</text:span><text:span text:style-name="Hyperlink">11/j.1365-2664.2012.02145.x/full#b53</text:span></text:a></text:p></text:note-body></text:note></text:span></text:p>
              </text:list-item>
              <text:list-item>
                <text:p text:style-name="P1006"><text:span text:style-name="T1007">links between deforestation and biodiversity:</text:span><text:span text:style-name="T1008"><text:s/>one of the most important ecological impacts of agricultural expansion is the loss and fragmentation of natural habitats, which leads to the reduction and isolation of nativ</text:span><text:span text:style-name="T1009">e populations, increasing their risk of extinction<text:s/></text:span></text:p>
              </text:list-item>
              <text:list-item>
                <text:p text:style-name="P1010"><text:span text:style-name="T1011">use of agrochemicals and other non-point source pollution:<text:s/></text:span><text:span text:style-name="T1012">for example in China, use of chemical fertilisers over the past years has been linked to declining soil pH and fertility</text:span><text:span text:style-name="T1013"><text:note text:note-class="footnote" text:id="_ftn10"><text:note-citation>11</text:note-citation><text:note-body><text:p text:style-name="CommentText"><text:s/>http://english.mep.gov.cn/News_service/media_news/201002/t20100210_185653.htm</text:p></text:note-body></text:note></text:span><text:span text:style-name="T1014">. The first census of pollution in China outlined that: “</text:span><text:span text:style-name="T1015">Agricultural sources had notable influence on the country's water environment, therefore the prevention and control on agriculture source</text:span><text:span text:style-name="T1016"><text:s/></text:span><text:span text:style-name="T1017">pollution must be placed into the environmental protection agenda so as to fundamentally solve the issue of water pollution”</text:span><text:span text:style-name="T1018"><text:note text:note-class="footnote" text:id="_ftn11"><text:note-citation>12</text:note-citation><text:note-body><text:p text:style-name="CommentText"><text:s/>http://www.reuters.com/article/2010/01/14/us-china-agriculture-fertiliser-idUSTRE60D20T20100114</text:p><text:p text:style-name="FootnoteText"/></text:note-body></text:note></text:span><text:span text:style-name="T1019">.</text:span></text:p>
              </text:list-item>
            </text:list>
            <text:p text:style-name="P1020"/>
            <text:list text:style-name="LFO12" text:continue-numbering="true">
              <text:list-item>
                <text:p text:style-name="P1021"><text:span text:style-name="T1022">infrastructure development fo</text:span><text:span text:style-name="T1023">r water</text:span><text:s/>(for agriculture) and it’s impact on the environment – for example, in Brazil a<text:span text:style-name="T1024">griculture already consumes about 55% of the current water use in Brazil, even though &lt;10% of the cultivated area is currently irrigated with dams and other water transf</text:span><text:span text:style-name="T1025">er technologies being developed, with potential impacts on biodiversity etc.</text:span></text:p>
              </text:list-item>
              <text:list-item>
                <text:p text:style-name="P1026"><text:span text:style-name="T1027">Positive impacts on the environment<text:s/></text:span>such as the adoption of new technologies and approaches, such as no or low till soil techniques which have been used in Brazil<text:span text:style-name="FootnoteReference"><text:note text:note-class="footnote" text:id="_ftn12"><text:note-citation>13</text:note-citation><text:note-body><text:p text:style-name="Default"><text:span text:style-name="T1028"><text:s/></text:span><text:span text:style-name="T1029">Ivo Mello</text:span><text:span text:style-name="T1030"><text:s/></text:span><text:span text:style-name="T1031">and</text:span><text:span text:style-name="T1032"><text:s/>Bernardo van Raij</text:span><text:span text:style-name="T1033"><text:s/></text:span><text:span text:style-name="T1034">(2006) No-Till for Sustainable Agriculture in Brazil.<text:s/></text:span><text:span text:style-name="T1035">2006<text:s/></text:span><text:span text:style-name="T1036">Proceedings of World Association of Soil and Water Conservation<text:s/></text:span><text:span text:style-name="T1037">Paper</text:span></text:p></text:note-body></text:note></text:span>.</text:p>
              </text:list-item>
            </text:list>
            <text:p text:style-name="P1038"/>
            <text:p text:style-name="P1039"><text:span text:style-name="T1040">Finally, potential impacts of<text:s/></text:span><text:span text:style-name="T1041">climate change</text:span><text:span text:style-name="T1042"><text:s/>on agricultural development in Brazil and China have also<text:s/></text:span><text:span text:style-name="T1043">been highlighted. <text:s/>For example, the World Bank (2009 Brazil Country Briefing) highlights some of the potential impacts on agriculture as a result of the impact on water availability and on land use linked to soil loss and land degradation. <text:s/>Conversely, agr</text:span><text:span text:style-name="T1044">icultural development models also have the potential to contribute positively to climate change through carbon trading but also adopting new techniques including possible introduction of legumes for cattle grazing in an attempt to reduce methane emissions.</text:span><text:span text:style-name="T1045"><text:s text:c="2"/>Similarly, China has recently launched a programme on climate impacts on Agriculture</text:span><text:span text:style-name="T1046"><text:note text:note-class="footnote" text:id="_ftn13"><text:note-citation>14</text:note-citation><text:note-body><text:p text:style-name="FootnoteText"><text:s/><text:span text:style-name="T1047">http://www.isaaa.org/kc/cropbiotechupdate/article/default.asp?ID=5206</text:span></text:p></text:note-body></text:note></text:span><text:span text:style-name="T1048"><text:s/></text:span></text:p>
            <text:p text:style-name="P1049"/>
            <text:p text:style-name="P1050">The project does therefore represent an<text:s/><text:span text:style-name="T1051">opportunity</text:span><text:s/>to identify lessons on environmental and<text:s/>climate change risk management that could be applicable to LICs from experiences in emerging powers. <text:s text:c="2"/>A recent World Bank paper<text:span text:style-name="FootnoteReference"><text:note text:note-class="footnote" text:id="_ftn14"><text:note-citation>15</text:note-citation><text:note-body><text:p text:style-name="FootnoteText"><text:s/>World Bank Agriculture and Rural Development Notes ‘Awakening Africa’s Sleeping Giant’ Issue 48, June 2009)</text:p></text:note-body></text:note></text:span><text:s/>indicates, for example, that Brazilian commercial agriculture reduced environmental costs through using appropriate technologies, closely monitoring environmental impacts and effectively enforcing environmental rules and regulations. <text:s/>The proposed project model (multiple<text:s/>RPCs) is already designed to capture this sort of pertinent lesson. <text:s/>Additionally, there is potential scope under the programme for partners to identify specific environment-related themes, either as part of their research agendas under this programme, or<text:s/>for other DFID research programmes/other funders to consider for support. <text:s/>Undertaking such work within the framework of this project would be subject to funds availability and prioritisation of the research agenda against the approved project objectives.<text:s/><text:s text:c="5"/></text:p>
            <text:p text:style-name="P1052"/>
            <text:p text:style-name="P1053">To mitigate the<text:s/><text:span text:style-name="T1054">indirect risk</text:span><text:s/>- that the project’s research findings inadvertently encourage environmentally damaging policies and practices e.g. by encouraging rates of natural resource extraction that degrade the environment - it is recommended that all research outputs where this is considered to be a risk must include a statement acknowledging these issues. This is to ensure that users of these research outputs are made aware of potential risks to environmental degradation and climate change, even if the research is focused on quite high level macro-economic management issues. <text:s/>For example,<text:s/><text:span text:style-name="T1055">the IMF</text:span><text:span text:style-name="T1056"><text:note text:note-class="footnote" text:id="_ftn15"><text:note-citation>16</text:note-citation><text:note-body><text:p text:style-name="FootnoteText"><text:s/>IMF – 2000 Working Paper on Globalisation and Growth in the 20<text:span text:style-name="T1057">th</text:span><text:s/>Century.</text:p></text:note-body></text:note></text:span><text:span text:style-name="T1058"><text:s/>has noted that<text:s/></text:span><text:span text:style-name="T1059">“most often, the linkages between environmental problems an</text:span><text:span text:style-name="T1060">d macroeconomic stability are multifaceted and extremely complex—a fact that precludes simple generalizations on the environmental impact of stabilization policies. Adding to the complexity, the linkages go both ways: not only have sound macroeconomic poli</text:span><text:span text:style-name="T1061">cies the capacity to significantly improve environmental conditions, but unsustainable environmental policies may also have the potential to seriously undermine a country’s economic and social well-being, for example, through the overly rapid depletion of<text:s/></text:span><text:span text:style-name="T1062">its natural resource base.”</text:span><text:span text:style-name="T1063"><text:s text:c="3"/>Similar statements would be a valuable addition to research outputs concerned with natural resources issues (e.g. the proposed sub-theme on the Brazilian agriculture model under the first RPC).</text:span></text:p>
            <text:p text:style-name="P1064"/>
            <text:p text:style-name="P1065">There are likely to be low<text:s/><text:span text:style-name="T1066">dire</text:span><text:span text:style-name="T1067">ct risks</text:span><text:s/>to the climate and environment from implementation of the research programme. Direct impacts are likely to be mainly related to travel by team members to project-related meetings and conferences. Partners should be advised that the carbon footprint of all travel supported by this programme should be minimised and offset where possible; this should include the use of economy flights whenever possible and use of video- or internet-conferencing rather than travel. <text:s text:c="2"/>Furthermore all documents, reports<text:s/>and paper outputs funded by the programme should be printed double-sided on paper made from sustainably managed forests and/or recycled paper.<text:s/></text:p>
            <text:p text:style-name="P1068"/>
            <text:p text:style-name="P1069"><text:span text:style-name="T1070">Overall recommendation for the programme is therefore</text:span><text:span text:style-name="T1071">:</text:span></text:p>
            <text:p text:style-name="P1072"/>
            <text:list text:style-name="LFO12" text:continue-numbering="true">
              <text:list-item>
                <text:p text:style-name="P1073">Where there is a specific theme (eg. agriculture, biofuels) which has direct links to the environment and use of resources, as a minimum, bidders should outline how they will address the environmental dimensions of the research in their bids.</text:p>
              </text:list-item>
              <text:list-item>
                <text:p text:style-name="P1074">For both China and Brazil, subsequent calls should give consideration to the environmental dimensions of the development models</text:p>
              </text:list-item>
              <text:list-item>
                <text:p text:style-name="P1075">Review of project outputs will include an assessment of how environmental issues have been considered</text:p>
              </text:list-item>
              <text:list-item>
                <text:p text:style-name="P1076">For all themes, bidders should be asked to note any environmental issues of relevance but which may be outside of the scope of the research.</text:p>
              </text:list-item>
            </text:list>
            <text:p text:style-name="P1077"/>
            <text:p text:style-name="P1078"/>
          </table:table-cell>
        </table:table-row>
        <table:table-row table:style-name="TableRow1079">
          <table:table-cell table:style-name="TableCell1080">
            <text:p text:style-name="P1081">C. What are the costs and benefits of each feasible option?</text:p>
            <text:p text:style-name="P1082"/>
            <text:p text:style-name="P1083">1. Rationale for Intervention</text:p>
            <text:p text:style-name="P1084"/>
            <text:p text:style-name="Normal"><text:span text:style-name="T1085">A key rationale for conducting an appraisal is to assess<text:s/></text:span><text:span text:style-name="T1086">whether the project benefits both to society and<text:s/></text:span><text:span text:style-name="T1087">privately justify its costs</text:span><text:span text:style-name="T1088"><text:s/>and to also evaluate the underlying assumptions underpinning the results chain. Costs and benefits are typically valued in monetary terms and capture the opportunity cost of resources to society as a whole. <text:s/></text:span></text:p>
            <text:p text:style-name="P1089"/>
            <text:p text:style-name="P1090">The underlying rationale for the proposal on Research on<text:s/><text:span text:style-name="T1091">Emerging Powers Research and Transferability to Low Income Countries<text:s/></text:span>has five principle elements:<text:s/></text:p>
            <text:p text:style-name="P1092"/>
            <text:list text:style-name="LFO13" text:continue-numbering="true">
              <text:list-item>
                <text:p text:style-name="P1093">an economic efficiency/market failure argument that the knowledge created is a global public good and therefore<text:s/>justifies public intervention;<text:s/></text:p>
              </text:list-item>
              <text:list-item>
                <text:p text:style-name="P1094">an economic argument that the proposed project is a good investment and expected to generate a positive economic return;<text:s/></text:p>
              </text:list-item>
              <text:list-item>
                <text:p text:style-name="P1095">a strategic argument – that research focused on LICs is a key priority for DFID and we know that gaps<text:s/>exist in the evidence base/uptake of the evidence.<text:s/></text:p>
              </text:list-item>
              <text:list-item>
                <text:p text:style-name="P1096">a distributional argument – that the global allocation of research funding is skewed towards policies/systems of the north, followed by EMEs, while those in the south are typically under-funded.</text:p>
              </text:list-item>
            </text:list>
            <text:p text:style-name="P1097"/>
            <text:p text:style-name="P1098">We<text:s/>review each argument briefly in turn.</text:p>
            <text:p text:style-name="Normal"/>
            <text:p text:style-name="P1099">(i) Knowledge is a public good and therefore needs public provision</text:p>
            <text:p text:style-name="P1100"/>
            <text:p text:style-name="P1101">Stiglitz<text:span text:style-name="FootnoteReference"><text:note text:note-class="footnote" text:id="_ftn16"><text:note-citation>17</text:note-citation><text:note-body><text:p text:style-name="FootnoteText"><text:span text:style-name="T1102"><text:s/>Stiglitz, J. E, (1998) Knowledge as a Public Good, Global Public Goods, International Cooperation in the 21</text:span><text:span text:style-name="T1103">st<text:s/></text:span><text:span text:style-name="T1104">Century, Edited by I. Kaul</text:span><text:span text:style-name="T1105">, I. Grunberg, M. A. Stern, UNDP, 1999, Oxford University Press</text:span></text:p></text:note-body></text:note></text:span><text:s/>(and many others) argue that knowledge is a public good because it satisfies the two key criteria of non-rivalrous consumption and non-excludability. That is, the consumption of knowledge by one individual does not detract from that of another and it is difficult to exclude an individual from enjoying and using new knowledge once it is created. The key point is that, because of these two properties, there is no private profit in the production<text:s/>of new knowledge and therefore the market is likely to under provide this type of good.<text:span text:style-name="FootnoteReference"><text:note text:note-class="footnote" text:id="_ftn17"><text:note-citation>18</text:note-citation><text:note-body><text:p text:style-name="FootnoteText"><text:span text:style-name="T1106"><text:s/>The patent system creates a situation where a private investor can protect knowledge and therefore profit from it, but this is not the case for knowledge created thr</text:span><text:span text:style-name="T1107">ough policy research which is available through open access channels.</text:span></text:p></text:note-body></text:note></text:span><text:s/>Stiglitz goes on to argue that most knowledge is in fact a global public good, in that it is universally applicable, and therefore there is a role for international actors in its provision. In the case of development research there will be work that may be context specific in that it has particular relevance to a region or state structure, but this does not mean that that knowledge is exclusively ‘owned’ or ‘utilised’ by one area alone.<text:s/></text:p>
            <text:p text:style-name="P1108"/>
            <text:p text:style-name="Normal">DFID’s Research Strategy 2008-2013 also recognises that new science and ideas are crucial for the achievement of the Millennium Development Goals, and for strategically framing the post MDG development debate, but that global funding is insufficient to match needs<text:span text:style-name="T1109">. The strategy therefore sets out a role for DFID in the provision funding for globally relevant research.</text:span></text:p>
            <text:p text:style-name="Normal"/>
            <text:p text:style-name="P1110">(ii) Research is a good investment</text:p>
            <text:p text:style-name="P1111"/>
            <text:p text:style-name="P1112"><text:span text:style-name="T1113">It is important to ask the question, why invest aid resources in research? Can we say anything about th</text:span><text:span text:style-name="T1114">e probable returns to research in an ex ante assessment?<text:s/></text:span></text:p>
            <text:p text:style-name="P1115"/>
            <text:p text:style-name="P1116">It is generally accepted that research is an important component of the policy-making process in advanced countries. High quality, policy oriented and well communicated research is equally important to improving public policy in developing countries, particularly to accelerate progress towards the MDGs. DFID is currently the largest bilateral funder of research in international development, and its Research Strategy for 2008-2013, is expected to spend a minimum of £1 billion over the next five years on research even in the current budgetary climate. This level of funding recognizes the importance of research in fighting global poverty.</text:p>
            <text:p text:style-name="P1117"/>
            <text:p text:style-name="Normal">Similar to any other investment by the public sector, research is expected to yield benefits that are in excess of the costs of funding research.<text:s/><text:span text:style-name="T1118">Empirical evidence consistently shows a robust positive correlation between Research and Development (R&amp;D) expenditure (both by firms and governments), technical change and g</text:span><text:span text:style-name="T1119">rowth, both at the country and at the firm level</text:span><text:span text:style-name="FootnoteReference"><text:note text:note-class="footnote" text:id="_ftn18"><text:note-citation>19</text:note-citation><text:note-body><text:p text:style-name="FootnoteText"><text:span text:style-name="T1120"><text:s/>UK Office for Science and Innovation, 2008.</text:span></text:p></text:note-body></text:note></text:span>.<text:span text:style-name="T1121"><text:s/></text:span>Research acts on the development of an economy through a range of channels<text:span text:style-name="T1122">: it enables invention and innovation of both of products and processes through the k</text:span><text:span text:style-name="T1123">nowledge and skills it creates, it also facilitates the imitation of others’ inventions and accelerates transfer of existing technologies. The underlying mechanism for evaluating the rate of return to research is a results chain that links the research und</text:span><text:span text:style-name="T1124">ertaken to a policy change (or lack of such a change) and which then relates the policy change to a discernible outcome.</text:span></text:p>
            <text:p text:style-name="Normal"/>
            <text:p text:style-name="Normal"><text:span text:style-name="T1125">A DFID funded literature review on Rates of Return for Research</text:span><text:span text:style-name="T1126"><text:note text:note-class="footnote" text:id="_ftn19"><text:note-citation>20</text:note-citation><text:note-body><text:p text:style-name="FootnoteText"><text:span text:style-name="T1127"><text:s/>Kunal Sen Literature Review on Rates of Return to Research 2010. Se</text:span><text:span text:style-name="T1128">e also Kunal Sen and Geoff Hoare, (2005)<text:s/></text:span><text:span text:style-name="T1129">Rates of Return to Research: A Literature Review and Critique</text:span><text:span text:style-name="T1130"><text:s/>(Enterplan in association with ODG-DEV and CEG).London, UK</text:span></text:p></text:note-body></text:note></text:span><text:span text:style-name="T1131">, concluded that while the returns to social and economic research are likely to be high, and t</text:span><text:span text:style-name="T1132">hat it may be possible in theory to determine quantitative estimates for the economic return, the informational requirements for the counterfactual analysis are extremely large. Moreover, the calculations of the returns to research are likely to be very se</text:span><text:span text:style-name="T1133">nsitive to minor changes in the assumptions regarding links from research to policy with possible problems across all the three areas of Attribution, Identification and Measurement.<text:s/></text:span></text:p>
            <text:p text:style-name="P1134"/>
            <text:p text:style-name="P1135">As a result no cost benefit analysis is undertaken in this appraisal;<text:s/>however, the appraisal does consider qualitative benefits and costs, against key design and cost effectiveness issues to ensure that there is a greater chance of the inputs effectively translating into outputs and outcomes. In other words to improve the probability that the research will deliver returns at the higher end of the probability distribution. These factors underpin the Critical Success Criteria (CSC) in section A above and are considered below in section D.</text:p>
            <text:p text:style-name="P1136"/>
            <text:p text:style-name="Normal"><text:span text:style-name="T1137">Finally, we argue that the return to t</text:span><text:span text:style-name="T1138">he proposed project is potentially high because of the importance of macroeconomic stability for economic growth, the emphasis on policy relevant research and generalisability of results, and the clearly defined research agenda, outputs and outreach activi</text:span><text:span text:style-name="T1139">ties. <text:s/></text:span><text:s/></text:p>
            <text:p text:style-name="Normal"/>
            <text:p text:style-name="P1140">(iv) Growth Research is a key priority and gaps exist in our knowledge</text:p>
            <text:p text:style-name="P1141"/>
            <text:p text:style-name="Normal">Growth is an important developmental issue. To reflect its importance DFID research strategy has identified research on economic growth as one of five priority areas. The strategy acknowledges the role of targeting investments in growth research to speed up progress towards the MDGs. The strategic argument for focusing on growth is elaborated in the strategic case above.<text:s/></text:p>
            <text:p text:style-name="Normal"/>
            <text:p text:style-name="P1142">(iv) The global distribution of resources for policy research is skewed</text:p>
            <text:p text:style-name="P1143"/>
            <text:p text:style-name="Normal">Mirroring economic growth outcomes, global research funds are inequitably distributed. Research funds are nearly wholly spent by advanced economies that prioritise funding on the basis of their country’s needs, resulting in a large share<text:s/>of global research expenditure focused on issues that are relevant to a small percentage of the global population. Policy interventions and systems that predominately affect the poor remain largely under researched, whilst much of the outputs of prevailing research relating to developed and middle income countries are not easily transferable to poorer countries due to the country specific nature of research undertaken and the high costs associated with the intervention.</text:p>
            <text:p text:style-name="Normal"/>
            <text:p text:style-name="Normal">In addition, where research focuses<text:s/>on LICs, there is relatively little social science.</text:p>
            <text:p text:style-name="P1144"/>
            <text:p text:style-name="P1145">2. Intervention Logic and Evidence</text:p>
            <text:p text:style-name="P1146"/>
            <text:p text:style-name="P1147"><text:span text:style-name="T1148">A key part of the intervention logic for DFID funded research on emerging powers is that research of high quality, when effectively disseminated to the right people,<text:s/></text:span><text:span text:style-name="T1149">will have an impact on policy. The assumption is that changes in growth strategies and policy (informed by this research) will lead to more efficient use of resources, and that policy will lead to improvements in the lives of poor people through faster gro</text:span><text:span text:style-name="T1150">wth and job creation. We need therefore to ask if it is a reasonable assumption that this research will have an impact on policy.</text:span><text:span text:style-name="T1151"><text:note text:note-class="footnote" text:id="_ftn20"><text:note-citation>21</text:note-citation><text:note-body><text:p text:style-name="FootnoteText"><text:s/><text:span text:style-name="T1152">For a discussion in the UK context see British Academy, (2008</text:span><text:span text:style-name="T1153">) Punching our weight: the humanities and social sciences in p</text:span><text:span text:style-name="T1154">ublic policy making The British Academ, UK</text:span></text:p></text:note-body></text:note></text:span><text:span text:style-name="T1155"><text:s/></text:span></text:p>
            <text:p text:style-name="P1156"/>
            <text:p text:style-name="P1157">An adequate answer to this can only be based on an articulation of a detailed results chain for this work. How far research has an impact at the policy level is also a cost-effectiveness issue. From the large literature around publicly-funded research there is an emerging consensus on some key characteristics of research that is more likely to have impact, which we can draw on in assessing research investments and designing programmes of research. In summary, they are:</text:p>
            <text:p text:style-name="P1158"/>
            <text:list text:style-name="LFO14" text:continue-numbering="true">
              <text:list-item>
                <text:p text:style-name="P1159">The importance of<text:s/><text:span text:style-name="T1160">demand from policy</text:span><text:s/><text:span text:style-name="T1161">makers</text:span><text:s/>for research is critical and this is influenced by a number of factors such as relevance and timing of findings, robust methodology, research relevant to an issue of broad concern, accessibility, having<text:s/>champions and advocates, and outreach activities.<text:span text:style-name="FootnoteReference"><text:note text:note-class="footnote" text:id="_ftn21"><text:note-citation>22</text:note-citation><text:note-body><text:p text:style-name="FootnoteText"><text:span text:style-name="T1162"><text:s/>See British Academy (2008)</text:span></text:p></text:note-body></text:note></text:span></text:p>
              </text:list-item>
            </text:list>
            <text:p text:style-name="P1163"/>
            <text:list text:style-name="LFO14" text:continue-numbering="true">
              <text:list-item>
                <text:p text:style-name="P1164"><text:span text:style-name="T1165">Early involvement of potential users</text:span><text:s/>of the research increases the likelihood that research results will be utilised.<text:span text:style-name="T1166"><text:s/>There are important dynamic effects at work here: the inv</text:span><text:span text:style-name="T1167">olvement of users throughout the research process helps to create a cadre of sophisticated research users who are not only able to make effective use of the research, but can help to evaluate research findings as they emerge, thereby improving its quality,</text:span><text:span text:style-name="T1168"><text:s/>and more likely to use that research as they have developed some degree of ownership of it. The research providers, for their part, are better able to generate research targeted to the users' need.</text:span></text:p>
              </text:list-item>
            </text:list>
            <text:p text:style-name="P1169"/>
            <text:list text:style-name="LFO14" text:continue-numbering="true">
              <text:list-item>
                <text:p text:style-name="P1170">Economic returns are increased if the time lag between research and implementation can be reduced<text:span text:style-name="FootnoteReference"><text:note text:note-class="footnote" text:id="_ftn22"><text:note-citation>23</text:note-citation><text:note-body><text:p text:style-name="FootnoteText"><text:span text:style-name="T1171"><text:s/>Medical Research: What’s It Worth? RAND Europe, 2008</text:span></text:p></text:note-body></text:note></text:span>.</text:p>
              </text:list-item>
            </text:list>
            <text:p text:style-name="P1172"/>
            <text:list text:style-name="LFO14" text:continue-numbering="true">
              <text:list-item>
                <text:p text:style-name="P1173">Passive dissemination of research findings is not sufficient to ensure that research findings are used. Experience has demonstrated the<text:s/><text:span text:style-name="T1174">critical importance<text:s/></text:span><text:span text:style-name="T1175">of outreach and uptake activities</text:span><text:s/>to help support both dissemination and use of research findings.</text:p>
              </text:list-item>
            </text:list>
            <text:p text:style-name="P1176"/>
            <text:p text:style-name="P1177"/>
            <text:p text:style-name="P1178">All the above factors have been actively integrated into the design of the research proposal to ensure that the results from the research have impact and VFM. An evaluation of the research proposal against the above set of success factors suggests the project has very good likelihood of impact.<text:s/></text:p>
            <text:p text:style-name="P1179"/>
            <text:p text:style-name="P1180">3. Incremental Benefits/Costs</text:p>
            <text:p text:style-name="P1181"/>
            <text:p text:style-name="P1182">As stated above, the key benefit of a research programme will be a deeper<text:s/>understanding of policy contributing to success in emerging markets and that are relevant to LICs, and engagement of policymakers on LIC economic growth issues, leading to strengthened economic policy making and faster economic growth. The valuation of project benefits brought about by policy change in monetary form or any other comparable unit is difficult as is the methodology for evaluating the specific benefits of policy-oriented research.<text:s/></text:p>
            <text:p text:style-name="P1183"/>
            <text:p text:style-name="P1184">There are three key issues to evaluating the benefits of policy oriented research:</text:p>
            <text:p text:style-name="P1185"/>
            <text:list text:style-name="LFO15" text:continue-numbering="true">
              <text:list-item>
                <text:p text:style-name="P1186">Establishing any causal link is controversial and social outcomes are subject to the possibility that they were caused by something else or would have happened anyway (i.e. establishing the counterfactual can be difficult)</text:p>
              </text:list-item>
              <text:list-item>
                <text:p text:style-name="P1187">Policies can be acts of government and research is only part of the policy process</text:p>
              </text:list-item>
              <text:list-item>
                <text:p text:style-name="P1188">The benefits from research can be diffuse, indirect and difficult to measure (e.g. informing or challenging intellectual debate on policy discourse)</text:p>
              </text:list-item>
              <text:list-item>
                <text:p text:style-name="P1189">Even if the benefits could be<text:s/>quantified with accuracy and clearly linked to both the policy and the research that went into the policy design, an evaluation of whether society gained or lost would still be plagued by the difficulties in making interpersonal comparisons of the benefits, i.e. in comparing one person’s gains with another’s losses.<text:s/></text:p>
              </text:list-item>
            </text:list>
            <text:p text:style-name="P1190"/>
            <text:p text:style-name="P1191">For this reason the expected benefits flowing from the project are evaluated in qualitatively coupled with an assessment of the likelihood of those benefits materialising under alternative procurement options. <text:s/>The assessment of whether the probability or realising the stated benefits is based on the options appraisal described above.<text:s/></text:p>
            <text:p text:style-name="P1192"/>
            <text:p text:style-name="P1193"/>
            <text:p text:style-name="P1194">A qualitative assessment of the costs and benefits of the two alternative options and counter factual is presented below.</text:p>
            <text:p text:style-name="Normal"/>
            <table:table table:style-name="Table1195">
              <table:table-columns>
                <table:table-column table:style-name="TableColumn1196"/>
                <table:table-column table:style-name="TableColumn1197"/>
                <table:table-column table:style-name="TableColumn1198"/>
                <table:table-column table:style-name="TableColumn1199"/>
                <table:table-column table:style-name="TableColumn1200"/>
              </table:table-columns>
              <table:table-row table:style-name="TableRow1201">
                <table:table-cell table:style-name="TableCell1202">
                  <text:p text:style-name="P1203">Option</text:p>
                </table:table-cell>
                <table:table-cell table:style-name="TableCell1204">
                  <text:p text:style-name="P1205">Benefits</text:p>
                </table:table-cell>
                <table:table-cell table:style-name="TableCell1206">
                  <text:p text:style-name="P1207">Probability of Realisation</text:p>
                </table:table-cell>
                <table:table-cell table:style-name="TableCell1208">
                  <text:p text:style-name="P1209">Costs</text:p>
                </table:table-cell>
                <table:table-cell table:style-name="TableCell1210">
                  <text:p text:style-name="P1211">Net Present Value (NPV) /IRR</text:p>
                </table:table-cell>
              </table:table-row>
              <table:table-row table:style-name="TableRow1212">
                <table:table-cell table:style-name="TableCell1213">
                  <text:p text:style-name="P1214">Two options are short listed (Think tank/Network and Direct Procurement)<text:s/></text:p>
                </table:table-cell>
                <table:table-cell table:style-name="TableCell1215">
                  <text:p text:style-name="P1216">The main economic benefits flowing from the project include improved policy making<text:s/>leading to higher rates of investment and economic growth relative to the counterfactual.<text:s/></text:p>
                  <text:p text:style-name="P1217"/>
                  <text:p text:style-name="P1218">The results chain is elaborated below.<text:s/></text:p>
                </table:table-cell>
                <table:table-cell table:style-name="TableCell1219">
                  <text:p text:style-name="P1220">Probability of realising benefits is determined by the extent to which quality, relevance and uptake objectives are satisfied.<text:s/></text:p>
                  <text:p text:style-name="P1221"/>
                  <text:p text:style-name="P1222">The assessment draws on this analysis above (section A)<text:s/></text:p>
                </table:table-cell>
                <table:table-cell table:style-name="TableCell1223">
                  <text:p text:style-name="P1224">The costs<text:s/></text:p>
                  <text:p text:style-name="P1225">include direct costs and indirect costs.</text:p>
                  <text:p text:style-name="P1226"/>
                </table:table-cell>
                <table:table-cell table:style-name="TableCell1227">
                  <text:p text:style-name="Normal"><text:span text:style-name="T1228">The net present value is based on<text:s/></text:span><text:span text:style-name="T1229">qualitative assessment</text:span><text:span text:style-name="T1230"><text:s/></text:span></text:p>
                </table:table-cell>
              </table:table-row>
              <table:table-row table:style-name="TableRow1231">
                <table:table-cell table:style-name="TableCell1232">
                  <text:p text:style-name="P1233"/>
                  <text:p text:style-name="P1234">1. Think Tank/Network</text:p>
                </table:table-cell>
                <table:table-cell table:style-name="TableCell1235">
                  <text:p text:style-name="P1236"/>
                  <text:list text:style-name="LFO16" text:continue-numbering="true">
                    <text:list-item>
                      <text:p text:style-name="P1237">Research leads to better quality evidence on what works<text:s/>and under what circumstances.</text:p>
                    </text:list-item>
                    <text:list-item>
                      <text:p text:style-name="P1238">Better quality evidence leads to improved policy making and better investment decisions</text:p>
                    </text:list-item>
                    <text:list-item>
                      <text:p text:style-name="P1239">Better investment decision lead to higher output.</text:p>
                    </text:list-item>
                    <text:list-item>
                      <text:p text:style-name="P1240">Higher output leads more jobs and increase in real wages</text:p>
                    </text:list-item>
                    <text:list-item>
                      <text:p text:style-name="P1241">More jobs and real wages leads<text:s/>to a fall in poverty levels</text:p>
                    </text:list-item>
                  </text:list>
                  <text:p text:style-name="P1242"/>
                </table:table-cell>
                <table:table-cell table:style-name="TableCell1243">
                  <text:p text:style-name="P1244">.<text:s/></text:p>
                  <text:p text:style-name="P1245"/>
                  <text:list text:style-name="LFO17" text:continue-numbering="true">
                    <text:list-item>
                      <text:p text:style-name="P1246">Quality <text:s/>- (HIGH)</text:p>
                    </text:list-item>
                    <text:list-item>
                      <text:p text:style-name="P1247">Relevance (MEDIUM)</text:p>
                    </text:list-item>
                    <text:list-item>
                      <text:p text:style-name="P1248">Uptake – (MEDIUM)</text:p>
                    </text:list-item>
                  </text:list>
                  <text:p text:style-name="P1249"/>
                  <text:p text:style-name="P1250"/>
                  <text:p text:style-name="P1251"><text:span text:style-name="T1252">Overall we anticipate the probability of realising benefits to be<text:s/></text:span><text:span text:style-name="T1253">MEDIUM</text:span></text:p>
                </table:table-cell>
                <table:table-cell table:style-name="TableCell1254">
                  <text:p text:style-name="P1255"/>
                  <text:p text:style-name="P1256"/>
                  <text:p text:style-name="P1257">Direct Costs = £8 million over 5 years</text:p>
                  <text:p text:style-name="P1258"/>
                  <text:p text:style-name="P1259">Indirect Costs = £ 75K (10% of A2 advisor and 5% of<text:s/>B1 for 5 years)</text:p>
                  <text:p text:style-name="P1260"/>
                  <text:p text:style-name="P1261">Total = £8.075k million</text:p>
                </table:table-cell>
                <table:table-cell table:style-name="TableCell1262">
                  <text:p text:style-name="P1263"/>
                  <text:p text:style-name="P1264"/>
                  <text:p text:style-name="P1265">NPV is expected to be positive. There is greater certainty of impact under this option.</text:p>
                  <text:p text:style-name="P1266"/>
                  <text:p text:style-name="P1267"/>
                  <text:p text:style-name="P1268"><text:s text:c="2"/></text:p>
                </table:table-cell>
              </table:table-row>
              <table:table-row table:style-name="TableRow1269">
                <table:table-cell table:style-name="TableCell1270">
                  <text:p text:style-name="P1271">2. Direct Procurement</text:p>
                </table:table-cell>
                <table:table-cell table:style-name="TableCell1272">
                  <text:p text:style-name="P1273"/>
                  <text:p text:style-name="P1274"/>
                </table:table-cell>
                <table:table-cell table:style-name="TableCell1275">
                  <text:p text:style-name="P1276">.<text:s/></text:p>
                  <text:p text:style-name="P1277"/>
                  <text:list text:style-name="LFO18" text:continue-numbering="true">
                    <text:list-item>
                      <text:p text:style-name="P1278">Quality <text:s/>- (MED-HIGH)</text:p>
                    </text:list-item>
                    <text:list-item>
                      <text:p text:style-name="P1279">Relevance (HIGH)</text:p>
                    </text:list-item>
                    <text:list-item>
                      <text:p text:style-name="P1280">Uptake – (HIGH)</text:p>
                    </text:list-item>
                  </text:list>
                  <text:p text:style-name="P1281"/>
                  <text:p text:style-name="P1282"/>
                  <text:p text:style-name="P1283"><text:span text:style-name="T1284">Overall the probability of<text:s/></text:span><text:span text:style-name="T1285">realising benefits under this option is judged to be<text:s/></text:span><text:span text:style-name="T1286">MED to HIGH</text:span></text:p>
                </table:table-cell>
                <table:table-cell table:style-name="TableCell1287">
                  <text:p text:style-name="P1288"/>
                  <text:p text:style-name="P1289"/>
                  <text:p text:style-name="P1290">= £8 million over 5 years</text:p>
                  <text:p text:style-name="P1291"/>
                  <text:p text:style-name="P1292">= £75K (15% of A2 advisor and 10% of B1)</text:p>
                  <text:p text:style-name="P1293"/>
                  <text:p text:style-name="P1294">=£8.075K million over 2 years</text:p>
                </table:table-cell>
                <table:table-cell table:style-name="TableCell1295">
                  <text:p text:style-name="P1296"/>
                  <text:p text:style-name="P1297"/>
                  <text:p text:style-name="P1298">The project’s NPV is expected to be positive.<text:s/></text:p>
                  <text:p text:style-name="P1299"/>
                  <text:p text:style-name="P1300">Although benefits are potentially higher<text:s/>under this option, the uncertainty associated with realising benefits is also higher. <text:s/>A dedicated vehicle has greater probability of impact however.</text:p>
                </table:table-cell>
              </table:table-row>
            </table:table>
            <text:p text:style-name="Normal"/>
            <text:p text:style-name="P1301"/>
            <text:p text:style-name="P1302">A project directly procuring EP research is expected to generate a higher NPV and IRR, relative to the<text:s/>second best option (appointing a think tank). We expect both NPV and IRR to be positive and above the cost of capital.</text:p>
            <text:p text:style-name="P1303"/>
            <text:p text:style-name="P1304"/>
            <text:p text:style-name="P1305"/>
          </table:table-cell>
        </table:table-row>
        <table:table-row table:style-name="TableRow1306">
          <table:table-cell table:style-name="TableCell1307">
            <text:p text:style-name="P1308">D. What measures can be used to assess Value for Money for the intervention?</text:p>
            <text:p text:style-name="P1309"/>
            <text:p text:style-name="Normal">To establish VFM a comparative benchmarking exercise<text:s/>is conducted. A comparison is made of unit costs of alternative research modalities. The relevant benchmarks are as follows;</text:p>
            <text:p text:style-name="Normal"/>
            <text:list text:style-name="LFO19" text:continue-numbering="true">
              <text:list-item>
                <text:p text:style-name="P1310">Research Council awards</text:p>
              </text:list-item>
              <text:list-item>
                <text:p text:style-name="P1311">Appoint think tank or network<text:s/></text:p>
              </text:list-item>
              <text:list-item>
                <text:p text:style-name="P1312">Procure via an RPC</text:p>
              </text:list-item>
            </text:list>
            <text:p text:style-name="Normal"/>
            <text:p text:style-name="Normal">The analysis looks at the average unit cost of producing specific research output (in this example cost per (published) research paper). Tables 1-3 present the results of this analysis.<text:s/></text:p>
            <text:p text:style-name="Normal"/>
            <text:p text:style-name="Normal"/>
            <text:p text:style-name="Normal"/>
            <text:p text:style-name="P1313">Table 2 – Unit Cost Analysis</text:p>
            <text:p text:style-name="Normal"/>
            <table:table table:style-name="Table1314">
              <table:table-columns>
                <table:table-column table:style-name="TableColumn1315"/>
                <table:table-column table:style-name="TableColumn1316"/>
                <table:table-column table:style-name="TableColumn1317"/>
                <table:table-column table:style-name="TableColumn1318"/>
              </table:table-columns>
              <table:table-row table:style-name="TableRow1319">
                <table:table-cell table:style-name="TableCell1320">
                  <text:p text:style-name="P1321"> </text:p>
                </table:table-cell>
                <table:table-cell table:style-name="TableCell1322">
                  <text:p text:style-name="P1323">Input</text:p>
                </table:table-cell>
                <table:table-cell table:style-name="TableCell1324">
                  <text:p text:style-name="P1325">Output</text:p>
                </table:table-cell>
                <table:table-cell table:style-name="TableCell1326">
                  <text:p text:style-name="P1327">Unit Cost</text:p>
                </table:table-cell>
              </table:table-row>
              <table:table-row table:style-name="TableRow1328">
                <table:table-cell table:style-name="TableCell1329">
                  <text:p text:style-name="P1330">Benchmark</text:p>
                </table:table-cell>
                <table:table-cell table:style-name="TableCell1331">
                  <text:p text:style-name="P1332">(£ 000s)<text:s/></text:p>
                </table:table-cell>
                <table:table-cell table:style-name="TableCell1333">
                  <text:p text:style-name="P1334">(Published Papers)</text:p>
                </table:table-cell>
                <table:table-cell table:style-name="TableCell1335">
                  <text:p text:style-name="P1336">£ per paper (000s)</text:p>
                </table:table-cell>
              </table:table-row>
              <table:table-row table:style-name="TableRow1337">
                <table:table-cell table:style-name="TableCell1338">
                  <text:p text:style-name="P1339">ESRC</text:p>
                </table:table-cell>
                <table:table-cell table:style-name="TableCell1340">
                  <text:p text:style-name="P1341">300</text:p>
                </table:table-cell>
                <table:table-cell table:style-name="TableCell1342">
                  <text:p text:style-name="P1343">2.0</text:p>
                </table:table-cell>
                <table:table-cell table:style-name="TableCell1344">
                  <text:p text:style-name="P1345">150</text:p>
                </table:table-cell>
              </table:table-row>
              <table:table-row table:style-name="TableRow1346">
                <table:table-cell table:style-name="TableCell1347">
                  <text:p text:style-name="P1348">Partnership</text:p>
                </table:table-cell>
                <table:table-cell table:style-name="TableCell1349">
                  <text:p text:style-name="P1350">4115</text:p>
                </table:table-cell>
                <table:table-cell table:style-name="TableCell1351">
                  <text:p text:style-name="P1352">34</text:p>
                </table:table-cell>
                <table:table-cell table:style-name="TableCell1353">
                  <text:p text:style-name="P1354">121</text:p>
                </table:table-cell>
              </table:table-row>
              <table:table-row table:style-name="TableRow1355">
                <table:table-cell table:style-name="TableCell1356">
                  <text:p text:style-name="P1357">RPC</text:p>
                </table:table-cell>
                <table:table-cell table:style-name="TableCell1358">
                  <text:p text:style-name="P1359">2500</text:p>
                </table:table-cell>
                <table:table-cell table:style-name="TableCell1360">
                  <text:p text:style-name="P1361">15</text:p>
                </table:table-cell>
                <table:table-cell table:style-name="TableCell1362">
                  <text:p text:style-name="P1363">167</text:p>
                </table:table-cell>
              </table:table-row>
            </table:table>
            <text:p text:style-name="Normal"/>
            <text:p text:style-name="Normal"/>
            <text:p text:style-name="Normal">The above analysis, based on historic information, demonstrates that a direct procurement (appropriately designed) represents good VFM. Under an RPC option, the average cost per published paper is<text:s/>around £ 167,000. This compares to £ 150,000 under ESRC procurement and £121,000 for a partnership. This suggests that the proposed RPC lies between these two alternative modalities in terms of unit costs. It must be noted however, that costs referred to above, are indicative and based on a small sample. In addition, the proposed RPC benefits from ‘new features’ specifically designed to maximise VFM. <text:s/>There is much less emphasis on capacity building under the new approach relative to the traditional RPCs. The approach will be to build capacity through doing research.<text:s/></text:p>
            <text:p text:style-name="Normal"/>
            <text:p text:style-name="Normal">The growth team also plan to use an output based contracts to drive up value for money. Payments will be made to contractors on the basis of outputs delivered and not inputs. <text:s/>As the outputs of the research programme are tangible – they can be easily monitored giving rise to strong prospects for delivering VFM.</text:p>
            <text:p text:style-name="P1364"/>
            <text:p text:style-name="P1365"/>
          </table:table-cell>
        </table:table-row>
        <table:table-row table:style-name="TableRow1366">
          <table:table-cell table:style-name="TableCell1367">
            <text:p text:style-name="P1368">E. Summary Value for Money Statement for the preferred option</text:p>
            <text:p text:style-name="P1369"/>
            <text:p text:style-name="P1370">The preferred option of direct procurement through an RPC represents<text:s/>best VFM. New features are incorporated into the design of the RPC to ensure VFM is maximised. These include the following:-</text:p>
            <text:p text:style-name="Normal"><text:span text:style-name="T1371"><text:s/></text:span></text:p>
            <text:list text:style-name="LFO20" text:continue-numbering="true">
              <text:list-item>
                <text:p text:style-name="P1372">Open competition for award of contract</text:p>
              </text:list-item>
              <text:list-item>
                <text:p text:style-name="P1373">Bids to be assessed against specific criteria</text:p>
              </text:list-item>
              <text:list-item>
                <text:p text:style-name="P1374">Significant investment in scoping research priorities/gaps</text:p>
              </text:list-item>
              <text:list-item>
                <text:p text:style-name="P1375">Robust M&amp;E system incorporated in design of project including quarterly and annual monitoring</text:p>
              </text:list-item>
              <text:list-item>
                <text:p text:style-name="P1376">Contract to be outputs based with payments triggered on delivery<text:s/></text:p>
              </text:list-item>
              <text:list-item>
                <text:p text:style-name="P1377">Break clause built in to incentivise quality</text:p>
              </text:list-item>
              <text:list-item>
                <text:p text:style-name="P1378">Emphasis on a management structure to steer research and take remedial actions when needed</text:p>
              </text:list-item>
              <text:list-item>
                <text:p text:style-name="P1379">Shorter time frames for research and phased delivery of results</text:p>
              </text:list-item>
              <text:list-item>
                <text:p text:style-name="P1380">Bidders to articulate details plans for <text:s/>project delivery in bid document</text:p>
              </text:list-item>
              <text:list-item>
                <text:p text:style-name="P1381">Peer review mechanism to be built into procurement and project<text:s/>implementation<text:s/></text:p>
              </text:list-item>
            </text:list>
            <text:p text:style-name="P1382"/>
          </table:table-cell>
        </table:table-row>
      </table:table>
      <text:p text:style-name="P1383">Commercial Case</text:p>
      <text:p text:style-name="P1384"/>
      <text:p text:style-name="P1385">Direct procurement</text:p>
      <text:p text:style-name="P1386"/>
      <table:table table:style-name="Table1387">
        <table:table-columns>
          <table:table-column table:style-name="TableColumn1388"/>
        </table:table-columns>
        <table:table-row table:style-name="TableRow1389">
          <table:table-cell table:style-name="TableCell1390">
            <text:p text:style-name="P1391">A. Clearly state the procurement/commercial requirements for intervention<text:s/></text:p>
            <text:p text:style-name="P1392"/>
            <text:p text:style-name="P1393"/>
            <text:p text:style-name="Normal">The project will be procured through an open competitive tender. It will be managed as one stage procurement. Bidders will<text:s/>be required to meet minimum standards to qualify for the contract (these could include experience of similar project work, stated expertise on subject matter, demonstrated track record in publishing high quality research).<text:s/></text:p>
            <text:p text:style-name="P1394"/>
            <text:p text:style-name="P1395"/>
          </table:table-cell>
        </table:table-row>
        <table:table-row table:style-name="TableRow1396">
          <table:table-cell table:style-name="TableCell1397">
            <text:p text:style-name="P1398">B. How does the intervention<text:s/>design use competition to drive commercial advantage for DFID?</text:p>
            <text:p text:style-name="P1399"/>
            <text:p text:style-name="P1400"/>
            <text:p text:style-name="Normal">Various factors have been considered and incorporated into the design of the project to maximise VfM. Full details are contained in Options appraisal section above and below.<text:s/></text:p>
            <text:p text:style-name="Normal"/>
            <text:p text:style-name="Normal">Suppliers will<text:s/>compete on the basis of maximum results for a stated output. The budget for delivering research is informed by unit cost analysis of similar projects. The bidders will not be given details of the budget and will be required to submit on the basis of an output specification. In this way DFID will be in a better position to identify best value. Bidders will be strongly encouraged to demonstrate VFM within their bids and VFM will represent a key criterion against which bids will be evaluated. <text:s text:c="2"/></text:p>
            <text:p text:style-name="Normal"/>
            <text:p text:style-name="Normal">DFID has<text:s/>invested resources to identify the research agenda to ensure research fills policy relevant gaps. The programme of research directly responds to the gaps articulated by the academic and policy communities.<text:s/></text:p>
            <text:p text:style-name="Normal"/>
            <text:p text:style-name="Normal">DFID will competitively tender the contract widely through its national and international networks to attract the highest calibre experts/bids.<text:s/></text:p>
            <text:p text:style-name="Normal"/>
            <text:p text:style-name="Normal">Due to the specialist nature of the bid, it ambition, breadth and complexity, DFID anticipates a one stage procurement process and some level of detail within<text:s/>the bid document. <text:s/>Different options were considered to maximise responses while minimising risk of project failure. The preferred option is to opt for<text:s/><text:span text:style-name="T1401">2 phases with a break clause after the first phase</text:span>. The project will not include an inception phase but<text:s/>a detailed bid document, and quarterly reviews during the first year/first phase.<text:s/></text:p>
            <text:p text:style-name="Normal"/>
            <text:p text:style-name="Normal">An assessment of quality and VFM will be based on the bid document and verbal presentation. Failure to deliver as required during Phase 1 will result in cancellation of the RPC/procurement contract. <text:s/></text:p>
            <text:p text:style-name="P1402"/>
            <text:p text:style-name="P1403"/>
          </table:table-cell>
        </table:table-row>
        <table:table-row table:style-name="TableRow1404">
          <table:table-cell table:style-name="TableCell1405">
            <text:p text:style-name="Normal"><text:span text:style-name="T1406">C. How do we expect the market place will respond to this opportunity?<text:s/></text:span></text:p>
            <text:p text:style-name="P1407"/>
            <text:p text:style-name="P1408"/>
            <text:p text:style-name="Normal">We anticipate the market to respond positively to the bid. We anticipate a competitive field. As the specification for research is quite focused, we<text:s/>anticipate receiving fewer but higher quality proposals from several leading development economic institutions and think tanks. <text:s text:c="3"/></text:p>
            <text:p text:style-name="P1409"/>
            <text:p text:style-name="P1410"/>
          </table:table-cell>
        </table:table-row>
        <table:table-row table:style-name="TableRow1411">
          <table:table-cell table:style-name="TableCell1412">
            <text:p text:style-name="P1413">D. What are the key cost elements that affect overall price? <text:s/>How is value added and how will we measure and improve this?</text:p>
            <text:p text:style-name="P1414"/>
            <text:p text:style-name="Normal">We do not expect significant cost drivers or cost over runs to the project as the project will be negotiated on the basis of a non-negotiable ceiling. Firms will bid for the contract on the basis of a detailed technical and financial budget. Guidance on<text:s/>commercial bids will be provided to firms within the ITT. If additional funding is sort during the life of the project – a full justification will need to be provided. Any such alterations will be the exception rather than the rule.<text:s/></text:p>
            <text:p text:style-name="P1415"/>
          </table:table-cell>
        </table:table-row>
        <table:table-row table:style-name="TableRow1416">
          <table:table-cell table:style-name="TableCell1417">
            <text:p text:style-name="P1418">E. What is the<text:s/>intended Procurement Process to support contract award?<text:s/></text:p>
            <text:p text:style-name="P1419"/>
            <text:p text:style-name="Normal"/>
            <text:p text:style-name="Normal">See below.</text:p>
            <text:p text:style-name="P1420"/>
            <text:p text:style-name="P1421"/>
            <text:p text:style-name="P1422"/>
          </table:table-cell>
        </table:table-row>
        <table:table-row table:style-name="TableRow1423">
          <table:table-cell table:style-name="TableCell1424">
            <text:p text:style-name="P1425">F. How will contract &amp; supplier performance be managed through the life of the intervention?</text:p>
            <text:p text:style-name="P1426"/>
            <text:p text:style-name="P1427"/>
            <text:p text:style-name="P1428">Open competitive tender is expected to drive up quality, however some independent review of quality will be considered in addition to the management structure alluded to below. Strong programme oversight and strong technical specification of the research questions under consideration will help to reduce the risks of supplier drift. Management arrangements for the research programme are detailed below and configured in a manner to maximise research impact.</text:p>
            <text:p text:style-name="P1429"/>
            <text:p text:style-name="P1430">The proposed research programme will attempt to address the gap in knowledge in an innovative manner. In a nutshell, the research programme will provide funding for the establishment of a research programme consortia (RPC). It is expected given the breadth of the issues under consideration that several researchers (up to 12) will be appointed to deliver against the sub topics identified by the programme, which will likely be drawn from a variety of world class institutions in their respective fields.<text:s/></text:p>
            <text:p text:style-name="P1431"/>
            <text:p text:style-name="Normal"><text:span text:style-name="T1432">The programmes work plan will be divided into two phases. <text:s/></text:span>It is anticipated that Phase 1 will last for 1 year and Phase 2 for up to 2 years<text:s/><text:span text:style-name="T1433">with a break clause at the end of year 1/Phase 1. <text:s/></text:span></text:p>
            <text:p text:style-name="P1434"/>
            <text:p text:style-name="P1435">In the first year of the programme (or Phase 1), the winning bid has two main tasks. Firstly it will be expected to prepare a detailed proposal for its activities in years 2 and 3. This proposal will be<text:s/>peer-reviewed and evaluated, as a normal research submission.<text:s/></text:p>
            <text:p text:style-name="P1436"/>
            <text:p text:style-name="Normal"><text:span text:style-name="T1437">The second task in Year 1 is to carry out a research programme on Brazil: this will involve the delivery of 15 research papers (in addition to the standard policy briefs, synthesis report and<text:s/></text:span><text:span text:style-name="T1438">dissemination workshops). Twelve of these papers are a priori defined by DFID (details bellow) and three are to be proposed by the bidding teams on any topic they deem applicable. DFID’s expectation is that all 15 papers will be of publishable quality, spe</text:span><text:span text:style-name="T1439">cifically, at<text:s/></text:span><text:span text:style-name="T1440">World Development/JDS<text:s/></text:span><text:span text:style-name="T1441">level.</text:span><text:s/>A decision on whether or not to proceed to Phase 2 will be dependent upon satisfactory progress under Phase 1.<text:s/></text:p>
            <text:p text:style-name="Normal"/>
            <text:p text:style-name="Normal">Under both Phases1 and 2 emphases will be placed on ensuring that research has clear<text:s/><text:span text:style-name="T1442">operational<text:s/></text:span><text:span text:style-name="T1443">relevance</text:span>. There will be a strong practical focus on what has and has not worked and where, why and how and on the transferability of those results. The research programme consortia will aim to extract and distil the key lessons and implications for Africa.<text:s/></text:p>
            <text:p text:style-name="P1444"/>
            <text:p text:style-name="Normal">It is expected that the research programme consortia (RPC) will mobilise the necessary specialist expertise around the research themes and questions of policy interest. The RPC will be composed of a group of institutions, including those in Brazil and<text:s/>partner African countries, with a lead institution designated overall management and financial responsibility. The lead institution can be expected to sub contract work to other institutions to deliver specific outputs/themes. Details of these other institutions will form part of the bid documentation. <text:s/></text:p>
            <text:p text:style-name="Normal"/>
            <text:p text:style-name="Normal">Pre-qualified bidders will be expected to include some level of detail within the bid documentation. This information is contained in the relevant section of the Invitation to Tender (ITT) document.<text:s/></text:p>
            <text:p text:style-name="P1445"><text:tab/></text:p>
            <text:p text:style-name="P1446">The<text:s/>specification of a research programme for Phase 2 will be submitted in the final month of the first year. Failure to achieve DFID approval for a second phase (Phase 2) at the close of Phase 1 will result in cancellation of the research programme. In the event a Phase 2 contract is not awarded to the Phase I bidder, the Phase 1 outputs will remain the intellectual property of DFID.</text:p>
            <text:p text:style-name="P1447"/>
            <text:p text:style-name="Normal">Milestone payments will be built into the contract linked to the delivery of intermediate and final outputs. To minimise the risk of project failure the contract is split into two phases. <text:s/>The preferred bidder will also be required to share outputs during the life of the programme for comment by the advisory board and external peer review process.</text:p>
            <text:p text:style-name="P1448"/>
            <text:p text:style-name="P1449"/>
          </table:table-cell>
        </table:table-row>
      </table:table>
      <text:p text:style-name="P1450"/>
      <text:p text:style-name="Normal"/>
      <text:p text:style-name="Normal"/>
      <text:p text:style-name="P1451"/>
      <text:p text:style-name="P1452"/>
      <text:p text:style-name="P1453">Indirect procurement</text:p>
      <text:p text:style-name="P1454"/>
      <table:table table:style-name="Table1455">
        <table:table-columns>
          <table:table-column table:style-name="TableColumn1456"/>
        </table:table-columns>
        <table:table-row table:style-name="TableRow1457">
          <table:table-cell table:style-name="TableCell1458">
            <text:p text:style-name="P1459">A.<text:s/>Why is the proposed funding mechanism/form of arrangement the right one for this intervention, with this development partner?</text:p>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able:table-cell>
        </table:table-row>
        <table:table-row table:style-name="TableRow1472">
          <table:table-cell table:style-name="TableCell1473">
            <text:p text:style-name="P1474">B. Value for money through procurement<text:s/></text:p>
            <text:p text:style-name="Normal"/>
            <text:p text:style-name="P1475"/>
            <text:p text:style-name="P1476"/>
            <text:p text:style-name="P1477"/>
            <text:p text:style-name="P1478"/>
            <text:p text:style-name="P1479"/>
            <text:p text:style-name="P1480"/>
            <text:p text:style-name="P1481"/>
            <text:p text:style-name="P1482"/>
            <text:p text:style-name="P1483"/>
            <text:p text:style-name="P1484"/>
            <text:p text:style-name="P1485"/>
            <text:p text:style-name="P1486"/>
            <text:p text:style-name="P1487"/>
            <text:p text:style-name="P1488"/>
            <text:p text:style-name="P1489"/>
          </table:table-cell>
        </table:table-row>
      </table:table>
      <text:p text:style-name="Normal"/>
      <text:p text:style-name="P1490">Financial Case</text:p>
      <table:table table:style-name="Table1491">
        <table:table-columns>
          <table:table-column table:style-name="TableColumn1492"/>
        </table:table-columns>
        <table:table-row table:style-name="TableRow1493">
          <table:table-cell table:style-name="TableCell1494">
            <text:p text:style-name="P1495">A. What are the costs, how are they<text:s/>profiled and how will you ensure accurate forecasting?</text:p>
            <text:p text:style-name="Normal"/>
            <text:p text:style-name="Normal">The total<text:s/><text:span text:style-name="T1496">estimated</text:span><text:s/>costs for the project are up to £8 million, with provisional allocations of £2 million to £3 million for each of the sub-projects. <text:s text:c="2"/>This proposed budget is highly indicative, in advance of procurement competitions for each of the sub-projects. <text:s text:c="3"/>Detailed budgets for each sub-project will be agreed on a case-by-case basis as part of normal post-bid negotiations. <text:s text:c="2"/>Drawdowns from the total budget for each sub-project will be approved via submissions to the Chief Economist, in order to maintain an audit trail.</text:p>
            <text:p text:style-name="Normal"/>
            <text:p text:style-name="Normal">It is not possible at this stage to produce an accurate annual budget profile for the programme, however expenditure is likely to be in the range of £1 million - £2 million per<text:s/>year from 2012/13 through to 2015/16.</text:p>
            <text:p text:style-name="Normal"/>
            <text:p text:style-name="Normal">Winning bidders will be required to provide regular accurate expenditure forecasts as part of their reporting to DFID. <text:s text:c="2"/>We will pursue the option of output-based contracts for some or all of this work. <text:s/>While this is unusual for DFID RPCs, it carries the potential to enhance performance/accountability and reduce the risk of poor financial forecasting.</text:p>
            <text:p text:style-name="Normal"/>
          </table:table-cell>
        </table:table-row>
        <table:table-row table:style-name="TableRow1497">
          <table:table-cell table:style-name="TableCell1498">
            <text:p text:style-name="P1499">B. How will it be funded: capital/programme/admin?<text:s/></text:p>
            <text:p text:style-name="Normal"/>
            <text:p text:style-name="Normal">The project will be funded from DFID programme costs. <text:s text:c="2"/>Funds<text:s/>are available within the budget frameworks for growth research within RED.</text:p>
            <text:p text:style-name="Normal"/>
          </table:table-cell>
        </table:table-row>
        <table:table-row table:style-name="TableRow1500">
          <table:table-cell table:style-name="TableCell1501">
            <text:p text:style-name="P1502">C. How will funds be paid out?</text:p>
            <text:p text:style-name="Normal"/>
            <text:p text:style-name="Normal">Funds will be paid against regular invoices from the chosen contractors throughout the project. <text:s text:c="2"/>In the event that output-based contracts are<text:s/>used, invoices will follow delivery of agreed outputs. <text:s/></text:p>
            <text:p text:style-name="Normal"/>
          </table:table-cell>
        </table:table-row>
        <table:table-row table:style-name="TableRow1503">
          <table:table-cell table:style-name="TableCell1504">
            <text:p text:style-name="P1505">D. What is the assessment of financial risk and fraud?</text:p>
            <text:p text:style-name="P1506"/>
            <text:p text:style-name="Normal">Low. <text:s/>Project funds will be transferred directly from DFID to the selected contractors, who will be highly reputable institutions of global standing and who have significant financial management experience. <text:s text:c="2"/>DFID’s contracts contain legal provisions to guard against financial mismanagement and fraud. <text:s/>Implementation of those provisions will be monitored both by DFID’s Procurement Group and through regular scrutiny of the project’s financial management by the Growth Research team, e.g. using DFID’s new anti-corruption checklist. <text:s text:c="3"/>The projects will be required to maintain a detailed record of sub-contractors, in order to identify the flow of funds to end users.</text:p>
            <text:p text:style-name="P1507"/>
          </table:table-cell>
        </table:table-row>
        <table:table-row table:style-name="TableRow1508">
          <table:table-cell table:style-name="TableCell1509">
            <text:p text:style-name="P1510">E. How will expenditure be monitored, reported, and accounted for?</text:p>
            <text:p text:style-name="Normal"/>
            <text:p text:style-name="Normal">Via the contractor’s invoices, the contractors’ progress/financial reports, and via annual DFID monitoring reviews.</text:p>
            <text:p text:style-name="Normal"/>
          </table:table-cell>
        </table:table-row>
      </table:table>
      <text:p text:style-name="P1511"/>
      <text:p text:style-name="P1512"/>
      <text:p text:style-name="P1513"/>
      <text:p text:style-name="P1514">Management Case</text:p>
      <text:p text:style-name="P1515"/>
      <table:table table:style-name="Table1516">
        <table:table-columns>
          <table:table-column table:style-name="TableColumn1517"/>
        </table:table-columns>
        <table:table-row table:style-name="TableRow1518">
          <table:table-cell table:style-name="TableCell1519">
            <text:p text:style-name="Normal"><text:span text:style-name="T1520">A. What are the Management<text:s/></text:span><text:span text:style-name="T1521">Arrangements for implementing the intervention?</text:span><text:s text:c="2"/><text:span text:style-name="T1522"><text:s/></text:span></text:p>
            <text:p text:style-name="Normal"/>
            <text:p text:style-name="Normal">The project will comprise a suite of three Research Programme Consortia (RPCs). <text:s text:c="2"/>While each of the RPCs will be procured separately (owing to time constraints and the urgency of the initial work on Brazil), we will identify mechanisms (e.g. an annual conference at DFID) by which work under the three RPCs can be brought together to promote cross-learning and wider thematic lessons/issues.</text:p>
            <text:p text:style-name="Normal"/>
            <text:p text:style-name="Normal">Each of the RPCs will be governed by a contract between DFID and a<text:s/>winning bidder, most likely to be a consortium led by a think tank/research institute or a University. <text:s text:c="3"/>The contract will specify management and reporting arrangements, e.g. via the Terms of Reference.</text:p>
            <text:p text:style-name="Normal"/>
          </table:table-cell>
        </table:table-row>
        <table:table-row table:style-name="TableRow1523">
          <table:table-cell table:style-name="TableCell1524">
            <text:p text:style-name="P1525">B. What are the risks and how these will be managed?</text:p>
            <text:p text:style-name="Normal"/>
            <table:table table:style-name="Table1526">
              <table:table-columns>
                <table:table-column table:style-name="TableColumn1527"/>
                <table:table-column table:style-name="TableColumn1528"/>
                <table:table-column table:style-name="TableColumn1529"/>
                <table:table-column table:style-name="TableColumn1530"/>
              </table:table-columns>
              <table:table-row table:style-name="TableRow1531">
                <table:table-cell table:style-name="TableCell1532">
                  <text:p text:style-name="P1533">Risk</text:p>
                </table:table-cell>
                <table:table-cell table:style-name="TableCell1534">
                  <text:p text:style-name="P1535">Probability</text:p>
                </table:table-cell>
                <table:table-cell table:style-name="TableCell1536">
                  <text:p text:style-name="P1537">Impact</text:p>
                </table:table-cell>
                <table:table-cell table:style-name="TableCell1538">
                  <text:p text:style-name="P1539">Mitigation</text:p>
                </table:table-cell>
              </table:table-row>
              <table:table-row table:style-name="TableRow1540">
                <table:table-cell table:style-name="TableCell1541">
                  <text:p text:style-name="P1542">Poor quality research produced<text:s/></text:p>
                </table:table-cell>
                <table:table-cell table:style-name="TableCell1543">
                  <text:p text:style-name="Normal">Medium</text:p>
                </table:table-cell>
                <table:table-cell table:style-name="TableCell1544">
                  <text:p text:style-name="Normal">High</text:p>
                </table:table-cell>
                <table:table-cell table:style-name="TableCell1545">
                  <text:p text:style-name="Normal">To maintain quality, research priorities informed by abroad based consultation – leading a tightly defined research specification around known policy gaps and stated<text:s/>demand.<text:s/></text:p>
                  <text:p text:style-name="Normal"/>
                  <text:p text:style-name="Normal">Programme to be competitively tendered through international networks to attract the highest calibre experts/bids and drive up quality.<text:s/></text:p>
                  <text:p text:style-name="Normal"/>
                  <text:p text:style-name="Normal">Break clause inserted one third through life of programme. Phase 2 contract contingent on effective delivery<text:s/>against Phase 1.<text:s/></text:p>
                  <text:p text:style-name="Normal"/>
                  <text:p text:style-name="Normal">Some level of detail expected within the bid document, to select the most promising candidates.</text:p>
                  <text:p text:style-name="Normal"/>
                  <text:p text:style-name="Normal">Management structures will provide oversight and quality control (programme management group/advisory group).</text:p>
                  <text:p text:style-name="Normal"/>
                  <text:p text:style-name="Normal">Research director to be appointed to manage project delivery - including improving or dropping underperforming research areas.</text:p>
                </table:table-cell>
              </table:table-row>
              <table:table-row table:style-name="TableRow1546">
                <table:table-cell table:style-name="TableCell1547">
                  <text:p text:style-name="P1548">Research does not have an impact on potential users.</text:p>
                </table:table-cell>
                <table:table-cell table:style-name="TableCell1549">
                  <text:p text:style-name="Normal">Medium</text:p>
                </table:table-cell>
                <table:table-cell table:style-name="TableCell1550">
                  <text:p text:style-name="Normal">High</text:p>
                </table:table-cell>
                <table:table-cell table:style-name="TableCell1551">
                  <text:p text:style-name="Normal">To maximise impact/ uptake bidders required to articulate policy engagement plans to ensure<text:s/>good fit supply and demand.<text:s/></text:p>
                  <text:p text:style-name="Normal"/>
                  <text:p text:style-name="Normal">The quality of the policy engagement plan represents a key criterion against which bidders will be assessed. <text:s/></text:p>
                  <text:p text:style-name="Normal"/>
                  <text:p text:style-name="Normal">Partnerships with southern institutions will support access to key decision makers and relevant local information. <text:s/></text:p>
                  <text:p text:style-name="Normal"/>
                  <text:p text:style-name="Normal">The RP required to establish governance structure to ensure continued relevance, coherence, cross country comparability.<text:s/></text:p>
                  <text:p text:style-name="Normal"/>
                  <text:p text:style-name="Normal">Dedicated resources for a<text:s/></text:p>
                  <text:p text:style-name="Normal">research uptake function, whose role will be to implement policy engagement strategy.<text:s/></text:p>
                  <text:p text:style-name="Normal"/>
                  <text:p text:style-name="Normal">Knowledge of<text:s/>networks and proven experience delivering similar projects, to form part of the assessment criteria.<text:s/></text:p>
                </table:table-cell>
              </table:table-row>
              <table:table-row table:style-name="TableRow1552">
                <table:table-cell table:style-name="TableCell1553">
                  <text:p text:style-name="P1554">Research findings too disparate to ‘add up’ to anything</text:p>
                </table:table-cell>
                <table:table-cell table:style-name="TableCell1555">
                  <text:p text:style-name="Normal">Low</text:p>
                </table:table-cell>
                <table:table-cell table:style-name="TableCell1556">
                  <text:p text:style-name="Normal">Medium</text:p>
                </table:table-cell>
                <table:table-cell table:style-name="TableCell1557">
                  <text:p text:style-name="Normal">The scale of project resources, the expectation of multi institution multiyear<text:s/>approach, provides critical mass of inputs to comprehensively tackle the subject matter under investigation through a ‘dedicated vehicle.’</text:p>
                  <text:p text:style-name="Normal"/>
                  <text:p text:style-name="Normal">A consortia approach ensures centres of excellence are brought under one umbrella – <text:s/>to create critical mass of know<text:s/>how.<text:s/></text:p>
                  <text:p text:style-name="Normal"/>
                  <text:p text:style-name="Normal">Emphasis on management structure, ensures co-ordination across institutions/researchers/ portfolio of work to ensure effective synthesis of findings.<text:s/></text:p>
                  <text:p text:style-name="Normal"/>
                  <text:p text:style-name="Normal">Bidders expected to submit details on their management structure and experience managing similar<text:s/>projects, and mechanisms for peer review.<text:s/></text:p>
                  <text:p text:style-name="Normal"/>
                  <text:p text:style-name="Normal">Dedicated resources are allocated within the programme for cohering and synthesising emerging research findings.</text:p>
                </table:table-cell>
              </table:table-row>
              <table:table-row table:style-name="TableRow1558">
                <table:table-cell table:style-name="TableCell1559">
                  <text:p text:style-name="P1560">Research is not feasible as limited data and information is out there</text:p>
                </table:table-cell>
                <table:table-cell table:style-name="TableCell1561">
                  <text:p text:style-name="Normal">Low</text:p>
                </table:table-cell>
                <table:table-cell table:style-name="TableCell1562">
                  <text:p text:style-name="Normal">High</text:p>
                </table:table-cell>
                <table:table-cell table:style-name="TableCell1563">
                  <text:p text:style-name="Normal">The project being<text:s/>multi-year and providing resources at scale provides critical mass of resources to support build up knowledge.<text:s/></text:p>
                  <text:p text:style-name="Normal"/>
                  <text:p text:style-name="Normal">A competitive tender exercise will identify institutions with existing know how and expertise on the subject.<text:s/></text:p>
                  <text:p text:style-name="Normal"/>
                  <text:p text:style-name="Normal">A consortia approach will bring<text:s/>build partnerships with relevant institutions with known expertise and support further knowledge creation among established experts.<text:s/></text:p>
                  <text:p text:style-name="Normal"/>
                  <text:p text:style-name="Normal">Resources are earmarked within the budget for both secondary and primary data collection activity.<text:s/></text:p>
                  <text:p text:style-name="Normal"><text:s/></text:p>
                </table:table-cell>
              </table:table-row>
            </table:table>
            <text:p text:style-name="Normal"/>
            <text:p text:style-name="Normal"/>
            <text:p text:style-name="Normal"/>
          </table:table-cell>
        </table:table-row>
        <table:table-row table:style-name="TableRow1564">
          <table:table-cell table:style-name="TableCell1565">
            <text:p text:style-name="Normal"><text:span text:style-name="T1566">C. What<text:s/></text:span><text:span text:style-name="T1567">conditions apply (</text:span><text:span text:style-name="T1568">for financial aid only</text:span><text:span text:style-name="T1569">)?</text:span></text:p>
            <text:p text:style-name="Normal"/>
            <text:p text:style-name="Normal">Not applicable.</text:p>
            <text:p text:style-name="Normal"/>
          </table:table-cell>
        </table:table-row>
        <table:table-row table:style-name="TableRow1570">
          <table:table-cell table:style-name="TableCell1571">
            <text:p text:style-name="P1572"/>
            <text:p text:style-name="P1573">D. How will progress and results be monitored, measured and evaluated?</text:p>
            <text:p text:style-name="P1574"/>
            <text:p text:style-name="Normal">The monitoring strategy for this project comprises:</text:p>
            <text:p text:style-name="Normal"/>
            <text:list text:style-name="LFO21" text:continue-numbering="true">
              <text:list-item>
                <text:p text:style-name="P1575">Formal annual reviews of progress against the Logical Framework and<text:s/>an end of project completion review</text:p>
              </text:list-item>
              <text:list-item>
                <text:p text:style-name="P1576">Regular (probably six monthly) detailed progress reports from the contractors, including reports of progress against the Logical Framework and a financial progress report</text:p>
              </text:list-item>
              <text:list-item>
                <text:p text:style-name="P1577">Regular informal engagement by DFID (growth<text:s/>research team) with the contractors, e.g. informal meetings to review aspects of the work</text:p>
              </text:list-item>
              <text:list-item>
                <text:p text:style-name="P1578">Review of project outputs prior to release of funds, to ensure quality requirements have been met</text:p>
              </text:list-item>
              <text:list-item>
                <text:p text:style-name="P1579">Formal review and approval by DFID of annual work plans and budgets<text:s/>proposed by contractors under each of the three sub-projects.</text:p>
              </text:list-item>
            </text:list>
            <text:p text:style-name="P1580"/>
            <text:p text:style-name="P1581"/>
          </table:table-cell>
        </table:table-row>
        <table:table-row table:style-name="TableRow1582">
          <table:table-cell table:style-name="TableCell1583">
            <text:p text:style-name="P1584">Lograme (see attached document)</text:p>
            <text:p text:style-name="P1585"/>
            <text:p text:style-name="P1586">Quest No of logframe for this intervention: <text:s/></text:p>
            <text:p text:style-name="P1587"/>
          </table:table-cell>
        </table:table-row>
      </table:table>
      <text:p text:style-name="P1588"/>
      <text:p text:style-name="P158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har"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0"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name-complex="Times New Roman" fo:font-size="10pt" style:font-size-asian="10pt" style:font-size-complex="10pt" fo:hyphenate="false"/>
    </style:style>
    <style:style style:name="ListBullet" style:display-name="List Bullet" style:family="paragraph" style:parent-style-name="Normal" style:list-style-name="LFO4">
      <style:text-properties style:font-name-complex="Times New Roman" fo:hyphenate="false"/>
    </style:style>
    <style:style style:name="Heading1Char" style:display-name="Heading 1 Char" style:family="text">
      <style:text-properties style:font-name="Arial" style:font-name-complex="Arial" fo:font-weight="bold" style:font-weight-asian="bold" style:font-weight-complex="bold" style:letter-kerning="true" fo:font-size="16pt" style:font-size-asian="16pt" style:font-size-complex="16pt" fo:language="en" fo:country="GB" style:language-asian="en" style:country-asian="US" style:language-complex="ar" style:country-complex="SA"/>
    </style:style>
    <style:style style:name="CommentSubject" style:display-name="Comment Subject" style:family="paragraph" style:parent-style-name="CommentText" style:next-style-name="CommentText">
      <style:text-properties style:font-name-complex="Arial" fo:font-weight="bold" style:font-weight-asian="bold" style:font-weight-complex="bold"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FootnoteText" style:display-name="Footnote Text" style:family="paragraph" style:parent-style-name="Normal">
      <style:paragraph-properties fo:widows="0" fo:orphans="0" style:punctuation-wrap="simple" style:text-autospace="none"/>
      <style:text-properties style:font-name="Courier New" style:font-name-complex="Courier New" fo:font-size="10pt" style:font-size-asian="10pt" style:font-size-complex="10pt" fo:hyphenate="false"/>
    </style:style>
    <style:style style:name="FootnoteTextChar" style:display-name="Footnote Text Char" style:family="text">
      <style:text-properties style:font-name="Arial" style:font-name-complex="Arial" style:language-asian="en" style:country-asian="US"/>
    </style:style>
    <style:style style:name="FootnoteReference" style:display-name="Footnote Reference" style:family="text">
      <style:text-properties style:text-position="super 65%"/>
    </style:style>
    <style:style style:name="FootnoteTextChar2" style:display-name="Footnote Text Char2" style:family="text">
      <style:text-properties style:font-name="Courier New" style:font-name-complex="Courier New" style:language-asian="en" style:country-asian="US"/>
    </style:style>
    <style:style style:name="ListParagraph" style:display-name="List Paragraph" style:family="paragraph" style:parent-style-name="Normal">
      <style:paragraph-properties fo:text-align="justify" fo:margin-left="0.5in">
        <style:tab-stops/>
      </style:paragraph-properties>
      <style:text-properties style:font-name="Calibri" style:font-name-complex="Times New Roman"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Default" style:display-name="Default" style:family="paragraph">
      <style:paragraph-properties style:text-autospace="none"/>
      <style:text-properties fo:color="#000000" fo:font-size="12pt" style:font-size-asian="12pt" style:font-size-complex="12pt" fo:hyphenate="false"/>
    </style:style>
    <style:style style:name="CommentTextChar" style:display-name="Comment Text Char" style:family="text">
      <style:text-properties style:font-name="Arial" style:language-asian="en" style:country-asian="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style:font-name="Arial" style:font-name-complex="Arial" fo:font-size="12pt" style:font-size-asian="12pt" style:font-size-complex="12pt" style:language-asian="en" style:country-asian="US"/>
    </style:style>
    <style:style style:name="WW_CharLFO1LVL1" style:family="text">
      <style:text-properties style:font-name="Symbol"/>
    </style:style>
    <text:list-style style:name="LFO4" style:display-name="LFO4">
      <text:list-level-style-bullet text:level="1" text:style-name="WW_CharLFO1LVL1" text:bullet-char="">
        <style:list-level-properties text:space-before="0in"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Arial" style:font-name-asian="Times New Roman"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prefix="("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_1">
      <text:list-level-style-bullet text:level="1" text:style-name="WW_CharLFO4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o">
        <style:list-level-properties text:space-before="0.25in" text:min-label-width="0.25in"/>
        <style:text-properties style:font-name="Courier New"/>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o">
        <style:list-level-properties text:space-before="0.25in" text:min-label-width="0.25in"/>
        <style:text-properties style:font-name="Courier New"/>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in" text:min-label-width="0.118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o">
        <style:list-level-properties text:space-before="0.25in" text:min-label-width="0.25in"/>
        <style:text-properties style:font-name="Courier New"/>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o">
        <style:list-level-properties text:space-before="0.25in" text:min-label-width="0.25in"/>
        <style:text-properties style:font-name="Courier New"/>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prefix="("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text:space-before="0.25in" text:min-label-width="0.25in"/>
        <style:text-properties style:font-name="Aria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1.2479in" fo:margin-bottom="0.4923in" fo:margin-right="0.768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
    <dc:creator/>
    <meta:creation-date>2016-04-04T06:05:00Z</meta:creation-date>
    <dc:date>2016-04-04T06:05:00Z</dc:date>
    <meta:template xlink:href="Normal.dotm" xlink:type="simple"/>
    <meta:editing-cycles>1</meta:editing-cycles>
    <meta:editing-duration>PT0S</meta:editing-duration>
    <meta:document-statistic meta:page-count="4" meta:paragraph-count="169" meta:word-count="12637" meta:character-count="84502" meta:row-count="600" meta:non-whitespace-character-count="72034"/>
  </office:meta>
</office:document-meta>
</file>